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/>
        </table:table-row>
        <table:table-row table:style-name="ro1">
          <table:table-cell office:value-type="float" table:style-name="ce1" office:value="1"/>
          <table:table-cell office:value-type="float" table:style-name="ce1" office:value="2"/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87144907628190393" table:style-name="ce1">
            <text:p>0.871449076</text:p>
          </table:table-cell>
          <table:table-cell office:value-type="float" office:value="0.58536872776688065" table:style-name="ce1">
            <text:p>0.585368728</text:p>
          </table:table-cell>
          <table:table-cell/>
        </table:table-row>
        <table:table-row table:style-name="ro1">
          <table:table-cell office:value-type="float" table:style-name="ce1" office:value="2"/>
          <table:table-cell office:value-type="float" table:style-name="ce1" office:value="2"/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3681730366099725" table:style-name="ce1">
            <text:p>0.936817304</text:p>
          </table:table-cell>
          <table:table-cell office:value-type="float" office:value="0.47198976637352924" table:style-name="ce1">
            <text:p>0.471989766</text:p>
          </table:table-cell>
          <table:table-cell/>
        </table:table-row>
        <table:table-row table:style-name="ro1">
          <table:table-cell office:value-type="float" table:style-name="ce1" office:value="3"/>
          <table:table-cell office:value-type="float" table:style-name="ce1" office:value="2"/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2183639688113" table:style-name="ce1">
            <text:p>1.03218364</text:p>
          </table:table-cell>
          <table:table-cell office:value-type="float" office:value="0.17847460312380592" table:style-name="ce1">
            <text:p>0.178474603</text:p>
          </table:table-cell>
          <table:table-cell/>
        </table:table-row>
        <table:table-row table:style-name="ro1">
          <table:table-cell office:value-type="float" table:style-name="ce1" office:value="4"/>
          <table:table-cell office:value-type="float" table:style-name="ce1" office:value="2"/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50974543349407" table:style-name="ce1">
            <text:p>1.045097454</text:p>
          </table:table-cell>
          <table:table-cell office:value-type="float" office:value="2.9009669812436304E-2" table:style-name="ce1">
            <text:p>0.02900967</text:p>
          </table:table-cell>
          <table:table-cell/>
        </table:table-row>
        <table:table-row table:style-name="ro1">
          <table:table-cell office:value-type="float" table:style-name="ce1" office:value="5"/>
          <table:table-cell office:value-type="float" table:style-name="ce1" office:value="2"/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87664223805127139" table:style-name="ce1">
            <text:p>0.876642238</text:p>
          </table:table-cell>
          <table:table-cell office:value-type="float" office:value="0.5773807032318089" table:style-name="ce1">
            <text:p>0.577380703</text:p>
          </table:table-cell>
          <table:table-cell/>
        </table:table-row>
        <table:table-row table:style-name="ro1">
          <table:table-cell office:value-type="float" table:style-name="ce1" office:value="6"/>
          <table:table-cell office:value-type="float" table:style-name="ce1" office:value="2"/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87846838584443654" table:style-name="ce1">
            <text:p>0.878468386</text:p>
          </table:table-cell>
          <table:table-cell office:value-type="float" office:value="0.5744157510652631" table:style-name="ce1">
            <text:p>0.574415751</text:p>
          </table:table-cell>
          <table:table-cell/>
        </table:table-row>
        <table:table-row table:style-name="ro1">
          <table:table-cell office:value-type="float" table:style-name="ce1" office:value="7"/>
          <table:table-cell office:value-type="float" table:style-name="ce1" office:value="2"/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44427792116364" table:style-name="ce1">
            <text:p>1.034442779</text:p>
          </table:table-cell>
          <table:table-cell office:value-type="float" office:value="-0.12609736927036103" table:style-name="ce1">
            <text:p>-0.126097369</text:p>
          </table:table-cell>
          <table:table-cell/>
        </table:table-row>
        <table:table-row table:style-name="ro1">
          <table:table-cell office:value-type="float" table:style-name="ce1" office:value="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14135743822554" table:style-name="ce1">
            <text:p>1.011413574</text:p>
          </table:table-cell>
          <table:table-cell office:value-type="float" office:value="1.9420132731526069E-2" table:style-name="ce1">
            <text:p>0.019420133</text:p>
          </table:table-cell>
          <table:table-cell/>
        </table:table-row>
        <table:table-row table:style-name="ro1">
          <table:table-cell office:value-type="float" table:style-name="ce1" office:value="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66256231561905" table:style-name="ce1">
            <text:p>1.026625623</text:p>
          </table:table-cell>
          <table:table-cell office:value-type="float" office:value="-0.14702462337704977" table:style-name="ce1">
            <text:p>-0.147024623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73543788821107" table:style-name="ce1">
            <text:p>1.037354379</text:p>
          </table:table-cell>
          <table:table-cell office:value-type="float" office:value="-0.12700355354914261" table:style-name="ce1">
            <text:p>-0.127003554</text:p>
          </table:table-cell>
          <table:table-cell/>
        </table:table-row>
        <table:table-row table:style-name="ro1">
          <table:table-cell office:value-type="float" table:style-name="ce1" office:value="1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63504202502305" table:style-name="ce1">
            <text:p>1.00635042</text:p>
          </table:table-cell>
          <table:table-cell office:value-type="float" office:value="-0.17527430405562791" table:style-name="ce1">
            <text:p>-0.175274304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3876109153012" table:style-name="ce1">
            <text:p>1.003876109</text:p>
          </table:table-cell>
          <table:table-cell office:value-type="float" office:value="-0.21906393466705174" table:style-name="ce1">
            <text:p>-0.219063935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0480215048273" table:style-name="ce1">
            <text:p>1.022048022</text:p>
          </table:table-cell>
          <table:table-cell office:value-type="float" office:value="-0.15676045974054795" table:style-name="ce1">
            <text:p>-0.15676046</text:p>
          </table:table-cell>
          <table:table-cell/>
        </table:table-row>
        <table:table-row table:style-name="ro1">
          <table:table-cell office:value-type="float" table:style-name="ce1" office:value="1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81239070164669" table:style-name="ce1">
            <text:p>1.028123907</text:p>
          </table:table-cell>
          <table:table-cell office:value-type="float" office:value="-0.14284688243428872" table:style-name="ce1">
            <text:p>-0.142846882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84144267188773" table:style-name="ce1">
            <text:p>1.038414427</text:p>
          </table:table-cell>
          <table:table-cell office:value-type="float" office:value="-0.11978133570012167" table:style-name="ce1">
            <text:p>-0.119781336</text:p>
          </table:table-cell>
          <table:table-cell/>
        </table:table-row>
        <table:table-row table:style-name="ro1">
          <table:table-cell office:value-type="float" table:style-name="ce1" office:value="1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630098953623546" table:style-name="ce1">
            <text:p>0.963009895</text:p>
          </table:table-cell>
          <table:table-cell office:value-type="float" office:value="0.34841462574666254" table:style-name="ce1">
            <text:p>0.348414626</text:p>
          </table:table-cell>
          <table:table-cell/>
        </table:table-row>
        <table:table-row table:style-name="ro1">
          <table:table-cell office:value-type="float" table:style-name="ce1" office:value="1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3742943660493461" table:style-name="ce1">
            <text:p>0.937429437</text:p>
          </table:table-cell>
          <table:table-cell office:value-type="float" office:value="0.4085790148631655" table:style-name="ce1">
            <text:p>0.408579015</text:p>
          </table:table-cell>
          <table:table-cell/>
        </table:table-row>
        <table:table-row table:style-name="ro1">
          <table:table-cell office:value-type="float" table:style-name="ce1" office:value="1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3549380680555172" table:style-name="ce1">
            <text:p>0.935493807</text:p>
          </table:table-cell>
          <table:table-cell office:value-type="float" office:value="0.43146654265244849" table:style-name="ce1">
            <text:p>0.431466543</text:p>
          </table:table-cell>
          <table:table-cell/>
        </table:table-row>
        <table:table-row table:style-name="ro1">
          <table:table-cell office:value-type="float" table:style-name="ce1" office:value="1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35247034596875" table:style-name="ce1">
            <text:p>1.003524703</text:p>
          </table:table-cell>
          <table:table-cell office:value-type="float" office:value="-0.18146682767422381" table:style-name="ce1">
            <text:p>-0.181466828</text:p>
          </table:table-cell>
          <table:table-cell/>
        </table:table-row>
        <table:table-row table:style-name="ro1">
          <table:table-cell office:value-type="float" table:style-name="ce1" office:value="2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6228850374659" table:style-name="ce1">
            <text:p>1.016622885</text:p>
          </table:table-cell>
          <table:table-cell office:value-type="float" office:value="-0.16483907187951283" table:style-name="ce1">
            <text:p>-0.164839072</text:p>
          </table:table-cell>
          <table:table-cell/>
        </table:table-row>
        <table:table-row table:style-name="ro1">
          <table:table-cell office:value-type="float" table:style-name="ce1" office:value="2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4475553167786963" table:style-name="ce1">
            <text:p>0.944755532</text:p>
          </table:table-cell>
          <table:table-cell office:value-type="float" office:value="0.40726701973529078" table:style-name="ce1">
            <text:p>0.40726702</text:p>
          </table:table-cell>
          <table:table-cell/>
        </table:table-row>
        <table:table-row table:style-name="ro1">
          <table:table-cell office:value-type="float" table:style-name="ce1" office:value="2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1079696049304" table:style-name="ce1">
            <text:p>1.02210797</text:p>
          </table:table-cell>
          <table:table-cell office:value-type="float" office:value="-0.16847583942537991" table:style-name="ce1">
            <text:p>-0.168475839</text:p>
          </table:table-cell>
          <table:table-cell/>
        </table:table-row>
        <table:table-row table:style-name="ro1">
          <table:table-cell office:value-type="float" table:style-name="ce1" office:value="2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92156587288321" table:style-name="ce1">
            <text:p>0.989215659</text:p>
          </table:table-cell>
          <table:table-cell office:value-type="float" office:value="-0.2291059591666767" table:style-name="ce1">
            <text:p>-0.229105959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44829903613" table:style-name="ce1">
            <text:p>1.00448299</text:p>
          </table:table-cell>
          <table:table-cell office:value-type="float" office:value="0.21387595020202779" table:style-name="ce1">
            <text:p>0.21387595</text:p>
          </table:table-cell>
          <table:table-cell/>
        </table:table-row>
        <table:table-row table:style-name="ro1">
          <table:table-cell office:value-type="float" table:style-name="ce1" office:value="2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3139176224009435" table:style-name="ce1">
            <text:p>0.931391762</text:p>
          </table:table-cell>
          <table:table-cell office:value-type="float" office:value="0.4086585313330573" table:style-name="ce1">
            <text:p>0.408658531</text:p>
          </table:table-cell>
          <table:table-cell/>
        </table:table-row>
        <table:table-row table:style-name="ro1">
          <table:table-cell office:value-type="float" table:style-name="ce1" office:value="2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78504292194644" table:style-name="ce1">
            <text:p>1.037850429</text:p>
          </table:table-cell>
          <table:table-cell office:value-type="float" office:value="-0.12540991415743077" table:style-name="ce1">
            <text:p>-0.125409914</text:p>
          </table:table-cell>
          <table:table-cell/>
        </table:table-row>
        <table:table-row table:style-name="ro1">
          <table:table-cell office:value-type="float" table:style-name="ce1" office:value="2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33265647240704" table:style-name="ce1">
            <text:p>1.033326565</text:p>
          </table:table-cell>
          <table:table-cell office:value-type="float" office:value="-0.13493932205088149" table:style-name="ce1">
            <text:p>-0.134939322</text:p>
          </table:table-cell>
          <table:table-cell/>
        </table:table-row>
        <table:table-row table:style-name="ro1">
          <table:table-cell office:value-type="float" table:style-name="ce1" office:value="2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3183451335238" table:style-name="ce1">
            <text:p>1.024318345</text:p>
          </table:table-cell>
          <table:table-cell office:value-type="float" office:value="-0.16920746976099865" table:style-name="ce1">
            <text:p>-0.16920747</text:p>
          </table:table-cell>
          <table:table-cell/>
        </table:table-row>
        <table:table-row table:style-name="ro1">
          <table:table-cell office:value-type="float" table:style-name="ce1" office:value="2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49565174352557" table:style-name="ce1">
            <text:p>1.014956517</text:p>
          </table:table-cell>
          <table:table-cell office:value-type="float" office:value="-0.19489873708081756" table:style-name="ce1">
            <text:p>-0.194898737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348233097182822" table:style-name="ce1">
            <text:p>0.93482331</text:p>
          </table:table-cell>
          <table:table-cell office:value-type="float" office:value="0.45070413755295924" table:style-name="ce1">
            <text:p>0.450704138</text:p>
          </table:table-cell>
          <table:table-cell/>
        </table:table-row>
        <table:table-row table:style-name="ro1">
          <table:table-cell office:value-type="float" table:style-name="ce1" office:value="3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18754819270368" table:style-name="ce1">
            <text:p>1.001875482</text:p>
          </table:table-cell>
          <table:table-cell office:value-type="float" office:value="0.22486386706954004" table:style-name="ce1">
            <text:p>0.224863867</text:p>
          </table:table-cell>
          <table:table-cell/>
        </table:table-row>
        <table:table-row table:style-name="ro1">
          <table:table-cell office:value-type="float" table:style-name="ce1" office:value="3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3452746039244217" table:style-name="ce1">
            <text:p>0.93452746</text:p>
          </table:table-cell>
          <table:table-cell office:value-type="float" office:value="0.43260428311847809" table:style-name="ce1">
            <text:p>0.432604283</text:p>
          </table:table-cell>
          <table:table-cell/>
        </table:table-row>
        <table:table-row table:style-name="ro1">
          <table:table-cell office:value-type="float" table:style-name="ce1" office:value="3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2907807342032345" table:style-name="ce1">
            <text:p>0.929078073</text:p>
          </table:table-cell>
          <table:table-cell office:value-type="float" office:value="0.47420622464238049" table:style-name="ce1">
            <text:p>0.474206225</text:p>
          </table:table-cell>
          <table:table-cell/>
        </table:table-row>
        <table:table-row table:style-name="ro1">
          <table:table-cell office:value-type="float" table:style-name="ce1" office:value="3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8347095850842" table:style-name="ce1">
            <text:p>1.02583471</text:p>
          </table:table-cell>
          <table:table-cell office:value-type="float" office:value="-0.179959436014026" table:style-name="ce1">
            <text:p>-0.179959436</text:p>
          </table:table-cell>
          <table:table-cell/>
        </table:table-row>
        <table:table-row table:style-name="ro1">
          <table:table-cell office:value-type="float" table:style-name="ce1" office:value="3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27258718000452" table:style-name="ce1">
            <text:p>1.032725872</text:p>
          </table:table-cell>
          <table:table-cell office:value-type="float" office:value="2.3796506357797235E-2" table:style-name="ce1">
            <text:p>0.023796506</text:p>
          </table:table-cell>
          <table:table-cell/>
        </table:table-row>
        <table:table-row table:style-name="ro1">
          <table:table-cell office:value-type="float" table:style-name="ce1" office:value="3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78422363222235" table:style-name="ce1">
            <text:p>1.027842236</text:p>
          </table:table-cell>
          <table:table-cell office:value-type="float" office:value="-9.028608548458808E-2" table:style-name="ce1">
            <text:p>-0.090286085</text:p>
          </table:table-cell>
          <table:table-cell/>
        </table:table-row>
        <table:table-row table:style-name="ro1">
          <table:table-cell office:value-type="float" table:style-name="ce1" office:value="3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674439791432211" table:style-name="ce1">
            <text:p>0.986744398</text:p>
          </table:table-cell>
          <table:table-cell office:value-type="float" office:value="0.27031297265337034" table:style-name="ce1">
            <text:p>0.270312973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98908239802858" table:style-name="ce1">
            <text:p>1.029890824</text:p>
          </table:table-cell>
          <table:table-cell office:value-type="float" office:value="0.13266292127496651" table:style-name="ce1">
            <text:p>0.132662921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1685707729697141" table:style-name="ce1">
            <text:p>0.916857077</text:p>
          </table:table-cell>
          <table:table-cell office:value-type="float" office:value="0.50926863226636621" table:style-name="ce1">
            <text:p>0.509268632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512229864212797" table:style-name="ce1">
            <text:p>0.985122299</text:p>
          </table:table-cell>
          <table:table-cell office:value-type="float" office:value="0.27468044473178266" table:style-name="ce1">
            <text:p>0.274680445</text:p>
          </table:table-cell>
          <table:table-cell/>
        </table:table-row>
        <table:table-row table:style-name="ro1">
          <table:table-cell office:value-type="float" table:style-name="ce1" office:value="4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4616064825618" table:style-name="ce1">
            <text:p>1.016461606</text:p>
          </table:table-cell>
          <table:table-cell office:value-type="float" office:value="0.230188276302008" table:style-name="ce1">
            <text:p>0.230188276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9249528787425" table:style-name="ce1">
            <text:p>1.024924953</text:p>
          </table:table-cell>
          <table:table-cell office:value-type="float" office:value="-9.9050143697560586E-2" table:style-name="ce1">
            <text:p>-0.099050144</text:p>
          </table:table-cell>
          <table:table-cell/>
        </table:table-row>
        <table:table-row table:style-name="ro1">
          <table:table-cell office:value-type="float" table:style-name="ce1" office:value="4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881254914671724" table:style-name="ce1">
            <text:p>0.998812549</text:p>
          </table:table-cell>
          <table:table-cell office:value-type="float" office:value="0.24237642555957584" table:style-name="ce1">
            <text:p>0.242376426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47487932410118" table:style-name="ce1">
            <text:p>1.034748793</text:p>
          </table:table-cell>
          <table:table-cell office:value-type="float" office:value="-1.0294410438189783E-2" table:style-name="ce1">
            <text:p>-0.01029441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37752273296792" table:style-name="ce1">
            <text:p>1.033775227</text:p>
          </table:table-cell>
          <table:table-cell office:value-type="float" office:value="-5.6168223752137363E-2" table:style-name="ce1">
            <text:p>-0.056168224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291632958996401" table:style-name="ce1">
            <text:p>0.99291633</text:p>
          </table:table-cell>
          <table:table-cell office:value-type="float" office:value="0.30735894721578211" table:style-name="ce1">
            <text:p>0.307358947</text:p>
          </table:table-cell>
          <table:table-cell/>
        </table:table-row>
        <table:table-row table:style-name="ro1">
          <table:table-cell office:value-type="float" table:style-name="ce1" office:value="4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09216575865232" table:style-name="ce1">
            <text:p>1.010921658</text:p>
          </table:table-cell>
          <table:table-cell office:value-type="float" office:value="0.20751241462263556" table:style-name="ce1">
            <text:p>0.207512415</text:p>
          </table:table-cell>
          <table:table-cell/>
        </table:table-row>
        <table:table-row table:style-name="ro1">
          <table:table-cell office:value-type="float" table:style-name="ce1" office:value="4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504196376531028" table:style-name="ce1">
            <text:p>0.985041964</text:p>
          </table:table-cell>
          <table:table-cell office:value-type="float" office:value="0.2632042735621542" table:style-name="ce1">
            <text:p>0.263204274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91277656283047" table:style-name="ce1">
            <text:p>1.029127766</text:p>
          </table:table-cell>
          <table:table-cell office:value-type="float" office:value="-8.4609704011380266E-2" table:style-name="ce1">
            <text:p>-0.084609704</text:p>
          </table:table-cell>
          <table:table-cell/>
        </table:table-row>
        <table:table-row table:style-name="ro1">
          <table:table-cell office:value-type="float" table:style-name="ce1" office:value="5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5906563132471012" table:style-name="ce1">
            <text:p>0.959065631</text:p>
          </table:table-cell>
          <table:table-cell office:value-type="float" office:value="0.40788963557773233" table:style-name="ce1">
            <text:p>0.407889636</text:p>
          </table:table-cell>
          <table:table-cell/>
        </table:table-row>
        <table:table-row table:style-name="ro1">
          <table:table-cell office:value-type="float" table:style-name="ce1" office:value="5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68181118948232" table:style-name="ce1">
            <text:p>1.036818112</text:p>
          </table:table-cell>
          <table:table-cell office:value-type="float" office:value="7.0319576554851673E-2" table:style-name="ce1">
            <text:p>0.070319577</text:p>
          </table:table-cell>
          <table:table-cell/>
        </table:table-row>
        <table:table-row table:style-name="ro1">
          <table:table-cell office:value-type="float" table:style-name="ce1" office:value="5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49540542845131" table:style-name="ce1">
            <text:p>0.984954054</text:p>
          </table:table-cell>
          <table:table-cell office:value-type="float" office:value="0.26889870016141826" table:style-name="ce1">
            <text:p>0.2688987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86609872996186898" table:style-name="ce1">
            <text:p>0.86609873</text:p>
          </table:table-cell>
          <table:table-cell office:value-type="float" office:value="0.58882109333687871" table:style-name="ce1">
            <text:p>0.588821093</text:p>
          </table:table-cell>
          <table:table-cell/>
        </table:table-row>
        <table:table-row table:style-name="ro1">
          <table:table-cell office:value-type="float" table:style-name="ce1" office:value="54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0295104527539" table:style-name="ce1">
            <text:p>1.02402951</text:p>
          </table:table-cell>
          <table:table-cell office:value-type="float" office:value="-0.10203122915016093" table:style-name="ce1">
            <text:p>-0.102031229</text:p>
          </table:table-cell>
          <table:table-cell/>
        </table:table-row>
        <table:table-row table:style-name="ro1">
          <table:table-cell office:value-type="float" table:style-name="ce1" office:value="5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0933777115976" table:style-name="ce1">
            <text:p>1.023093378</text:p>
          </table:table-cell>
          <table:table-cell office:value-type="float" office:value="-0.10915654118134191" table:style-name="ce1">
            <text:p>-0.109156541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583554951898655" table:style-name="ce1">
            <text:p>0.98583555</text:p>
          </table:table-cell>
          <table:table-cell office:value-type="float" office:value="0.28026465939286327" table:style-name="ce1">
            <text:p>0.280264659</text:p>
          </table:table-cell>
          <table:table-cell/>
        </table:table-row>
        <table:table-row table:style-name="ro1">
          <table:table-cell office:value-type="float" table:style-name="ce1" office:value="5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1534439366416" table:style-name="ce1">
            <text:p>1.023153444</text:p>
          </table:table-cell>
          <table:table-cell office:value-type="float" office:value="-0.10374772364051868" table:style-name="ce1">
            <text:p>-0.103747724</text:p>
          </table:table-cell>
          <table:table-cell/>
        </table:table-row>
        <table:table-row table:style-name="ro1">
          <table:table-cell office:value-type="float" table:style-name="ce1" office:value="5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69396643089734" table:style-name="ce1">
            <text:p>1.026939664</text:p>
          </table:table-cell>
          <table:table-cell office:value-type="float" office:value="-9.3639552908868023E-2" table:style-name="ce1">
            <text:p>-0.093639553</text:p>
          </table:table-cell>
          <table:table-cell/>
        </table:table-row>
        <table:table-row table:style-name="ro1">
          <table:table-cell office:value-type="float" table:style-name="ce1" office:value="5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360064144559379" table:style-name="ce1">
            <text:p>0.993600641</text:p>
          </table:table-cell>
          <table:table-cell office:value-type="float" office:value="0.3037742012069235" table:style-name="ce1">
            <text:p>0.303774201</text:p>
          </table:table-cell>
          <table:table-cell/>
        </table:table-row>
        <table:table-row table:style-name="ro1">
          <table:table-cell office:value-type="float" table:style-name="ce1" office:value="6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304984448801492" table:style-name="ce1">
            <text:p>0.993049844</text:p>
          </table:table-cell>
          <table:table-cell office:value-type="float" office:value="0.3106320272643005" table:style-name="ce1">
            <text:p>0.310632027</text:p>
          </table:table-cell>
          <table:table-cell/>
        </table:table-row>
        <table:table-row table:style-name="ro1">
          <table:table-cell office:value-type="float" table:style-name="ce1" office:value="6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32182128336886" table:style-name="ce1">
            <text:p>1.003218213</text:p>
          </table:table-cell>
          <table:table-cell office:value-type="float" office:value="0.26993782143075062" table:style-name="ce1">
            <text:p>0.269937821</text:p>
          </table:table-cell>
          <table:table-cell/>
        </table:table-row>
        <table:table-row table:style-name="ro1">
          <table:table-cell office:value-type="float" table:style-name="ce1" office:value="6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88709391780833802" table:style-name="ce1">
            <text:p>0.887093918</text:p>
          </table:table-cell>
          <table:table-cell office:value-type="float" office:value="0.55367216923686347" table:style-name="ce1">
            <text:p>0.553672169</text:p>
          </table:table-cell>
          <table:table-cell/>
        </table:table-row>
        <table:table-row table:style-name="ro1">
          <table:table-cell office:value-type="float" table:style-name="ce1" office:value="6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94342797256697" table:style-name="ce1">
            <text:p>1.02943428</text:p>
          </table:table-cell>
          <table:table-cell office:value-type="float" office:value="-3.7028012715940417E-2" table:style-name="ce1">
            <text:p>-0.037028013</text:p>
          </table:table-cell>
          <table:table-cell/>
        </table:table-row>
        <table:table-row table:style-name="ro1">
          <table:table-cell office:value-type="float" table:style-name="ce1" office:value="6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880317332407786" table:style-name="ce1">
            <text:p>0.998803173</text:p>
          </table:table-cell>
          <table:table-cell office:value-type="float" office:value="0.31166634556485573" table:style-name="ce1">
            <text:p>0.311666346</text:p>
          </table:table-cell>
          <table:table-cell/>
        </table:table-row>
        <table:table-row table:style-name="ro1">
          <table:table-cell office:value-type="float" table:style-name="ce1" office:value="6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145402254067139" table:style-name="ce1">
            <text:p>0.991454023</text:p>
          </table:table-cell>
          <table:table-cell office:value-type="float" office:value="0.31469820652161634" table:style-name="ce1">
            <text:p>0.314698207</text:p>
          </table:table-cell>
          <table:table-cell/>
        </table:table-row>
        <table:table-row table:style-name="ro1">
          <table:table-cell office:value-type="float" table:style-name="ce1" office:value="6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800425091644961" table:style-name="ce1">
            <text:p>0.988004251</text:p>
          </table:table-cell>
          <table:table-cell office:value-type="float" office:value="0.28648087226030494" table:style-name="ce1">
            <text:p>0.286480872</text:p>
          </table:table-cell>
          <table:table-cell/>
        </table:table-row>
        <table:table-row table:style-name="ro1">
          <table:table-cell office:value-type="float" table:style-name="ce1" office:value="6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442968131282238" table:style-name="ce1">
            <text:p>0.984429681</text:p>
          </table:table-cell>
          <table:table-cell office:value-type="float" office:value="0.26967886930631912" table:style-name="ce1">
            <text:p>0.269678869</text:p>
          </table:table-cell>
          <table:table-cell/>
        </table:table-row>
        <table:table-row table:style-name="ro1">
          <table:table-cell office:value-type="float" table:style-name="ce1" office:value="6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5076115524006" table:style-name="ce1">
            <text:p>1.015076116</text:p>
          </table:table-cell>
          <table:table-cell office:value-type="float" office:value="0.19639167419393072" table:style-name="ce1">
            <text:p>0.196391674</text:p>
          </table:table-cell>
          <table:table-cell/>
        </table:table-row>
        <table:table-row table:style-name="ro1">
          <table:table-cell office:value-type="float" table:style-name="ce1" office:value="6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27001105704567" table:style-name="ce1">
            <text:p>1.032700111</text:p>
          </table:table-cell>
          <table:table-cell office:value-type="float" office:value="0.11054610634376186" table:style-name="ce1">
            <text:p>0.110546106</text:p>
          </table:table-cell>
          <table:table-cell/>
        </table:table-row>
        <table:table-row table:style-name="ro1">
          <table:table-cell office:value-type="float" table:style-name="ce1" office:value="7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951396045076057" table:style-name="ce1">
            <text:p>0.99951396</text:p>
          </table:table-cell>
          <table:table-cell office:value-type="float" office:value="0.2462441935641034" table:style-name="ce1">
            <text:p>0.246244194</text:p>
          </table:table-cell>
          <table:table-cell/>
        </table:table-row>
        <table:table-row table:style-name="ro1">
          <table:table-cell office:value-type="float" table:style-name="ce1" office:value="7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2138389470588622" table:style-name="ce1">
            <text:p>0.921383895</text:p>
          </table:table-cell>
          <table:table-cell office:value-type="float" office:value="0.46461740020861514" table:style-name="ce1">
            <text:p>0.4646174</text:p>
          </table:table-cell>
          <table:table-cell/>
        </table:table-row>
        <table:table-row table:style-name="ro1">
          <table:table-cell office:value-type="float" table:style-name="ce1" office:value="7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25220262140722" table:style-name="ce1">
            <text:p>1.032522026</text:p>
          </table:table-cell>
          <table:table-cell office:value-type="float" office:value="-6.06197606625671E-2" table:style-name="ce1">
            <text:p>-0.060619761</text:p>
          </table:table-cell>
          <table:table-cell/>
        </table:table-row>
        <table:table-row table:style-name="ro1">
          <table:table-cell office:value-type="float" table:style-name="ce1" office:value="7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777033849599337" table:style-name="ce1">
            <text:p>0.977770338</text:p>
          </table:table-cell>
          <table:table-cell office:value-type="float" office:value="0.35317605405439179" table:style-name="ce1">
            <text:p>0.353176054</text:p>
          </table:table-cell>
          <table:table-cell/>
        </table:table-row>
        <table:table-row table:style-name="ro1">
          <table:table-cell office:value-type="float" table:style-name="ce1" office:value="74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1799299846249" table:style-name="ce1">
            <text:p>1.02317993</text:p>
          </table:table-cell>
          <table:table-cell office:value-type="float" office:value="-0.10248766207040741" table:style-name="ce1">
            <text:p>-0.102487662</text:p>
          </table:table-cell>
          <table:table-cell/>
        </table:table-row>
        <table:table-row table:style-name="ro1">
          <table:table-cell office:value-type="float" table:style-name="ce1" office:value="7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89729271271030009" table:style-name="ce1">
            <text:p>0.897292713</text:p>
          </table:table-cell>
          <table:table-cell office:value-type="float" office:value="0.51784340076609159" table:style-name="ce1">
            <text:p>0.517843401</text:p>
          </table:table-cell>
          <table:table-cell/>
        </table:table-row>
        <table:table-row table:style-name="ro1">
          <table:table-cell office:value-type="float" table:style-name="ce1" office:value="7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3724427097037" table:style-name="ce1">
            <text:p>1.025372443</text:p>
          </table:table-cell>
          <table:table-cell office:value-type="float" office:value="0.17140453241246437" table:style-name="ce1">
            <text:p>0.171404532</text:p>
          </table:table-cell>
          <table:table-cell/>
        </table:table-row>
        <table:table-row table:style-name="ro1">
          <table:table-cell office:value-type="float" table:style-name="ce1" office:value="7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5767662006944554" table:style-name="ce1">
            <text:p>0.95767662</text:p>
          </table:table-cell>
          <table:table-cell office:value-type="float" office:value="0.39121060999462015" table:style-name="ce1">
            <text:p>0.39121061</text:p>
          </table:table-cell>
          <table:table-cell/>
        </table:table-row>
        <table:table-row table:style-name="ro1">
          <table:table-cell office:value-type="float" table:style-name="ce1" office:value="7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06133090660561" table:style-name="ce1">
            <text:p>1.040613309</text:p>
          </table:table-cell>
          <table:table-cell office:value-type="float" office:value="-5.9272514663991069E-2" table:style-name="ce1">
            <text:p>-0.059272515</text:p>
          </table:table-cell>
          <table:table-cell/>
        </table:table-row>
        <table:table-row table:style-name="ro1">
          <table:table-cell office:value-type="float" table:style-name="ce1" office:value="7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6568034206501308" table:style-name="ce1">
            <text:p>0.965680342</text:p>
          </table:table-cell>
          <table:table-cell office:value-type="float" office:value="0.35625828684986355" table:style-name="ce1">
            <text:p>0.356258287</text:p>
          </table:table-cell>
          <table:table-cell/>
        </table:table-row>
        <table:table-row table:style-name="ro1">
          <table:table-cell office:value-type="float" table:style-name="ce1" office:value="8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21358076627956" table:style-name="ce1">
            <text:p>1.042135808</text:p>
          </table:table-cell>
          <table:table-cell office:value-type="float" office:value="-2.3467389863653047E-2" table:style-name="ce1">
            <text:p>-0.02346739</text:p>
          </table:table-cell>
          <table:table-cell/>
        </table:table-row>
        <table:table-row table:style-name="ro1">
          <table:table-cell office:value-type="float" table:style-name="ce1" office:value="8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38929014725822" table:style-name="ce1">
            <text:p>1.033892901</text:p>
          </table:table-cell>
          <table:table-cell office:value-type="float" office:value="0.1344627393912724" table:style-name="ce1">
            <text:p>0.134462739</text:p>
          </table:table-cell>
          <table:table-cell/>
        </table:table-row>
        <table:table-row table:style-name="ro1">
          <table:table-cell office:value-type="float" table:style-name="ce1" office:value="8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73174841144019" table:style-name="ce1">
            <text:p>1.037317484</text:p>
          </table:table-cell>
          <table:table-cell office:value-type="float" office:value="-7.1808614737839144E-2" table:style-name="ce1">
            <text:p>-0.071808615</text:p>
          </table:table-cell>
          <table:table-cell/>
        </table:table-row>
        <table:table-row table:style-name="ro1">
          <table:table-cell office:value-type="float" table:style-name="ce1" office:value="8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67658272505533" table:style-name="ce1">
            <text:p>1.036765827</text:p>
          </table:table-cell>
          <table:table-cell office:value-type="float" office:value="7.3952548607036317E-2" table:style-name="ce1">
            <text:p>0.073952549</text:p>
          </table:table-cell>
          <table:table-cell/>
        </table:table-row>
        <table:table-row table:style-name="ro1">
          <table:table-cell office:value-type="float" table:style-name="ce1" office:value="84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77295696046278" table:style-name="ce1">
            <text:p>1.03772957</text:p>
          </table:table-cell>
          <table:table-cell office:value-type="float" office:value="-7.8573725686095372E-2" table:style-name="ce1">
            <text:p>-0.078573726</text:p>
          </table:table-cell>
          <table:table-cell/>
        </table:table-row>
        <table:table-row table:style-name="ro1">
          <table:table-cell office:value-type="float" table:style-name="ce1" office:value="8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98615427935534" table:style-name="ce1">
            <text:p>1.039861543</text:p>
          </table:table-cell>
          <table:table-cell office:value-type="float" office:value="-8.5857625281691274E-2" table:style-name="ce1">
            <text:p>-0.085857625</text:p>
          </table:table-cell>
          <table:table-cell/>
        </table:table-row>
        <table:table-row table:style-name="ro1">
          <table:table-cell office:value-type="float" table:style-name="ce1" office:value="8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4786124111762626" table:style-name="ce1">
            <text:p>0.947861241</text:p>
          </table:table-cell>
          <table:table-cell office:value-type="float" office:value="0.42062818211212738" table:style-name="ce1">
            <text:p>0.420628182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36517232197526" table:style-name="ce1">
            <text:p>1.043651723</text:p>
          </table:table-cell>
          <table:table-cell office:value-type="float" office:value="-2.6964432507298988E-2" table:style-name="ce1">
            <text:p>-0.026964433</text:p>
          </table:table-cell>
          <table:table-cell/>
        </table:table-row>
        <table:table-row table:style-name="ro1">
          <table:table-cell office:value-type="float" table:style-name="ce1" office:value="8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705472372167956" table:style-name="ce1">
            <text:p>0.977054724</text:p>
          </table:table-cell>
          <table:table-cell office:value-type="float" office:value="0.37681813498444072" table:style-name="ce1">
            <text:p>0.376818135</text:p>
          </table:table-cell>
          <table:table-cell/>
        </table:table-row>
        <table:table-row table:style-name="ro1">
          <table:table-cell office:value-type="float" table:style-name="ce1" office:value="8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3702533731507598" table:style-name="ce1">
            <text:p>0.937025337</text:p>
          </table:table-cell>
          <table:table-cell office:value-type="float" office:value="0.46147997489551823" table:style-name="ce1">
            <text:p>0.461479975</text:p>
          </table:table-cell>
          <table:table-cell/>
        </table:table-row>
        <table:table-row table:style-name="ro1">
          <table:table-cell office:value-type="float" table:style-name="ce1" office:value="9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6580186734619089" table:style-name="ce1">
            <text:p>0.965801867</text:p>
          </table:table-cell>
          <table:table-cell office:value-type="float" office:value="0.37209105475758286" table:style-name="ce1">
            <text:p>0.372091055</text:p>
          </table:table-cell>
          <table:table-cell/>
        </table:table-row>
        <table:table-row table:style-name="ro1">
          <table:table-cell office:value-type="float" table:style-name="ce1" office:value="9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6450323335036769" table:style-name="ce1">
            <text:p>0.964503233</text:p>
          </table:table-cell>
          <table:table-cell office:value-type="float" office:value="0.37101087970123781" table:style-name="ce1">
            <text:p>0.37101088</text:p>
          </table:table-cell>
          <table:table-cell/>
        </table:table-row>
        <table:table-row table:style-name="ro1">
          <table:table-cell office:value-type="float" table:style-name="ce1" office:value="9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6165265127327038" table:style-name="ce1">
            <text:p>0.961652651</text:p>
          </table:table-cell>
          <table:table-cell office:value-type="float" office:value="0.37861118353673889" table:style-name="ce1">
            <text:p>0.378611184</text:p>
          </table:table-cell>
          <table:table-cell/>
        </table:table-row>
        <table:table-row table:style-name="ro1">
          <table:table-cell office:value-type="float" table:style-name="ce1" office:value="9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4932427329188" table:style-name="ce1">
            <text:p>1.022493243</text:p>
          </table:table-cell>
          <table:table-cell office:value-type="float" office:value="0.22705578293785164" table:style-name="ce1">
            <text:p>0.227055783</text:p>
          </table:table-cell>
          <table:table-cell/>
        </table:table-row>
        <table:table-row table:style-name="ro1">
          <table:table-cell office:value-type="float" table:style-name="ce1" office:value="94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0560345643130757" table:style-name="ce1">
            <text:p>0.905603456</text:p>
          </table:table-cell>
          <table:table-cell office:value-type="float" office:value="0.52961607764461671" table:style-name="ce1">
            <text:p>0.529616078</text:p>
          </table:table-cell>
          <table:table-cell/>
        </table:table-row>
        <table:table-row table:style-name="ro1">
          <table:table-cell office:value-type="float" table:style-name="ce1" office:value="9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86871827630269" table:style-name="ce1">
            <text:p>1.038687183</text:p>
          </table:table-cell>
          <table:table-cell office:value-type="float" office:value="-6.9353704759055973E-2" table:style-name="ce1">
            <text:p>-0.069353705</text:p>
          </table:table-cell>
          <table:table-cell/>
        </table:table-row>
        <table:table-row table:style-name="ro1">
          <table:table-cell office:value-type="float" table:style-name="ce1" office:value="9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46497098225047" table:style-name="ce1">
            <text:p>1.03464971</text:p>
          </table:table-cell>
          <table:table-cell office:value-type="float" office:value="0.17592676875395352" table:style-name="ce1">
            <text:p>0.175926769</text:p>
          </table:table-cell>
          <table:table-cell/>
        </table:table-row>
        <table:table-row table:style-name="ro1">
          <table:table-cell office:value-type="float" table:style-name="ce1" office:value="9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8439167911249" table:style-name="ce1">
            <text:p>1.038439168</text:p>
          </table:table-cell>
          <table:table-cell office:value-type="float" office:value="0.15334335508196348" table:style-name="ce1">
            <text:p>0.153343355</text:p>
          </table:table-cell>
          <table:table-cell/>
        </table:table-row>
        <table:table-row table:style-name="ro1">
          <table:table-cell office:value-type="float" table:style-name="ce1" office:value="9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87999840258626" table:style-name="ce1">
            <text:p>1.048799984</text:p>
          </table:table-cell>
          <table:table-cell office:value-type="float" office:value="-1.8305013101982764E-4" table:style-name="ce1">
            <text:p>-0.00018305</text:p>
          </table:table-cell>
          <table:table-cell/>
        </table:table-row>
        <table:table-row table:style-name="ro1">
          <table:table-cell office:value-type="float" table:style-name="ce1" office:value="9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3617154251204" table:style-name="ce1">
            <text:p>1.003617154</text:p>
          </table:table-cell>
          <table:table-cell office:value-type="float" office:value="0.27267674578649931" table:style-name="ce1">
            <text:p>0.272676746</text:p>
          </table:table-cell>
          <table:table-cell/>
        </table:table-row>
        <table:table-row table:style-name="ro1">
          <table:table-cell office:value-type="float" table:style-name="ce1" office:value="10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7097333751097" table:style-name="ce1">
            <text:p>1.023709733</text:p>
          </table:table-cell>
          <table:table-cell office:value-type="float" office:value="-0.12406378114930151" table:style-name="ce1">
            <text:p>-0.124063781</text:p>
          </table:table-cell>
          <table:table-cell/>
        </table:table-row>
        <table:table-row table:style-name="ro1">
          <table:table-cell office:value-type="float" table:style-name="ce1" office:value="10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463801701648691" table:style-name="ce1">
            <text:p>0.994638017</text:p>
          </table:table-cell>
          <table:table-cell office:value-type="float" office:value="0.32471357394711847" table:style-name="ce1">
            <text:p>0.324713574</text:p>
          </table:table-cell>
          <table:table-cell/>
        </table:table-row>
        <table:table-row table:style-name="ro1">
          <table:table-cell office:value-type="float" table:style-name="ce1" office:value="10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362913664870659" table:style-name="ce1">
            <text:p>0.936291366</text:p>
          </table:table-cell>
          <table:table-cell office:value-type="float" office:value="0.45524464526426089" table:style-name="ce1">
            <text:p>0.455244645</text:p>
          </table:table-cell>
          <table:table-cell/>
        </table:table-row>
        <table:table-row table:style-name="ro1">
          <table:table-cell office:value-type="float" table:style-name="ce1" office:value="10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67679605840705" table:style-name="ce1">
            <text:p>1.046767961</text:p>
          </table:table-cell>
          <table:table-cell office:value-type="float" office:value="1.6626686220222224E-2" table:style-name="ce1">
            <text:p>0.016626686</text:p>
          </table:table-cell>
          <table:table-cell/>
        </table:table-row>
        <table:table-row table:style-name="ro1">
          <table:table-cell office:value-type="float" table:style-name="ce1" office:value="104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3825078026634001" table:style-name="ce1">
            <text:p>0.93825078</text:p>
          </table:table-cell>
          <table:table-cell office:value-type="float" office:value="0.4702507026359497" table:style-name="ce1">
            <text:p>0.470250703</text:p>
          </table:table-cell>
          <table:table-cell/>
        </table:table-row>
        <table:table-row table:style-name="ro1">
          <table:table-cell office:value-type="float" table:style-name="ce1" office:value="10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72060216943972" table:style-name="ce1">
            <text:p>1.027206022</text:p>
          </table:table-cell>
          <table:table-cell office:value-type="float" office:value="-0.12430558714220935" table:style-name="ce1">
            <text:p>-0.124305587</text:p>
          </table:table-cell>
          <table:table-cell/>
        </table:table-row>
        <table:table-row table:style-name="ro1">
          <table:table-cell office:value-type="float" table:style-name="ce1" office:value="10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30" table:style-name="ce1">
            <text:p>13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043763968329777" table:style-name="ce1">
            <text:p>0.97043764</text:p>
          </table:table-cell>
          <table:table-cell office:value-type="float" office:value="0.37894330378819213" table:style-name="ce1">
            <text:p>0.378943304</text:p>
          </table:table-cell>
          <table:table-cell/>
        </table:table-row>
        <table:table-row table:style-name="ro1">
          <table:table-cell office:value-type="float" table:style-name="ce1" office:value="10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58016062069655" table:style-name="ce1">
            <text:p>1.035801606</text:p>
          </table:table-cell>
          <table:table-cell office:value-type="float" office:value="-5.5734393143468203E-2" table:style-name="ce1">
            <text:p>-0.055734393</text:p>
          </table:table-cell>
          <table:table-cell/>
        </table:table-row>
        <table:table-row table:style-name="ro1">
          <table:table-cell office:value-type="float" table:style-name="ce1" office:value="10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4661473297206" table:style-name="ce1">
            <text:p>1.021466147</text:p>
          </table:table-cell>
          <table:table-cell office:value-type="float" office:value="-0.17111808746996188" table:style-name="ce1">
            <text:p>-0.171118087</text:p>
          </table:table-cell>
          <table:table-cell/>
        </table:table-row>
        <table:table-row table:style-name="ro1">
          <table:table-cell office:value-type="float" table:style-name="ce1" office:value="10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3249420558047" table:style-name="ce1">
            <text:p>1.016324942</text:p>
          </table:table-cell>
          <table:table-cell office:value-type="float" office:value="0.18708065681749553" table:style-name="ce1">
            <text:p>0.187080657</text:p>
          </table:table-cell>
          <table:table-cell/>
        </table:table-row>
        <table:table-row table:style-name="ro1">
          <table:table-cell office:value-type="float" table:style-name="ce1" office:value="11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6524629347562" table:style-name="ce1">
            <text:p>1.018652463</text:p>
          </table:table-cell>
          <table:table-cell office:value-type="float" office:value="-0.18824444150347422" table:style-name="ce1">
            <text:p>-0.188244442</text:p>
          </table:table-cell>
          <table:table-cell/>
        </table:table-row>
        <table:table-row table:style-name="ro1">
          <table:table-cell office:value-type="float" table:style-name="ce1" office:value="11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1522059836619" table:style-name="ce1">
            <text:p>1.018152206</text:p>
          </table:table-cell>
          <table:table-cell office:value-type="float" office:value="-0.19201378974074573" table:style-name="ce1">
            <text:p>-0.19201379</text:p>
          </table:table-cell>
          <table:table-cell/>
        </table:table-row>
        <table:table-row table:style-name="ro1">
          <table:table-cell office:value-type="float" table:style-name="ce1" office:value="11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33367026279914" table:style-name="ce1">
            <text:p>1.043336703</text:p>
          </table:table-cell>
          <table:table-cell office:value-type="float" office:value="4.2451913376786658E-2" table:style-name="ce1">
            <text:p>0.042451913</text:p>
          </table:table-cell>
          <table:table-cell/>
        </table:table-row>
        <table:table-row table:style-name="ro1">
          <table:table-cell office:value-type="float" table:style-name="ce1" office:value="11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0713624173938057" table:style-name="ce1">
            <text:p>0.907136242</text:p>
          </table:table-cell>
          <table:table-cell office:value-type="float" office:value="0.4952030784667561" table:style-name="ce1">
            <text:p>0.495203078</text:p>
          </table:table-cell>
          <table:table-cell/>
        </table:table-row>
        <table:table-row table:style-name="ro1">
          <table:table-cell office:value-type="float" table:style-name="ce1" office:value="11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287176683829537" table:style-name="ce1">
            <text:p>0.992871767</text:p>
          </table:table-cell>
          <table:table-cell office:value-type="float" office:value="0.23324164425634142" table:style-name="ce1">
            <text:p>0.233241644</text:p>
          </table:table-cell>
          <table:table-cell/>
        </table:table-row>
        <table:table-row table:style-name="ro1">
          <table:table-cell office:value-type="float" table:style-name="ce1" office:value="11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697732090065128" table:style-name="ce1">
            <text:p>0.996977321</text:p>
          </table:table-cell>
          <table:table-cell office:value-type="float" office:value="-0.22339899643856909" table:style-name="ce1">
            <text:p>-0.223398996</text:p>
          </table:table-cell>
          <table:table-cell/>
        </table:table-row>
        <table:table-row table:style-name="ro1">
          <table:table-cell office:value-type="float" table:style-name="ce1" office:value="11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51111805544935" table:style-name="ce1">
            <text:p>1.015111181</text:p>
          </table:table-cell>
          <table:table-cell office:value-type="float" office:value="0.21095860047237386" table:style-name="ce1">
            <text:p>0.2109586</text:p>
          </table:table-cell>
          <table:table-cell/>
        </table:table-row>
        <table:table-row table:style-name="ro1">
          <table:table-cell office:value-type="float" table:style-name="ce1" office:value="11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7181133123098" table:style-name="ce1">
            <text:p>1.037181133</text:p>
          </table:table-cell>
          <table:table-cell office:value-type="float" office:value="-0.13783681327383648" table:style-name="ce1">
            <text:p>-0.137836813</text:p>
          </table:table-cell>
          <table:table-cell/>
        </table:table-row>
        <table:table-row table:style-name="ro1">
          <table:table-cell office:value-type="float" table:style-name="ce1" office:value="11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79884981610501" table:style-name="ce1">
            <text:p>1.027988498</text:p>
          </table:table-cell>
          <table:table-cell office:value-type="float" office:value="0.16907657332873988" table:style-name="ce1">
            <text:p>0.169076573</text:p>
          </table:table-cell>
          <table:table-cell/>
        </table:table-row>
        <table:table-row table:style-name="ro1">
          <table:table-cell office:value-type="float" table:style-name="ce1" office:value="11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07769759628022" table:style-name="ce1">
            <text:p>1.000776976</text:p>
          </table:table-cell>
          <table:table-cell office:value-type="float" office:value="-0.27396934934906303" table:style-name="ce1">
            <text:p>-0.273969349</text:p>
          </table:table-cell>
          <table:table-cell/>
        </table:table-row>
        <table:table-row table:style-name="ro1">
          <table:table-cell office:value-type="float" table:style-name="ce1" office:value="12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32132087562773" table:style-name="ce1">
            <text:p>1.043213209</text:p>
          </table:table-cell>
          <table:table-cell office:value-type="float" office:value="3.1873046237091911E-2" table:style-name="ce1">
            <text:p>0.031873046</text:p>
          </table:table-cell>
          <table:table-cell/>
        </table:table-row>
        <table:table-row table:style-name="ro1">
          <table:table-cell office:value-type="float" table:style-name="ce1" office:value="12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1089473718405" table:style-name="ce1">
            <text:p>1.016108947</text:p>
          </table:table-cell>
          <table:table-cell office:value-type="float" office:value="-0.22210496858667991" table:style-name="ce1">
            <text:p>-0.222104969</text:p>
          </table:table-cell>
          <table:table-cell/>
        </table:table-row>
        <table:table-row table:style-name="ro1">
          <table:table-cell office:value-type="float" table:style-name="ce1" office:value="12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70120540019685" table:style-name="ce1">
            <text:p>1.037012054</text:p>
          </table:table-cell>
          <table:table-cell office:value-type="float" office:value="-4.5276924085218773E-2" table:style-name="ce1">
            <text:p>-0.045276924</text:p>
          </table:table-cell>
          <table:table-cell/>
        </table:table-row>
        <table:table-row table:style-name="ro1">
          <table:table-cell office:value-type="float" table:style-name="ce1" office:value="12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91250642382848" table:style-name="ce1">
            <text:p>1.029125064</text:p>
          </table:table-cell>
          <table:table-cell office:value-type="float" office:value="-0.12836670968964742" table:style-name="ce1">
            <text:p>-0.12836671</text:p>
          </table:table-cell>
          <table:table-cell/>
        </table:table-row>
        <table:table-row table:style-name="ro1">
          <table:table-cell office:value-type="float" table:style-name="ce1" office:value="12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9705979236321" table:style-name="ce1">
            <text:p>1.029705979</text:p>
          </table:table-cell>
          <table:table-cell office:value-type="float" office:value="-0.14453247498389249" table:style-name="ce1">
            <text:p>-0.144532475</text:p>
          </table:table-cell>
          <table:table-cell/>
        </table:table-row>
        <table:table-row table:style-name="ro1">
          <table:table-cell office:value-type="float" table:style-name="ce1" office:value="12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15116080667468" table:style-name="ce1">
            <text:p>1.011511608</text:p>
          </table:table-cell>
          <table:table-cell office:value-type="float" office:value="0.25557612710545485" table:style-name="ce1">
            <text:p>0.255576127</text:p>
          </table:table-cell>
          <table:table-cell/>
        </table:table-row>
        <table:table-row table:style-name="ro1">
          <table:table-cell office:value-type="float" table:style-name="ce1" office:value="12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44029131147014" table:style-name="ce1">
            <text:p>0.974402913</text:p>
          </table:table-cell>
          <table:table-cell office:value-type="float" office:value="0.35600241981422531" table:style-name="ce1">
            <text:p>0.35600242</text:p>
          </table:table-cell>
          <table:table-cell/>
        </table:table-row>
        <table:table-row table:style-name="ro1">
          <table:table-cell office:value-type="float" table:style-name="ce1" office:value="12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8513842919724" table:style-name="ce1">
            <text:p>1.028513843</text:p>
          </table:table-cell>
          <table:table-cell office:value-type="float" office:value="0.15481371038283878" table:style-name="ce1">
            <text:p>0.15481371</text:p>
          </table:table-cell>
          <table:table-cell/>
        </table:table-row>
        <table:table-row table:style-name="ro1">
          <table:table-cell office:value-type="float" table:style-name="ce1" office:value="12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09143745047111" table:style-name="ce1">
            <text:p>1.000914375</text:p>
          </table:table-cell>
          <table:table-cell office:value-type="float" office:value="0.18352159248939398" table:style-name="ce1">
            <text:p>0.183521592</text:p>
          </table:table-cell>
          <table:table-cell/>
        </table:table-row>
        <table:table-row table:style-name="ro1">
          <table:table-cell office:value-type="float" table:style-name="ce1" office:value="12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46684024608375" table:style-name="ce1">
            <text:p>1.034668402</text:p>
          </table:table-cell>
          <table:table-cell office:value-type="float" office:value="-8.4338051608620943E-2" table:style-name="ce1">
            <text:p>-0.084338052</text:p>
          </table:table-cell>
          <table:table-cell/>
        </table:table-row>
        <table:table-row table:style-name="ro1">
          <table:table-cell office:value-type="float" table:style-name="ce1" office:value="13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15027566329691" table:style-name="ce1">
            <text:p>1.011502757</text:p>
          </table:table-cell>
          <table:table-cell office:value-type="float" office:value="0.10167464444936399" table:style-name="ce1">
            <text:p>0.101674644</text:p>
          </table:table-cell>
          <table:table-cell/>
        </table:table-row>
        <table:table-row table:style-name="ro1">
          <table:table-cell office:value-type="float" table:style-name="ce1" office:value="13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6644786393279292" table:style-name="ce1">
            <text:p>0.966447864</text:p>
          </table:table-cell>
          <table:table-cell office:value-type="float" office:value="0.37816314772825466" table:style-name="ce1">
            <text:p>0.378163148</text:p>
          </table:table-cell>
          <table:table-cell/>
        </table:table-row>
        <table:table-row table:style-name="ro1">
          <table:table-cell office:value-type="float" table:style-name="ce1" office:value="13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2944762621357" table:style-name="ce1">
            <text:p>1.002944763</text:p>
          </table:table-cell>
          <table:table-cell office:value-type="float" office:value="0.22051170746785717" table:style-name="ce1">
            <text:p>0.220511707</text:p>
          </table:table-cell>
          <table:table-cell/>
        </table:table-row>
        <table:table-row table:style-name="ro1">
          <table:table-cell office:value-type="float" table:style-name="ce1" office:value="13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6600390040789" table:style-name="ce1">
            <text:p>1.025660039</text:p>
          </table:table-cell>
          <table:table-cell office:value-type="float" office:value="-0.16906133322008149" table:style-name="ce1">
            <text:p>-0.169061333</text:p>
          </table:table-cell>
          <table:table-cell/>
        </table:table-row>
        <table:table-row table:style-name="ro1">
          <table:table-cell office:value-type="float" table:style-name="ce1" office:value="13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401646795629" table:style-name="ce1">
            <text:p>1.014016468</text:p>
          </table:table-cell>
          <table:table-cell office:value-type="float" office:value="-0.22090595898130655" table:style-name="ce1">
            <text:p>-0.220905959</text:p>
          </table:table-cell>
          <table:table-cell/>
        </table:table-row>
        <table:table-row table:style-name="ro1">
          <table:table-cell office:value-type="float" table:style-name="ce1" office:value="13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754252762610651" table:style-name="ce1">
            <text:p>0.997542528</text:p>
          </table:table-cell>
          <table:table-cell office:value-type="float" office:value="0.29056824598933462" table:style-name="ce1">
            <text:p>0.290568246</text:p>
          </table:table-cell>
          <table:table-cell/>
        </table:table-row>
        <table:table-row table:style-name="ro1">
          <table:table-cell office:value-type="float" table:style-name="ce1" office:value="13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994532664687752" table:style-name="ce1">
            <text:p>0.999945327</text:p>
          </table:table-cell>
          <table:table-cell office:value-type="float" office:value="0.24616535848301144" table:style-name="ce1">
            <text:p>0.246165358</text:p>
          </table:table-cell>
          <table:table-cell/>
        </table:table-row>
        <table:table-row table:style-name="ro1">
          <table:table-cell office:value-type="float" table:style-name="ce1" office:value="13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2401765586825" table:style-name="ce1">
            <text:p>1.019240177</text:p>
          </table:table-cell>
          <table:table-cell office:value-type="float" office:value="-0.18559488809939129" table:style-name="ce1">
            <text:p>-0.185594888</text:p>
          </table:table-cell>
          <table:table-cell/>
        </table:table-row>
        <table:table-row table:style-name="ro1">
          <table:table-cell office:value-type="float" table:style-name="ce1" office:value="13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302011001139801" table:style-name="ce1">
            <text:p>0.99302011</text:p>
          </table:table-cell>
          <table:table-cell office:value-type="float" office:value="-0.24501204279167763" table:style-name="ce1">
            <text:p>-0.245012043</text:p>
          </table:table-cell>
          <table:table-cell/>
        </table:table-row>
        <table:table-row table:style-name="ro1">
          <table:table-cell office:value-type="float" table:style-name="ce1" office:value="13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1827958871742" table:style-name="ce1">
            <text:p>1.001827959</text:p>
          </table:table-cell>
          <table:table-cell office:value-type="float" office:value="-0.23534559869026467" table:style-name="ce1">
            <text:p>-0.235345599</text:p>
          </table:table-cell>
          <table:table-cell/>
        </table:table-row>
        <table:table-row table:style-name="ro1">
          <table:table-cell office:value-type="float" table:style-name="ce1" office:value="14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129338764967789" table:style-name="ce1">
            <text:p>0.991293388</text:p>
          </table:table-cell>
          <table:table-cell office:value-type="float" office:value="0.31750626702795237" table:style-name="ce1">
            <text:p>0.317506267</text:p>
          </table:table-cell>
          <table:table-cell/>
        </table:table-row>
        <table:table-row table:style-name="ro1">
          <table:table-cell office:value-type="float" table:style-name="ce1" office:value="14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7552709003553" table:style-name="ce1">
            <text:p>1.012755271</text:p>
          </table:table-cell>
          <table:table-cell office:value-type="float" office:value="-0.17165838535751057" table:style-name="ce1">
            <text:p>-0.171658385</text:p>
          </table:table-cell>
          <table:table-cell/>
        </table:table-row>
        <table:table-row table:style-name="ro1">
          <table:table-cell office:value-type="float" table:style-name="ce1" office:value="14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90726970904433" table:style-name="ce1">
            <text:p>1.009072697</text:p>
          </table:table-cell>
          <table:table-cell office:value-type="float" office:value="0.25215134738211997" table:style-name="ce1">
            <text:p>0.252151347</text:p>
          </table:table-cell>
          <table:table-cell/>
        </table:table-row>
        <table:table-row table:style-name="ro1">
          <table:table-cell office:value-type="float" table:style-name="ce1" office:value="14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17547969821057" table:style-name="ce1">
            <text:p>1.011754797</text:p>
          </table:table-cell>
          <table:table-cell office:value-type="float" office:value="0.21284135120718031" table:style-name="ce1">
            <text:p>0.212841351</text:p>
          </table:table-cell>
          <table:table-cell/>
        </table:table-row>
        <table:table-row table:style-name="ro1">
          <table:table-cell office:value-type="float" table:style-name="ce1" office:value="14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87301077030262" table:style-name="ce1">
            <text:p>1.008730108</text:p>
          </table:table-cell>
          <table:table-cell office:value-type="float" office:value="-0.18077225952407922" table:style-name="ce1">
            <text:p>-0.18077226</text:p>
          </table:table-cell>
          <table:table-cell/>
        </table:table-row>
        <table:table-row table:style-name="ro1">
          <table:table-cell office:value-type="float" table:style-name="ce1" office:value="14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1525642273799" table:style-name="ce1">
            <text:p>1.020152564</text:p>
          </table:table-cell>
          <table:table-cell office:value-type="float" office:value="-0.1183965611844419" table:style-name="ce1">
            <text:p>-0.118396561</text:p>
          </table:table-cell>
          <table:table-cell/>
        </table:table-row>
        <table:table-row table:style-name="ro1">
          <table:table-cell office:value-type="float" table:style-name="ce1" office:value="14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4423439168003287" table:style-name="ce1">
            <text:p>0.944234392</text:p>
          </table:table-cell>
          <table:table-cell office:value-type="float" office:value="0.35962421159960606" table:style-name="ce1">
            <text:p>0.359624212</text:p>
          </table:table-cell>
          <table:table-cell/>
        </table:table-row>
        <table:table-row table:style-name="ro1">
          <table:table-cell office:value-type="float" table:style-name="ce1" office:value="14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245698902764256" table:style-name="ce1">
            <text:p>0.982456989</text:p>
          </table:table-cell>
          <table:table-cell office:value-type="float" office:value="-0.31656769372558968" table:style-name="ce1">
            <text:p>-0.316567694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962719753947971" table:style-name="ce1">
            <text:p>0.999627198</text:p>
          </table:table-cell>
          <table:table-cell office:value-type="float" office:value="0.2206969776398538" table:style-name="ce1">
            <text:p>0.220696978</text:p>
          </table:table-cell>
          <table:table-cell/>
        </table:table-row>
        <table:table-row table:style-name="ro1">
          <table:table-cell office:value-type="float" table:style-name="ce1" office:value="14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11638226152487" table:style-name="ce1">
            <text:p>0.971163823</text:p>
          </table:table-cell>
          <table:table-cell office:value-type="float" office:value="0.31573765952660432" table:style-name="ce1">
            <text:p>0.31573766</text:p>
          </table:table-cell>
          <table:table-cell/>
        </table:table-row>
        <table:table-row table:style-name="ro1">
          <table:table-cell office:value-type="float" table:style-name="ce1" office:value="15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08281083635726" table:style-name="ce1">
            <text:p>1.000828108</text:p>
          </table:table-cell>
          <table:table-cell office:value-type="float" office:value="0.24508622464225308" table:style-name="ce1">
            <text:p>0.245086225</text:p>
          </table:table-cell>
          <table:table-cell/>
        </table:table-row>
        <table:table-row table:style-name="ro1">
          <table:table-cell office:value-type="float" table:style-name="ce1" office:value="15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87951792380824378" table:style-name="ce1">
            <text:p>0.879517924</text:p>
          </table:table-cell>
          <table:table-cell office:value-type="float" office:value="0.53412472485369578" table:style-name="ce1">
            <text:p>0.534124725</text:p>
          </table:table-cell>
          <table:table-cell/>
        </table:table-row>
        <table:table-row table:style-name="ro1">
          <table:table-cell office:value-type="float" table:style-name="ce1" office:value="15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3329594301936" table:style-name="ce1">
            <text:p>1.023332959</text:p>
          </table:table-cell>
          <table:table-cell office:value-type="float" office:value="-0.10196182689537023" table:style-name="ce1">
            <text:p>-0.101961827</text:p>
          </table:table-cell>
          <table:table-cell/>
        </table:table-row>
        <table:table-row table:style-name="ro1">
          <table:table-cell office:value-type="float" table:style-name="ce1" office:value="15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37494628987926" table:style-name="ce1">
            <text:p>1.003749463</text:p>
          </table:table-cell>
          <table:table-cell office:value-type="float" office:value="0.28782052694411053" table:style-name="ce1">
            <text:p>0.287820527</text:p>
          </table:table-cell>
          <table:table-cell/>
        </table:table-row>
        <table:table-row table:style-name="ro1">
          <table:table-cell office:value-type="float" table:style-name="ce1" office:value="15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507036944000538" table:style-name="ce1">
            <text:p>0.995070369</text:p>
          </table:table-cell>
          <table:table-cell office:value-type="float" office:value="0.29683247777581762" table:style-name="ce1">
            <text:p>0.296832478</text:p>
          </table:table-cell>
          <table:table-cell/>
        </table:table-row>
        <table:table-row table:style-name="ro1">
          <table:table-cell office:value-type="float" table:style-name="ce1" office:value="15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4477431488753" table:style-name="ce1">
            <text:p>1.014477431</text:p>
          </table:table-cell>
          <table:table-cell office:value-type="float" office:value="0.17523067939143053" table:style-name="ce1">
            <text:p>0.175230679</text:p>
          </table:table-cell>
          <table:table-cell/>
        </table:table-row>
        <table:table-row table:style-name="ro1">
          <table:table-cell office:value-type="float" table:style-name="ce1" office:value="15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57102149261807" table:style-name="ce1">
            <text:p>1.015710215</text:p>
          </table:table-cell>
          <table:table-cell office:value-type="float" office:value="0.20904965748503757" table:style-name="ce1">
            <text:p>0.209049657</text:p>
          </table:table-cell>
          <table:table-cell/>
        </table:table-row>
        <table:table-row table:style-name="ro1">
          <table:table-cell office:value-type="float" table:style-name="ce1" office:value="15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87545610685162" table:style-name="ce1">
            <text:p>1.008754561</text:p>
          </table:table-cell>
          <table:table-cell office:value-type="float" office:value="-0.26388922964657957" table:style-name="ce1">
            <text:p>-0.26388923</text:p>
          </table:table-cell>
          <table:table-cell/>
        </table:table-row>
        <table:table-row table:style-name="ro1">
          <table:table-cell office:value-type="float" table:style-name="ce1" office:value="15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99396664353151" table:style-name="ce1">
            <text:p>1.009939666</text:p>
          </table:table-cell>
          <table:table-cell office:value-type="float" office:value="0.27571993065522898" table:style-name="ce1">
            <text:p>0.275719931</text:p>
          </table:table-cell>
          <table:table-cell/>
        </table:table-row>
        <table:table-row table:style-name="ro1">
          <table:table-cell office:value-type="float" table:style-name="ce1" office:value="15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11727396792247" table:style-name="ce1">
            <text:p>1.03117274</text:p>
          </table:table-cell>
          <table:table-cell office:value-type="float" office:value="0.10092567038391222" table:style-name="ce1">
            <text:p>0.10092567</text:p>
          </table:table-cell>
          <table:table-cell/>
        </table:table-row>
        <table:table-row table:style-name="ro1">
          <table:table-cell office:value-type="float" table:style-name="ce1" office:value="16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01671489144497" table:style-name="ce1">
            <text:p>1.010167149</text:p>
          </table:table-cell>
          <table:table-cell office:value-type="float" office:value="0.19544191273637226" table:style-name="ce1">
            <text:p>0.195441913</text:p>
          </table:table-cell>
          <table:table-cell/>
        </table:table-row>
        <table:table-row table:style-name="ro1">
          <table:table-cell office:value-type="float" table:style-name="ce1" office:value="16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2080760054805222" table:style-name="ce1">
            <text:p>0.920807601</text:p>
          </table:table-cell>
          <table:table-cell office:value-type="float" office:value="0.4655368973270958" table:style-name="ce1">
            <text:p>0.465536897</text:p>
          </table:table-cell>
          <table:table-cell/>
        </table:table-row>
        <table:table-row table:style-name="ro1">
          <table:table-cell office:value-type="float" table:style-name="ce1" office:value="16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96559461270789" table:style-name="ce1">
            <text:p>1.029655946</text:p>
          </table:table-cell>
          <table:table-cell office:value-type="float" office:value="-9.5248414763658418E-3" table:style-name="ce1">
            <text:p>-0.009524841</text:p>
          </table:table-cell>
          <table:table-cell/>
        </table:table-row>
        <table:table-row table:style-name="ro1">
          <table:table-cell office:value-type="float" table:style-name="ce1" office:value="16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1332483863587388" table:style-name="ce1">
            <text:p>0.913324839</text:p>
          </table:table-cell>
          <table:table-cell office:value-type="float" office:value="0.42744391343280908" table:style-name="ce1">
            <text:p>0.427443913</text:p>
          </table:table-cell>
          <table:table-cell/>
        </table:table-row>
        <table:table-row table:style-name="ro1">
          <table:table-cell office:value-type="float" table:style-name="ce1" office:value="16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56502047634371" table:style-name="ce1">
            <text:p>1.035650205</text:p>
          </table:table-cell>
          <table:table-cell office:value-type="float" office:value="-0.15237747003232152" table:style-name="ce1">
            <text:p>-0.15237747</text:p>
          </table:table-cell>
          <table:table-cell/>
        </table:table-row>
        <table:table-row table:style-name="ro1">
          <table:table-cell office:value-type="float" table:style-name="ce1" office:value="16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5317483368050726" table:style-name="ce1">
            <text:p>0.953174834</text:p>
          </table:table-cell>
          <table:table-cell office:value-type="float" office:value="0.33641399560383489" table:style-name="ce1">
            <text:p>0.336413996</text:p>
          </table:table-cell>
          <table:table-cell/>
        </table:table-row>
        <table:table-row table:style-name="ro1">
          <table:table-cell office:value-type="float" table:style-name="ce1" office:value="16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21147056088871" table:style-name="ce1">
            <text:p>1.032114706</text:p>
          </table:table-cell>
          <table:table-cell office:value-type="float" office:value="-0.12782501502397844" table:style-name="ce1">
            <text:p>-0.127825015</text:p>
          </table:table-cell>
          <table:table-cell/>
        </table:table-row>
        <table:table-row table:style-name="ro1">
          <table:table-cell office:value-type="float" table:style-name="ce1" office:value="16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8608228741871" table:style-name="ce1">
            <text:p>1.028608229</text:p>
          </table:table-cell>
          <table:table-cell office:value-type="float" office:value="-0.19268461735310127" table:style-name="ce1">
            <text:p>-0.192684617</text:p>
          </table:table-cell>
          <table:table-cell/>
        </table:table-row>
        <table:table-row table:style-name="ro1">
          <table:table-cell office:value-type="float" table:style-name="ce1" office:value="16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85385092841375" table:style-name="ce1">
            <text:p>1.028538509</text:p>
          </table:table-cell>
          <table:table-cell office:value-type="float" office:value="0.14565017995033111" table:style-name="ce1">
            <text:p>0.14565018</text:p>
          </table:table-cell>
          <table:table-cell/>
        </table:table-row>
        <table:table-row table:style-name="ro1">
          <table:table-cell office:value-type="float" table:style-name="ce1" office:value="16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5729543860345" table:style-name="ce1">
            <text:p>1.022572954</text:p>
          </table:table-cell>
          <table:table-cell office:value-type="float" office:value="7.7426112896214871E-2" table:style-name="ce1">
            <text:p>0.077426113</text:p>
          </table:table-cell>
          <table:table-cell/>
        </table:table-row>
        <table:table-row table:style-name="ro1">
          <table:table-cell office:value-type="float" table:style-name="ce1" office:value="17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4184246173346753" table:style-name="ce1">
            <text:p>0.941842462</text:p>
          </table:table-cell>
          <table:table-cell office:value-type="float" office:value="0.36418239561494697" table:style-name="ce1">
            <text:p>0.364182396</text:p>
          </table:table-cell>
          <table:table-cell/>
        </table:table-row>
        <table:table-row table:style-name="ro1">
          <table:table-cell office:value-type="float" table:style-name="ce1" office:value="17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2812840216322001" table:style-name="ce1">
            <text:p>0.928128402</text:p>
          </table:table-cell>
          <table:table-cell office:value-type="float" office:value="0.47781259830392536" table:style-name="ce1">
            <text:p>0.477812598</text:p>
          </table:table-cell>
          <table:table-cell/>
        </table:table-row>
        <table:table-row table:style-name="ro1">
          <table:table-cell office:value-type="float" table:style-name="ce1" office:value="17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3032028956652191" table:style-name="ce1">
            <text:p>0.93032029</text:p>
          </table:table-cell>
          <table:table-cell office:value-type="float" office:value="0.46932734719049013" table:style-name="ce1">
            <text:p>0.469327347</text:p>
          </table:table-cell>
          <table:table-cell/>
        </table:table-row>
        <table:table-row table:style-name="ro1">
          <table:table-cell office:value-type="float" table:style-name="ce1" office:value="17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42840130635449" table:style-name="ce1">
            <text:p>1.014284013</text:p>
          </table:table-cell>
          <table:table-cell office:value-type="float" office:value="2.531996926757114E-2" table:style-name="ce1">
            <text:p>0.025319969</text:p>
          </table:table-cell>
          <table:table-cell/>
        </table:table-row>
        <table:table-row table:style-name="ro1">
          <table:table-cell office:value-type="float" table:style-name="ce1" office:value="17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41840442075363" table:style-name="ce1">
            <text:p>1.014184044</text:p>
          </table:table-cell>
          <table:table-cell office:value-type="float" office:value="2.5317473705845576E-2" table:style-name="ce1">
            <text:p>0.025317474</text:p>
          </table:table-cell>
          <table:table-cell/>
        </table:table-row>
        <table:table-row table:style-name="ro1">
          <table:table-cell office:value-type="float" table:style-name="ce1" office:value="17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272811250045131" table:style-name="ce1">
            <text:p>0.927281125</text:p>
          </table:table-cell>
          <table:table-cell office:value-type="float" office:value="0.4827120002759045" table:style-name="ce1">
            <text:p>0.482712</text:p>
          </table:table-cell>
          <table:table-cell/>
        </table:table-row>
        <table:table-row table:style-name="ro1">
          <table:table-cell office:value-type="float" table:style-name="ce1" office:value="17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6121440712151895" table:style-name="ce1">
            <text:p>0.961214407</text:p>
          </table:table-cell>
          <table:table-cell office:value-type="float" office:value="0.3689756408518412" table:style-name="ce1">
            <text:p>0.368975641</text:p>
          </table:table-cell>
          <table:table-cell/>
        </table:table-row>
        <table:table-row table:style-name="ro1">
          <table:table-cell office:value-type="float" table:style-name="ce1" office:value="17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3401815299572633" table:style-name="ce1">
            <text:p>0.934018153</text:p>
          </table:table-cell>
          <table:table-cell office:value-type="float" office:value="0.46507381121113689" table:style-name="ce1">
            <text:p>0.465073811</text:p>
          </table:table-cell>
          <table:table-cell/>
        </table:table-row>
        <table:table-row table:style-name="ro1">
          <table:table-cell office:value-type="float" table:style-name="ce1" office:value="17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9915438426895" table:style-name="ce1">
            <text:p>1.024991544</text:p>
          </table:table-cell>
          <table:table-cell office:value-type="float" office:value="-0.15062647526573678" table:style-name="ce1">
            <text:p>-0.150626475</text:p>
          </table:table-cell>
          <table:table-cell/>
        </table:table-row>
        <table:table-row table:style-name="ro1">
          <table:table-cell office:value-type="float" table:style-name="ce1" office:value="17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61829697391205" table:style-name="ce1">
            <text:p>1.00618297</text:p>
          </table:table-cell>
          <table:table-cell office:value-type="float" office:value="0.23340574416017279" table:style-name="ce1">
            <text:p>0.233405744</text:p>
          </table:table-cell>
          <table:table-cell/>
        </table:table-row>
        <table:table-row table:style-name="ro1">
          <table:table-cell office:value-type="float" table:style-name="ce1" office:value="18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2837281044145636" table:style-name="ce1">
            <text:p>0.92837281</text:p>
          </table:table-cell>
          <table:table-cell office:value-type="float" office:value="0.47711881626386499" table:style-name="ce1">
            <text:p>0.477118816</text:p>
          </table:table-cell>
          <table:table-cell/>
        </table:table-row>
        <table:table-row table:style-name="ro1">
          <table:table-cell office:value-type="float" table:style-name="ce1" office:value="18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3602324854881602" table:style-name="ce1">
            <text:p>0.936023249</text:p>
          </table:table-cell>
          <table:table-cell office:value-type="float" office:value="0.44425633161061584" table:style-name="ce1">
            <text:p>0.444256332</text:p>
          </table:table-cell>
          <table:table-cell/>
        </table:table-row>
        <table:table-row table:style-name="ro1">
          <table:table-cell office:value-type="float" table:style-name="ce1" office:value="18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0968414687955" table:style-name="ce1">
            <text:p>1.030968415</text:p>
          </table:table-cell>
          <table:table-cell office:value-type="float" office:value="-0.13902596130149592" table:style-name="ce1">
            <text:p>-0.139025961</text:p>
          </table:table-cell>
          <table:table-cell/>
        </table:table-row>
        <table:table-row table:style-name="ro1">
          <table:table-cell office:value-type="float" table:style-name="ce1" office:value="18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1536265117737" table:style-name="ce1">
            <text:p>1.016153627</text:p>
          </table:table-cell>
          <table:table-cell office:value-type="float" office:value="-0.16585526017275048" table:style-name="ce1">
            <text:p>-0.16585526</text:p>
          </table:table-cell>
          <table:table-cell/>
        </table:table-row>
        <table:table-row table:style-name="ro1">
          <table:table-cell office:value-type="float" table:style-name="ce1" office:value="18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28174749879226" table:style-name="ce1">
            <text:p>1.032817475</text:p>
          </table:table-cell>
          <table:table-cell office:value-type="float" office:value="2.4159332763378769E-2" table:style-name="ce1">
            <text:p>0.024159333</text:p>
          </table:table-cell>
          <table:table-cell/>
        </table:table-row>
        <table:table-row table:style-name="ro1">
          <table:table-cell office:value-type="float" table:style-name="ce1" office:value="18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29174476406173" table:style-name="ce1">
            <text:p>1.032917448</text:p>
          </table:table-cell>
          <table:table-cell office:value-type="float" office:value="2.416167129137832E-2" table:style-name="ce1">
            <text:p>0.024161671</text:p>
          </table:table-cell>
          <table:table-cell/>
        </table:table-row>
        <table:table-row table:style-name="ro1">
          <table:table-cell office:value-type="float" table:style-name="ce1" office:value="18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27258718000452" table:style-name="ce1">
            <text:p>1.032725872</text:p>
          </table:table-cell>
          <table:table-cell office:value-type="float" office:value="2.3796506357797235E-2" table:style-name="ce1">
            <text:p>0.023796506</text:p>
          </table:table-cell>
          <table:table-cell/>
        </table:table-row>
        <table:table-row table:style-name="ro1">
          <table:table-cell office:value-type="float" table:style-name="ce1" office:value="18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367372268723996" table:style-name="ce1">
            <text:p>0.983673723</text:p>
          </table:table-cell>
          <table:table-cell office:value-type="float" office:value="0.26559973135270037" table:style-name="ce1">
            <text:p>0.265599731</text:p>
          </table:table-cell>
          <table:table-cell/>
        </table:table-row>
        <table:table-row table:style-name="ro1">
          <table:table-cell office:value-type="float" table:style-name="ce1" office:value="18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85446405822011229" table:style-name="ce1">
            <text:p>0.854464058</text:p>
          </table:table-cell>
          <table:table-cell office:value-type="float" office:value="0.60903338431486354" table:style-name="ce1">
            <text:p>0.609033384</text:p>
          </table:table-cell>
          <table:table-cell/>
        </table:table-row>
        <table:table-row table:style-name="ro1">
          <table:table-cell office:value-type="float" table:style-name="ce1" office:value="18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88034798993226659" table:style-name="ce1">
            <text:p>0.88034799</text:p>
          </table:table-cell>
          <table:table-cell office:value-type="float" office:value="0.56192417337414635" table:style-name="ce1">
            <text:p>0.561924173</text:p>
          </table:table-cell>
          <table:table-cell/>
        </table:table-row>
        <table:table-row table:style-name="ro1">
          <table:table-cell office:value-type="float" table:style-name="ce1" office:value="19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694885502383078" table:style-name="ce1">
            <text:p>0.986948855</text:p>
          </table:table-cell>
          <table:table-cell office:value-type="float" office:value="0.26574492952293444" table:style-name="ce1">
            <text:p>0.26574493</text:p>
          </table:table-cell>
          <table:table-cell/>
        </table:table-row>
        <table:table-row table:style-name="ro1">
          <table:table-cell office:value-type="float" table:style-name="ce1" office:value="19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455687764257823" table:style-name="ce1">
            <text:p>0.945568776</text:p>
          </table:table-cell>
          <table:table-cell office:value-type="float" office:value="0.45466507348668067" table:style-name="ce1">
            <text:p>0.454665073</text:p>
          </table:table-cell>
          <table:table-cell/>
        </table:table-row>
        <table:table-row table:style-name="ro1">
          <table:table-cell office:value-type="float" table:style-name="ce1" office:value="19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28124312983296" table:style-name="ce1">
            <text:p>1.032812431</text:p>
          </table:table-cell>
          <table:table-cell office:value-type="float" office:value="0.16302711969372927" table:style-name="ce1">
            <text:p>0.16302712</text:p>
          </table:table-cell>
          <table:table-cell/>
        </table:table-row>
        <table:table-row table:style-name="ro1">
          <table:table-cell office:value-type="float" table:style-name="ce1" office:value="19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1666739194096547" table:style-name="ce1">
            <text:p>0.916667392</text:p>
          </table:table-cell>
          <table:table-cell office:value-type="float" office:value="0.51104906080742252" table:style-name="ce1">
            <text:p>0.511049061</text:p>
          </table:table-cell>
          <table:table-cell/>
        </table:table-row>
        <table:table-row table:style-name="ro1">
          <table:table-cell office:value-type="float" table:style-name="ce1" office:value="19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0687783281301348" table:style-name="ce1">
            <text:p>0.906877833</text:p>
          </table:table-cell>
          <table:table-cell office:value-type="float" office:value="0.52802742007624204" table:style-name="ce1">
            <text:p>0.52802742</text:p>
          </table:table-cell>
          <table:table-cell/>
        </table:table-row>
        <table:table-row table:style-name="ro1">
          <table:table-cell office:value-type="float" table:style-name="ce1" office:value="19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64920705612222" table:style-name="ce1">
            <text:p>1.036492071</text:p>
          </table:table-cell>
          <table:table-cell office:value-type="float" office:value="6.9207135930554609E-2" table:style-name="ce1">
            <text:p>0.069207136</text:p>
          </table:table-cell>
          <table:table-cell/>
        </table:table-row>
        <table:table-row table:style-name="ro1">
          <table:table-cell office:value-type="float" table:style-name="ce1" office:value="19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86599594810311353" table:style-name="ce1">
            <text:p>0.865995948</text:p>
          </table:table-cell>
          <table:table-cell office:value-type="float" office:value="0.58897224711270502" table:style-name="ce1">
            <text:p>0.588972247</text:p>
          </table:table-cell>
          <table:table-cell/>
        </table:table-row>
        <table:table-row table:style-name="ro1">
          <table:table-cell office:value-type="float" table:style-name="ce1" office:value="19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86599594810311353" table:style-name="ce1">
            <text:p>0.865995948</text:p>
          </table:table-cell>
          <table:table-cell office:value-type="float" office:value="0.58897224711270502" table:style-name="ce1">
            <text:p>0.588972247</text:p>
          </table:table-cell>
          <table:table-cell/>
        </table:table-row>
        <table:table-row table:style-name="ro1">
          <table:table-cell office:value-type="float" table:style-name="ce1" office:value="19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86599594810311353" table:style-name="ce1">
            <text:p>0.865995948</text:p>
          </table:table-cell>
          <table:table-cell office:value-type="float" office:value="0.58897224711270502" table:style-name="ce1">
            <text:p>0.588972247</text:p>
          </table:table-cell>
          <table:table-cell/>
        </table:table-row>
        <table:table-row table:style-name="ro1">
          <table:table-cell office:value-type="float" table:style-name="ce1" office:value="19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86577010323581749" table:style-name="ce1">
            <text:p>0.865770103</text:p>
          </table:table-cell>
          <table:table-cell office:value-type="float" office:value="0.58948188126781487" table:style-name="ce1">
            <text:p>0.589481881</text:p>
          </table:table-cell>
          <table:table-cell/>
        </table:table-row>
        <table:table-row table:style-name="ro1">
          <table:table-cell office:value-type="float" table:style-name="ce1" office:value="20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0933961098438" table:style-name="ce1">
            <text:p>1.025093396</text:p>
          </table:table-cell>
          <table:table-cell office:value-type="float" office:value="-9.8344136846009358E-2" table:style-name="ce1">
            <text:p>-0.098344137</text:p>
          </table:table-cell>
          <table:table-cell/>
        </table:table-row>
        <table:table-row table:style-name="ro1">
          <table:table-cell office:value-type="float" table:style-name="ce1" office:value="20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2285250306287" table:style-name="ce1">
            <text:p>1.024228525</text:p>
          </table:table-cell>
          <table:table-cell office:value-type="float" office:value="-0.10205105836581543" table:style-name="ce1">
            <text:p>-0.102051058</text:p>
          </table:table-cell>
          <table:table-cell/>
        </table:table-row>
        <table:table-row table:style-name="ro1">
          <table:table-cell office:value-type="float" table:style-name="ce1" office:value="20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364323308381397" table:style-name="ce1">
            <text:p>0.993643233</text:p>
          </table:table-cell>
          <table:table-cell office:value-type="float" office:value="0.30397686646642241" table:style-name="ce1">
            <text:p>0.303976866</text:p>
          </table:table-cell>
          <table:table-cell/>
        </table:table-row>
        <table:table-row table:style-name="ro1">
          <table:table-cell office:value-type="float" table:style-name="ce1" office:value="20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364323308381397" table:style-name="ce1">
            <text:p>0.993643233</text:p>
          </table:table-cell>
          <table:table-cell office:value-type="float" office:value="0.30397686646642241" table:style-name="ce1">
            <text:p>0.303976866</text:p>
          </table:table-cell>
          <table:table-cell/>
        </table:table-row>
        <table:table-row table:style-name="ro1">
          <table:table-cell office:value-type="float" table:style-name="ce1" office:value="204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694446531445856" table:style-name="ce1">
            <text:p>0.986944465</text:p>
          </table:table-cell>
          <table:table-cell office:value-type="float" office:value="0.27184979747124616" table:style-name="ce1">
            <text:p>0.271849797</text:p>
          </table:table-cell>
          <table:table-cell/>
        </table:table-row>
        <table:table-row table:style-name="ro1">
          <table:table-cell office:value-type="float" table:style-name="ce1" office:value="20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757038206526282" table:style-name="ce1">
            <text:p>0.987570382</text:p>
          </table:table-cell>
          <table:table-cell office:value-type="float" office:value="0.27183677173530191" table:style-name="ce1">
            <text:p>0.271836772</text:p>
          </table:table-cell>
          <table:table-cell/>
        </table:table-row>
        <table:table-row table:style-name="ro1">
          <table:table-cell office:value-type="float" table:style-name="ce1" office:value="20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637294023565802" table:style-name="ce1">
            <text:p>0.98637294</text:p>
          </table:table-cell>
          <table:table-cell office:value-type="float" office:value="0.27391625138144532" table:style-name="ce1">
            <text:p>0.273916251</text:p>
          </table:table-cell>
          <table:table-cell/>
        </table:table-row>
        <table:table-row table:style-name="ro1">
          <table:table-cell office:value-type="float" table:style-name="ce1" office:value="20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781824590172562" table:style-name="ce1">
            <text:p>0.987818246</text:p>
          </table:table-cell>
          <table:table-cell office:value-type="float" office:value="0.27431761347685618" table:style-name="ce1">
            <text:p>0.274317613</text:p>
          </table:table-cell>
          <table:table-cell/>
        </table:table-row>
        <table:table-row table:style-name="ro1">
          <table:table-cell office:value-type="float" table:style-name="ce1" office:value="20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29285165550765" table:style-name="ce1">
            <text:p>1.002928517</text:p>
          </table:table-cell>
          <table:table-cell office:value-type="float" office:value="0.2698598723053014" table:style-name="ce1">
            <text:p>0.269859872</text:p>
          </table:table-cell>
          <table:table-cell/>
        </table:table-row>
        <table:table-row table:style-name="ro1">
          <table:table-cell office:value-type="float" table:style-name="ce1" office:value="20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79575965089529" table:style-name="ce1">
            <text:p>1.027957597</text:p>
          </table:table-cell>
          <table:table-cell office:value-type="float" office:value="-9.0115424759233703E-2" table:style-name="ce1">
            <text:p>-0.090115425</text:p>
          </table:table-cell>
          <table:table-cell/>
        </table:table-row>
        <table:table-row table:style-name="ro1">
          <table:table-cell office:value-type="float" table:style-name="ce1" office:value="21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79889900989341" table:style-name="ce1">
            <text:p>1.02798899</text:p>
          </table:table-cell>
          <table:table-cell office:value-type="float" office:value="-8.9756594383775701E-2" table:style-name="ce1">
            <text:p>-0.089756594</text:p>
          </table:table-cell>
          <table:table-cell/>
        </table:table-row>
        <table:table-row table:style-name="ro1">
          <table:table-cell office:value-type="float" table:style-name="ce1" office:value="21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78579785618156" table:style-name="ce1">
            <text:p>1.027857979</text:p>
          </table:table-cell>
          <table:table-cell office:value-type="float" office:value="-9.0106691798214289E-2" table:style-name="ce1">
            <text:p>-0.090106692</text:p>
          </table:table-cell>
          <table:table-cell/>
        </table:table-row>
        <table:table-row table:style-name="ro1">
          <table:table-cell office:value-type="float" table:style-name="ce1" office:value="21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80886110883807" table:style-name="ce1">
            <text:p>1.028088611</text:p>
          </table:table-cell>
          <table:table-cell office:value-type="float" office:value="-8.9765292571040337E-2" table:style-name="ce1">
            <text:p>-0.089765293</text:p>
          </table:table-cell>
          <table:table-cell/>
        </table:table-row>
        <table:table-row table:style-name="ro1">
          <table:table-cell office:value-type="float" table:style-name="ce1" office:value="21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88746674408795" table:style-name="ce1">
            <text:p>1.028874667</text:p>
          </table:table-cell>
          <table:table-cell office:value-type="float" office:value="-9.1100651470882268E-2" table:style-name="ce1">
            <text:p>-0.091100651</text:p>
          </table:table-cell>
          <table:table-cell/>
        </table:table-row>
        <table:table-row table:style-name="ro1">
          <table:table-cell office:value-type="float" table:style-name="ce1" office:value="21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153471818631789" table:style-name="ce1">
            <text:p>0.991534718</text:p>
          </table:table-cell>
          <table:table-cell office:value-type="float" office:value="0.31510484387133597" table:style-name="ce1">
            <text:p>0.315104844</text:p>
          </table:table-cell>
          <table:table-cell/>
        </table:table-row>
        <table:table-row table:style-name="ro1">
          <table:table-cell office:value-type="float" table:style-name="ce1" office:value="21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7590289872547" table:style-name="ce1">
            <text:p>1.023759029</text:p>
          </table:table-cell>
          <table:table-cell office:value-type="float" office:value="-0.10272614354230003" table:style-name="ce1">
            <text:p>-0.102726144</text:p>
          </table:table-cell>
          <table:table-cell/>
        </table:table-row>
        <table:table-row table:style-name="ro1">
          <table:table-cell office:value-type="float" table:style-name="ce1" office:value="21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612722045258994" table:style-name="ce1">
            <text:p>0.98612722</text:p>
          </table:table-cell>
          <table:table-cell office:value-type="float" office:value="0.27218028048050957" table:style-name="ce1">
            <text:p>0.27218028</text:p>
          </table:table-cell>
          <table:table-cell/>
        </table:table-row>
        <table:table-row table:style-name="ro1">
          <table:table-cell office:value-type="float" table:style-name="ce1" office:value="21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603082482986726" table:style-name="ce1">
            <text:p>0.986030825</text:p>
          </table:table-cell>
          <table:table-cell office:value-type="float" office:value="0.27215367439248611" table:style-name="ce1">
            <text:p>0.272153674</text:p>
          </table:table-cell>
          <table:table-cell/>
        </table:table-row>
        <table:table-row table:style-name="ro1">
          <table:table-cell office:value-type="float" table:style-name="ce1" office:value="21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42940438037083" table:style-name="ce1">
            <text:p>1.034294044</text:p>
          </table:table-cell>
          <table:table-cell office:value-type="float" office:value="-5.5834316975970591E-2" table:style-name="ce1">
            <text:p>-0.055834317</text:p>
          </table:table-cell>
          <table:table-cell/>
        </table:table-row>
        <table:table-row table:style-name="ro1">
          <table:table-cell office:value-type="float" table:style-name="ce1" office:value="21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79233815977191" table:style-name="ce1">
            <text:p>1.027923382</text:p>
          </table:table-cell>
          <table:table-cell office:value-type="float" office:value="0.17312215792529245" table:style-name="ce1">
            <text:p>0.173122158</text:p>
          </table:table-cell>
          <table:table-cell/>
        </table:table-row>
        <table:table-row table:style-name="ro1">
          <table:table-cell office:value-type="float" table:style-name="ce1" office:value="22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385967317851165" table:style-name="ce1">
            <text:p>0.993859673</text:p>
          </table:table-cell>
          <table:table-cell office:value-type="float" office:value="0.30803116730211227" table:style-name="ce1">
            <text:p>0.308031167</text:p>
          </table:table-cell>
          <table:table-cell/>
        </table:table-row>
        <table:table-row table:style-name="ro1">
          <table:table-cell office:value-type="float" table:style-name="ce1" office:value="22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3308671721990011" table:style-name="ce1">
            <text:p>0.933086717</text:p>
          </table:table-cell>
          <table:table-cell office:value-type="float" office:value="0.47954143527727605" table:style-name="ce1">
            <text:p>0.479541435</text:p>
          </table:table-cell>
          <table:table-cell/>
        </table:table-row>
        <table:table-row table:style-name="ro1">
          <table:table-cell office:value-type="float" table:style-name="ce1" office:value="22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20185119094549" table:style-name="ce1">
            <text:p>1.042018512</text:p>
          </table:table-cell>
          <table:table-cell office:value-type="float" office:value="-7.0489579641287534E-2" table:style-name="ce1">
            <text:p>-0.07048958</text:p>
          </table:table-cell>
          <table:table-cell/>
        </table:table-row>
        <table:table-row table:style-name="ro1">
          <table:table-cell office:value-type="float" table:style-name="ce1" office:value="22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67650427367152" table:style-name="ce1">
            <text:p>1.046765043</text:p>
          </table:table-cell>
          <table:table-cell office:value-type="float" office:value="1.6809381440221555E-2" table:style-name="ce1">
            <text:p>0.016809381</text:p>
          </table:table-cell>
          <table:table-cell/>
        </table:table-row>
        <table:table-row table:style-name="ro1">
          <table:table-cell office:value-type="float" table:style-name="ce1" office:value="22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6862079830182" table:style-name="ce1">
            <text:p>1.04686208</text:p>
          </table:table-cell>
          <table:table-cell office:value-type="float" office:value="1.6993699233109377E-2" table:style-name="ce1">
            <text:p>0.016993699</text:p>
          </table:table-cell>
          <table:table-cell/>
        </table:table-row>
        <table:table-row table:style-name="ro1">
          <table:table-cell office:value-type="float" table:style-name="ce1" office:value="22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3702533731507598" table:style-name="ce1">
            <text:p>0.937025337</text:p>
          </table:table-cell>
          <table:table-cell office:value-type="float" office:value="0.46147997489551823" table:style-name="ce1">
            <text:p>0.461479975</text:p>
          </table:table-cell>
          <table:table-cell/>
        </table:table-row>
        <table:table-row table:style-name="ro1">
          <table:table-cell office:value-type="float" table:style-name="ce1" office:value="22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3705976142642522" table:style-name="ce1">
            <text:p>0.937059761</text:p>
          </table:table-cell>
          <table:table-cell office:value-type="float" office:value="0.46434539247789591" table:style-name="ce1">
            <text:p>0.464345392</text:p>
          </table:table-cell>
          <table:table-cell/>
        </table:table-row>
        <table:table-row table:style-name="ro1">
          <table:table-cell office:value-type="float" table:style-name="ce1" office:value="22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6870251717986577" table:style-name="ce1">
            <text:p>0.968702517</text:p>
          </table:table-cell>
          <table:table-cell office:value-type="float" office:value="0.40303358819010549" table:style-name="ce1">
            <text:p>0.403033588</text:p>
          </table:table-cell>
          <table:table-cell/>
        </table:table-row>
        <table:table-row table:style-name="ro1">
          <table:table-cell office:value-type="float" table:style-name="ce1" office:value="22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0560345643130757" table:style-name="ce1">
            <text:p>0.905603456</text:p>
          </table:table-cell>
          <table:table-cell office:value-type="float" office:value="0.52961607764461671" table:style-name="ce1">
            <text:p>0.529616078</text:p>
          </table:table-cell>
          <table:table-cell/>
        </table:table-row>
        <table:table-row table:style-name="ro1">
          <table:table-cell office:value-type="float" table:style-name="ce1" office:value="22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0560345643130757" table:style-name="ce1">
            <text:p>0.905603456</text:p>
          </table:table-cell>
          <table:table-cell office:value-type="float" office:value="0.52961607764461671" table:style-name="ce1">
            <text:p>0.529616078</text:p>
          </table:table-cell>
          <table:table-cell/>
        </table:table-row>
        <table:table-row table:style-name="ro1">
          <table:table-cell office:value-type="float" table:style-name="ce1" office:value="230"/>
          <table:table-cell office:value-type="float" table:style-name="ce1" office:value="3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88999999999999" table:style-name="ce1">
            <text:p>1.048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87999840258626" table:style-name="ce1">
            <text:p>1.048799984</text:p>
          </table:table-cell>
          <table:table-cell office:value-type="float" office:value="-1.8305013101982764E-4" table:style-name="ce1">
            <text:p>-0.00018305</text:p>
          </table:table-cell>
          <table:table-cell/>
        </table:table-row>
        <table:table-row table:style-name="ro1">
          <table:table-cell office:value-type="float" table:style-name="ce1" office:value="23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7550287717841" table:style-name="ce1">
            <text:p>1.022755029</text:p>
          </table:table-cell>
          <table:table-cell office:value-type="float" office:value="0.23630962976998426" table:style-name="ce1">
            <text:p>0.23630963</text:p>
          </table:table-cell>
          <table:table-cell/>
        </table:table-row>
        <table:table-row table:style-name="ro1">
          <table:table-cell office:value-type="float" table:style-name="ce1" office:value="23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0429720815681" table:style-name="ce1">
            <text:p>1.023042972</text:p>
          </table:table-cell>
          <table:table-cell office:value-type="float" office:value="0.23505992273144261" table:style-name="ce1">
            <text:p>0.235059923</text:p>
          </table:table-cell>
          <table:table-cell/>
        </table:table-row>
        <table:table-row table:style-name="ro1">
          <table:table-cell office:value-type="float" table:style-name="ce1" office:value="23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8439167911249" table:style-name="ce1">
            <text:p>1.038439168</text:p>
          </table:table-cell>
          <table:table-cell office:value-type="float" office:value="0.15334335508196348" table:style-name="ce1">
            <text:p>0.153343355</text:p>
          </table:table-cell>
          <table:table-cell/>
        </table:table-row>
        <table:table-row table:style-name="ro1">
          <table:table-cell office:value-type="float" table:style-name="ce1" office:value="23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8439167911249" table:style-name="ce1">
            <text:p>1.038439168</text:p>
          </table:table-cell>
          <table:table-cell office:value-type="float" office:value="0.15334335508196348" table:style-name="ce1">
            <text:p>0.153343355</text:p>
          </table:table-cell>
          <table:table-cell/>
        </table:table-row>
        <table:table-row table:style-name="ro1">
          <table:table-cell office:value-type="float" table:style-name="ce1" office:value="23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68847195646007" table:style-name="ce1">
            <text:p>1.00688472</text:p>
          </table:table-cell>
          <table:table-cell office:value-type="float" office:value="-0.18588806176652506" table:style-name="ce1">
            <text:p>-0.185888062</text:p>
          </table:table-cell>
          <table:table-cell/>
        </table:table-row>
        <table:table-row table:style-name="ro1">
          <table:table-cell office:value-type="float" table:style-name="ce1" office:value="23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0153974022246" table:style-name="ce1">
            <text:p>1.024015397</text:p>
          </table:table-cell>
          <table:table-cell office:value-type="float" office:value="-0.15176134515469969" table:style-name="ce1">
            <text:p>-0.151761345</text:p>
          </table:table-cell>
          <table:table-cell/>
        </table:table-row>
        <table:table-row table:style-name="ro1">
          <table:table-cell office:value-type="float" table:style-name="ce1" office:value="23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59098236643698" table:style-name="ce1">
            <text:p>1.015909824</text:p>
          </table:table-cell>
          <table:table-cell office:value-type="float" office:value="-0.166725763402749" table:style-name="ce1">
            <text:p>-0.166725763</text:p>
          </table:table-cell>
          <table:table-cell/>
        </table:table-row>
        <table:table-row table:style-name="ro1">
          <table:table-cell office:value-type="float" table:style-name="ce1" office:value="23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35447686479917" table:style-name="ce1">
            <text:p>1.003544769</text:p>
          </table:table-cell>
          <table:table-cell office:value-type="float" office:value="0.21917512933553579" table:style-name="ce1">
            <text:p>0.219175129</text:p>
          </table:table-cell>
          <table:table-cell/>
        </table:table-row>
        <table:table-row table:style-name="ro1">
          <table:table-cell office:value-type="float" table:style-name="ce1" office:value="24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7872097163597" table:style-name="ce1">
            <text:p>1.02478721</text:p>
          </table:table-cell>
          <table:table-cell office:value-type="float" office:value="-0.15132740928780219" table:style-name="ce1">
            <text:p>-0.151327409</text:p>
          </table:table-cell>
          <table:table-cell/>
        </table:table-row>
        <table:table-row table:style-name="ro1">
          <table:table-cell office:value-type="float" table:style-name="ce1" office:value="24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8518560241251" table:style-name="ce1">
            <text:p>1.03851856</text:p>
          </table:table-cell>
          <table:table-cell office:value-type="float" office:value="-0.11887510266846697" table:style-name="ce1">
            <text:p>-0.118875103</text:p>
          </table:table-cell>
          <table:table-cell/>
        </table:table-row>
        <table:table-row table:style-name="ro1">
          <table:table-cell office:value-type="float" table:style-name="ce1" office:value="24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4892664587831865" table:style-name="ce1">
            <text:p>0.948926646</text:p>
          </table:table-cell>
          <table:table-cell office:value-type="float" office:value="0.41122726167184492" table:style-name="ce1">
            <text:p>0.411227262</text:p>
          </table:table-cell>
          <table:table-cell/>
        </table:table-row>
        <table:table-row table:style-name="ro1">
          <table:table-cell office:value-type="float" table:style-name="ce1" office:value="24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40715108287595" table:style-name="ce1">
            <text:p>1.004071511</text:p>
          </table:table-cell>
          <table:table-cell office:value-type="float" office:value="0.21910657484898208" table:style-name="ce1">
            <text:p>0.219106575</text:p>
          </table:table-cell>
          <table:table-cell/>
        </table:table-row>
        <table:table-row table:style-name="ro1">
          <table:table-cell office:value-type="float" table:style-name="ce1" office:value="24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38143325902857" table:style-name="ce1">
            <text:p>1.003814333</text:p>
          </table:table-cell>
          <table:table-cell office:value-type="float" office:value="0.22898241348697398" table:style-name="ce1">
            <text:p>0.228982413</text:p>
          </table:table-cell>
          <table:table-cell/>
        </table:table-row>
        <table:table-row table:style-name="ro1">
          <table:table-cell office:value-type="float" table:style-name="ce1" office:value="24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4024583694902675" table:style-name="ce1">
            <text:p>0.940245837</text:p>
          </table:table-cell>
          <table:table-cell office:value-type="float" office:value="0.43904334193792788" table:style-name="ce1">
            <text:p>0.439043342</text:p>
          </table:table-cell>
          <table:table-cell/>
        </table:table-row>
        <table:table-row table:style-name="ro1">
          <table:table-cell office:value-type="float" table:style-name="ce1" office:value="24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28339589943358" table:style-name="ce1">
            <text:p>1.042833959</text:p>
          </table:table-cell>
          <table:table-cell office:value-type="float" office:value="-0.10592721070716436" table:style-name="ce1">
            <text:p>-0.105927211</text:p>
          </table:table-cell>
          <table:table-cell/>
        </table:table-row>
        <table:table-row table:style-name="ro1">
          <table:table-cell office:value-type="float" table:style-name="ce1" office:value="24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311459751798225" table:style-name="ce1">
            <text:p>0.983114598</text:p>
          </table:table-cell>
          <table:table-cell office:value-type="float" office:value="0.26305698650113024" table:style-name="ce1">
            <text:p>0.263056987</text:p>
          </table:table-cell>
          <table:table-cell/>
        </table:table-row>
        <table:table-row table:style-name="ro1">
          <table:table-cell office:value-type="float" table:style-name="ce1" office:value="24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79479533128597" table:style-name="ce1">
            <text:p>1.007947953</text:p>
          </table:table-cell>
          <table:table-cell office:value-type="float" office:value="0.27083318373570375" table:style-name="ce1">
            <text:p>0.270833184</text:p>
          </table:table-cell>
          <table:table-cell/>
        </table:table-row>
        <table:table-row table:style-name="ro1">
          <table:table-cell office:value-type="float" table:style-name="ce1" office:value="24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01281285405948" table:style-name="ce1">
            <text:p>1.030128129</text:p>
          </table:table-cell>
          <table:table-cell office:value-type="float" office:value="0.14936147023061855" table:style-name="ce1">
            <text:p>0.14936147</text:p>
          </table:table-cell>
          <table:table-cell/>
        </table:table-row>
        <table:table-row table:style-name="ro1">
          <table:table-cell office:value-type="float" table:style-name="ce1" office:value="25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20719834214309" table:style-name="ce1">
            <text:p>1.002071983</text:p>
          </table:table-cell>
          <table:table-cell office:value-type="float" office:value="0.29074954865285668" table:style-name="ce1">
            <text:p>0.290749549</text:p>
          </table:table-cell>
          <table:table-cell/>
        </table:table-row>
        <table:table-row table:style-name="ro1">
          <table:table-cell office:value-type="float" table:style-name="ce1" office:value="25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970543060927695" table:style-name="ce1">
            <text:p>0.979705431</text:p>
          </table:table-cell>
          <table:table-cell office:value-type="float" office:value="-0.14170137343967856" table:style-name="ce1">
            <text:p>-0.141701373</text:p>
          </table:table-cell>
          <table:table-cell/>
        </table:table-row>
        <table:table-row table:style-name="ro1">
          <table:table-cell office:value-type="float" table:style-name="ce1" office:value="25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19747018241698" table:style-name="ce1">
            <text:p>1.001974702</text:p>
          </table:table-cell>
          <table:table-cell office:value-type="float" office:value="0.25856863093648053" table:style-name="ce1">
            <text:p>0.258568631</text:p>
          </table:table-cell>
          <table:table-cell/>
        </table:table-row>
        <table:table-row table:style-name="ro1">
          <table:table-cell office:value-type="float" table:style-name="ce1" office:value="25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76429311326329" table:style-name="ce1">
            <text:p>1.027642931</text:p>
          </table:table-cell>
          <table:table-cell office:value-type="float" office:value="0.17418179036033224" table:style-name="ce1">
            <text:p>0.17418179</text:p>
          </table:table-cell>
          <table:table-cell/>
        </table:table-row>
        <table:table-row table:style-name="ro1">
          <table:table-cell office:value-type="float" table:style-name="ce1" office:value="25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26433271680752" table:style-name="ce1">
            <text:p>1.002643327</text:p>
          </table:table-cell>
          <table:table-cell office:value-type="float" office:value="0.27053393222539029" table:style-name="ce1">
            <text:p>0.270533932</text:p>
          </table:table-cell>
          <table:table-cell/>
        </table:table-row>
        <table:table-row table:style-name="ro1">
          <table:table-cell office:value-type="float" table:style-name="ce1" office:value="25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456999517980149" table:style-name="ce1">
            <text:p>0.994569995</text:p>
          </table:table-cell>
          <table:table-cell office:value-type="float" office:value="0.30844159039929975" table:style-name="ce1">
            <text:p>0.30844159</text:p>
          </table:table-cell>
          <table:table-cell/>
        </table:table-row>
        <table:table-row table:style-name="ro1">
          <table:table-cell office:value-type="float" table:style-name="ce1" office:value="25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79233815977191" table:style-name="ce1">
            <text:p>1.027923382</text:p>
          </table:table-cell>
          <table:table-cell office:value-type="float" office:value="0.17312215792529245" table:style-name="ce1">
            <text:p>0.173122158</text:p>
          </table:table-cell>
          <table:table-cell/>
        </table:table-row>
        <table:table-row table:style-name="ro1">
          <table:table-cell office:value-type="float" table:style-name="ce1" office:value="25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29285165550765" table:style-name="ce1">
            <text:p>1.002928517</text:p>
          </table:table-cell>
          <table:table-cell office:value-type="float" office:value="0.2698598723053014" table:style-name="ce1">
            <text:p>0.269859872</text:p>
          </table:table-cell>
          <table:table-cell/>
        </table:table-row>
        <table:table-row table:style-name="ro1">
          <table:table-cell office:value-type="float" table:style-name="ce1" office:value="25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786439104875367" table:style-name="ce1">
            <text:p>0.977864391</text:p>
          </table:table-cell>
          <table:table-cell office:value-type="float" office:value="0.35321002635662863" table:style-name="ce1">
            <text:p>0.353210026</text:p>
          </table:table-cell>
          <table:table-cell/>
        </table:table-row>
        <table:table-row table:style-name="ro1">
          <table:table-cell office:value-type="float" table:style-name="ce1" office:value="25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90414394458683" table:style-name="ce1">
            <text:p>0.979041439</text:p>
          </table:table-cell>
          <table:table-cell office:value-type="float" office:value="0.37778065044118175" table:style-name="ce1">
            <text:p>0.37778065</text:p>
          </table:table-cell>
          <table:table-cell/>
        </table:table-row>
        <table:table-row table:style-name="ro1">
          <table:table-cell office:value-type="float" table:style-name="ce1" office:value="26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0838585277486861" table:style-name="ce1">
            <text:p>0.908385853</text:p>
          </table:table-cell>
          <table:table-cell office:value-type="float" office:value="0.4793428339700872" table:style-name="ce1">
            <text:p>0.479342834</text:p>
          </table:table-cell>
          <table:table-cell/>
        </table:table-row>
        <table:table-row table:style-name="ro1">
          <table:table-cell office:value-type="float" table:style-name="ce1" office:value="26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0838585277486861" table:style-name="ce1">
            <text:p>0.908385853</text:p>
          </table:table-cell>
          <table:table-cell office:value-type="float" office:value="0.4793428339700872" table:style-name="ce1">
            <text:p>0.479342834</text:p>
          </table:table-cell>
          <table:table-cell/>
        </table:table-row>
        <table:table-row table:style-name="ro1">
          <table:table-cell office:value-type="float" table:style-name="ce1" office:value="26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0985820635976411" table:style-name="ce1">
            <text:p>0.909858206</text:p>
          </table:table-cell>
          <table:table-cell office:value-type="float" office:value="0.46720218783712147" table:style-name="ce1">
            <text:p>0.467202188</text:p>
          </table:table-cell>
          <table:table-cell/>
        </table:table-row>
        <table:table-row table:style-name="ro1">
          <table:table-cell office:value-type="float" table:style-name="ce1" office:value="26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1225490336321413" table:style-name="ce1">
            <text:p>0.912254903</text:p>
          </table:table-cell>
          <table:table-cell office:value-type="float" office:value="0.44178722400016612" table:style-name="ce1">
            <text:p>0.441787224</text:p>
          </table:table-cell>
          <table:table-cell/>
        </table:table-row>
        <table:table-row table:style-name="ro1">
          <table:table-cell office:value-type="float" table:style-name="ce1" office:value="26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06812952613451" table:style-name="ce1">
            <text:p>1.010681295</text:p>
          </table:table-cell>
          <table:table-cell office:value-type="float" office:value="0.24264311119182808" table:style-name="ce1">
            <text:p>0.242643111</text:p>
          </table:table-cell>
          <table:table-cell/>
        </table:table-row>
        <table:table-row table:style-name="ro1">
          <table:table-cell office:value-type="float" table:style-name="ce1" office:value="26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99457005599577" table:style-name="ce1">
            <text:p>1.009945701</text:p>
          </table:table-cell>
          <table:table-cell office:value-type="float" office:value="0.24228008981436372" table:style-name="ce1">
            <text:p>0.24228009</text:p>
          </table:table-cell>
          <table:table-cell/>
        </table:table-row>
        <table:table-row table:style-name="ro1">
          <table:table-cell office:value-type="float" table:style-name="ce1" office:value="26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89604695137269" table:style-name="ce1">
            <text:p>1.00896047</text:p>
          </table:table-cell>
          <table:table-cell office:value-type="float" office:value="0.24167130768595621" table:style-name="ce1">
            <text:p>0.241671308</text:p>
          </table:table-cell>
          <table:table-cell/>
        </table:table-row>
        <table:table-row table:style-name="ro1">
          <table:table-cell office:value-type="float" table:style-name="ce1" office:value="26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937217077864382" table:style-name="ce1">
            <text:p>0.999372171</text:p>
          </table:table-cell>
          <table:table-cell office:value-type="float" office:value="0.23660994119685849" table:style-name="ce1">
            <text:p>0.236609941</text:p>
          </table:table-cell>
          <table:table-cell/>
        </table:table-row>
        <table:table-row table:style-name="ro1">
          <table:table-cell office:value-type="float" table:style-name="ce1" office:value="26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873225468760318" table:style-name="ce1">
            <text:p>0.998732255</text:p>
          </table:table-cell>
          <table:table-cell office:value-type="float" office:value="0.23627436053583256" table:style-name="ce1">
            <text:p>0.236274361</text:p>
          </table:table-cell>
          <table:table-cell/>
        </table:table-row>
        <table:table-row table:style-name="ro1">
          <table:table-cell office:value-type="float" table:style-name="ce1" office:value="26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700663842338921" table:style-name="ce1">
            <text:p>0.997006638</text:p>
          </table:table-cell>
          <table:table-cell office:value-type="float" office:value="0.23531494414867318" table:style-name="ce1">
            <text:p>0.235314944</text:p>
          </table:table-cell>
          <table:table-cell/>
        </table:table-row>
        <table:table-row table:style-name="ro1">
          <table:table-cell office:value-type="float" table:style-name="ce1" office:value="27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360981073389898" table:style-name="ce1">
            <text:p>0.993609811</text:p>
          </table:table-cell>
          <table:table-cell office:value-type="float" office:value="0.23359801799960808" table:style-name="ce1">
            <text:p>0.233598018</text:p>
          </table:table-cell>
          <table:table-cell/>
        </table:table-row>
        <table:table-row table:style-name="ro1">
          <table:table-cell office:value-type="float" table:style-name="ce1" office:value="27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36023563537417" table:style-name="ce1">
            <text:p>1.003602356</text:p>
          </table:table-cell>
          <table:table-cell office:value-type="float" office:value="0.19671705650811544" table:style-name="ce1">
            <text:p>0.196717057</text:p>
          </table:table-cell>
          <table:table-cell/>
        </table:table-row>
        <table:table-row table:style-name="ro1">
          <table:table-cell office:value-type="float" table:style-name="ce1" office:value="27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7454575169187" table:style-name="ce1">
            <text:p>1.007454575</text:p>
          </table:table-cell>
          <table:table-cell office:value-type="float" office:value="0.21671531780350139" table:style-name="ce1">
            <text:p>0.216715318</text:p>
          </table:table-cell>
          <table:table-cell/>
        </table:table-row>
        <table:table-row table:style-name="ro1">
          <table:table-cell office:value-type="float" table:style-name="ce1" office:value="27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95767058702863" table:style-name="ce1">
            <text:p>1.009576706</text:p>
          </table:table-cell>
          <table:table-cell office:value-type="float" office:value="0.2338216520429654" table:style-name="ce1">
            <text:p>0.233821652</text:p>
          </table:table-cell>
          <table:table-cell/>
        </table:table-row>
        <table:table-row table:style-name="ro1">
          <table:table-cell office:value-type="float" table:style-name="ce1" office:value="274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14672038631898" table:style-name="ce1">
            <text:p>1.011467204</text:p>
          </table:table-cell>
          <table:table-cell office:value-type="float" office:value="0.10202771931774504" table:style-name="ce1">
            <text:p>0.102027719</text:p>
          </table:table-cell>
          <table:table-cell/>
        </table:table-row>
        <table:table-row table:style-name="ro1">
          <table:table-cell office:value-type="float" table:style-name="ce1" office:value="27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15910649467059" table:style-name="ce1">
            <text:p>1.011591065</text:p>
          </table:table-cell>
          <table:table-cell office:value-type="float" office:value="0.18237852757380546" table:style-name="ce1">
            <text:p>0.182378528</text:p>
          </table:table-cell>
          <table:table-cell/>
        </table:table-row>
        <table:table-row table:style-name="ro1">
          <table:table-cell office:value-type="float" table:style-name="ce1" office:value="27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17610591255446" table:style-name="ce1">
            <text:p>1.011761059</text:p>
          </table:table-cell>
          <table:table-cell office:value-type="float" office:value="0.18368573498548046" table:style-name="ce1">
            <text:p>0.183685735</text:p>
          </table:table-cell>
          <table:table-cell/>
        </table:table-row>
        <table:table-row table:style-name="ro1">
          <table:table-cell office:value-type="float" table:style-name="ce1" office:value="27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16225439244617" table:style-name="ce1">
            <text:p>1.011622544</text:p>
          </table:table-cell>
          <table:table-cell office:value-type="float" office:value="0.21152323424106584" table:style-name="ce1">
            <text:p>0.211523234</text:p>
          </table:table-cell>
          <table:table-cell/>
        </table:table-row>
        <table:table-row table:style-name="ro1">
          <table:table-cell office:value-type="float" table:style-name="ce1" office:value="27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2640655910994119" table:style-name="ce1">
            <text:p>0.926406559</text:p>
          </table:table-cell>
          <table:table-cell office:value-type="float" office:value="0.45926777291475507" table:style-name="ce1">
            <text:p>0.459267773</text:p>
          </table:table-cell>
          <table:table-cell/>
        </table:table-row>
        <table:table-row table:style-name="ro1">
          <table:table-cell office:value-type="float" table:style-name="ce1" office:value="27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2648670234741215" table:style-name="ce1">
            <text:p>0.926486702</text:p>
          </table:table-cell>
          <table:table-cell office:value-type="float" office:value="0.45910607747384236" table:style-name="ce1">
            <text:p>0.459106077</text:p>
          </table:table-cell>
          <table:table-cell/>
        </table:table-row>
        <table:table-row table:style-name="ro1">
          <table:table-cell office:value-type="float" table:style-name="ce1" office:value="28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2161949900098139" table:style-name="ce1">
            <text:p>0.921619499</text:p>
          </table:table-cell>
          <table:table-cell office:value-type="float" office:value="0.4738514419743598" table:style-name="ce1">
            <text:p>0.473851442</text:p>
          </table:table-cell>
          <table:table-cell/>
        </table:table-row>
        <table:table-row table:style-name="ro1">
          <table:table-cell office:value-type="float" table:style-name="ce1" office:value="28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1728454741145604" table:style-name="ce1">
            <text:p>0.917284547</text:p>
          </table:table-cell>
          <table:table-cell office:value-type="float" office:value="0.48711294283785989" table:style-name="ce1">
            <text:p>0.487112943</text:p>
          </table:table-cell>
          <table:table-cell/>
        </table:table-row>
        <table:table-row table:style-name="ro1">
          <table:table-cell office:value-type="float" table:style-name="ce1" office:value="28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1594106891631277" table:style-name="ce1">
            <text:p>0.915941069</text:p>
          </table:table-cell>
          <table:table-cell office:value-type="float" office:value="0.49132913436152209" table:style-name="ce1">
            <text:p>0.491329134</text:p>
          </table:table-cell>
          <table:table-cell/>
        </table:table-row>
        <table:table-row table:style-name="ro1">
          <table:table-cell office:value-type="float" table:style-name="ce1" office:value="28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1568592236449831" table:style-name="ce1">
            <text:p>0.915685922</text:p>
          </table:table-cell>
          <table:table-cell office:value-type="float" office:value="0.49201579403864476" table:style-name="ce1">
            <text:p>0.492015794</text:p>
          </table:table-cell>
          <table:table-cell/>
        </table:table-row>
        <table:table-row table:style-name="ro1">
          <table:table-cell office:value-type="float" table:style-name="ce1" office:value="28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107365039300177" table:style-name="ce1">
            <text:p>0.910736504</text:p>
          </table:table-cell>
          <table:table-cell office:value-type="float" office:value="0.52073969544228982" table:style-name="ce1">
            <text:p>0.520739695</text:p>
          </table:table-cell>
          <table:table-cell/>
        </table:table-row>
        <table:table-row table:style-name="ro1">
          <table:table-cell office:value-type="float" table:style-name="ce1" office:value="28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4767931683971596" table:style-name="ce1">
            <text:p>0.947679317</text:p>
          </table:table-cell>
          <table:table-cell office:value-type="float" office:value="0.35130955357662708" table:style-name="ce1">
            <text:p>0.351309554</text:p>
          </table:table-cell>
          <table:table-cell/>
        </table:table-row>
        <table:table-row table:style-name="ro1">
          <table:table-cell office:value-type="float" table:style-name="ce1" office:value="28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5169788183253978" table:style-name="ce1">
            <text:p>0.951697882</text:p>
          </table:table-cell>
          <table:table-cell office:value-type="float" office:value="0.34056978978684682" table:style-name="ce1">
            <text:p>0.34056979</text:p>
          </table:table-cell>
          <table:table-cell/>
        </table:table-row>
        <table:table-row table:style-name="ro1">
          <table:table-cell office:value-type="float" table:style-name="ce1" office:value="28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5240908170456096" table:style-name="ce1">
            <text:p>0.952409082</text:p>
          </table:table-cell>
          <table:table-cell office:value-type="float" office:value="0.33857581290853422" table:style-name="ce1">
            <text:p>0.338575813</text:p>
          </table:table-cell>
          <table:table-cell/>
        </table:table-row>
        <table:table-row table:style-name="ro1">
          <table:table-cell office:value-type="float" table:style-name="ce1" office:value="28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5270418215172992" table:style-name="ce1">
            <text:p>0.952704182</text:p>
          </table:table-cell>
          <table:table-cell office:value-type="float" office:value="0.33774455037883799" table:style-name="ce1">
            <text:p>0.33774455</text:p>
          </table:table-cell>
          <table:table-cell/>
        </table:table-row>
        <table:table-row table:style-name="ro1">
          <table:table-cell office:value-type="float" table:style-name="ce1" office:value="28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2122234465445174" table:style-name="ce1">
            <text:p>0.921222345</text:p>
          </table:table-cell>
          <table:table-cell office:value-type="float" office:value="0.41382049454969555" table:style-name="ce1">
            <text:p>0.413820495</text:p>
          </table:table-cell>
          <table:table-cell/>
        </table:table-row>
        <table:table-row table:style-name="ro1">
          <table:table-cell office:value-type="float" table:style-name="ce1" office:value="29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2122234465445174" table:style-name="ce1">
            <text:p>0.921222345</text:p>
          </table:table-cell>
          <table:table-cell office:value-type="float" office:value="0.41382049454969555" table:style-name="ce1">
            <text:p>0.413820495</text:p>
          </table:table-cell>
          <table:table-cell/>
        </table:table-row>
        <table:table-row table:style-name="ro1">
          <table:table-cell office:value-type="float" table:style-name="ce1" office:value="29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2115010532237851" table:style-name="ce1">
            <text:p>0.921150105</text:p>
          </table:table-cell>
          <table:table-cell office:value-type="float" office:value="0.41398127187660433" table:style-name="ce1">
            <text:p>0.413981272</text:p>
          </table:table-cell>
          <table:table-cell/>
        </table:table-row>
        <table:table-row table:style-name="ro1">
          <table:table-cell office:value-type="float" table:style-name="ce1" office:value="29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2737367171671725" table:style-name="ce1">
            <text:p>0.927373672</text:p>
          </table:table-cell>
          <table:table-cell office:value-type="float" office:value="0.40034995067647294" table:style-name="ce1">
            <text:p>0.400349951</text:p>
          </table:table-cell>
          <table:table-cell/>
        </table:table-row>
        <table:table-row table:style-name="ro1">
          <table:table-cell office:value-type="float" table:style-name="ce1" office:value="29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328301024450889" table:style-name="ce1">
            <text:p>0.932830102</text:p>
          </table:table-cell>
          <table:table-cell office:value-type="float" office:value="0.38772675942251489" table:style-name="ce1">
            <text:p>0.387726759</text:p>
          </table:table-cell>
          <table:table-cell/>
        </table:table-row>
        <table:table-row table:style-name="ro1">
          <table:table-cell office:value-type="float" table:style-name="ce1" office:value="294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3855419670061946" table:style-name="ce1">
            <text:p>0.938554197</text:p>
          </table:table-cell>
          <table:table-cell office:value-type="float" office:value="0.37311663036596887" table:style-name="ce1">
            <text:p>0.37311663</text:p>
          </table:table-cell>
          <table:table-cell/>
        </table:table-row>
        <table:table-row table:style-name="ro1">
          <table:table-cell office:value-type="float" table:style-name="ce1" office:value="29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3855419670061946" table:style-name="ce1">
            <text:p>0.938554197</text:p>
          </table:table-cell>
          <table:table-cell office:value-type="float" office:value="0.37311663036596887" table:style-name="ce1">
            <text:p>0.37311663</text:p>
          </table:table-cell>
          <table:table-cell/>
        </table:table-row>
        <table:table-row table:style-name="ro1">
          <table:table-cell office:value-type="float" table:style-name="ce1" office:value="296"/>
          <table:table-cell office:value-type="float" table:style-name="ce1" office:value="2"/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2553318999589373" table:style-name="ce1">
            <text:p>0.92553319</text:p>
          </table:table-cell>
          <table:table-cell office:value-type="float" office:value="0.49481164519039472" table:style-name="ce1">
            <text:p>0.494811645</text:p>
          </table:table-cell>
          <table:table-cell/>
        </table:table-row>
        <table:table-row table:style-name="ro1">
          <table:table-cell office:value-type="float" table:style-name="ce1" office:value="29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3465710799684854" table:style-name="ce1">
            <text:p>0.934657108</text:p>
          </table:table-cell>
          <table:table-cell office:value-type="float" office:value="0.42319273442601474" table:style-name="ce1">
            <text:p>0.423192734</text:p>
          </table:table-cell>
          <table:table-cell/>
        </table:table-row>
        <table:table-row table:style-name="ro1">
          <table:table-cell office:value-type="float" table:style-name="ce1" office:value="29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3432040624983248" table:style-name="ce1">
            <text:p>0.934320406</text:p>
          </table:table-cell>
          <table:table-cell office:value-type="float" office:value="0.42029231311689236" table:style-name="ce1">
            <text:p>0.420292313</text:p>
          </table:table-cell>
          <table:table-cell/>
        </table:table-row>
        <table:table-row table:style-name="ro1">
          <table:table-cell office:value-type="float" table:style-name="ce1" office:value="29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517022441912805" table:style-name="ce1">
            <text:p>0.985170224</text:p>
          </table:table-cell>
          <table:table-cell office:value-type="float" office:value="0.27450850427257195" table:style-name="ce1">
            <text:p>0.274508504</text:p>
          </table:table-cell>
          <table:table-cell/>
        </table:table-row>
        <table:table-row table:style-name="ro1">
          <table:table-cell office:value-type="float" table:style-name="ce1" office:value="30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31166698638145" table:style-name="ce1">
            <text:p>1.00311667</text:p>
          </table:table-cell>
          <table:table-cell office:value-type="float" office:value="0.26915963040792479" table:style-name="ce1">
            <text:p>0.26915963</text:p>
          </table:table-cell>
          <table:table-cell/>
        </table:table-row>
        <table:table-row table:style-name="ro1">
          <table:table-cell office:value-type="float" table:style-name="ce1" office:value="30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6791557271218476" table:style-name="ce1">
            <text:p>0.967915573</text:p>
          </table:table-cell>
          <table:table-cell office:value-type="float" office:value="0.40310258508380153" table:style-name="ce1">
            <text:p>0.403102585</text:p>
          </table:table-cell>
          <table:table-cell/>
        </table:table-row>
        <table:table-row table:style-name="ro1">
          <table:table-cell office:value-type="float" table:style-name="ce1" office:value="30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424166883859353" table:style-name="ce1">
            <text:p>0.974241669</text:p>
          </table:table-cell>
          <table:table-cell office:value-type="float" office:value="0.39026070862769718" table:style-name="ce1">
            <text:p>0.390260709</text:p>
          </table:table-cell>
          <table:table-cell/>
        </table:table-row>
        <table:table-row table:style-name="ro1">
          <table:table-cell office:value-type="float" table:style-name="ce1" office:value="30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4366000356818913" table:style-name="ce1">
            <text:p>0.943660004</text:p>
          </table:table-cell>
          <table:table-cell office:value-type="float" office:value="0.4376320802519913" table:style-name="ce1">
            <text:p>0.43763208</text:p>
          </table:table-cell>
          <table:table-cell/>
        </table:table-row>
        <table:table-row table:style-name="ro1">
          <table:table-cell office:value-type="float" table:style-name="ce1" office:value="30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80021497524799" table:style-name="ce1">
            <text:p>1.04800215</text:p>
          </table:table-cell>
          <table:table-cell office:value-type="float" office:value="5.2172637600382682E-2" table:style-name="ce1">
            <text:p>0.052172638</text:p>
          </table:table-cell>
          <table:table-cell/>
        </table:table-row>
        <table:table-row table:style-name="ro1">
          <table:table-cell office:value-type="float" table:style-name="ce1" office:value="30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62915661903043" table:style-name="ce1">
            <text:p>1.036291566</text:p>
          </table:table-cell>
          <table:table-cell office:value-type="float" office:value="-8.7748446384230044E-2" table:style-name="ce1">
            <text:p>-0.087748446</text:p>
          </table:table-cell>
          <table:table-cell/>
        </table:table-row>
        <table:table-row table:style-name="ro1">
          <table:table-cell office:value-type="float" table:style-name="ce1" office:value="30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79386428521702" table:style-name="ce1">
            <text:p>1.047938643</text:p>
          </table:table-cell>
          <table:table-cell office:value-type="float" office:value="-1.1340230030816337E-2" table:style-name="ce1">
            <text:p>-0.01134023</text:p>
          </table:table-cell>
          <table:table-cell/>
        </table:table-row>
        <table:table-row table:style-name="ro1">
          <table:table-cell office:value-type="float" table:style-name="ce1" office:value="30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51974291497872" table:style-name="ce1">
            <text:p>1.045197429</text:p>
          </table:table-cell>
          <table:table-cell office:value-type="float" office:value="8.9237515085727026E-2" table:style-name="ce1">
            <text:p>0.089237515</text:p>
          </table:table-cell>
          <table:table-cell/>
        </table:table-row>
        <table:table-row table:style-name="ro1">
          <table:table-cell office:value-type="float" table:style-name="ce1" office:value="30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4314262948809369" table:style-name="ce1">
            <text:p>0.943142629</text:p>
          </table:table-cell>
          <table:table-cell office:value-type="float" office:value="0.46081674279726936" table:style-name="ce1">
            <text:p>0.460816743</text:p>
          </table:table-cell>
          <table:table-cell/>
        </table:table-row>
        <table:table-row table:style-name="ro1">
          <table:table-cell office:value-type="float" table:style-name="ce1" office:value="30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3031525191717" table:style-name="ce1">
            <text:p>1.012303153</text:p>
          </table:table-cell>
          <table:table-cell office:value-type="float" office:value="0.27655503502873879" table:style-name="ce1">
            <text:p>0.276555035</text:p>
          </table:table-cell>
          <table:table-cell/>
        </table:table-row>
        <table:table-row table:style-name="ro1">
          <table:table-cell office:value-type="float" table:style-name="ce1" office:value="31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6893071335602599" table:style-name="ce1">
            <text:p>0.968930713</text:p>
          </table:table-cell>
          <table:table-cell office:value-type="float" office:value="0.35611313190527311" table:style-name="ce1">
            <text:p>0.356113132</text:p>
          </table:table-cell>
          <table:table-cell/>
        </table:table-row>
        <table:table-row table:style-name="ro1">
          <table:table-cell office:value-type="float" table:style-name="ce1" office:value="31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96424939562154" table:style-name="ce1">
            <text:p>1.029642494</text:p>
          </table:table-cell>
          <table:table-cell office:value-type="float" office:value="4.4415027182525414E-2" table:style-name="ce1">
            <text:p>0.044415027</text:p>
          </table:table-cell>
          <table:table-cell/>
        </table:table-row>
        <table:table-row table:style-name="ro1">
          <table:table-cell office:value-type="float" table:style-name="ce1" office:value="31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0245583591819" table:style-name="ce1">
            <text:p>1.025024558</text:p>
          </table:table-cell>
          <table:table-cell office:value-type="float" office:value="-1.8965620489810917E-2" table:style-name="ce1">
            <text:p>-0.01896562</text:p>
          </table:table-cell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Lines" table:style-name="ta1">
        <table:table-column table:style-name="co1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/>
        </table:table-row>
        <table:table-row table:style-name="ro1">
          <table:table-cell office:value-type="float" table:style-name="ce1" office:value="8"/>
          <table:table-cell office:value-type="float" table:style-name="ce1" office:value="24"/>
          <table:table-cell office:value-type="float" office:value="2.7713039260691019" table:style-name="ce1">
            <text:p>2.771303926</text:p>
          </table:table-cell>
          <table:table-cell office:value-type="float" office:value="-9.2963366674487791" table:style-name="ce1">
            <text:p>-9.296336667</text:p>
          </table:table-cell>
          <table:table-cell office:value-type="float" office:value="0" table:style-name="ce1">
            <text:p>0</text:p>
          </table:table-cell>
          <table:table-cell office:value-type="float" office:value="3.3020000000000001E-2" table:style-name="ce1">
            <text:p>0.03302</text:p>
          </table:table-cell>
          <table:table-cell office:value-type="float" office:value="0.91" table:style-name="ce1">
            <text:p>0.9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"/>
          <table:table-cell office:value-type="float" table:style-name="ce1" office:value="174"/>
          <table:table-cell office:value-type="float" office:value="3.9274126774697158" table:style-name="ce1">
            <text:p>3.927412677</text:p>
          </table:table-cell>
          <table:table-cell office:value-type="float" office:value="-13.400784468506398" table:style-name="ce1">
            <text:p>-13.40078447</text:p>
          </table:table-cell>
          <table:table-cell office:value-type="float" office:value="0" table:style-name="ce1">
            <text:p>0</text:p>
          </table:table-cell>
          <table:table-cell office:value-type="float" office:value="2.2290000000000001E-2" table:style-name="ce1">
            <text:p>0.02229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"/>
          <table:table-cell office:value-type="float" table:style-name="ce1" office:value="174"/>
          <table:table-cell office:value-type="float" office:value="3.9211673051311728" table:style-name="ce1">
            <text:p>3.921167305</text:p>
          </table:table-cell>
          <table:table-cell office:value-type="float" office:value="-13.416370644910693" table:style-name="ce1">
            <text:p>-13.41637064</text:p>
          </table:table-cell>
          <table:table-cell office:value-type="float" office:value="0" table:style-name="ce1">
            <text:p>0</text:p>
          </table:table-cell>
          <table:table-cell office:value-type="float" office:value="2.205E-2" table:style-name="ce1">
            <text:p>0.02205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"/>
          <table:table-cell office:value-type="float" table:style-name="ce1" office:value="14"/>
          <table:table-cell office:value-type="float" office:value="23.829848354026669" table:style-name="ce1">
            <text:p>23.82984835</text:p>
          </table:table-cell>
          <table:table-cell office:value-type="float" office:value="-125.51474920716788" table:style-name="ce1">
            <text:p>-125.5147492</text:p>
          </table:table-cell>
          <table:table-cell office:value-type="float" office:value="0" table:style-name="ce1">
            <text:p>0</text:p>
          </table:table-cell>
          <table:table-cell office:value-type="float" office:value="2.5999999999999999E-3" table:style-name="ce1">
            <text:p>0.0026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"/>
          <table:table-cell office:value-type="float" table:style-name="ce1" office:value="14"/>
          <table:table-cell office:value-type="float" office:value="24.379913798319386" table:style-name="ce1">
            <text:p>24.3799138</text:p>
          </table:table-cell>
          <table:table-cell office:value-type="float" office:value="-131.15325890044809" table:style-name="ce1">
            <text:p>-131.1532589</text:p>
          </table:table-cell>
          <table:table-cell office:value-type="float" office:value="0" table:style-name="ce1">
            <text:p>0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1.24" table:style-name="ce1">
            <text:p>1.2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"/>
          <table:table-cell office:value-type="float" table:style-name="ce1" office:value="14"/>
          <table:table-cell office:value-type="float" office:value="22.788109601442205" table:style-name="ce1">
            <text:p>22.7881096</text:p>
          </table:table-cell>
          <table:table-cell office:value-type="float" office:value="-122.83727572832203" table:style-name="ce1">
            <text:p>-122.8372757</text:p>
          </table:table-cell>
          <table:table-cell office:value-type="float" office:value="0" table:style-name="ce1">
            <text:p>0</text:p>
          </table:table-cell>
          <table:table-cell office:value-type="float" office:value="2.65E-3" table:style-name="ce1">
            <text:p>0.00265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26"/>
          <table:table-cell office:value-type="float" office:value="3.3389412075622511" table:style-name="ce1">
            <text:p>3.338941208</text:p>
          </table:table-cell>
          <table:table-cell office:value-type="float" office:value="-20.459072186877577" table:style-name="ce1">
            <text:p>-20.45907219</text:p>
          </table:table-cell>
          <table:table-cell office:value-type="float" office:value="0" table:style-name="ce1">
            <text:p>0</text:p>
          </table:table-cell>
          <table:table-cell office:value-type="float" office:value="1.6400000000000001E-2" table:style-name="ce1">
            <text:p>0.0164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19"/>
          <table:table-cell office:value-type="float" office:value="1.6247717691304948" table:style-name="ce1">
            <text:p>1.624771769</text:p>
          </table:table-cell>
          <table:table-cell office:value-type="float" office:value="-8.648928082769002" table:style-name="ce1">
            <text:p>-8.648928083</text:p>
          </table:table-cell>
          <table:table-cell office:value-type="float" office:value="0" table:style-name="ce1">
            <text:p>0</text:p>
          </table:table-cell>
          <table:table-cell office:value-type="float" office:value="3.8010000000000002E-2" table:style-name="ce1">
            <text:p>0.03801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22"/>
          <table:table-cell office:value-type="float" office:value="3.3649143967841826" table:style-name="ce1">
            <text:p>3.364914397</text:p>
          </table:table-cell>
          <table:table-cell office:value-type="float" office:value="-11.238401212327048" table:style-name="ce1">
            <text:p>-11.23840121</text:p>
          </table:table-cell>
          <table:table-cell office:value-type="float" office:value="0" table:style-name="ce1">
            <text:p>0</text:p>
          </table:table-cell>
          <table:table-cell office:value-type="float" office:value="2.7470000000000001E-2" table:style-name="ce1">
            <text:p>0.02747</text:p>
          </table:table-cell>
          <table:table-cell office:value-type="float" office:value="1.64" table:style-name="ce1">
            <text:p>1.6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1"/>
          <table:table-cell office:value-type="float" table:style-name="ce1" office:value="14"/>
          <table:table-cell office:value-type="float" office:value="3.8024052217250852" table:style-name="ce1">
            <text:p>3.802405222</text:p>
          </table:table-cell>
          <table:table-cell office:value-type="float" office:value="-13.147331158270136" table:style-name="ce1">
            <text:p>-13.14733116</text:p>
          </table:table-cell>
          <table:table-cell office:value-type="float" office:value="0" table:style-name="ce1">
            <text:p>0</text:p>
          </table:table-cell>
          <table:table-cell office:value-type="float" office:value="2.214E-2" table:style-name="ce1">
            <text:p>0.02214</text:p>
          </table:table-cell>
          <table:table-cell office:value-type="float" office:value="1.71" table:style-name="ce1">
            <text:p>1.7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1"/>
          <table:table-cell office:value-type="float" table:style-name="ce1" office:value="14"/>
          <table:table-cell office:value-type="float" office:value="3.9313754744446512" table:style-name="ce1">
            <text:p>3.931375474</text:p>
          </table:table-cell>
          <table:table-cell office:value-type="float" office:value="-13.421442042606564" table:style-name="ce1">
            <text:p>-13.42144204</text:p>
          </table:table-cell>
          <table:table-cell office:value-type="float" office:value="0" table:style-name="ce1">
            <text:p>0</text:p>
          </table:table-cell>
          <table:table-cell office:value-type="float" office:value="2.2040000000000001E-2" table:style-name="ce1">
            <text:p>0.02204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34"/>
          <table:table-cell office:value-type="float" office:value="1.558496451566" table:style-name="ce1">
            <text:p>1.558496452</text:p>
          </table:table-cell>
          <table:table-cell office:value-type="float" office:value="-8.0215157980558516" table:style-name="ce1">
            <text:p>-8.021515798</text:p>
          </table:table-cell>
          <table:table-cell office:value-type="float" office:value="0" table:style-name="ce1">
            <text:p>0</text:p>
          </table:table-cell>
          <table:table-cell office:value-type="float" office:value="4.4350000000000001E-2" table:style-name="ce1">
            <text:p>0.04435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22"/>
          <table:table-cell office:value-type="float" office:value="2.3656066832553546" table:style-name="ce1">
            <text:p>2.365606683</text:p>
          </table:table-cell>
          <table:table-cell office:value-type="float" office:value="-8.8431623550810325" table:style-name="ce1">
            <text:p>-8.843162355</text:p>
          </table:table-cell>
          <table:table-cell office:value-type="float" office:value="0" table:style-name="ce1">
            <text:p>0</text:p>
          </table:table-cell>
          <table:table-cell office:value-type="float" office:value="4.0489999999999998E-2" table:style-name="ce1">
            <text:p>0.04049</text:p>
          </table:table-cell>
          <table:table-cell office:value-type="float" office:value="1.89" table:style-name="ce1">
            <text:p>1.8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29"/>
          <table:table-cell office:value-type="float" office:value="5.6639219388184276" table:style-name="ce1">
            <text:p>5.663921939</text:p>
          </table:table-cell>
          <table:table-cell office:value-type="float" office:value="-18.487190750796781" table:style-name="ce1">
            <text:p>-18.48719075</text:p>
          </table:table-cell>
          <table:table-cell office:value-type="float" office:value="0" table:style-name="ce1">
            <text:p>0</text:p>
          </table:table-cell>
          <table:table-cell office:value-type="float" office:value="1.745E-2" table:style-name="ce1">
            <text:p>0.0174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29"/>
          <table:table-cell office:value-type="float" office:value="5.6639219388184276" table:style-name="ce1">
            <text:p>5.663921939</text:p>
          </table:table-cell>
          <table:table-cell office:value-type="float" office:value="-18.487190750796781" table:style-name="ce1">
            <text:p>-18.48719075</text:p>
          </table:table-cell>
          <table:table-cell office:value-type="float" office:value="0" table:style-name="ce1">
            <text:p>0</text:p>
          </table:table-cell>
          <table:table-cell office:value-type="float" office:value="1.745E-2" table:style-name="ce1">
            <text:p>0.0174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23"/>
          <table:table-cell office:value-type="float" office:value="2.4187361020203815" table:style-name="ce1">
            <text:p>2.418736102</text:p>
          </table:table-cell>
          <table:table-cell office:value-type="float" office:value="-10.862639196528811" table:style-name="ce1">
            <text:p>-10.8626392</text:p>
          </table:table-cell>
          <table:table-cell office:value-type="float" office:value="0" table:style-name="ce1">
            <text:p>0</text:p>
          </table:table-cell>
          <table:table-cell office:value-type="float" office:value="3.2140000000000002E-2" table:style-name="ce1">
            <text:p>0.03214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29"/>
          <table:table-cell office:value-type="float" office:value="1.6428720552114735" table:style-name="ce1">
            <text:p>1.642872055</text:p>
          </table:table-cell>
          <table:table-cell office:value-type="float" office:value="-17.189033390733474" table:style-name="ce1">
            <text:p>-17.18903339</text:p>
          </table:table-cell>
          <table:table-cell office:value-type="float" office:value="0" table:style-name="ce1">
            <text:p>0</text:p>
          </table:table-cell>
          <table:table-cell office:value-type="float" office:value="3.6089999999999997E-2" table:style-name="ce1">
            <text:p>0.03609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178"/>
          <table:table-cell office:value-type="float" office:value="8.8941383300357213" table:style-name="ce1">
            <text:p>8.89413833</text:p>
          </table:table-cell>
          <table:table-cell office:value-type="float" office:value="-45.6609048086992" table:style-name="ce1">
            <text:p>-45.66090481</text:p>
          </table:table-cell>
          <table:table-cell office:value-type="float" office:value="0" table:style-name="ce1">
            <text:p>0</text:p>
          </table:table-cell>
          <table:table-cell office:value-type="float" office:value="7.8799999999999999E-3" table:style-name="ce1">
            <text:p>0.00788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20"/>
          <table:table-cell office:value-type="float" office:value="11.437772529878684" table:style-name="ce1">
            <text:p>11.43777253</text:p>
          </table:table-cell>
          <table:table-cell office:value-type="float" office:value="-37.475976839508554" table:style-name="ce1">
            <text:p>-37.47597684</text:p>
          </table:table-cell>
          <table:table-cell office:value-type="float" office:value="0" table:style-name="ce1">
            <text:p>0</text:p>
          </table:table-cell>
          <table:table-cell office:value-type="float" office:value="8.5500000000000003E-3" table:style-name="ce1">
            <text:p>0.0085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20"/>
          <table:table-cell office:value-type="float" office:value="11.437772529878684" table:style-name="ce1">
            <text:p>11.43777253</text:p>
          </table:table-cell>
          <table:table-cell office:value-type="float" office:value="-37.475976839508554" table:style-name="ce1">
            <text:p>-37.47597684</text:p>
          </table:table-cell>
          <table:table-cell office:value-type="float" office:value="0" table:style-name="ce1">
            <text:p>0</text:p>
          </table:table-cell>
          <table:table-cell office:value-type="float" office:value="8.5500000000000003E-3" table:style-name="ce1">
            <text:p>0.0085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14"/>
          <table:table-cell office:value-type="float" office:value="4.6311138563455518" table:style-name="ce1">
            <text:p>4.631113856</text:p>
          </table:table-cell>
          <table:table-cell office:value-type="float" office:value="-23.796167518201951" table:style-name="ce1">
            <text:p>-23.79616752</text:p>
          </table:table-cell>
          <table:table-cell office:value-type="float" office:value="0" table:style-name="ce1">
            <text:p>0</text:p>
          </table:table-cell>
          <table:table-cell office:value-type="float" office:value="1.506E-2" table:style-name="ce1">
            <text:p>0.01506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20"/>
          <table:table-cell office:value-type="float" office:value="11.437772529878684" table:style-name="ce1">
            <text:p>11.43777253</text:p>
          </table:table-cell>
          <table:table-cell office:value-type="float" office:value="-37.475976839508554" table:style-name="ce1">
            <text:p>-37.47597684</text:p>
          </table:table-cell>
          <table:table-cell office:value-type="float" office:value="0" table:style-name="ce1">
            <text:p>0</text:p>
          </table:table-cell>
          <table:table-cell office:value-type="float" office:value="8.5500000000000003E-3" table:style-name="ce1">
            <text:p>0.0085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14"/>
          <table:table-cell office:value-type="float" office:value="4.6311138563455518" table:style-name="ce1">
            <text:p>4.631113856</text:p>
          </table:table-cell>
          <table:table-cell office:value-type="float" office:value="-23.796167518201951" table:style-name="ce1">
            <text:p>-23.79616752</text:p>
          </table:table-cell>
          <table:table-cell office:value-type="float" office:value="0" table:style-name="ce1">
            <text:p>0</text:p>
          </table:table-cell>
          <table:table-cell office:value-type="float" office:value="1.506E-2" table:style-name="ce1">
            <text:p>0.01506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237"/>
          <table:table-cell office:value-type="float" office:value="8.6891116165803908" table:style-name="ce1">
            <text:p>8.689111617</text:p>
          </table:table-cell>
          <table:table-cell office:value-type="float" office:value="-44.53684461294641" table:style-name="ce1">
            <text:p>-44.53684461</text:p>
          </table:table-cell>
          <table:table-cell office:value-type="float" office:value="0" table:style-name="ce1">
            <text:p>0</text:p>
          </table:table-cell>
          <table:table-cell office:value-type="float" office:value="8.1099999999999992E-3" table:style-name="ce1">
            <text:p>0.00811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20"/>
          <table:table-cell office:value-type="float" office:value="11.437772529878684" table:style-name="ce1">
            <text:p>11.43777253</text:p>
          </table:table-cell>
          <table:table-cell office:value-type="float" office:value="-37.475976839508554" table:style-name="ce1">
            <text:p>-37.47597684</text:p>
          </table:table-cell>
          <table:table-cell office:value-type="float" office:value="0" table:style-name="ce1">
            <text:p>0</text:p>
          </table:table-cell>
          <table:table-cell office:value-type="float" office:value="8.5500000000000003E-3" table:style-name="ce1">
            <text:p>0.0085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4"/>
          <table:table-cell office:value-type="float" table:style-name="ce1" office:value="178"/>
          <table:table-cell office:value-type="float" office:value="8.8941383300357213" table:style-name="ce1">
            <text:p>8.89413833</text:p>
          </table:table-cell>
          <table:table-cell office:value-type="float" office:value="-45.6609048086992" table:style-name="ce1">
            <text:p>-45.66090481</text:p>
          </table:table-cell>
          <table:table-cell office:value-type="float" office:value="0" table:style-name="ce1">
            <text:p>0</text:p>
          </table:table-cell>
          <table:table-cell office:value-type="float" office:value="7.8799999999999999E-3" table:style-name="ce1">
            <text:p>0.00788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4"/>
          <table:table-cell office:value-type="float" table:style-name="ce1" office:value="182"/>
          <table:table-cell office:value-type="float" office:value="7.1456336586285785" table:style-name="ce1">
            <text:p>7.145633659</text:p>
          </table:table-cell>
          <table:table-cell office:value-type="float" office:value="-24.297720196485685" table:style-name="ce1">
            <text:p>-24.2977202</text:p>
          </table:table-cell>
          <table:table-cell office:value-type="float" office:value="0" table:style-name="ce1">
            <text:p>0</text:p>
          </table:table-cell>
          <table:table-cell office:value-type="float" office:value="1.2659999999999999E-2" table:style-name="ce1">
            <text:p>0.01266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4"/>
          <table:table-cell office:value-type="float" table:style-name="ce1" office:value="237"/>
          <table:table-cell office:value-type="float" office:value="8.9809919945902728" table:style-name="ce1">
            <text:p>8.980991995</text:p>
          </table:table-cell>
          <table:table-cell office:value-type="float" office:value="-46.049596207556" table:style-name="ce1">
            <text:p>-46.04959621</text:p>
          </table:table-cell>
          <table:table-cell office:value-type="float" office:value="0" table:style-name="ce1">
            <text:p>0</text:p>
          </table:table-cell>
          <table:table-cell office:value-type="float" office:value="7.79E-3" table:style-name="ce1">
            <text:p>0.00779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4"/>
          <table:table-cell office:value-type="float" table:style-name="ce1" office:value="183"/>
          <table:table-cell office:value-type="float" office:value="2.9889572513989271" table:style-name="ce1">
            <text:p>2.988957251</text:p>
          </table:table-cell>
          <table:table-cell office:value-type="float" office:value="-10.166047691271931" table:style-name="ce1">
            <text:p>-10.16604769</text:p>
          </table:table-cell>
          <table:table-cell office:value-type="float" office:value="0" table:style-name="ce1">
            <text:p>0</text:p>
          </table:table-cell>
          <table:table-cell office:value-type="float" office:value="2.9049999999999999E-2" table:style-name="ce1">
            <text:p>0.02905</text:p>
          </table:table-cell>
          <table:table-cell office:value-type="float" office:value="1.85" table:style-name="ce1">
            <text:p>1.8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28"/>
          <table:table-cell office:value-type="float" office:value="2.5602748975218304" table:style-name="ce1">
            <text:p>2.560274898</text:p>
          </table:table-cell>
          <table:table-cell office:value-type="float" office:value="-8.3794304367168753" table:style-name="ce1">
            <text:p>-8.379430437</text:p>
          </table:table-cell>
          <table:table-cell office:value-type="float" office:value="0" table:style-name="ce1">
            <text:p>0</text:p>
          </table:table-cell>
          <table:table-cell office:value-type="float" office:value="3.8269999999999998E-2" table:style-name="ce1">
            <text:p>0.03827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29"/>
          <table:table-cell office:value-type="float" office:value="1.6284665757390389" table:style-name="ce1">
            <text:p>1.628466576</text:p>
          </table:table-cell>
          <table:table-cell office:value-type="float" office:value="-5.3254671564636791" table:style-name="ce1">
            <text:p>-5.325467156</text:p>
          </table:table-cell>
          <table:table-cell office:value-type="float" office:value="0" table:style-name="ce1">
            <text:p>0</text:p>
          </table:table-cell>
          <table:table-cell office:value-type="float" office:value="6.0319999999999999E-2" table:style-name="ce1">
            <text:p>0.06032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22"/>
          <table:table-cell office:value-type="float" office:value="1.7350211851402928" table:style-name="ce1">
            <text:p>1.735021185</text:p>
          </table:table-cell>
          <table:table-cell office:value-type="float" office:value="-8.8055949841939096" table:style-name="ce1">
            <text:p>-8.805594984</text:p>
          </table:table-cell>
          <table:table-cell office:value-type="float" office:value="0" table:style-name="ce1">
            <text:p>0</text:p>
          </table:table-cell>
          <table:table-cell office:value-type="float" office:value="4.1259999999999998E-2" table:style-name="ce1">
            <text:p>0.04126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26"/>
          <table:table-cell office:value-type="float" office:value="2.6636984933968177" table:style-name="ce1">
            <text:p>2.663698493</text:p>
          </table:table-cell>
          <table:table-cell office:value-type="float" office:value="-16.321306579663457" table:style-name="ce1">
            <text:p>-16.32130658</text:p>
          </table:table-cell>
          <table:table-cell office:value-type="float" office:value="0" table:style-name="ce1">
            <text:p>0</text:p>
          </table:table-cell>
          <table:table-cell office:value-type="float" office:value="2.0549999999999999E-2" table:style-name="ce1">
            <text:p>0.0205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241"/>
          <table:table-cell office:value-type="float" office:value="19.010923656400426" table:style-name="ce1">
            <text:p>19.01092366</text:p>
          </table:table-cell>
          <table:table-cell office:value-type="float" office:value="-99.019463322641798" table:style-name="ce1">
            <text:p>-99.01946332</text:p>
          </table:table-cell>
          <table:table-cell office:value-type="float" office:value="0" table:style-name="ce1">
            <text:p>0</text:p>
          </table:table-cell>
          <table:table-cell office:value-type="float" office:value="3.49E-3" table:style-name="ce1">
            <text:p>0.00349</text:p>
          </table:table-cell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246"/>
          <table:table-cell office:value-type="float" office:value="19.884739026902921" table:style-name="ce1">
            <text:p>19.88473903</text:p>
          </table:table-cell>
          <table:table-cell office:value-type="float" office:value="-81.5838406174705" table:style-name="ce1">
            <text:p>-81.58384062</text:p>
          </table:table-cell>
          <table:table-cell office:value-type="float" office:value="0" table:style-name="ce1">
            <text:p>0</text:p>
          </table:table-cell>
          <table:table-cell office:value-type="float" office:value="2.7269999999999999E-2" table:style-name="ce1">
            <text:p>0.02727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27"/>
          <table:table-cell office:value-type="float" office:value="2.7284157489813872" table:style-name="ce1">
            <text:p>2.728415749</text:p>
          </table:table-cell>
          <table:table-cell office:value-type="float" office:value="-9.6731985236008011" table:style-name="ce1">
            <text:p>-9.673198524</text:p>
          </table:table-cell>
          <table:table-cell office:value-type="float" office:value="0" table:style-name="ce1">
            <text:p>0</text:p>
          </table:table-cell>
          <table:table-cell office:value-type="float" office:value="3.0370000000000001E-2" table:style-name="ce1">
            <text:p>0.03037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22"/>
          <table:table-cell office:value-type="float" office:value="1.7350211851402928" table:style-name="ce1">
            <text:p>1.735021185</text:p>
          </table:table-cell>
          <table:table-cell office:value-type="float" office:value="-8.8055949841939096" table:style-name="ce1">
            <text:p>-8.805594984</text:p>
          </table:table-cell>
          <table:table-cell office:value-type="float" office:value="0" table:style-name="ce1">
            <text:p>0</text:p>
          </table:table-cell>
          <table:table-cell office:value-type="float" office:value="4.1259999999999998E-2" table:style-name="ce1">
            <text:p>0.04126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241"/>
          <table:table-cell office:value-type="float" office:value="19.492103579343457" table:style-name="ce1">
            <text:p>19.49210358</text:p>
          </table:table-cell>
          <table:table-cell office:value-type="float" office:value="-101.06231964507423" table:style-name="ce1">
            <text:p>-101.0623196</text:p>
          </table:table-cell>
          <table:table-cell office:value-type="float" office:value="0" table:style-name="ce1">
            <text:p>0</text:p>
          </table:table-cell>
          <table:table-cell office:value-type="float" office:value="3.4199999999999999E-3" table:style-name="ce1">
            <text:p>0.00342</text:p>
          </table:table-cell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6"/>
          <table:table-cell office:value-type="float" table:style-name="ce1" office:value="176"/>
          <table:table-cell office:value-type="float" office:value="6.185802484746171" table:style-name="ce1">
            <text:p>6.185802485</text:p>
          </table:table-cell>
          <table:table-cell office:value-type="float" office:value="-26.438960322168974" table:style-name="ce1">
            <text:p>-26.43896032</text:p>
          </table:table-cell>
          <table:table-cell office:value-type="float" office:value="0" table:style-name="ce1">
            <text:p>0</text:p>
          </table:table-cell>
          <table:table-cell office:value-type="float" office:value="1.167E-2" table:style-name="ce1">
            <text:p>0.01167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"/>
          <table:table-cell office:value-type="float" table:style-name="ce1" office:value="21"/>
          <table:table-cell office:value-type="float" office:value="2.6842915259899067" table:style-name="ce1">
            <text:p>2.684291526</text:p>
          </table:table-cell>
          <table:table-cell office:value-type="float" office:value="-17.060163920735853" table:style-name="ce1">
            <text:p>-17.06016392</text:p>
          </table:table-cell>
          <table:table-cell office:value-type="float" office:value="0" table:style-name="ce1">
            <text:p>0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"/>
          <table:table-cell office:value-type="float" table:style-name="ce1" office:value="181"/>
          <table:table-cell office:value-type="float" office:value="10.705062933380827" table:style-name="ce1">
            <text:p>10.70506293</text:p>
          </table:table-cell>
          <table:table-cell office:value-type="float" office:value="-29.211464677163953" table:style-name="ce1">
            <text:p>-29.21146468</text:p>
          </table:table-cell>
          <table:table-cell office:value-type="float" office:value="0" table:style-name="ce1">
            <text:p>0</text:p>
          </table:table-cell>
          <table:table-cell office:value-type="float" office:value="1.0319999999999999E-2" table:style-name="ce1">
            <text:p>0.01032</text:p>
          </table:table-cell>
          <table:table-cell office:value-type="float" office:value="0.91" table:style-name="ce1">
            <text:p>0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"/>
          <table:table-cell office:value-type="float" table:style-name="ce1" office:value="25"/>
          <table:table-cell office:value-type="float" office:value="3.6954937514682986" table:style-name="ce1">
            <text:p>3.695493751</text:p>
          </table:table-cell>
          <table:table-cell office:value-type="float" office:value="-14.558620987927311" table:style-name="ce1">
            <text:p>-14.55862099</text:p>
          </table:table-cell>
          <table:table-cell office:value-type="float" office:value="0" table:style-name="ce1">
            <text:p>0</text:p>
          </table:table-cell>
          <table:table-cell office:value-type="float" office:value="2.1909999999999999E-2" table:style-name="ce1">
            <text:p>0.02191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"/>
          <table:table-cell office:value-type="float" table:style-name="ce1" office:value="21"/>
          <table:table-cell office:value-type="float" office:value="3.3947941916258939" table:style-name="ce1">
            <text:p>3.394794192</text:p>
          </table:table-cell>
          <table:table-cell office:value-type="float" office:value="-13.90063797765271" table:style-name="ce1">
            <text:p>-13.90063798</text:p>
          </table:table-cell>
          <table:table-cell office:value-type="float" office:value="0" table:style-name="ce1">
            <text:p>0</text:p>
          </table:table-cell>
          <table:table-cell office:value-type="float" office:value="2.3230000000000001E-2" table:style-name="ce1">
            <text:p>0.02323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8"/>
          <table:table-cell office:value-type="float" table:style-name="ce1" office:value="279"/>
          <table:table-cell office:value-type="float" office:value="13.72421597007939" table:style-name="ce1">
            <text:p>13.72421597</text:p>
          </table:table-cell>
          <table:table-cell office:value-type="float" office:value="-94.34262368836032" table:style-name="ce1">
            <text:p>-94.34262369</text:p>
          </table:table-cell>
          <table:table-cell office:value-type="float" office:value="0" table:style-name="ce1">
            <text:p>0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8"/>
          <table:table-cell office:value-type="float" table:style-name="ce1" office:value="297"/>
          <table:table-cell office:value-type="float" office:value="6.672126934049313" table:style-name="ce1">
            <text:p>6.672126934</text:p>
          </table:table-cell>
          <table:table-cell office:value-type="float" office:value="-34.249439900512257" table:style-name="ce1">
            <text:p>-34.2494399</text:p>
          </table:table-cell>
          <table:table-cell office:value-type="float" office:value="0" table:style-name="ce1">
            <text:p>0</text:p>
          </table:table-cell>
          <table:table-cell office:value-type="float" office:value="1.051E-2" table:style-name="ce1">
            <text:p>0.01051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8"/>
          <table:table-cell office:value-type="float" table:style-name="ce1" office:value="278"/>
          <table:table-cell office:value-type="float" office:value="13.391017717346518" table:style-name="ce1">
            <text:p>13.39101772</text:p>
          </table:table-cell>
          <table:table-cell office:value-type="float" office:value="-91.67696744952616" table:style-name="ce1">
            <text:p>-91.67696745</text:p>
          </table:table-cell>
          <table:table-cell office:value-type="float" office:value="0" table:style-name="ce1">
            <text:p>0</text:p>
          </table:table-cell>
          <table:table-cell office:value-type="float" office:value="4.9800000000000001E-3" table:style-name="ce1">
            <text:p>0.00498</text:p>
          </table:table-cell>
          <table:table-cell office:value-type="float" office:value="2.6" table:style-name="ce1">
            <text:p>2.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"/>
          <table:table-cell office:value-type="float" table:style-name="ce1" office:value="298"/>
          <table:table-cell office:value-type="float" office:value="7.6348979094854217" table:style-name="ce1">
            <text:p>7.634897909</text:p>
          </table:table-cell>
          <table:table-cell office:value-type="float" office:value="-39.144757823424221" table:style-name="ce1">
            <text:p>-39.14475782</text:p>
          </table:table-cell>
          <table:table-cell office:value-type="float" office:value="0" table:style-name="ce1">
            <text:p>0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9"/>
          <table:table-cell office:value-type="float" table:style-name="ce1" office:value="183"/>
          <table:table-cell office:value-type="float" office:value="2.9889572513989271" table:style-name="ce1">
            <text:p>2.988957251</text:p>
          </table:table-cell>
          <table:table-cell office:value-type="float" office:value="-10.166047691271931" table:style-name="ce1">
            <text:p>-10.16604769</text:p>
          </table:table-cell>
          <table:table-cell office:value-type="float" office:value="0" table:style-name="ce1">
            <text:p>0</text:p>
          </table:table-cell>
          <table:table-cell office:value-type="float" office:value="2.9049999999999999E-2" table:style-name="ce1">
            <text:p>0.02905</text:p>
          </table:table-cell>
          <table:table-cell office:value-type="float" office:value="1.85" table:style-name="ce1">
            <text:p>1.8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1"/>
          <table:table-cell office:value-type="float" table:style-name="ce1" office:value="32"/>
          <table:table-cell office:value-type="float" office:value="3.3510752599840981" table:style-name="ce1">
            <text:p>3.35107526</text:p>
          </table:table-cell>
          <table:table-cell office:value-type="float" office:value="-21.311907799259981" table:style-name="ce1">
            <text:p>-21.3119078</text:p>
          </table:table-cell>
          <table:table-cell office:value-type="float" office:value="0" table:style-name="ce1">
            <text:p>0</text:p>
          </table:table-cell>
          <table:table-cell office:value-type="float" office:value="1.985E-2" table:style-name="ce1">
            <text:p>0.0198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1"/>
          <table:table-cell office:value-type="float" table:style-name="ce1" office:value="32"/>
          <table:table-cell office:value-type="float" office:value="3.3510752599840981" table:style-name="ce1">
            <text:p>3.35107526</text:p>
          </table:table-cell>
          <table:table-cell office:value-type="float" office:value="-21.311907799259981" table:style-name="ce1">
            <text:p>-21.3119078</text:p>
          </table:table-cell>
          <table:table-cell office:value-type="float" office:value="0" table:style-name="ce1">
            <text:p>0</text:p>
          </table:table-cell>
          <table:table-cell office:value-type="float" office:value="1.985E-2" table:style-name="ce1">
            <text:p>0.0198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1"/>
          <table:table-cell office:value-type="float" table:style-name="ce1" office:value="30"/>
          <table:table-cell office:value-type="float" office:value="3.7058020103911611" table:style-name="ce1">
            <text:p>3.70580201</text:p>
          </table:table-cell>
          <table:table-cell office:value-type="float" office:value="-15.602429421959178" table:style-name="ce1">
            <text:p>-15.60242942</text:p>
          </table:table-cell>
          <table:table-cell office:value-type="float" office:value="0" table:style-name="ce1">
            <text:p>0</text:p>
          </table:table-cell>
          <table:table-cell office:value-type="float" office:value="2.0799999999999999E-2" table:style-name="ce1">
            <text:p>0.0208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1"/>
          <table:table-cell office:value-type="float" table:style-name="ce1" office:value="242"/>
          <table:table-cell office:value-type="float" office:value="3.4184202415310048" table:style-name="ce1">
            <text:p>3.418420242</text:p>
          </table:table-cell>
          <table:table-cell office:value-type="float" office:value="-23.424584605900979" table:style-name="ce1">
            <text:p>-23.42458461</text:p>
          </table:table-cell>
          <table:table-cell office:value-type="float" office:value="0" table:style-name="ce1">
            <text:p>0</text:p>
          </table:table-cell>
          <table:table-cell office:value-type="float" office:value="1.95E-2" table:style-name="ce1">
            <text:p>0.019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2"/>
          <table:table-cell office:value-type="float" table:style-name="ce1" office:value="236"/>
          <table:table-cell office:value-type="float" office:value="6.5832355625081469" table:style-name="ce1">
            <text:p>6.583235563</text:p>
          </table:table-cell>
          <table:table-cell office:value-type="float" office:value="-22.356928692478164" table:style-name="ce1">
            <text:p>-22.35692869</text:p>
          </table:table-cell>
          <table:table-cell office:value-type="float" office:value="0" table:style-name="ce1">
            <text:p>0</text:p>
          </table:table-cell>
          <table:table-cell office:value-type="float" office:value="1.324E-2" table:style-name="ce1">
            <text:p>0.01324</text:p>
          </table:table-cell>
          <table:table-cell office:value-type="float" office:value="0.81" table:style-name="ce1">
            <text:p>0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2"/>
          <table:table-cell office:value-type="float" table:style-name="ce1" office:value="34"/>
          <table:table-cell office:value-type="float" office:value="3.2580683480774657" table:style-name="ce1">
            <text:p>3.258068348</text:p>
          </table:table-cell>
          <table:table-cell office:value-type="float" office:value="-15.338739890797909" table:style-name="ce1">
            <text:p>-15.33873989</text:p>
          </table:table-cell>
          <table:table-cell office:value-type="float" office:value="0" table:style-name="ce1">
            <text:p>0</text:p>
          </table:table-cell>
          <table:table-cell office:value-type="float" office:value="6.2379999999999998E-2" table:style-name="ce1">
            <text:p>0.06238</text:p>
          </table:table-cell>
          <table:table-cell office:value-type="float" office:value="3.37" table:style-name="ce1">
            <text:p>3.3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3"/>
          <table:table-cell office:value-type="float" table:style-name="ce1" office:value="34"/>
          <table:table-cell office:value-type="float" office:value="3.0351578858396433" table:style-name="ce1">
            <text:p>3.035157886</text:p>
          </table:table-cell>
          <table:table-cell office:value-type="float" office:value="-15.713665510233092" table:style-name="ce1">
            <text:p>-15.71366551</text:p>
          </table:table-cell>
          <table:table-cell office:value-type="float" office:value="0" table:style-name="ce1">
            <text:p>0</text:p>
          </table:table-cell>
          <table:table-cell office:value-type="float" office:value="2.247E-2" table:style-name="ce1">
            <text:p>0.02247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3"/>
          <table:table-cell office:value-type="float" table:style-name="ce1" office:value="34"/>
          <table:table-cell office:value-type="float" office:value="2.7067760626772848" table:style-name="ce1">
            <text:p>2.706776063</text:p>
          </table:table-cell>
          <table:table-cell office:value-type="float" office:value="-12.805791815514368" table:style-name="ce1">
            <text:p>-12.80579182</text:p>
          </table:table-cell>
          <table:table-cell office:value-type="float" office:value="0" table:style-name="ce1">
            <text:p>0</text:p>
          </table:table-cell>
          <table:table-cell office:value-type="float" office:value="2.7300000000000001E-2" table:style-name="ce1">
            <text:p>0.0273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3"/>
          <table:table-cell office:value-type="float" table:style-name="ce1" office:value="34"/>
          <table:table-cell office:value-type="float" office:value="3.0351578858396433" table:style-name="ce1">
            <text:p>3.035157886</text:p>
          </table:table-cell>
          <table:table-cell office:value-type="float" office:value="-15.713665510233092" table:style-name="ce1">
            <text:p>-15.71366551</text:p>
          </table:table-cell>
          <table:table-cell office:value-type="float" office:value="0" table:style-name="ce1">
            <text:p>0</text:p>
          </table:table-cell>
          <table:table-cell office:value-type="float" office:value="2.247E-2" table:style-name="ce1">
            <text:p>0.02247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179"/>
          <table:table-cell office:value-type="float" office:value="18.685244485281512" table:style-name="ce1">
            <text:p>18.68524449</text:p>
          </table:table-cell>
          <table:table-cell office:value-type="float" office:value="-62.741279647825998" table:style-name="ce1">
            <text:p>-62.74127965</text:p>
          </table:table-cell>
          <table:table-cell office:value-type="float" office:value="0" table:style-name="ce1">
            <text:p>0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1.89" table:style-name="ce1">
            <text:p>1.8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239"/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243"/>
          <table:table-cell office:value-type="float" office:value="2.824300215277729" table:style-name="ce1">
            <text:p>2.824300215</text:p>
          </table:table-cell>
          <table:table-cell office:value-type="float" office:value="-14.825298468744142" table:style-name="ce1">
            <text:p>-14.82529847</text:p>
          </table:table-cell>
          <table:table-cell office:value-type="float" office:value="0" table:style-name="ce1">
            <text:p>0</text:p>
          </table:table-cell>
          <table:table-cell office:value-type="float" office:value="2.3140000000000001E-2" table:style-name="ce1">
            <text:p>0.02314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31"/>
          <table:table-cell office:value-type="float" office:value="2.8715559507392907" table:style-name="ce1">
            <text:p>2.871555951</text:p>
          </table:table-cell>
          <table:table-cell office:value-type="float" office:value="-30.299546822155552" table:style-name="ce1">
            <text:p>-30.29954682</text:p>
          </table:table-cell>
          <table:table-cell office:value-type="float" office:value="0" table:style-name="ce1">
            <text:p>0</text:p>
          </table:table-cell>
          <table:table-cell office:value-type="float" office:value="7.5399999999999995E-2" table:style-name="ce1">
            <text:p>0.0754</text:p>
          </table:table-cell>
          <table:table-cell office:value-type="float" office:value="5.2" table:style-name="ce1">
            <text:p>5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239"/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5"/>
          <table:table-cell office:value-type="float" table:style-name="ce1" office:value="32"/>
          <table:table-cell office:value-type="float" office:value="6.7288677505128103" table:style-name="ce1">
            <text:p>6.728867751</text:p>
          </table:table-cell>
          <table:table-cell office:value-type="float" office:value="-35.913996525554481" table:style-name="ce1">
            <text:p>-35.91399653</text:p>
          </table:table-cell>
          <table:table-cell office:value-type="float" office:value="0" table:style-name="ce1">
            <text:p>0</text:p>
          </table:table-cell>
          <table:table-cell office:value-type="float" office:value="1.516E-2" table:style-name="ce1">
            <text:p>0.01516</text:p>
          </table:table-cell>
          <table:table-cell office:value-type="float" office:value="2.33" table:style-name="ce1">
            <text:p>2.3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5"/>
          <table:table-cell office:value-type="float" table:style-name="ce1" office:value="32"/>
          <table:table-cell office:value-type="float" office:value="8.0579256659762084" table:style-name="ce1">
            <text:p>8.057925666</text:p>
          </table:table-cell>
          <table:table-cell office:value-type="float" office:value="-26.299858793364599" table:style-name="ce1">
            <text:p>-26.29985879</text:p>
          </table:table-cell>
          <table:table-cell office:value-type="float" office:value="0" table:style-name="ce1">
            <text:p>0</text:p>
          </table:table-cell>
          <table:table-cell office:value-type="float" office:value="1.2189999999999999E-2" table:style-name="ce1">
            <text:p>0.01219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5"/>
          <table:table-cell office:value-type="float" table:style-name="ce1" office:value="298"/>
          <table:table-cell office:value-type="float" office:value="15.512871277611776" table:style-name="ce1">
            <text:p>15.51287128</text:p>
          </table:table-cell>
          <table:table-cell office:value-type="float" office:value="-49.288744197024677" table:style-name="ce1">
            <text:p>-49.2887442</text:p>
          </table:table-cell>
          <table:table-cell office:value-type="float" office:value="0" table:style-name="ce1">
            <text:p>0</text:p>
          </table:table-cell>
          <table:table-cell office:value-type="float" office:value="6.77E-3" table:style-name="ce1">
            <text:p>0.00677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5"/>
          <table:table-cell office:value-type="float" table:style-name="ce1" office:value="298"/>
          <table:table-cell office:value-type="float" office:value="15.428118355404996" table:style-name="ce1">
            <text:p>15.42811836</text:p>
          </table:table-cell>
          <table:table-cell office:value-type="float" office:value="-49.120796069700106" table:style-name="ce1">
            <text:p>-49.12079607</text:p>
          </table:table-cell>
          <table:table-cell office:value-type="float" office:value="0" table:style-name="ce1">
            <text:p>0</text:p>
          </table:table-cell>
          <table:table-cell office:value-type="float" office:value="6.7499999999999999E-3" table:style-name="ce1">
            <text:p>0.00675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5"/>
          <table:table-cell office:value-type="float" table:style-name="ce1" office:value="32"/>
          <table:table-cell office:value-type="float" office:value="8.0322160237825724" table:style-name="ce1">
            <text:p>8.032216024</text:p>
          </table:table-cell>
          <table:table-cell office:value-type="float" office:value="-26.208016361977187" table:style-name="ce1">
            <text:p>-26.20801636</text:p>
          </table:table-cell>
          <table:table-cell office:value-type="float" office:value="0" table:style-name="ce1">
            <text:p>0</text:p>
          </table:table-cell>
          <table:table-cell office:value-type="float" office:value="1.223E-2" table:style-name="ce1">
            <text:p>0.01223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7"/>
          <table:table-cell office:value-type="float" table:style-name="ce1" office:value="182"/>
          <table:table-cell office:value-type="float" office:value="7.1456336586285785" table:style-name="ce1">
            <text:p>7.145633659</text:p>
          </table:table-cell>
          <table:table-cell office:value-type="float" office:value="-24.297720196485685" table:style-name="ce1">
            <text:p>-24.2977202</text:p>
          </table:table-cell>
          <table:table-cell office:value-type="float" office:value="0" table:style-name="ce1">
            <text:p>0</text:p>
          </table:table-cell>
          <table:table-cell office:value-type="float" office:value="1.2659999999999999E-2" table:style-name="ce1">
            <text:p>0.01266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8"/>
          <table:table-cell office:value-type="float" table:style-name="ce1" office:value="29"/>
          <table:table-cell office:value-type="float" office:value="4.4606092444536003" table:style-name="ce1">
            <text:p>4.460609244</text:p>
          </table:table-cell>
          <table:table-cell office:value-type="float" office:value="-14.570704325323446" table:style-name="ce1">
            <text:p>-14.57070433</text:p>
          </table:table-cell>
          <table:table-cell office:value-type="float" office:value="0" table:style-name="ce1">
            <text:p>0</text:p>
          </table:table-cell>
          <table:table-cell office:value-type="float" office:value="2.2100000000000002E-2" table:style-name="ce1">
            <text:p>0.0221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177"/>
          <table:table-cell office:value-type="float" office:value="19.761595716980601" table:style-name="ce1">
            <text:p>19.76159572</text:p>
          </table:table-cell>
          <table:table-cell office:value-type="float" office:value="-67.17961819420205" table:style-name="ce1">
            <text:p>-67.17961819</text:p>
          </table:table-cell>
          <table:table-cell office:value-type="float" office:value="0" table:style-name="ce1">
            <text:p>0</text:p>
          </table:table-cell>
          <table:table-cell office:value-type="float" office:value="4.4000000000000003E-3" table:style-name="ce1">
            <text:p>0.0044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181"/>
          <table:table-cell office:value-type="float" office:value="10.705062933380827" table:style-name="ce1">
            <text:p>10.70506293</text:p>
          </table:table-cell>
          <table:table-cell office:value-type="float" office:value="-29.211464677163953" table:style-name="ce1">
            <text:p>-29.21146468</text:p>
          </table:table-cell>
          <table:table-cell office:value-type="float" office:value="0" table:style-name="ce1">
            <text:p>0</text:p>
          </table:table-cell>
          <table:table-cell office:value-type="float" office:value="1.0319999999999999E-2" table:style-name="ce1">
            <text:p>0.01032</text:p>
          </table:table-cell>
          <table:table-cell office:value-type="float" office:value="0.91" table:style-name="ce1">
            <text:p>0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32"/>
          <table:table-cell office:value-type="float" office:value="11.738884693235084" table:style-name="ce1">
            <text:p>11.73888469</text:p>
          </table:table-cell>
          <table:table-cell office:value-type="float" office:value="-38.372787687214277" table:style-name="ce1">
            <text:p>-38.37278769</text:p>
          </table:table-cell>
          <table:table-cell office:value-type="float" office:value="0" table:style-name="ce1">
            <text:p>0</text:p>
          </table:table-cell>
          <table:table-cell office:value-type="float" office:value="8.3400000000000002E-3" table:style-name="ce1">
            <text:p>0.00834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172"/>
          <table:table-cell office:value-type="float" office:value="6.0454458794967003" table:style-name="ce1">
            <text:p>6.045445879</text:p>
          </table:table-cell>
          <table:table-cell office:value-type="float" office:value="-40.646335843431729" table:style-name="ce1">
            <text:p>-40.64633584</text:p>
          </table:table-cell>
          <table:table-cell office:value-type="float" office:value="0" table:style-name="ce1">
            <text:p>0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33"/>
          <table:table-cell office:value-type="float" office:value="3.4723260952250712" table:style-name="ce1">
            <text:p>3.472326095</text:p>
          </table:table-cell>
          <table:table-cell office:value-type="float" office:value="-36.379293397665748" table:style-name="ce1">
            <text:p>-36.3792934</text:p>
          </table:table-cell>
          <table:table-cell office:value-type="float" office:value="0" table:style-name="ce1">
            <text:p>0</text:p>
          </table:table-cell>
          <table:table-cell office:value-type="float" office:value="1.6400000000000001E-2" table:style-name="ce1">
            <text:p>0.0164</text:p>
          </table:table-cell>
          <table:table-cell office:value-type="float" office:value="5.2" table:style-name="ce1">
            <text:p>5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32"/>
          <table:table-cell office:value-type="float" office:value="11.738884693235084" table:style-name="ce1">
            <text:p>11.73888469</text:p>
          </table:table-cell>
          <table:table-cell office:value-type="float" office:value="-38.372787687214277" table:style-name="ce1">
            <text:p>-38.37278769</text:p>
          </table:table-cell>
          <table:table-cell office:value-type="float" office:value="0" table:style-name="ce1">
            <text:p>0</text:p>
          </table:table-cell>
          <table:table-cell office:value-type="float" office:value="8.3400000000000002E-3" table:style-name="ce1">
            <text:p>0.00834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32"/>
          <table:table-cell office:value-type="float" office:value="8.5723671151349716" table:style-name="ce1">
            <text:p>8.572367115</text:p>
          </table:table-cell>
          <table:table-cell office:value-type="float" office:value="-33.130090940869991" table:style-name="ce1">
            <text:p>-33.13009094</text:p>
          </table:table-cell>
          <table:table-cell office:value-type="float" office:value="0" table:style-name="ce1">
            <text:p>0</text:p>
          </table:table-cell>
          <table:table-cell office:value-type="float" office:value="9.4599999999999997E-3" table:style-name="ce1">
            <text:p>0.00946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1"/>
          <table:table-cell office:value-type="float" table:style-name="ce1" office:value="239"/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1"/>
          <table:table-cell office:value-type="float" table:style-name="ce1" office:value="239"/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1"/>
          <table:table-cell office:value-type="float" table:style-name="ce1" office:value="244"/>
          <table:table-cell office:value-type="float" office:value="3.2152952567911326" table:style-name="ce1">
            <text:p>3.215295257</text:p>
          </table:table-cell>
          <table:table-cell office:value-type="float" office:value="-16.863354224893548" table:style-name="ce1">
            <text:p>-16.86335422</text:p>
          </table:table-cell>
          <table:table-cell office:value-type="float" office:value="0" table:style-name="ce1">
            <text:p>0</text:p>
          </table:table-cell>
          <table:table-cell office:value-type="float" office:value="2.036E-2" table:style-name="ce1">
            <text:p>0.02036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2"/>
          <table:table-cell office:value-type="float" table:style-name="ce1" office:value="297"/>
          <table:table-cell office:value-type="float" office:value="5.4123781448731387" table:style-name="ce1">
            <text:p>5.412378145</text:p>
          </table:table-cell>
          <table:table-cell office:value-type="float" office:value="-19.269828924381788" table:style-name="ce1">
            <text:p>-19.26982892</text:p>
          </table:table-cell>
          <table:table-cell office:value-type="float" office:value="0" table:style-name="ce1">
            <text:p>0</text:p>
          </table:table-cell>
          <table:table-cell office:value-type="float" office:value="1.5610000000000001E-2" table:style-name="ce1">
            <text:p>0.01561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2"/>
          <table:table-cell office:value-type="float" table:style-name="ce1" office:value="245"/>
          <table:table-cell office:value-type="float" office:value="1.7420319166531399" table:style-name="ce1">
            <text:p>1.742031917</text:p>
          </table:table-cell>
          <table:table-cell office:value-type="float" office:value="-9.4958914750466512" table:style-name="ce1">
            <text:p>-9.495891475</text:p>
          </table:table-cell>
          <table:table-cell office:value-type="float" office:value="0" table:style-name="ce1">
            <text:p>0</text:p>
          </table:table-cell>
          <table:table-cell office:value-type="float" office:value="3.32E-2" table:style-name="ce1">
            <text:p>0.0332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2"/>
          <table:table-cell office:value-type="float" table:style-name="ce1" office:value="33"/>
          <table:table-cell office:value-type="float" office:value="2.9329660275178049" table:style-name="ce1">
            <text:p>2.932966028</text:p>
          </table:table-cell>
          <table:table-cell office:value-type="float" office:value="-20.332417727454366" table:style-name="ce1">
            <text:p>-20.33241773</text:p>
          </table:table-cell>
          <table:table-cell office:value-type="float" office:value="0" table:style-name="ce1">
            <text:p>0</text:p>
          </table:table-cell>
          <table:table-cell office:value-type="float" office:value="2.461E-2" table:style-name="ce1">
            <text:p>0.02461</text:p>
          </table:table-cell>
          <table:table-cell office:value-type="float" office:value="5.04" table:style-name="ce1">
            <text:p>5.0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2"/>
          <table:table-cell office:value-type="float" table:style-name="ce1" office:value="245"/>
          <table:table-cell office:value-type="float" office:value="1.7420319166531399" table:style-name="ce1">
            <text:p>1.742031917</text:p>
          </table:table-cell>
          <table:table-cell office:value-type="float" office:value="-9.4958914750466512" table:style-name="ce1">
            <text:p>-9.495891475</text:p>
          </table:table-cell>
          <table:table-cell office:value-type="float" office:value="0" table:style-name="ce1">
            <text:p>0</text:p>
          </table:table-cell>
          <table:table-cell office:value-type="float" office:value="3.32E-2" table:style-name="ce1">
            <text:p>0.0332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3"/>
          <table:table-cell office:value-type="float" table:style-name="ce1" office:value="175"/>
          <table:table-cell office:value-type="float" office:value="9.2393663798381453" table:style-name="ce1">
            <text:p>9.23936638</text:p>
          </table:table-cell>
          <table:table-cell office:value-type="float" office:value="-32.05948816136609" table:style-name="ce1">
            <text:p>-32.05948816</text:p>
          </table:table-cell>
          <table:table-cell office:value-type="float" office:value="0" table:style-name="ce1">
            <text:p>0</text:p>
          </table:table-cell>
          <table:table-cell office:value-type="float" office:value="9.3799999999999994E-3" table:style-name="ce1">
            <text:p>0.00938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3"/>
          <table:table-cell office:value-type="float" table:style-name="ce1" office:value="181"/>
          <table:table-cell office:value-type="float" office:value="4.3106618747615872" table:style-name="ce1">
            <text:p>4.310661875</text:p>
          </table:table-cell>
          <table:table-cell office:value-type="float" office:value="-28.92590964373748" table:style-name="ce1">
            <text:p>-28.92590964</text:p>
          </table:table-cell>
          <table:table-cell office:value-type="float" office:value="0" table:style-name="ce1">
            <text:p>0</text:p>
          </table:table-cell>
          <table:table-cell office:value-type="float" office:value="1.2670000000000001E-2" table:style-name="ce1">
            <text:p>0.01267</text:p>
          </table:table-cell>
          <table:table-cell office:value-type="float" office:value="2.74" table:style-name="ce1">
            <text:p>2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3"/>
          <table:table-cell office:value-type="float" table:style-name="ce1" office:value="180"/>
          <table:table-cell office:value-type="float" office:value="86.956521739130437" table:style-name="ce1">
            <text:p>86.95652174</text:p>
          </table:table-cell>
          <table:table-cell office:value-type="float" office:value="-608.69565217391312" table:style-name="ce1">
            <text:p>-608.6956522</text:p>
          </table:table-cell>
          <table:table-cell office:value-type="float" office:value="0" table:style-name="ce1">
            <text:p>0</text:p>
          </table:table-cell>
          <table:table-cell office:value-type="float" office:value="5.5999999999999995E-4" table:style-name="ce1">
            <text:p>0.00056</text:p>
          </table:table-cell>
          <table:table-cell office:value-type="float" office:value="3.06" table:style-name="ce1">
            <text:p>3.0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3"/>
          <table:table-cell office:value-type="float" table:style-name="ce1" office:value="171"/>
          <table:table-cell office:value-type="float" office:value="28.934368383909668" table:style-name="ce1">
            <text:p>28.93436838</text:p>
          </table:table-cell>
          <table:table-cell office:value-type="float" office:value="-185.60338743824983" table:style-name="ce1">
            <text:p>-185.6033874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3.06" table:style-name="ce1">
            <text:p>3.0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5"/>
          <table:table-cell office:value-type="float" table:style-name="ce1" office:value="63"/>
          <table:table-cell office:value-type="float" office:value="7.7008276363175465" table:style-name="ce1">
            <text:p>7.700827636</text:p>
          </table:table-cell>
          <table:table-cell office:value-type="float" office:value="-42.225590771387125" table:style-name="ce1">
            <text:p>-42.22559077</text:p>
          </table:table-cell>
          <table:table-cell office:value-type="float" office:value="0" table:style-name="ce1">
            <text:p>0</text:p>
          </table:table-cell>
          <table:table-cell office:value-type="float" office:value="0.13769999999999999" table:style-name="ce1">
            <text:p>0.1377</text:p>
          </table:table-cell>
          <table:table-cell office:value-type="float" office:value="9.99" table:style-name="ce1">
            <text:p>9.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5"/>
          <table:table-cell office:value-type="float" table:style-name="ce1" office:value="186"/>
          <table:table-cell office:value-type="float" office:value="444.99381953028438" table:style-name="ce1">
            <text:p>444.9938195</text:p>
          </table:table-cell>
          <table:table-cell office:value-type="float" office:value="-1508.034610630408" table:style-name="ce1">
            <text:p>-1508.034611</text:p>
          </table:table-cell>
          <table:table-cell office:value-type="float" office:value="0" table:style-name="ce1">
            <text:p>0</text:p>
          </table:table-cell>
          <table:table-cell office:value-type="float" office:value="9.2000000000000003E-4" table:style-name="ce1">
            <text:p>0.00092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5"/>
          <table:table-cell office:value-type="float" table:style-name="ce1" office:value="69"/>
          <table:table-cell office:value-type="float" office:value="8.4138867376110316" table:style-name="ce1">
            <text:p>8.413886738</text:p>
          </table:table-cell>
          <table:table-cell office:value-type="float" office:value="-45.320253563950324" table:style-name="ce1">
            <text:p>-45.32025356</text:p>
          </table:table-cell>
          <table:table-cell office:value-type="float" office:value="0" table:style-name="ce1">
            <text:p>0</text:p>
          </table:table-cell>
          <table:table-cell office:value-type="float" office:value="0.13034999999999999" table:style-name="ce1">
            <text:p>0.13035</text:p>
          </table:table-cell>
          <table:table-cell office:value-type="float" office:value="9.99" table:style-name="ce1">
            <text:p>9.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5"/>
          <table:table-cell office:value-type="float" table:style-name="ce1" office:value="184"/>
          <table:table-cell office:value-type="float" office:value="295.61945713517878" table:style-name="ce1">
            <text:p>295.6194571</text:p>
          </table:table-cell>
          <table:table-cell office:value-type="float" office:value="-1612.469766191884" table:style-name="ce1">
            <text:p>-1612.469766</text:p>
          </table:table-cell>
          <table:table-cell office:value-type="float" office:value="0" table:style-name="ce1">
            <text:p>0</text:p>
          </table:table-cell>
          <table:table-cell office:value-type="float" office:value="9.3999999999999997E-4" table:style-name="ce1">
            <text:p>0.00094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5"/>
          <table:table-cell office:value-type="float" table:style-name="ce1" office:value="185"/>
          <table:table-cell office:value-type="float" office:value="444.99381953028438" table:style-name="ce1">
            <text:p>444.9938195</text:p>
          </table:table-cell>
          <table:table-cell office:value-type="float" office:value="-1508.034610630408" table:style-name="ce1">
            <text:p>-1508.034611</text:p>
          </table:table-cell>
          <table:table-cell office:value-type="float" office:value="0" table:style-name="ce1">
            <text:p>0</text:p>
          </table:table-cell>
          <table:table-cell office:value-type="float" office:value="9.2000000000000003E-4" table:style-name="ce1">
            <text:p>0.00092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6"/>
          <table:table-cell office:value-type="float" table:style-name="ce1" office:value="211"/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6"/>
          <table:table-cell office:value-type="float" table:style-name="ce1" office:value="58"/>
          <table:table-cell office:value-type="float" office:value="96.469669476537192" table:style-name="ce1">
            <text:p>96.46966948</text:p>
          </table:table-cell>
          <table:table-cell office:value-type="float" office:value="-219.35365321450718" table:style-name="ce1">
            <text:p>-219.3536532</text:p>
          </table:table-cell>
          <table:table-cell office:value-type="float" office:value="0" table:style-name="ce1">
            <text:p>0</text:p>
          </table:table-cell>
          <table:table-cell office:value-type="float" office:value="0.35975000000000001" table:style-name="ce1">
            <text:p>0.35975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6"/>
          <table:table-cell office:value-type="float" table:style-name="ce1" office:value="212"/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6"/>
          <table:table-cell office:value-type="float" table:style-name="ce1" office:value="209"/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6"/>
          <table:table-cell office:value-type="float" table:style-name="ce1" office:value="210"/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7"/>
          <table:table-cell office:value-type="float" table:style-name="ce1" office:value="204"/>
          <table:table-cell office:value-type="float" office:value="338.385618611209" table:style-name="ce1">
            <text:p>338.3856186</text:p>
          </table:table-cell>
          <table:table-cell office:value-type="float" office:value="-768.41734226295387" table:style-name="ce1">
            <text:p>-768.4173423</text:p>
          </table:table-cell>
          <table:table-cell office:value-type="float" office:value="0" table:style-name="ce1">
            <text:p>0</text:p>
          </table:table-cell>
          <table:table-cell office:value-type="float" office:value="0.10267999999999999" table:style-name="ce1">
            <text:p>0.10268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7"/>
          <table:table-cell office:value-type="float" table:style-name="ce1" office:value="205"/>
          <table:table-cell office:value-type="float" office:value="343.64261168384883" table:style-name="ce1">
            <text:p>343.6426117</text:p>
          </table:table-cell>
          <table:table-cell office:value-type="float" office:value="-773.19587628865986" table:style-name="ce1">
            <text:p>-773.1958763</text:p>
          </table:table-cell>
          <table:table-cell office:value-type="float" office:value="0" table:style-name="ce1">
            <text:p>0</text:p>
          </table:table-cell>
          <table:table-cell office:value-type="float" office:value="0.10056" table:style-name="ce1">
            <text:p>0.10056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68"/>
          <table:table-cell office:value-type="float" office:value="4.8242998377052473" table:style-name="ce1">
            <text:p>4.824299838</text:p>
          </table:table-cell>
          <table:table-cell office:value-type="float" office:value="-25.978610269321599" table:style-name="ce1">
            <text:p>-25.97861027</text:p>
          </table:table-cell>
          <table:table-cell office:value-type="float" office:value="0" table:style-name="ce1">
            <text:p>0</text:p>
          </table:table-cell>
          <table:table-cell office:value-type="float" office:value="5.799E-2" table:style-name="ce1">
            <text:p>0.05799</text:p>
          </table:table-cell>
          <table:table-cell office:value-type="float" office:value="5.13" table:style-name="ce1">
            <text:p>5.1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192"/>
          <table:table-cell office:value-type="float" office:value="6.7482667829673746" table:style-name="ce1">
            <text:p>6.748266783</text:p>
          </table:table-cell>
          <table:table-cell office:value-type="float" office:value="-36.725071707305922" table:style-name="ce1">
            <text:p>-36.72507171</text:p>
          </table:table-cell>
          <table:table-cell office:value-type="float" office:value="0" table:style-name="ce1">
            <text:p>0</text:p>
          </table:table-cell>
          <table:table-cell office:value-type="float" office:value="4.0460000000000003E-2" table:style-name="ce1">
            <text:p>0.04046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249"/>
          <table:table-cell office:value-type="float" office:value="13.59119607622169" table:style-name="ce1">
            <text:p>13.59119608</text:p>
          </table:table-cell>
          <table:table-cell office:value-type="float" office:value="-74.015388631757304" table:style-name="ce1">
            <text:p>-74.01538863</text:p>
          </table:table-cell>
          <table:table-cell office:value-type="float" office:value="0" table:style-name="ce1">
            <text:p>0</text:p>
          </table:table-cell>
          <table:table-cell office:value-type="float" office:value="2.0070000000000001E-2" table:style-name="ce1">
            <text:p>0.02007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44"/>
          <table:table-cell office:value-type="float" office:value="1.9440480727325238" table:style-name="ce1">
            <text:p>1.944048073</text:p>
          </table:table-cell>
          <table:table-cell office:value-type="float" office:value="-10.528349969368062" table:style-name="ce1">
            <text:p>-10.52834997</text:p>
          </table:table-cell>
          <table:table-cell office:value-type="float" office:value="0" table:style-name="ce1">
            <text:p>0</text:p>
          </table:table-cell>
          <table:table-cell office:value-type="float" office:value="0.14133000000000001" table:style-name="ce1">
            <text:p>0.1413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69"/>
          <table:table-cell office:value-type="float" office:value="17.503168264747377" table:style-name="ce1">
            <text:p>17.50316826</text:p>
          </table:table-cell>
          <table:table-cell office:value-type="float" office:value="-96.219602591999234" table:style-name="ce1">
            <text:p>-96.21960259</text:p>
          </table:table-cell>
          <table:table-cell office:value-type="float" office:value="0" table:style-name="ce1">
            <text:p>0</text:p>
          </table:table-cell>
          <table:table-cell office:value-type="float" office:value="5.9569999999999998E-2" table:style-name="ce1">
            <text:p>0.05957</text:p>
          </table:table-cell>
          <table:table-cell office:value-type="float" office:value="10.26" table:style-name="ce1">
            <text:p>10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195"/>
          <table:table-cell office:value-type="float" office:value="3.5791230123670386" table:style-name="ce1">
            <text:p>3.579123012</text:p>
          </table:table-cell>
          <table:table-cell office:value-type="float" office:value="-19.929114505287714" table:style-name="ce1">
            <text:p>-19.92911451</text:p>
          </table:table-cell>
          <table:table-cell office:value-type="float" office:value="0" table:style-name="ce1">
            <text:p>0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249"/>
          <table:table-cell office:value-type="float" office:value="9.6381951622173272" table:style-name="ce1">
            <text:p>9.638195162</text:p>
          </table:table-cell>
          <table:table-cell office:value-type="float" office:value="-53.512678661390687" table:style-name="ce1">
            <text:p>-53.51267866</text:p>
          </table:table-cell>
          <table:table-cell office:value-type="float" office:value="0" table:style-name="ce1">
            <text:p>0</text:p>
          </table:table-cell>
          <table:table-cell office:value-type="float" office:value="2.6290000000000001E-2" table:style-name="ce1">
            <text:p>0.0262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68"/>
          <table:table-cell office:value-type="float" office:value="4.7882592719030104" table:style-name="ce1">
            <text:p>4.788259272</text:p>
          </table:table-cell>
          <table:table-cell office:value-type="float" office:value="-25.962541175893325" table:style-name="ce1">
            <text:p>-25.96254118</text:p>
          </table:table-cell>
          <table:table-cell office:value-type="float" office:value="0" table:style-name="ce1">
            <text:p>0</text:p>
          </table:table-cell>
          <table:table-cell office:value-type="float" office:value="5.6710000000000003E-2" table:style-name="ce1">
            <text:p>0.05671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76"/>
          <table:table-cell office:value-type="float" office:value="4.79117852287966" table:style-name="ce1">
            <text:p>4.791178523</text:p>
          </table:table-cell>
          <table:table-cell office:value-type="float" office:value="-26.55536181298195" table:style-name="ce1">
            <text:p>-26.55536181</text:p>
          </table:table-cell>
          <table:table-cell office:value-type="float" office:value="0" table:style-name="ce1">
            <text:p>0</text:p>
          </table:table-cell>
          <table:table-cell office:value-type="float" office:value="5.3319999999999999E-2" table:style-name="ce1">
            <text:p>0.05332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193"/>
          <table:table-cell office:value-type="float" office:value="198.36639439906654" table:style-name="ce1">
            <text:p>198.3663944</text:p>
          </table:table-cell>
          <table:table-cell office:value-type="float" office:value="-1061.8436406067678" table:style-name="ce1">
            <text:p>-1061.843641</text:p>
          </table:table-cell>
          <table:table-cell office:value-type="float" office:value="0" table:style-name="ce1">
            <text:p>0</text:p>
          </table:table-cell>
          <table:table-cell office:value-type="float" office:value="1.3500000000000001E-3" table:style-name="ce1">
            <text:p>0.00135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194"/>
          <table:table-cell office:value-type="float" office:value="8.577082116743707" table:style-name="ce1">
            <text:p>8.577082117</text:p>
          </table:table-cell>
          <table:table-cell office:value-type="float" office:value="-62.724922956560285" table:style-name="ce1">
            <text:p>-62.72492296</text:p>
          </table:table-cell>
          <table:table-cell office:value-type="float" office:value="0" table:style-name="ce1">
            <text:p>0</text:p>
          </table:table-cell>
          <table:table-cell office:value-type="float" office:value="2.877E-2" table:style-name="ce1">
            <text:p>0.02877</text:p>
          </table:table-cell>
          <table:table-cell office:value-type="float" office:value="4.3899999999999997" table:style-name="ce1">
            <text:p>4.3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64"/>
          <table:table-cell office:value-type="float" office:value="3.1350906752568357" table:style-name="ce1">
            <text:p>3.135090675</text:p>
          </table:table-cell>
          <table:table-cell office:value-type="float" office:value="-17.562873447783982" table:style-name="ce1">
            <text:p>-17.56287345</text:p>
          </table:table-cell>
          <table:table-cell office:value-type="float" office:value="0" table:style-name="ce1">
            <text:p>0</text:p>
          </table:table-cell>
          <table:table-cell office:value-type="float" office:value="7.9820000000000002E-2" table:style-name="ce1">
            <text:p>0.07982</text:p>
          </table:table-cell>
          <table:table-cell office:value-type="float" office:value="4.9950000000000001" table:style-name="ce1">
            <text:p>4.9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50"/>
          <table:table-cell office:value-type="float" office:value="3.6088077205362419" table:style-name="ce1">
            <text:p>3.608807721</text:p>
          </table:table-cell>
          <table:table-cell office:value-type="float" office:value="-19.997089005213983" table:style-name="ce1">
            <text:p>-19.99708901</text:p>
          </table:table-cell>
          <table:table-cell office:value-type="float" office:value="0" table:style-name="ce1">
            <text:p>0</text:p>
          </table:table-cell>
          <table:table-cell office:value-type="float" office:value="7.2720000000000007E-2" table:style-name="ce1">
            <text:p>0.0727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64"/>
          <table:table-cell office:value-type="float" office:value="3.0977371850238717" table:style-name="ce1">
            <text:p>3.097737185</text:p>
          </table:table-cell>
          <table:table-cell office:value-type="float" office:value="-17.848085327695802" table:style-name="ce1">
            <text:p>-17.84808533</text:p>
          </table:table-cell>
          <table:table-cell office:value-type="float" office:value="0" table:style-name="ce1">
            <text:p>0</text:p>
          </table:table-cell>
          <table:table-cell office:value-type="float" office:value="7.9750000000000001E-2" table:style-name="ce1">
            <text:p>0.07975</text:p>
          </table:table-cell>
          <table:table-cell office:value-type="float" office:value="4.9950000000000001" table:style-name="ce1">
            <text:p>4.9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6"/>
          <table:table-cell office:value-type="float" office:value="6.5350943397251795" table:style-name="ce1">
            <text:p>6.53509434</text:p>
          </table:table-cell>
          <table:table-cell office:value-type="float" office:value="-36.275887499098197" table:style-name="ce1">
            <text:p>-36.2758875</text:p>
          </table:table-cell>
          <table:table-cell office:value-type="float" office:value="0" table:style-name="ce1">
            <text:p>0</text:p>
          </table:table-cell>
          <table:table-cell office:value-type="float" office:value="3.9390000000000001E-2" table:style-name="ce1">
            <text:p>0.03939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5"/>
          <table:table-cell office:value-type="float" office:value="4.6878869718019187" table:style-name="ce1">
            <text:p>4.687886972</text:p>
          </table:table-cell>
          <table:table-cell office:value-type="float" office:value="-26.741594235373206" table:style-name="ce1">
            <text:p>-26.74159424</text:p>
          </table:table-cell>
          <table:table-cell office:value-type="float" office:value="0" table:style-name="ce1">
            <text:p>0</text:p>
          </table:table-cell>
          <table:table-cell office:value-type="float" office:value="5.5640000000000002E-2" table:style-name="ce1">
            <text:p>0.05564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5"/>
          <table:table-cell office:value-type="float" office:value="4.7576052963776663" table:style-name="ce1">
            <text:p>4.757605296</text:p>
          </table:table-cell>
          <table:table-cell office:value-type="float" office:value="-27.065487908281831" table:style-name="ce1">
            <text:p>-27.06548791</text:p>
          </table:table-cell>
          <table:table-cell office:value-type="float" office:value="0" table:style-name="ce1">
            <text:p>0</text:p>
          </table:table-cell>
          <table:table-cell office:value-type="float" office:value="5.4969999999999998E-2" table:style-name="ce1">
            <text:p>0.05497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206"/>
          <table:table-cell office:value-type="float" office:value="16.160123740376068" table:style-name="ce1">
            <text:p>16.16012374</text:p>
          </table:table-cell>
          <table:table-cell office:value-type="float" office:value="-169.1041519975067" table:style-name="ce1">
            <text:p>-169.104152</text:p>
          </table:table-cell>
          <table:table-cell office:value-type="float" office:value="0" table:style-name="ce1">
            <text:p>0</text:p>
          </table:table-cell>
          <table:table-cell office:value-type="float" office:value="1.7149999999999999E-2" table:style-name="ce1">
            <text:p>0.01715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207"/>
          <table:table-cell office:value-type="float" office:value="4.0934946775307894" table:style-name="ce1">
            <text:p>4.093494678</text:p>
          </table:table-cell>
          <table:table-cell office:value-type="float" office:value="-42.842774611442152" table:style-name="ce1">
            <text:p>-42.84277461</text:p>
          </table:table-cell>
          <table:table-cell office:value-type="float" office:value="0" table:style-name="ce1">
            <text:p>0</text:p>
          </table:table-cell>
          <table:table-cell office:value-type="float" office:value="6.7019999999999996E-2" table:style-name="ce1">
            <text:p>0.0670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67"/>
          <table:table-cell office:value-type="float" office:value="25.131641933939683" table:style-name="ce1">
            <text:p>25.13164193</text:p>
          </table:table-cell>
          <table:table-cell office:value-type="float" office:value="-171.13451412158926" table:style-name="ce1">
            <text:p>-171.1345141</text:p>
          </table:table-cell>
          <table:table-cell office:value-type="float" office:value="0" table:style-name="ce1">
            <text:p>0</text:p>
          </table:table-cell>
          <table:table-cell office:value-type="float" office:value="9.9500000000000005E-3" table:style-name="ce1">
            <text:p>0.00995</text:p>
          </table:table-cell>
          <table:table-cell office:value-type="float" office:value="4.01" table:style-name="ce1">
            <text:p>4.0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52"/>
          <table:table-cell office:value-type="float" office:value="19.726549214339165" table:style-name="ce1">
            <text:p>19.72654921</text:p>
          </table:table-cell>
          <table:table-cell office:value-type="float" office:value="-114.95816611114891" table:style-name="ce1">
            <text:p>-114.9581661</text:p>
          </table:table-cell>
          <table:table-cell office:value-type="float" office:value="0" table:style-name="ce1">
            <text:p>0</text:p>
          </table:table-cell>
          <table:table-cell office:value-type="float" office:value="1.465E-2" table:style-name="ce1">
            <text:p>0.0146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52"/>
          <table:table-cell office:value-type="float" office:value="25.641025641025646" table:style-name="ce1">
            <text:p>25.64102564</text:p>
          </table:table-cell>
          <table:table-cell office:value-type="float" office:value="-179.4871794871795" table:style-name="ce1">
            <text:p>-179.4871795</text:p>
          </table:table-cell>
          <table:table-cell office:value-type="float" office:value="0" table:style-name="ce1">
            <text:p>0</text:p>
          </table:table-cell>
          <table:table-cell office:value-type="float" office:value="9.0200000000000002E-3" table:style-name="ce1">
            <text:p>0.00902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56"/>
          <table:table-cell office:value-type="float" office:value="11.131631897236137" table:style-name="ce1">
            <text:p>11.1316319</text:p>
          </table:table-cell>
          <table:table-cell office:value-type="float" office:value="-58.108518708842723" table:style-name="ce1">
            <text:p>-58.10851871</text:p>
          </table:table-cell>
          <table:table-cell office:value-type="float" office:value="0" table:style-name="ce1">
            <text:p>0</text:p>
          </table:table-cell>
          <table:table-cell office:value-type="float" office:value="2.7980000000000001E-2" table:style-name="ce1">
            <text:p>0.0279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67"/>
          <table:table-cell office:value-type="float" office:value="95.561451634662944" table:style-name="ce1">
            <text:p>95.56145163</text:p>
          </table:table-cell>
          <table:table-cell office:value-type="float" office:value="-216.98070782929352" table:style-name="ce1">
            <text:p>-216.9807078</text:p>
          </table:table-cell>
          <table:table-cell office:value-type="float" office:value="0" table:style-name="ce1">
            <text:p>0</text:p>
          </table:table-cell>
          <table:table-cell office:value-type="float" office:value="0.36132999999999998" table:style-name="ce1">
            <text:p>0.36133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299"/>
          <table:table-cell office:value-type="float" office:value="907.71558245083202" table:style-name="ce1">
            <text:p>907.7155825</text:p>
          </table:table-cell>
          <table:table-cell office:value-type="float" office:value="-3782.1482602118003" table:style-name="ce1">
            <text:p>-3782.14826</text:p>
          </table:table-cell>
          <table:table-cell office:value-type="float" office:value="0" table:style-name="ce1">
            <text:p>0</text:p>
          </table:table-cell>
          <table:table-cell office:value-type="float" office:value="1.7080000000000001E-2" table:style-name="ce1">
            <text:p>0.01708</text:p>
          </table:table-cell>
          <table:table-cell office:value-type="float" office:value="2.4" table:style-name="ce1">
            <text:p>2.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1"/>
          <table:table-cell office:value-type="float" table:style-name="ce1" office:value="248"/>
          <table:table-cell office:value-type="float" office:value="11.23309693633561" table:style-name="ce1">
            <text:p>11.23309694</text:p>
          </table:table-cell>
          <table:table-cell office:value-type="float" office:value="-62.799523814369003" table:style-name="ce1">
            <text:p>-62.79952381</text:p>
          </table:table-cell>
          <table:table-cell office:value-type="float" office:value="0" table:style-name="ce1">
            <text:p>0</text:p>
          </table:table-cell>
          <table:table-cell office:value-type="float" office:value="2.23E-2" table:style-name="ce1">
            <text:p>0.022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1"/>
          <table:table-cell office:value-type="float" table:style-name="ce1" office:value="76"/>
          <table:table-cell office:value-type="float" office:value="6.977388899098858" table:style-name="ce1">
            <text:p>6.977388899</text:p>
          </table:table-cell>
          <table:table-cell office:value-type="float" office:value="-38.842874808822664" table:style-name="ce1">
            <text:p>-38.84287481</text:p>
          </table:table-cell>
          <table:table-cell office:value-type="float" office:value="0" table:style-name="ce1">
            <text:p>0</text:p>
          </table:table-cell>
          <table:table-cell office:value-type="float" office:value="3.619E-2" table:style-name="ce1">
            <text:p>0.0361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1"/>
          <table:table-cell office:value-type="float" table:style-name="ce1" office:value="76"/>
          <table:table-cell office:value-type="float" office:value="6.982812461764035" table:style-name="ce1">
            <text:p>6.982812462</text:p>
          </table:table-cell>
          <table:table-cell office:value-type="float" office:value="-38.857480953521744" table:style-name="ce1">
            <text:p>-38.85748095</text:p>
          </table:table-cell>
          <table:table-cell office:value-type="float" office:value="0" table:style-name="ce1">
            <text:p>0</text:p>
          </table:table-cell>
          <table:table-cell office:value-type="float" office:value="3.6170000000000001E-2" table:style-name="ce1">
            <text:p>0.0361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1"/>
          <table:table-cell office:value-type="float" table:style-name="ce1" office:value="248"/>
          <table:table-cell office:value-type="float" office:value="11.427846910227171" table:style-name="ce1">
            <text:p>11.42784691</text:p>
          </table:table-cell>
          <table:table-cell office:value-type="float" office:value="-63.562185004329237" table:style-name="ce1">
            <text:p>-63.562185</text:p>
          </table:table-cell>
          <table:table-cell office:value-type="float" office:value="0" table:style-name="ce1">
            <text:p>0</text:p>
          </table:table-cell>
          <table:table-cell office:value-type="float" office:value="2.2370000000000001E-2" table:style-name="ce1">
            <text:p>0.0223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74"/>
          <table:table-cell office:value-type="float" office:value="98.116680704008886" table:style-name="ce1">
            <text:p>98.1166807</text:p>
          </table:table-cell>
          <table:table-cell office:value-type="float" office:value="-277.85254712639687" table:style-name="ce1">
            <text:p>-277.8525471</text:p>
          </table:table-cell>
          <table:table-cell office:value-type="float" office:value="0" table:style-name="ce1">
            <text:p>0</text:p>
          </table:table-cell>
          <table:table-cell office:value-type="float" office:value="0.34510999999999997" table:style-name="ce1">
            <text:p>0.34511</text:p>
          </table:table-cell>
          <table:table-cell office:value-type="float" office:value="4.46" table:style-name="ce1">
            <text:p>4.4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74"/>
          <table:table-cell office:value-type="float" office:value="97.573611950608736" table:style-name="ce1">
            <text:p>97.57361195</text:p>
          </table:table-cell>
          <table:table-cell office:value-type="float" office:value="-277.17813660305671" table:style-name="ce1">
            <text:p>-277.1781366</text:p>
          </table:table-cell>
          <table:table-cell office:value-type="float" office:value="0" table:style-name="ce1">
            <text:p>0</text:p>
          </table:table-cell>
          <table:table-cell office:value-type="float" office:value="0.34651999999999999" table:style-name="ce1">
            <text:p>0.34652</text:p>
          </table:table-cell>
          <table:table-cell office:value-type="float" office:value="4.46" table:style-name="ce1">
            <text:p>4.4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215"/>
          <table:table-cell office:value-type="float" office:value="40.50479713440761" table:style-name="ce1">
            <text:p>40.50479713</text:p>
          </table:table-cell>
          <table:table-cell office:value-type="float" office:value="-217.16427379290826" table:style-name="ce1">
            <text:p>-217.1642738</text:p>
          </table:table-cell>
          <table:table-cell office:value-type="float" office:value="0" table:style-name="ce1">
            <text:p>0</text:p>
          </table:table-cell>
          <table:table-cell office:value-type="float" office:value="6.7600000000000004E-3" table:style-name="ce1">
            <text:p>0.00676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201"/>
          <table:table-cell office:value-type="float" office:value="55.169756464932185" table:style-name="ce1">
            <text:p>55.16975646</text:p>
          </table:table-cell>
          <table:table-cell office:value-type="float" office:value="-290.73585946599178" table:style-name="ce1">
            <text:p>-290.7358595</text:p>
          </table:table-cell>
          <table:table-cell office:value-type="float" office:value="0" table:style-name="ce1">
            <text:p>0</text:p>
          </table:table-cell>
          <table:table-cell office:value-type="float" office:value="5.3299999999999997E-3" table:style-name="ce1">
            <text:p>0.0053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200"/>
          <table:table-cell office:value-type="float" office:value="23.710652091653039" table:style-name="ce1">
            <text:p>23.71065209</text:p>
          </table:table-cell>
          <table:table-cell office:value-type="float" office:value="-125.21173125112666" table:style-name="ce1">
            <text:p>-125.2117313</text:p>
          </table:table-cell>
          <table:table-cell office:value-type="float" office:value="0" table:style-name="ce1">
            <text:p>0</text:p>
          </table:table-cell>
          <table:table-cell office:value-type="float" office:value="1.235E-2" table:style-name="ce1">
            <text:p>0.012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57"/>
          <table:table-cell office:value-type="float" office:value="77.583531602358519" table:style-name="ce1">
            <text:p>77.5835316</text:p>
          </table:table-cell>
          <table:table-cell office:value-type="float" office:value="-175.85600496534602" table:style-name="ce1">
            <text:p>-175.856005</text:p>
          </table:table-cell>
          <table:table-cell office:value-type="float" office:value="0" table:style-name="ce1">
            <text:p>0</text:p>
          </table:table-cell>
          <table:table-cell office:value-type="float" office:value="0.44633" table:style-name="ce1">
            <text:p>0.44633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3"/>
          <table:table-cell office:value-type="float" table:style-name="ce1" office:value="65"/>
          <table:table-cell office:value-type="float" office:value="3.2452892956271757" table:style-name="ce1">
            <text:p>3.245289296</text:p>
          </table:table-cell>
          <table:table-cell office:value-type="float" office:value="-32.139842541902581" table:style-name="ce1">
            <text:p>-32.13984254</text:p>
          </table:table-cell>
          <table:table-cell office:value-type="float" office:value="0" table:style-name="ce1">
            <text:p>0</text:p>
          </table:table-cell>
          <table:table-cell office:value-type="float" office:value="9.461E-2" table:style-name="ce1">
            <text:p>0.09461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3"/>
          <table:table-cell office:value-type="float" table:style-name="ce1" office:value="47"/>
          <table:table-cell office:value-type="float" office:value="8.3683122445525147" table:style-name="ce1">
            <text:p>8.368312245</text:p>
          </table:table-cell>
          <table:table-cell office:value-type="float" office:value="-45.201565381560172" table:style-name="ce1">
            <text:p>-45.20156538</text:p>
          </table:table-cell>
          <table:table-cell office:value-type="float" office:value="0" table:style-name="ce1">
            <text:p>0</text:p>
          </table:table-cell>
          <table:table-cell office:value-type="float" office:value="3.3110000000000001E-2" table:style-name="ce1">
            <text:p>0.03311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3"/>
          <table:table-cell office:value-type="float" table:style-name="ce1" office:value="65"/>
          <table:table-cell office:value-type="float" office:value="4.6259780915102793" table:style-name="ce1">
            <text:p>4.625978092</text:p>
          </table:table-cell>
          <table:table-cell office:value-type="float" office:value="-23.925629949544177" table:style-name="ce1">
            <text:p>-23.92562995</text:p>
          </table:table-cell>
          <table:table-cell office:value-type="float" office:value="0" table:style-name="ce1">
            <text:p>0</text:p>
          </table:table-cell>
          <table:table-cell office:value-type="float" office:value="6.8339999999999998E-2" table:style-name="ce1">
            <text:p>0.0683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3"/>
          <table:table-cell office:value-type="float" table:style-name="ce1" office:value="190"/>
          <table:table-cell office:value-type="float" office:value="6.7482418419915255" table:style-name="ce1">
            <text:p>6.748241842</text:p>
          </table:table-cell>
          <table:table-cell office:value-type="float" office:value="-35.963844419819914" table:style-name="ce1">
            <text:p>-35.96384442</text:p>
          </table:table-cell>
          <table:table-cell office:value-type="float" office:value="0" table:style-name="ce1">
            <text:p>0</text:p>
          </table:table-cell>
          <table:table-cell office:value-type="float" office:value="4.2340000000000003E-2" table:style-name="ce1">
            <text:p>0.0423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72"/>
          <table:table-cell office:value-type="float" office:value="5.3318459969983349" table:style-name="ce1">
            <text:p>5.331845997</text:p>
          </table:table-cell>
          <table:table-cell office:value-type="float" office:value="-29.689101515709158" table:style-name="ce1">
            <text:p>-29.68910152</text:p>
          </table:table-cell>
          <table:table-cell office:value-type="float" office:value="0" table:style-name="ce1">
            <text:p>0</text:p>
          </table:table-cell>
          <table:table-cell office:value-type="float" office:value="4.7750000000000001E-2" table:style-name="ce1">
            <text:p>0.0477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45"/>
          <table:table-cell office:value-type="float" office:value="5.100999795960008" table:style-name="ce1">
            <text:p>5.100999796</text:p>
          </table:table-cell>
          <table:table-cell office:value-type="float" office:value="-27.545398898184043" table:style-name="ce1">
            <text:p>-27.5453989</text:p>
          </table:table-cell>
          <table:table-cell office:value-type="float" office:value="0" table:style-name="ce1">
            <text:p>0</text:p>
          </table:table-cell>
          <table:table-cell office:value-type="float" office:value="5.2699999999999997E-2" table:style-name="ce1">
            <text:p>0.052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72"/>
          <table:table-cell office:value-type="float" office:value="5.3318459969983349" table:style-name="ce1">
            <text:p>5.331845997</text:p>
          </table:table-cell>
          <table:table-cell office:value-type="float" office:value="-29.689101515709158" table:style-name="ce1">
            <text:p>-29.68910152</text:p>
          </table:table-cell>
          <table:table-cell office:value-type="float" office:value="0" table:style-name="ce1">
            <text:p>0</text:p>
          </table:table-cell>
          <table:table-cell office:value-type="float" office:value="4.7750000000000001E-2" table:style-name="ce1">
            <text:p>0.0477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45"/>
          <table:table-cell office:value-type="float" office:value="5.9432654333003487" table:style-name="ce1">
            <text:p>5.943265433</text:p>
          </table:table-cell>
          <table:table-cell office:value-type="float" office:value="-30.539091925183389" table:style-name="ce1">
            <text:p>-30.53909193</text:p>
          </table:table-cell>
          <table:table-cell office:value-type="float" office:value="0" table:style-name="ce1">
            <text:p>0</text:p>
          </table:table-cell>
          <table:table-cell office:value-type="float" office:value="5.4170000000000003E-2" table:style-name="ce1">
            <text:p>0.0541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45"/>
          <table:table-cell office:value-type="float" office:value="5.9473822958754221" table:style-name="ce1">
            <text:p>5.947382296</text:p>
          </table:table-cell>
          <table:table-cell office:value-type="float" office:value="-30.705317478212088" table:style-name="ce1">
            <text:p>-30.70531748</text:p>
          </table:table-cell>
          <table:table-cell office:value-type="float" office:value="0" table:style-name="ce1">
            <text:p>0</text:p>
          </table:table-cell>
          <table:table-cell office:value-type="float" office:value="5.4199999999999998E-2" table:style-name="ce1">
            <text:p>0.0542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195"/>
          <table:table-cell office:value-type="float" office:value="3.5791230123670386" table:style-name="ce1">
            <text:p>3.579123012</text:p>
          </table:table-cell>
          <table:table-cell office:value-type="float" office:value="-19.929114505287714" table:style-name="ce1">
            <text:p>-19.92911451</text:p>
          </table:table-cell>
          <table:table-cell office:value-type="float" office:value="0" table:style-name="ce1">
            <text:p>0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218"/>
          <table:table-cell office:value-type="float" office:value="1257.8616352201257" table:style-name="ce1">
            <text:p>1257.861635</text:p>
          </table:table-cell>
          <table:table-cell office:value-type="float" office:value="-4402.5157232704405" table:style-name="ce1">
            <text:p>-4402.515723</text:p>
          </table:table-cell>
          <table:table-cell office:value-type="float" office:value="0" table:style-name="ce1">
            <text:p>0</text:p>
          </table:table-cell>
          <table:table-cell office:value-type="float" office:value="2.068E-2" table:style-name="ce1">
            <text:p>0.02068</text:p>
          </table:table-cell>
          <table:table-cell office:value-type="float" office:value="4.38" table:style-name="ce1">
            <text:p>4.38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63"/>
          <table:table-cell office:value-type="float" office:value="11.673688567213913" table:style-name="ce1">
            <text:p>11.67368857</text:p>
          </table:table-cell>
          <table:table-cell office:value-type="float" office:value="-64.099162678156404" table:style-name="ce1">
            <text:p>-64.09916268</text:p>
          </table:table-cell>
          <table:table-cell office:value-type="float" office:value="0" table:style-name="ce1">
            <text:p>0</text:p>
          </table:table-cell>
          <table:table-cell office:value-type="float" office:value="9.0649999999999994E-2" table:style-name="ce1">
            <text:p>0.09065</text:p>
          </table:table-cell>
          <table:table-cell office:value-type="float" office:value="6.66" table:style-name="ce1">
            <text:p>6.6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210"/>
          <table:table-cell office:value-type="float" office:value="7.039540968800222" table:style-name="ce1">
            <text:p>7.039540969</text:p>
          </table:table-cell>
          <table:table-cell office:value-type="float" office:value="-37.765587713123203" table:style-name="ce1">
            <text:p>-37.76558771</text:p>
          </table:table-cell>
          <table:table-cell office:value-type="float" office:value="0" table:style-name="ce1">
            <text:p>0</text:p>
          </table:table-cell>
          <table:table-cell office:value-type="float" office:value="4.0009999999999997E-2" table:style-name="ce1">
            <text:p>0.04001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212"/>
          <table:table-cell office:value-type="float" office:value="7.0595726210644605" table:style-name="ce1">
            <text:p>7.059572621</text:p>
          </table:table-cell>
          <table:table-cell office:value-type="float" office:value="-38.319056549605804" table:style-name="ce1">
            <text:p>-38.31905655</text:p>
          </table:table-cell>
          <table:table-cell office:value-type="float" office:value="0" table:style-name="ce1">
            <text:p>0</text:p>
          </table:table-cell>
          <table:table-cell office:value-type="float" office:value="3.7969999999999997E-2" table:style-name="ce1">
            <text:p>0.0379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251"/>
          <table:table-cell office:value-type="float" office:value="3.6924525905062389" table:style-name="ce1">
            <text:p>3.692452591</text:p>
          </table:table-cell>
          <table:table-cell office:value-type="float" office:value="-19.768574219490137" table:style-name="ce1">
            <text:p>-19.76857422</text:p>
          </table:table-cell>
          <table:table-cell office:value-type="float" office:value="0" table:style-name="ce1">
            <text:p>0</text:p>
          </table:table-cell>
          <table:table-cell office:value-type="float" office:value="7.5310000000000002E-2" table:style-name="ce1">
            <text:p>0.07531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49"/>
          <table:table-cell office:value-type="float" office:value="8.019416006126912" table:style-name="ce1">
            <text:p>8.019416006</text:p>
          </table:table-cell>
          <table:table-cell office:value-type="float" office:value="-43.547977871901892" table:style-name="ce1">
            <text:p>-43.54797787</text:p>
          </table:table-cell>
          <table:table-cell office:value-type="float" office:value="0" table:style-name="ce1">
            <text:p>0</text:p>
          </table:table-cell>
          <table:table-cell office:value-type="float" office:value="3.3279999999999997E-2" table:style-name="ce1">
            <text:p>0.0332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220"/>
          <table:table-cell office:value-type="float" office:value="21.311824784012853" table:style-name="ce1">
            <text:p>21.31182478</text:p>
          </table:table-cell>
          <table:table-cell office:value-type="float" office:value="-232.79070148690963" table:style-name="ce1">
            <text:p>-232.7907015</text:p>
          </table:table-cell>
          <table:table-cell office:value-type="float" office:value="0" table:style-name="ce1">
            <text:p>0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7.5" table:style-name="ce1">
            <text:p>7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56"/>
          <table:table-cell office:value-type="float" office:value="3.4167208201406258" table:style-name="ce1">
            <text:p>3.41672082</text:p>
          </table:table-cell>
          <table:table-cell office:value-type="float" office:value="-17.907871380270127" table:style-name="ce1">
            <text:p>-17.90787138</text:p>
          </table:table-cell>
          <table:table-cell office:value-type="float" office:value="0" table:style-name="ce1">
            <text:p>0</text:p>
          </table:table-cell>
          <table:table-cell office:value-type="float" office:value="8.9539999999999995E-2" table:style-name="ce1">
            <text:p>0.0895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73"/>
          <table:table-cell office:value-type="float" office:value="4.5315319200419966" table:style-name="ce1">
            <text:p>4.53153192</text:p>
          </table:table-cell>
          <table:table-cell office:value-type="float" office:value="-24.604215438791556" table:style-name="ce1">
            <text:p>-24.60421544</text:p>
          </table:table-cell>
          <table:table-cell office:value-type="float" office:value="0" table:style-name="ce1">
            <text:p>0</text:p>
          </table:table-cell>
          <table:table-cell office:value-type="float" office:value="5.9569999999999998E-2" table:style-name="ce1">
            <text:p>0.0595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66"/>
          <table:table-cell office:value-type="float" office:value="4.415238336132262" table:style-name="ce1">
            <text:p>4.415238336</text:p>
          </table:table-cell>
          <table:table-cell office:value-type="float" office:value="-23.240158187525076" table:style-name="ce1">
            <text:p>-23.24015819</text:p>
          </table:table-cell>
          <table:table-cell office:value-type="float" office:value="0" table:style-name="ce1">
            <text:p>0</text:p>
          </table:table-cell>
          <table:table-cell office:value-type="float" office:value="6.8559999999999996E-2" table:style-name="ce1">
            <text:p>0.06856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60"/>
          <table:table-cell office:value-type="float" office:value="99.183197199533268" table:style-name="ce1">
            <text:p>99.1831972</text:p>
          </table:table-cell>
          <table:table-cell office:value-type="float" office:value="-530.92182030338392" table:style-name="ce1">
            <text:p>-530.9218203</text:p>
          </table:table-cell>
          <table:table-cell office:value-type="float" office:value="0" table:style-name="ce1">
            <text:p>0</text:p>
          </table:table-cell>
          <table:table-cell office:value-type="float" office:value="2.8500000000000001E-3" table:style-name="ce1">
            <text:p>0.00285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207"/>
          <table:table-cell office:value-type="float" office:value="4.0934946775307894" table:style-name="ce1">
            <text:p>4.093494678</text:p>
          </table:table-cell>
          <table:table-cell office:value-type="float" office:value="-42.842774611442152" table:style-name="ce1">
            <text:p>-42.84277461</text:p>
          </table:table-cell>
          <table:table-cell office:value-type="float" office:value="0" table:style-name="ce1">
            <text:p>0</text:p>
          </table:table-cell>
          <table:table-cell office:value-type="float" office:value="6.7019999999999996E-2" table:style-name="ce1">
            <text:p>0.0670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65"/>
          <table:table-cell office:value-type="float" office:value="6.1013727391363322" table:style-name="ce1">
            <text:p>6.101372739</text:p>
          </table:table-cell>
          <table:table-cell office:value-type="float" office:value="-33.54011757170943" table:style-name="ce1">
            <text:p>-33.54011757</text:p>
          </table:table-cell>
          <table:table-cell office:value-type="float" office:value="0" table:style-name="ce1">
            <text:p>0</text:p>
          </table:table-cell>
          <table:table-cell office:value-type="float" office:value="4.4299999999999999E-2" table:style-name="ce1">
            <text:p>0.044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7"/>
          <table:table-cell office:value-type="float" table:style-name="ce1" office:value="68"/>
          <table:table-cell office:value-type="float" office:value="9.5530865289809963" table:style-name="ce1">
            <text:p>9.553086529</text:p>
          </table:table-cell>
          <table:table-cell office:value-type="float" office:value="-51.212142841440738" table:style-name="ce1">
            <text:p>-51.21214284</text:p>
          </table:table-cell>
          <table:table-cell office:value-type="float" office:value="0" table:style-name="ce1">
            <text:p>0</text:p>
          </table:table-cell>
          <table:table-cell office:value-type="float" office:value="2.971E-2" table:style-name="ce1">
            <text:p>0.02971</text:p>
          </table:table-cell>
          <table:table-cell office:value-type="float" office:value="5.13" table:style-name="ce1">
            <text:p>5.1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7"/>
          <table:table-cell office:value-type="float" table:style-name="ce1" office:value="68"/>
          <table:table-cell office:value-type="float" office:value="9.4829849510447684" table:style-name="ce1">
            <text:p>9.482984951</text:p>
          </table:table-cell>
          <table:table-cell office:value-type="float" office:value="-51.181024492924479" table:style-name="ce1">
            <text:p>-51.18102449</text:p>
          </table:table-cell>
          <table:table-cell office:value-type="float" office:value="0" table:style-name="ce1">
            <text:p>0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7"/>
          <table:table-cell office:value-type="float" table:style-name="ce1" office:value="65"/>
          <table:table-cell office:value-type="float" office:value="3.2241701363832758" table:style-name="ce1">
            <text:p>3.224170136</text:p>
          </table:table-cell>
          <table:table-cell office:value-type="float" office:value="-16.806096650956963" table:style-name="ce1">
            <text:p>-16.80609665</text:p>
          </table:table-cell>
          <table:table-cell office:value-type="float" office:value="0" table:style-name="ce1">
            <text:p>0</text:p>
          </table:table-cell>
          <table:table-cell office:value-type="float" office:value="9.5350000000000004E-2" table:style-name="ce1">
            <text:p>0.095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8"/>
          <table:table-cell office:value-type="float" table:style-name="ce1" office:value="190"/>
          <table:table-cell office:value-type="float" office:value="15.322877884945894" table:style-name="ce1">
            <text:p>15.32287788</text:p>
          </table:table-cell>
          <table:table-cell office:value-type="float" office:value="-202.92459901685103" table:style-name="ce1">
            <text:p>-202.924599</text:p>
          </table:table-cell>
          <table:table-cell office:value-type="float" office:value="0" table:style-name="ce1">
            <text:p>0</text:p>
          </table:table-cell>
          <table:table-cell office:value-type="float" office:value="1.932E-2" table:style-name="ce1">
            <text:p>0.0193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8"/>
          <table:table-cell office:value-type="float" table:style-name="ce1" office:value="56"/>
          <table:table-cell office:value-type="float" office:value="21.421011604104216" table:style-name="ce1">
            <text:p>21.4210116</text:p>
          </table:table-cell>
          <table:table-cell office:value-type="float" office:value="-110.52734981525963" table:style-name="ce1">
            <text:p>-110.5273498</text:p>
          </table:table-cell>
          <table:table-cell office:value-type="float" office:value="0" table:style-name="ce1">
            <text:p>0</text:p>
          </table:table-cell>
          <table:table-cell office:value-type="float" office:value="5.96E-2" table:style-name="ce1">
            <text:p>0.0596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8"/>
          <table:table-cell office:value-type="float" table:style-name="ce1" office:value="217"/>
          <table:table-cell office:value-type="float" office:value="10.318775105110797" table:style-name="ce1">
            <text:p>10.31877511</text:p>
          </table:table-cell>
          <table:table-cell office:value-type="float" office:value="-136.5830595731029" table:style-name="ce1">
            <text:p>-136.5830596</text:p>
          </table:table-cell>
          <table:table-cell office:value-type="float" office:value="0" table:style-name="ce1">
            <text:p>0</text:p>
          </table:table-cell>
          <table:table-cell office:value-type="float" office:value="2.8819999999999998E-2" table:style-name="ce1">
            <text:p>0.0288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209"/>
          <table:table-cell office:value-type="float" office:value="17.133500153793563" table:style-name="ce1">
            <text:p>17.13350015</text:p>
          </table:table-cell>
          <table:table-cell office:value-type="float" office:value="-88.686260319874293" table:style-name="ce1">
            <text:p>-88.68626032</text:p>
          </table:table-cell>
          <table:table-cell office:value-type="float" office:value="0" table:style-name="ce1">
            <text:p>0</text:p>
          </table:table-cell>
          <table:table-cell office:value-type="float" office:value="1.848E-2" table:style-name="ce1">
            <text:p>0.0184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200"/>
          <table:table-cell office:value-type="float" office:value="23.710652091653039" table:style-name="ce1">
            <text:p>23.71065209</text:p>
          </table:table-cell>
          <table:table-cell office:value-type="float" office:value="-125.21173125112666" table:style-name="ce1">
            <text:p>-125.2117313</text:p>
          </table:table-cell>
          <table:table-cell office:value-type="float" office:value="0" table:style-name="ce1">
            <text:p>0</text:p>
          </table:table-cell>
          <table:table-cell office:value-type="float" office:value="1.235E-2" table:style-name="ce1">
            <text:p>0.012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54"/>
          <table:table-cell office:value-type="float" office:value="12.859550742409423" table:style-name="ce1">
            <text:p>12.85955074</text:p>
          </table:table-cell>
          <table:table-cell office:value-type="float" office:value="-70.26825941388006" table:style-name="ce1">
            <text:p>-70.26825941</text:p>
          </table:table-cell>
          <table:table-cell office:value-type="float" office:value="0" table:style-name="ce1">
            <text:p>0</text:p>
          </table:table-cell>
          <table:table-cell office:value-type="float" office:value="2.0619999999999999E-2" table:style-name="ce1">
            <text:p>0.02062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213"/>
          <table:table-cell office:value-type="float" office:value="19.373491103096775" table:style-name="ce1">
            <text:p>19.3734911</text:p>
          </table:table-cell>
          <table:table-cell office:value-type="float" office:value="-101.33826115466006" table:style-name="ce1">
            <text:p>-101.3382612</text:p>
          </table:table-cell>
          <table:table-cell office:value-type="float" office:value="0" table:style-name="ce1">
            <text:p>0</text:p>
          </table:table-cell>
          <table:table-cell office:value-type="float" office:value="1.558E-2" table:style-name="ce1">
            <text:p>0.01558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54"/>
          <table:table-cell office:value-type="float" office:value="10.865425935177779" table:style-name="ce1">
            <text:p>10.86542594</text:p>
          </table:table-cell>
          <table:table-cell office:value-type="float" office:value="-58.100332251449025" table:style-name="ce1">
            <text:p>-58.10033225</text:p>
          </table:table-cell>
          <table:table-cell office:value-type="float" office:value="0" table:style-name="ce1">
            <text:p>0</text:p>
          </table:table-cell>
          <table:table-cell office:value-type="float" office:value="2.615E-2" table:style-name="ce1">
            <text:p>0.0261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55"/>
          <table:table-cell office:value-type="float" office:value="7.9419356261995633" table:style-name="ce1">
            <text:p>7.941935626</text:p>
          </table:table-cell>
          <table:table-cell office:value-type="float" office:value="-69.565473170229509" table:style-name="ce1">
            <text:p>-69.56547317</text:p>
          </table:table-cell>
          <table:table-cell office:value-type="float" office:value="0" table:style-name="ce1">
            <text:p>0</text:p>
          </table:table-cell>
          <table:table-cell office:value-type="float" office:value="6.0900000000000003E-2" table:style-name="ce1">
            <text:p>0.0609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211"/>
          <table:table-cell office:value-type="float" office:value="10.355970085666156" table:style-name="ce1">
            <text:p>10.35597009</text:p>
          </table:table-cell>
          <table:table-cell office:value-type="float" office:value="-56.302394326501449" table:style-name="ce1">
            <text:p>-56.30239433</text:p>
          </table:table-cell>
          <table:table-cell office:value-type="float" office:value="0" table:style-name="ce1">
            <text:p>0</text:p>
          </table:table-cell>
          <table:table-cell office:value-type="float" office:value="2.5819999999999999E-2" table:style-name="ce1">
            <text:p>0.02582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0"/>
          <table:table-cell office:value-type="float" table:style-name="ce1" office:value="220"/>
          <table:table-cell office:value-type="float" office:value="21.311824784012853" table:style-name="ce1">
            <text:p>21.31182478</text:p>
          </table:table-cell>
          <table:table-cell office:value-type="float" office:value="-232.79070148690963" table:style-name="ce1">
            <text:p>-232.7907015</text:p>
          </table:table-cell>
          <table:table-cell office:value-type="float" office:value="0" table:style-name="ce1">
            <text:p>0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7.5" table:style-name="ce1">
            <text:p>7.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0"/>
          <table:table-cell office:value-type="float" table:style-name="ce1" office:value="65"/>
          <table:table-cell office:value-type="float" office:value="4.864376469945225" table:style-name="ce1">
            <text:p>4.86437647</text:p>
          </table:table-cell>
          <table:table-cell office:value-type="float" office:value="-25.681448245118119" table:style-name="ce1">
            <text:p>-25.68144825</text:p>
          </table:table-cell>
          <table:table-cell office:value-type="float" office:value="0" table:style-name="ce1">
            <text:p>0</text:p>
          </table:table-cell>
          <table:table-cell office:value-type="float" office:value="6.4079999999999998E-2" table:style-name="ce1">
            <text:p>0.06408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0"/>
          <table:table-cell office:value-type="float" table:style-name="ce1" office:value="191"/>
          <table:table-cell office:value-type="float" office:value="7.6451229294664262" table:style-name="ce1">
            <text:p>7.645122929</text:p>
          </table:table-cell>
          <table:table-cell office:value-type="float" office:value="-39.820403731543408" table:style-name="ce1">
            <text:p>-39.82040373</text:p>
          </table:table-cell>
          <table:table-cell office:value-type="float" office:value="0" table:style-name="ce1">
            <text:p>0</text:p>
          </table:table-cell>
          <table:table-cell office:value-type="float" office:value="4.0460000000000003E-2" table:style-name="ce1">
            <text:p>0.0404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0"/>
          <table:table-cell office:value-type="float" table:style-name="ce1" office:value="65"/>
          <table:table-cell office:value-type="float" office:value="4.8730238037960234" table:style-name="ce1">
            <text:p>4.873023804</text:p>
          </table:table-cell>
          <table:table-cell office:value-type="float" office:value="-25.722163622568885" table:style-name="ce1">
            <text:p>-25.72216362</text:p>
          </table:table-cell>
          <table:table-cell office:value-type="float" office:value="0" table:style-name="ce1">
            <text:p>0</text:p>
          </table:table-cell>
          <table:table-cell office:value-type="float" office:value="6.3990000000000005E-2" table:style-name="ce1">
            <text:p>0.0639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0"/>
          <table:table-cell office:value-type="float" table:style-name="ce1" office:value="191"/>
          <table:table-cell office:value-type="float" office:value="7.6299818992596791" table:style-name="ce1">
            <text:p>7.629981899</text:p>
          </table:table-cell>
          <table:table-cell office:value-type="float" office:value="-39.738124612667896" table:style-name="ce1">
            <text:p>-39.73812461</text:p>
          </table:table-cell>
          <table:table-cell office:value-type="float" office:value="0" table:style-name="ce1">
            <text:p>0</text:p>
          </table:table-cell>
          <table:table-cell office:value-type="float" office:value="4.0550000000000003E-2" table:style-name="ce1">
            <text:p>0.04055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1"/>
          <table:table-cell office:value-type="float" table:style-name="ce1" office:value="195"/>
          <table:table-cell office:value-type="float" office:value="57.017105131539466" table:style-name="ce1">
            <text:p>57.01710513</text:p>
          </table:table-cell>
          <table:table-cell office:value-type="float" office:value="-311.09332799839956" table:style-name="ce1">
            <text:p>-311.093328</text:p>
          </table:table-cell>
          <table:table-cell office:value-type="float" office:value="0" table:style-name="ce1">
            <text:p>0</text:p>
          </table:table-cell>
          <table:table-cell office:value-type="float" office:value="4.6899999999999997E-3" table:style-name="ce1">
            <text:p>0.00469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2"/>
          <table:table-cell office:value-type="float" table:style-name="ce1" office:value="67"/>
          <table:table-cell office:value-type="float" office:value="25.733317057560154" table:style-name="ce1">
            <text:p>25.73331706</text:p>
          </table:table-cell>
          <table:table-cell office:value-type="float" office:value="-179.80330508167029" table:style-name="ce1">
            <text:p>-179.8033051</text:p>
          </table:table-cell>
          <table:table-cell office:value-type="float" office:value="0" table:style-name="ce1">
            <text:p>0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4.01" table:style-name="ce1">
            <text:p>4.0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2"/>
          <table:table-cell office:value-type="float" table:style-name="ce1" office:value="187"/>
          <table:table-cell office:value-type="float" office:value="15.003041156991282" table:style-name="ce1">
            <text:p>15.00304116</text:p>
          </table:table-cell>
          <table:table-cell office:value-type="float" office:value="-80.827194701628699" table:style-name="ce1">
            <text:p>-80.8271947</text:p>
          </table:table-cell>
          <table:table-cell office:value-type="float" office:value="0" table:style-name="ce1">
            <text:p>0</text:p>
          </table:table-cell>
          <table:table-cell office:value-type="float" office:value="2.035E-2" table:style-name="ce1">
            <text:p>0.020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189"/>
          <table:table-cell office:value-type="float" office:value="10.095515336852062" table:style-name="ce1">
            <text:p>10.09551534</text:p>
          </table:table-cell>
          <table:table-cell office:value-type="float" office:value="-56.260444692748386" table:style-name="ce1">
            <text:p>-56.26044469</text:p>
          </table:table-cell>
          <table:table-cell office:value-type="float" office:value="0" table:style-name="ce1">
            <text:p>0</text:p>
          </table:table-cell>
          <table:table-cell office:value-type="float" office:value="2.5159999999999998E-2" table:style-name="ce1">
            <text:p>0.02516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62"/>
          <table:table-cell office:value-type="float" office:value="8.5358385052503696" table:style-name="ce1">
            <text:p>8.535838505</text:p>
          </table:table-cell>
          <table:table-cell office:value-type="float" office:value="-44.709561879442468" table:style-name="ce1">
            <text:p>-44.70956188</text:p>
          </table:table-cell>
          <table:table-cell office:value-type="float" office:value="0" table:style-name="ce1">
            <text:p>0</text:p>
          </table:table-cell>
          <table:table-cell office:value-type="float" office:value="3.5200000000000002E-2" table:style-name="ce1">
            <text:p>0.035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75"/>
          <table:table-cell office:value-type="float" office:value="4.0772105725403716" table:style-name="ce1">
            <text:p>4.077210573</text:p>
          </table:table-cell>
          <table:table-cell office:value-type="float" office:value="-24.988941527928251" table:style-name="ce1">
            <text:p>-24.98894153</text:p>
          </table:table-cell>
          <table:table-cell office:value-type="float" office:value="0" table:style-name="ce1">
            <text:p>0</text:p>
          </table:table-cell>
          <table:table-cell office:value-type="float" office:value="6.2489999999999997E-2" table:style-name="ce1">
            <text:p>0.06249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188"/>
          <table:table-cell office:value-type="float" office:value="13.333235818809765" table:style-name="ce1">
            <text:p>13.33323582</text:p>
          </table:table-cell>
          <table:table-cell office:value-type="float" office:value="-73.810993224803426" table:style-name="ce1">
            <text:p>-73.81099322</text:p>
          </table:table-cell>
          <table:table-cell office:value-type="float" office:value="0" table:style-name="ce1">
            <text:p>0</text:p>
          </table:table-cell>
          <table:table-cell office:value-type="float" office:value="1.925E-2" table:style-name="ce1">
            <text:p>0.01925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197"/>
          <table:table-cell office:value-type="float" office:value="475.81284694686758" table:style-name="ce1">
            <text:p>475.8128469</text:p>
          </table:table-cell>
          <table:table-cell office:value-type="float" office:value="-2775.5749405233942" table:style-name="ce1">
            <text:p>-2775.574941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75"/>
          <table:table-cell office:value-type="float" office:value="4.9504340730453418" table:style-name="ce1">
            <text:p>4.950434073</text:p>
          </table:table-cell>
          <table:table-cell office:value-type="float" office:value="-27.5686613830132" table:style-name="ce1">
            <text:p>-27.56866138</text:p>
          </table:table-cell>
          <table:table-cell office:value-type="float" office:value="0" table:style-name="ce1">
            <text:p>0</text:p>
          </table:table-cell>
          <table:table-cell office:value-type="float" office:value="5.1819999999999998E-2" table:style-name="ce1">
            <text:p>0.0518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188"/>
          <table:table-cell office:value-type="float" office:value="11.018243062441957" table:style-name="ce1">
            <text:p>11.01824306</text:p>
          </table:table-cell>
          <table:table-cell office:value-type="float" office:value="-75.553666713887708" table:style-name="ce1">
            <text:p>-75.55366671</text:p>
          </table:table-cell>
          <table:table-cell office:value-type="float" office:value="0" table:style-name="ce1">
            <text:p>0</text:p>
          </table:table-cell>
          <table:table-cell office:value-type="float" office:value="2.104E-2" table:style-name="ce1">
            <text:p>0.02104</text:p>
          </table:table-cell>
          <table:table-cell office:value-type="float" office:value="2.29" table:style-name="ce1">
            <text:p>2.2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198"/>
          <table:table-cell office:value-type="float" office:value="475.81284694686758" table:style-name="ce1">
            <text:p>475.8128469</text:p>
          </table:table-cell>
          <table:table-cell office:value-type="float" office:value="-2775.5749405233942" table:style-name="ce1">
            <text:p>-2775.574941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199"/>
          <table:table-cell office:value-type="float" office:value="423.37002540220146" table:style-name="ce1">
            <text:p>423.3700254</text:p>
          </table:table-cell>
          <table:table-cell office:value-type="float" office:value="-2878.9161727349701" table:style-name="ce1">
            <text:p>-2878.916173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196"/>
          <table:table-cell office:value-type="float" office:value="475.81284694686758" table:style-name="ce1">
            <text:p>475.8128469</text:p>
          </table:table-cell>
          <table:table-cell office:value-type="float" office:value="-2775.5749405233942" table:style-name="ce1">
            <text:p>-2775.574941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4"/>
          <table:table-cell office:value-type="float" table:style-name="ce1" office:value="200"/>
          <table:table-cell office:value-type="float" office:value="79.063578687544606" table:style-name="ce1">
            <text:p>79.06357869</text:p>
          </table:table-cell>
          <table:table-cell office:value-type="float" office:value="-431.95711282951197" table:style-name="ce1">
            <text:p>-431.9571128</text:p>
          </table:table-cell>
          <table:table-cell office:value-type="float" office:value="0" table:style-name="ce1">
            <text:p>0</text:p>
          </table:table-cell>
          <table:table-cell office:value-type="float" office:value="3.3999999999999998E-3" table:style-name="ce1">
            <text:p>0.003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4"/>
          <table:table-cell office:value-type="float" table:style-name="ce1" office:value="57"/>
          <table:table-cell office:value-type="float" office:value="145.27127186480877" table:style-name="ce1">
            <text:p>145.2712719</text:p>
          </table:table-cell>
          <table:table-cell office:value-type="float" office:value="-524.75541061369699" table:style-name="ce1">
            <text:p>-524.7554106</text:p>
          </table:table-cell>
          <table:table-cell office:value-type="float" office:value="0" table:style-name="ce1">
            <text:p>0</text:p>
          </table:table-cell>
          <table:table-cell office:value-type="float" office:value="0.22417999999999999" table:style-name="ce1">
            <text:p>0.22418</text:p>
          </table:table-cell>
          <table:table-cell office:value-type="float" office:value="3.64" table:style-name="ce1">
            <text:p>3.6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4"/>
          <table:table-cell office:value-type="float" table:style-name="ce1" office:value="201"/>
          <table:table-cell office:value-type="float" office:value="55.169756464932185" table:style-name="ce1">
            <text:p>55.16975646</text:p>
          </table:table-cell>
          <table:table-cell office:value-type="float" office:value="-290.73585946599178" table:style-name="ce1">
            <text:p>-290.7358595</text:p>
          </table:table-cell>
          <table:table-cell office:value-type="float" office:value="0" table:style-name="ce1">
            <text:p>0</text:p>
          </table:table-cell>
          <table:table-cell office:value-type="float" office:value="5.3299999999999997E-3" table:style-name="ce1">
            <text:p>0.0053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5"/>
          <table:table-cell office:value-type="float" table:style-name="ce1" office:value="72"/>
          <table:table-cell office:value-type="float" office:value="4.3362819849798191" table:style-name="ce1">
            <text:p>4.336281985</text:p>
          </table:table-cell>
          <table:table-cell office:value-type="float" office:value="-24.17220889540906" table:style-name="ce1">
            <text:p>-24.1722089</text:p>
          </table:table-cell>
          <table:table-cell office:value-type="float" office:value="0" table:style-name="ce1">
            <text:p>0</text:p>
          </table:table-cell>
          <table:table-cell office:value-type="float" office:value="5.8569999999999997E-2" table:style-name="ce1">
            <text:p>0.0585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5"/>
          <table:table-cell office:value-type="float" table:style-name="ce1" office:value="201"/>
          <table:table-cell office:value-type="float" office:value="22.945391561513567" table:style-name="ce1">
            <text:p>22.94539156</text:p>
          </table:table-cell>
          <table:table-cell office:value-type="float" office:value="-124.12819462791019" table:style-name="ce1">
            <text:p>-124.1281946</text:p>
          </table:table-cell>
          <table:table-cell office:value-type="float" office:value="0" table:style-name="ce1">
            <text:p>0</text:p>
          </table:table-cell>
          <table:table-cell office:value-type="float" office:value="1.17E-2" table:style-name="ce1">
            <text:p>0.011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206"/>
          <table:table-cell office:value-type="float" office:value="16.160123740376068" table:style-name="ce1">
            <text:p>16.16012374</text:p>
          </table:table-cell>
          <table:table-cell office:value-type="float" office:value="-169.1041519975067" table:style-name="ce1">
            <text:p>-169.104152</text:p>
          </table:table-cell>
          <table:table-cell office:value-type="float" office:value="0" table:style-name="ce1">
            <text:p>0</text:p>
          </table:table-cell>
          <table:table-cell office:value-type="float" office:value="1.7149999999999999E-2" table:style-name="ce1">
            <text:p>0.01715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66"/>
          <table:table-cell office:value-type="float" office:value="14.233435196712936" table:style-name="ce1">
            <text:p>14.2334352</text:p>
          </table:table-cell>
          <table:table-cell office:value-type="float" office:value="-74.253945062369894" table:style-name="ce1">
            <text:p>-74.25394506</text:p>
          </table:table-cell>
          <table:table-cell office:value-type="float" office:value="0" table:style-name="ce1">
            <text:p>0</text:p>
          </table:table-cell>
          <table:table-cell office:value-type="float" office:value="2.1770000000000001E-2" table:style-name="ce1">
            <text:p>0.0217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187"/>
          <table:table-cell office:value-type="float" office:value="15.003041156991282" table:style-name="ce1">
            <text:p>15.00304116</text:p>
          </table:table-cell>
          <table:table-cell office:value-type="float" office:value="-80.827194701628699" table:style-name="ce1">
            <text:p>-80.8271947</text:p>
          </table:table-cell>
          <table:table-cell office:value-type="float" office:value="0" table:style-name="ce1">
            <text:p>0</text:p>
          </table:table-cell>
          <table:table-cell office:value-type="float" office:value="2.035E-2" table:style-name="ce1">
            <text:p>0.020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59"/>
          <table:table-cell office:value-type="float" office:value="10.850422749163267" table:style-name="ce1">
            <text:p>10.85042275</text:p>
          </table:table-cell>
          <table:table-cell office:value-type="float" office:value="-54.530329713743598" table:style-name="ce1">
            <text:p>-54.53032971</text:p>
          </table:table-cell>
          <table:table-cell office:value-type="float" office:value="0" table:style-name="ce1">
            <text:p>0</text:p>
          </table:table-cell>
          <table:table-cell office:value-type="float" office:value="2.8420000000000001E-2" table:style-name="ce1">
            <text:p>0.02842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217"/>
          <table:table-cell office:value-type="float" office:value="10.318775105110797" table:style-name="ce1">
            <text:p>10.31877511</text:p>
          </table:table-cell>
          <table:table-cell office:value-type="float" office:value="-136.5830595731029" table:style-name="ce1">
            <text:p>-136.5830596</text:p>
          </table:table-cell>
          <table:table-cell office:value-type="float" office:value="0" table:style-name="ce1">
            <text:p>0</text:p>
          </table:table-cell>
          <table:table-cell office:value-type="float" office:value="2.8819999999999998E-2" table:style-name="ce1">
            <text:p>0.0288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216"/>
          <table:table-cell office:value-type="float" office:value="13.177173370815073" table:style-name="ce1">
            <text:p>13.17717337</text:p>
          </table:table-cell>
          <table:table-cell office:value-type="float" office:value="-176.63687161354488" table:style-name="ce1">
            <text:p>-176.6368716</text:p>
          </table:table-cell>
          <table:table-cell office:value-type="float" office:value="0" table:style-name="ce1">
            <text:p>0</text:p>
          </table:table-cell>
          <table:table-cell office:value-type="float" office:value="2.1520000000000001E-2" table:style-name="ce1">
            <text:p>0.0215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7"/>
          <table:table-cell office:value-type="float" table:style-name="ce1" office:value="215"/>
          <table:table-cell office:value-type="float" office:value="185.47442405310429" table:style-name="ce1">
            <text:p>185.4744241</text:p>
          </table:table-cell>
          <table:table-cell office:value-type="float" office:value="-673.56501366653652" table:style-name="ce1">
            <text:p>-673.5650137</text:p>
          </table:table-cell>
          <table:table-cell office:value-type="float" office:value="0" table:style-name="ce1">
            <text:p>0</text:p>
          </table:table-cell>
          <table:table-cell office:value-type="float" office:value="0.17477000000000001" table:style-name="ce1">
            <text:p>0.17477</text:p>
          </table:table-cell>
          <table:table-cell office:value-type="float" office:value="3.64" table:style-name="ce1">
            <text:p>3.6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8"/>
          <table:table-cell office:value-type="float" table:style-name="ce1" office:value="213"/>
          <table:table-cell office:value-type="float" office:value="79.981180898612095" table:style-name="ce1">
            <text:p>79.9811809</text:p>
          </table:table-cell>
          <table:table-cell office:value-type="float" office:value="-181.13385085862151" table:style-name="ce1">
            <text:p>-181.1338509</text:p>
          </table:table-cell>
          <table:table-cell office:value-type="float" office:value="0" table:style-name="ce1">
            <text:p>0</text:p>
          </table:table-cell>
          <table:table-cell office:value-type="float" office:value="0.43235000000000001" table:style-name="ce1">
            <text:p>0.43235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9"/>
          <table:table-cell office:value-type="float" table:style-name="ce1" office:value="203"/>
          <table:table-cell office:value-type="float" office:value="675.67567567567573" table:style-name="ce1">
            <text:p>675.6756757</text:p>
          </table:table-cell>
          <table:table-cell office:value-type="float" office:value="-4054.0540540540542" table:style-name="ce1">
            <text:p>-4054.054054</text:p>
          </table:table-cell>
          <table:table-cell office:value-type="float" office:value="0" table:style-name="ce1">
            <text:p>0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9"/>
          <table:table-cell office:value-type="float" table:style-name="ce1" office:value="65"/>
          <table:table-cell office:value-type="float" office:value="16.385213148330354" table:style-name="ce1">
            <text:p>16.38521315</text:p>
          </table:table-cell>
          <table:table-cell office:value-type="float" office:value="-88.110680508423528" table:style-name="ce1">
            <text:p>-88.11068051</text:p>
          </table:table-cell>
          <table:table-cell office:value-type="float" office:value="0" table:style-name="ce1">
            <text:p>0</text:p>
          </table:table-cell>
          <table:table-cell office:value-type="float" office:value="1.7080000000000001E-2" table:style-name="ce1">
            <text:p>0.0170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9"/>
          <table:table-cell office:value-type="float" table:style-name="ce1" office:value="202"/>
          <table:table-cell office:value-type="float" office:value="961.53846153846155" table:style-name="ce1">
            <text:p>961.5384615</text:p>
          </table:table-cell>
          <table:table-cell office:value-type="float" office:value="-4807.6923076923076" table:style-name="ce1">
            <text:p>-4807.692308</text:p>
          </table:table-cell>
          <table:table-cell office:value-type="float" office:value="0" table:style-name="ce1">
            <text:p>0</text:p>
          </table:table-cell>
          <table:table-cell office:value-type="float" office:value="3.1E-4" table:style-name="ce1">
            <text:p>0.00031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1"/>
          <table:table-cell office:value-type="float" table:style-name="ce1" office:value="300"/>
          <table:table-cell office:value-type="float" office:value="36.541882903566339" table:style-name="ce1">
            <text:p>36.5418829</text:p>
          </table:table-cell>
          <table:table-cell office:value-type="float" office:value="-188.61517337093332" table:style-name="ce1">
            <text:p>-188.6151734</text:p>
          </table:table-cell>
          <table:table-cell office:value-type="float" office:value="0" table:style-name="ce1">
            <text:p>0</text:p>
          </table:table-cell>
          <table:table-cell office:value-type="float" office:value="8.6400000000000001E-3" table:style-name="ce1">
            <text:p>0.00864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1"/>
          <table:table-cell office:value-type="float" table:style-name="ce1" office:value="250"/>
          <table:table-cell office:value-type="float" office:value="5.6740410439913909" table:style-name="ce1">
            <text:p>5.674041044</text:p>
          </table:table-cell>
          <table:table-cell office:value-type="float" office:value="-33.412521046499911" table:style-name="ce1">
            <text:p>-33.41252105</text:p>
          </table:table-cell>
          <table:table-cell office:value-type="float" office:value="0" table:style-name="ce1">
            <text:p>0</text:p>
          </table:table-cell>
          <table:table-cell office:value-type="float" office:value="5.1360000000000003E-2" table:style-name="ce1">
            <text:p>0.05136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1"/>
          <table:table-cell office:value-type="float" table:style-name="ce1" office:value="250"/>
          <table:table-cell office:value-type="float" office:value="5.6702512449300606" table:style-name="ce1">
            <text:p>5.670251245</text:p>
          </table:table-cell>
          <table:table-cell office:value-type="float" office:value="-33.401682434709471" table:style-name="ce1">
            <text:p>-33.40168243</text:p>
          </table:table-cell>
          <table:table-cell office:value-type="float" office:value="0" table:style-name="ce1">
            <text:p>0</text:p>
          </table:table-cell>
          <table:table-cell office:value-type="float" office:value="5.1380000000000002E-2" table:style-name="ce1">
            <text:p>0.05138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1"/>
          <table:table-cell office:value-type="float" table:style-name="ce1" office:value="252"/>
          <table:table-cell office:value-type="float" office:value="8.2440542594910617" table:style-name="ce1">
            <text:p>8.244054259</text:p>
          </table:table-cell>
          <table:table-cell office:value-type="float" office:value="-42.695125041125728" table:style-name="ce1">
            <text:p>-42.69512504</text:p>
          </table:table-cell>
          <table:table-cell office:value-type="float" office:value="0" table:style-name="ce1">
            <text:p>0</text:p>
          </table:table-cell>
          <table:table-cell office:value-type="float" office:value="3.8159999999999999E-2" table:style-name="ce1">
            <text:p>0.03816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1"/>
          <table:table-cell office:value-type="float" table:style-name="ce1" office:value="300"/>
          <table:table-cell office:value-type="float" office:value="34.003311922581268" table:style-name="ce1">
            <text:p>34.00331192</text:p>
          </table:table-cell>
          <table:table-cell office:value-type="float" office:value="-181.23765254735812" table:style-name="ce1">
            <text:p>-181.2376525</text:p>
          </table:table-cell>
          <table:table-cell office:value-type="float" office:value="0" table:style-name="ce1">
            <text:p>0</text:p>
          </table:table-cell>
          <table:table-cell office:value-type="float" office:value="8.3199999999999993E-3" table:style-name="ce1">
            <text:p>0.0083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2"/>
          <table:table-cell office:value-type="float" table:style-name="ce1" office:value="191"/>
          <table:table-cell office:value-type="float" office:value="2.6314891336529986" table:style-name="ce1">
            <text:p>2.631489134</text:p>
          </table:table-cell>
          <table:table-cell office:value-type="float" office:value="-14.686915240870416" table:style-name="ce1">
            <text:p>-14.68691524</text:p>
          </table:table-cell>
          <table:table-cell office:value-type="float" office:value="0" table:style-name="ce1">
            <text:p>0</text:p>
          </table:table-cell>
          <table:table-cell office:value-type="float" office:value="9.5890000000000003E-2" table:style-name="ce1">
            <text:p>0.09589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4"/>
          <table:table-cell office:value-type="float" table:style-name="ce1" office:value="250"/>
          <table:table-cell office:value-type="float" office:value="5.6702512449300606" table:style-name="ce1">
            <text:p>5.670251245</text:p>
          </table:table-cell>
          <table:table-cell office:value-type="float" office:value="-33.401682434709471" table:style-name="ce1">
            <text:p>-33.40168243</text:p>
          </table:table-cell>
          <table:table-cell office:value-type="float" office:value="0" table:style-name="ce1">
            <text:p>0</text:p>
          </table:table-cell>
          <table:table-cell office:value-type="float" office:value="5.1380000000000002E-2" table:style-name="ce1">
            <text:p>0.05138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4"/>
          <table:table-cell office:value-type="float" table:style-name="ce1" office:value="250"/>
          <table:table-cell office:value-type="float" office:value="5.6740410439913909" table:style-name="ce1">
            <text:p>5.674041044</text:p>
          </table:table-cell>
          <table:table-cell office:value-type="float" office:value="-33.412521046499911" table:style-name="ce1">
            <text:p>-33.41252105</text:p>
          </table:table-cell>
          <table:table-cell office:value-type="float" office:value="0" table:style-name="ce1">
            <text:p>0</text:p>
          </table:table-cell>
          <table:table-cell office:value-type="float" office:value="5.1360000000000003E-2" table:style-name="ce1">
            <text:p>0.05136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4"/>
          <table:table-cell office:value-type="float" table:style-name="ce1" office:value="248"/>
          <table:table-cell office:value-type="float" office:value="11.427846910227171" table:style-name="ce1">
            <text:p>11.42784691</text:p>
          </table:table-cell>
          <table:table-cell office:value-type="float" office:value="-63.562185004329237" table:style-name="ce1">
            <text:p>-63.562185</text:p>
          </table:table-cell>
          <table:table-cell office:value-type="float" office:value="0" table:style-name="ce1">
            <text:p>0</text:p>
          </table:table-cell>
          <table:table-cell office:value-type="float" office:value="2.2370000000000001E-2" table:style-name="ce1">
            <text:p>0.0223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4"/>
          <table:table-cell office:value-type="float" table:style-name="ce1" office:value="248"/>
          <table:table-cell office:value-type="float" office:value="11.23309693633561" table:style-name="ce1">
            <text:p>11.23309694</text:p>
          </table:table-cell>
          <table:table-cell office:value-type="float" office:value="-62.799523814369003" table:style-name="ce1">
            <text:p>-62.79952381</text:p>
          </table:table-cell>
          <table:table-cell office:value-type="float" office:value="0" table:style-name="ce1">
            <text:p>0</text:p>
          </table:table-cell>
          <table:table-cell office:value-type="float" office:value="2.23E-2" table:style-name="ce1">
            <text:p>0.022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5"/>
          <table:table-cell office:value-type="float" table:style-name="ce1" office:value="73"/>
          <table:table-cell office:value-type="float" office:value="1.2819424470443133" table:style-name="ce1">
            <text:p>1.281942447</text:p>
          </table:table-cell>
          <table:table-cell office:value-type="float" office:value="-14.061493124422302" table:style-name="ce1">
            <text:p>-14.06149312</text:p>
          </table:table-cell>
          <table:table-cell office:value-type="float" office:value="0" table:style-name="ce1">
            <text:p>0</text:p>
          </table:table-cell>
          <table:table-cell office:value-type="float" office:value="0.19964000000000001" table:style-name="ce1">
            <text:p>0.19964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5"/>
          <table:table-cell office:value-type="float" table:style-name="ce1" office:value="214"/>
          <table:table-cell office:value-type="float" office:value="675.67567567567573" table:style-name="ce1">
            <text:p>675.6756757</text:p>
          </table:table-cell>
          <table:table-cell office:value-type="float" office:value="-4054.0540540540542" table:style-name="ce1">
            <text:p>-4054.054054</text:p>
          </table:table-cell>
          <table:table-cell office:value-type="float" office:value="0" table:style-name="ce1">
            <text:p>0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9"/>
          <table:table-cell office:value-type="float" table:style-name="ce1" office:value="76"/>
          <table:table-cell office:value-type="float" office:value="3.0373462805930895" table:style-name="ce1">
            <text:p>3.037346281</text:p>
          </table:table-cell>
          <table:table-cell office:value-type="float" office:value="-16.660948577870876" table:style-name="ce1">
            <text:p>-16.66094858</text:p>
          </table:table-cell>
          <table:table-cell office:value-type="float" office:value="0" table:style-name="ce1">
            <text:p>0</text:p>
          </table:table-cell>
          <table:table-cell office:value-type="float" office:value="8.7059999999999998E-2" table:style-name="ce1">
            <text:p>0.0870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9"/>
          <table:table-cell office:value-type="float" table:style-name="ce1" office:value="76"/>
          <table:table-cell office:value-type="float" office:value="3.0373462805930895" table:style-name="ce1">
            <text:p>3.037346281</text:p>
          </table:table-cell>
          <table:table-cell office:value-type="float" office:value="-16.660948577870876" table:style-name="ce1">
            <text:p>-16.66094858</text:p>
          </table:table-cell>
          <table:table-cell office:value-type="float" office:value="0" table:style-name="ce1">
            <text:p>0</text:p>
          </table:table-cell>
          <table:table-cell office:value-type="float" office:value="8.7059999999999998E-2" table:style-name="ce1">
            <text:p>0.0870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0"/>
          <table:table-cell office:value-type="float" table:style-name="ce1" office:value="252"/>
          <table:table-cell office:value-type="float" office:value="8.2440542594910617" table:style-name="ce1">
            <text:p>8.244054259</text:p>
          </table:table-cell>
          <table:table-cell office:value-type="float" office:value="-42.695125041125728" table:style-name="ce1">
            <text:p>-42.69512504</text:p>
          </table:table-cell>
          <table:table-cell office:value-type="float" office:value="0" table:style-name="ce1">
            <text:p>0</text:p>
          </table:table-cell>
          <table:table-cell office:value-type="float" office:value="3.8159999999999999E-2" table:style-name="ce1">
            <text:p>0.03816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0"/>
          <table:table-cell office:value-type="float" table:style-name="ce1" office:value="252"/>
          <table:table-cell office:value-type="float" office:value="8.2440542594910617" table:style-name="ce1">
            <text:p>8.244054259</text:p>
          </table:table-cell>
          <table:table-cell office:value-type="float" office:value="-42.695125041125728" table:style-name="ce1">
            <text:p>-42.69512504</text:p>
          </table:table-cell>
          <table:table-cell office:value-type="float" office:value="0" table:style-name="ce1">
            <text:p>0</text:p>
          </table:table-cell>
          <table:table-cell office:value-type="float" office:value="3.8159999999999999E-2" table:style-name="ce1">
            <text:p>0.03816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1"/>
          <table:table-cell office:value-type="float" table:style-name="ce1" office:value="77"/>
          <table:table-cell office:value-type="float" office:value="2.6732103766909292" table:style-name="ce1">
            <text:p>2.673210377</text:p>
          </table:table-cell>
          <table:table-cell office:value-type="float" office:value="-28.643904376864729" table:style-name="ce1">
            <text:p>-28.64390438</text:p>
          </table:table-cell>
          <table:table-cell office:value-type="float" office:value="0" table:style-name="ce1">
            <text:p>0</text:p>
          </table:table-cell>
          <table:table-cell office:value-type="float" office:value="9.2619999999999994E-2" table:style-name="ce1">
            <text:p>0.0926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1"/>
          <table:table-cell office:value-type="float" table:style-name="ce1" office:value="75"/>
          <table:table-cell office:value-type="float" office:value="4.5526724187097827" table:style-name="ce1">
            <text:p>4.552672419</text:p>
          </table:table-cell>
          <table:table-cell office:value-type="float" office:value="-24.589433997756682" table:style-name="ce1">
            <text:p>-24.589434</text:p>
          </table:table-cell>
          <table:table-cell office:value-type="float" office:value="0" table:style-name="ce1">
            <text:p>0</text:p>
          </table:table-cell>
          <table:table-cell office:value-type="float" office:value="6.0499999999999998E-2" table:style-name="ce1">
            <text:p>0.0605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1"/>
          <table:table-cell office:value-type="float" table:style-name="ce1" office:value="75"/>
          <table:table-cell office:value-type="float" office:value="4.5526724187097827" table:style-name="ce1">
            <text:p>4.552672419</text:p>
          </table:table-cell>
          <table:table-cell office:value-type="float" office:value="-24.589433997756682" table:style-name="ce1">
            <text:p>-24.589434</text:p>
          </table:table-cell>
          <table:table-cell office:value-type="float" office:value="0" table:style-name="ce1">
            <text:p>0</text:p>
          </table:table-cell>
          <table:table-cell office:value-type="float" office:value="6.0499999999999998E-2" table:style-name="ce1">
            <text:p>0.0605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3"/>
          <table:table-cell office:value-type="float" table:style-name="ce1" office:value="77"/>
          <table:table-cell office:value-type="float" office:value="4.1586739962945796" table:style-name="ce1">
            <text:p>4.158673996</text:p>
          </table:table-cell>
          <table:table-cell office:value-type="float" office:value="-45.640396939131925" table:style-name="ce1">
            <text:p>-45.64039694</text:p>
          </table:table-cell>
          <table:table-cell office:value-type="float" office:value="0" table:style-name="ce1">
            <text:p>0</text:p>
          </table:table-cell>
          <table:table-cell office:value-type="float" office:value="6.1510000000000002E-2" table:style-name="ce1">
            <text:p>0.06151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3"/>
          <table:table-cell office:value-type="float" table:style-name="ce1" office:value="258"/>
          <table:table-cell office:value-type="float" office:value="493.65303244005645" table:style-name="ce1">
            <text:p>493.6530324</text:p>
          </table:table-cell>
          <table:table-cell office:value-type="float" office:value="-2609.308885754584" table:style-name="ce1">
            <text:p>-2609.308886</text:p>
          </table:table-cell>
          <table:table-cell office:value-type="float" office:value="0" table:style-name="ce1">
            <text:p>0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5"/>
          <table:table-cell office:value-type="float" table:style-name="ce1" office:value="189"/>
          <table:table-cell office:value-type="float" office:value="7.6297283632853796" table:style-name="ce1">
            <text:p>7.629728363</text:p>
          </table:table-cell>
          <table:table-cell office:value-type="float" office:value="-42.193317093349272" table:style-name="ce1">
            <text:p>-42.19331709</text:p>
          </table:table-cell>
          <table:table-cell office:value-type="float" office:value="0" table:style-name="ce1">
            <text:p>0</text:p>
          </table:table-cell>
          <table:table-cell office:value-type="float" office:value="3.3910000000000003E-2" table:style-name="ce1">
            <text:p>0.03391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5"/>
          <table:table-cell office:value-type="float" table:style-name="ce1" office:value="189"/>
          <table:table-cell office:value-type="float" office:value="7.5301408786428414" table:style-name="ce1">
            <text:p>7.530140879</text:p>
          </table:table-cell>
          <table:table-cell office:value-type="float" office:value="-41.822077397930023" table:style-name="ce1">
            <text:p>-41.8220774</text:p>
          </table:table-cell>
          <table:table-cell office:value-type="float" office:value="0" table:style-name="ce1">
            <text:p>0</text:p>
          </table:table-cell>
          <table:table-cell office:value-type="float" office:value="3.3849999999999998E-2" table:style-name="ce1">
            <text:p>0.03385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6"/>
          <table:table-cell office:value-type="float" table:style-name="ce1" office:value="219"/>
          <table:table-cell office:value-type="float" office:value="15.924279293659636" table:style-name="ce1">
            <text:p>15.92427929</text:p>
          </table:table-cell>
          <table:table-cell office:value-type="float" office:value="-85.611958678770137" table:style-name="ce1">
            <text:p>-85.61195868</text:p>
          </table:table-cell>
          <table:table-cell office:value-type="float" office:value="0" table:style-name="ce1">
            <text:p>0</text:p>
          </table:table-cell>
          <table:table-cell office:value-type="float" office:value="1.7670000000000002E-2" table:style-name="ce1">
            <text:p>0.01767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6"/>
          <table:table-cell office:value-type="float" table:style-name="ce1" office:value="249"/>
          <table:table-cell office:value-type="float" office:value="9.6381951622173272" table:style-name="ce1">
            <text:p>9.638195162</text:p>
          </table:table-cell>
          <table:table-cell office:value-type="float" office:value="-53.512678661390687" table:style-name="ce1">
            <text:p>-53.51267866</text:p>
          </table:table-cell>
          <table:table-cell office:value-type="float" office:value="0" table:style-name="ce1">
            <text:p>0</text:p>
          </table:table-cell>
          <table:table-cell office:value-type="float" office:value="2.6290000000000001E-2" table:style-name="ce1">
            <text:p>0.0262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8"/>
          <table:table-cell office:value-type="float" table:style-name="ce1" office:value="85"/>
          <table:table-cell office:value-type="float" office:value="7.1209210069759132" table:style-name="ce1">
            <text:p>7.120921007</text:p>
          </table:table-cell>
          <table:table-cell office:value-type="float" office:value="-80.142729151238001" table:style-name="ce1">
            <text:p>-80.14272915</text:p>
          </table:table-cell>
          <table:table-cell office:value-type="float" office:value="0" table:style-name="ce1">
            <text:p>0</text:p>
          </table:table-cell>
          <table:table-cell office:value-type="float" office:value="0.32679000000000002" table:style-name="ce1">
            <text:p>0.32679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8"/>
          <table:table-cell office:value-type="float" table:style-name="ce1" office:value="103"/>
          <table:table-cell office:value-type="float" office:value="6.8969369619961665" table:style-name="ce1">
            <text:p>6.896936962</text:p>
          </table:table-cell>
          <table:table-cell office:value-type="float" office:value="-75.182312833660703" table:style-name="ce1">
            <text:p>-75.18231283</text:p>
          </table:table-cell>
          <table:table-cell office:value-type="float" office:value="0" table:style-name="ce1">
            <text:p>0</text:p>
          </table:table-cell>
          <table:table-cell office:value-type="float" office:value="0.34994999999999998" table:style-name="ce1">
            <text:p>0.34995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8"/>
          <table:table-cell office:value-type="float" table:style-name="ce1" office:value="306"/>
          <table:table-cell office:value-type="float" office:value="4.4251050962460354" table:style-name="ce1">
            <text:p>4.425105096</text:p>
          </table:table-cell>
          <table:table-cell office:value-type="float" office:value="-48.184477714679055" table:style-name="ce1">
            <text:p>-48.18447771</text:p>
          </table:table-cell>
          <table:table-cell office:value-type="float" office:value="0" table:style-name="ce1">
            <text:p>0</text:p>
          </table:table-cell>
          <table:table-cell office:value-type="float" office:value="0.54593999999999998" table:style-name="ce1">
            <text:p>0.54594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8"/>
          <table:table-cell office:value-type="float" table:style-name="ce1" office:value="305"/>
          <table:table-cell office:value-type="float" office:value="9.927763700313907" table:style-name="ce1">
            <text:p>9.9277637</text:p>
          </table:table-cell>
          <table:table-cell office:value-type="float" office:value="-108.25989939866118" table:style-name="ce1">
            <text:p>-108.2598994</text:p>
          </table:table-cell>
          <table:table-cell office:value-type="float" office:value="0" table:style-name="ce1">
            <text:p>0</text:p>
          </table:table-cell>
          <table:table-cell office:value-type="float" office:value="0.24295" table:style-name="ce1">
            <text:p>0.24295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9"/>
          <table:table-cell office:value-type="float" table:style-name="ce1" office:value="91"/>
          <table:table-cell office:value-type="float" office:value="26.106562240417706" table:style-name="ce1">
            <text:p>26.10656224</text:p>
          </table:table-cell>
          <table:table-cell office:value-type="float" office:value="-280.05221312448083" table:style-name="ce1">
            <text:p>-280.0522131</text:p>
          </table:table-cell>
          <table:table-cell office:value-type="float" office:value="0" table:style-name="ce1">
            <text:p>0</text:p>
          </table:table-cell>
          <table:table-cell office:value-type="float" office:value="0.11277" table:style-name="ce1">
            <text:p>0.11277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9"/>
          <table:table-cell office:value-type="float" table:style-name="ce1" office:value="92"/>
          <table:table-cell office:value-type="float" office:value="13.626388823920616" table:style-name="ce1">
            <text:p>13.62638882</text:p>
          </table:table-cell>
          <table:table-cell office:value-type="float" office:value="-141.95849849397896" table:style-name="ce1">
            <text:p>-141.9584985</text:p>
          </table:table-cell>
          <table:table-cell office:value-type="float" office:value="0" table:style-name="ce1">
            <text:p>0</text:p>
          </table:table-cell>
          <table:table-cell office:value-type="float" office:value="0.22053" table:style-name="ce1">
            <text:p>0.2205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0"/>
          <table:table-cell office:value-type="float" table:style-name="ce1" office:value="87"/>
          <table:table-cell office:value-type="float" office:value="28.781245094105948" table:style-name="ce1">
            <text:p>28.78124509</text:p>
          </table:table-cell>
          <table:table-cell office:value-type="float" office:value="-293.91756353677891" table:style-name="ce1">
            <text:p>-293.9175635</text:p>
          </table:table-cell>
          <table:table-cell office:value-type="float" office:value="0" table:style-name="ce1">
            <text:p>0</text:p>
          </table:table-cell>
          <table:table-cell office:value-type="float" office:value="0.1105" table:style-name="ce1">
            <text:p>0.110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0"/>
          <table:table-cell office:value-type="float" table:style-name="ce1" office:value="83"/>
          <table:table-cell office:value-type="float" office:value="6.3186665164554734" table:style-name="ce1">
            <text:p>6.318666516</text:p>
          </table:table-cell>
          <table:table-cell office:value-type="float" office:value="-69.701259324931314" table:style-name="ce1">
            <text:p>-69.70125932</text:p>
          </table:table-cell>
          <table:table-cell office:value-type="float" office:value="0" table:style-name="ce1">
            <text:p>0</text:p>
          </table:table-cell>
          <table:table-cell office:value-type="float" office:value="0.39180999999999999" table:style-name="ce1">
            <text:p>0.3918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0"/>
          <table:table-cell office:value-type="float" table:style-name="ce1" office:value="98"/>
          <table:table-cell office:value-type="float" office:value="12.297470764026697" table:style-name="ce1">
            <text:p>12.29747076</text:p>
          </table:table-cell>
          <table:table-cell office:value-type="float" office:value="-129.20767227408874" table:style-name="ce1">
            <text:p>-129.2076723</text:p>
          </table:table-cell>
          <table:table-cell office:value-type="float" office:value="0" table:style-name="ce1">
            <text:p>0</text:p>
          </table:table-cell>
          <table:table-cell office:value-type="float" office:value="0.23726" table:style-name="ce1">
            <text:p>0.23726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1"/>
          <table:table-cell office:value-type="float" table:style-name="ce1" office:value="99"/>
          <table:table-cell office:value-type="float" office:value="4.1772800522809801" table:style-name="ce1">
            <text:p>4.177280052</text:p>
          </table:table-cell>
          <table:table-cell office:value-type="float" office:value="-47.992306378428154" table:style-name="ce1">
            <text:p>-47.99230638</text:p>
          </table:table-cell>
          <table:table-cell office:value-type="float" office:value="0" table:style-name="ce1">
            <text:p>0</text:p>
          </table:table-cell>
          <table:table-cell office:value-type="float" office:value="0.54757999999999996" table:style-name="ce1">
            <text:p>0.5475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1"/>
          <table:table-cell office:value-type="float" table:style-name="ce1" office:value="98"/>
          <table:table-cell office:value-type="float" office:value="5.1911100136512154" table:style-name="ce1">
            <text:p>5.191110014</text:p>
          </table:table-cell>
          <table:table-cell office:value-type="float" office:value="-58.996263803792878" table:style-name="ce1">
            <text:p>-58.9962638</text:p>
          </table:table-cell>
          <table:table-cell office:value-type="float" office:value="0" table:style-name="ce1">
            <text:p>0</text:p>
          </table:table-cell>
          <table:table-cell office:value-type="float" office:value="0.44535999999999998" table:style-name="ce1">
            <text:p>0.44536</text:p>
          </table:table-cell>
          <table:table-cell office:value-type="float" office:value="13.63" table:style-name="ce1">
            <text:p>13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1"/>
          <table:table-cell office:value-type="float" table:style-name="ce1" office:value="83"/>
          <table:table-cell office:value-type="float" office:value="8.0502271032204877" table:style-name="ce1">
            <text:p>8.050227103</text:p>
          </table:table-cell>
          <table:table-cell office:value-type="float" office:value="-88.473574340295741" table:style-name="ce1">
            <text:p>-88.47357434</text:p>
          </table:table-cell>
          <table:table-cell office:value-type="float" office:value="0" table:style-name="ce1">
            <text:p>0</text:p>
          </table:table-cell>
          <table:table-cell office:value-type="float" office:value="0.31128" table:style-name="ce1">
            <text:p>0.3112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1"/>
          <table:table-cell office:value-type="float" table:style-name="ce1" office:value="93"/>
          <table:table-cell office:value-type="float" office:value="8.4032958246015603" table:style-name="ce1">
            <text:p>8.403295825</text:p>
          </table:table-cell>
          <table:table-cell office:value-type="float" office:value="-92.696149817769779" table:style-name="ce1">
            <text:p>-92.69614982</text:p>
          </table:table-cell>
          <table:table-cell office:value-type="float" office:value="0" table:style-name="ce1">
            <text:p>0</text:p>
          </table:table-cell>
          <table:table-cell office:value-type="float" office:value="0.29713000000000001" table:style-name="ce1">
            <text:p>0.2971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1"/>
          <table:table-cell office:value-type="float" table:style-name="ce1" office:value="97"/>
          <table:table-cell office:value-type="float" office:value="7.7627032623697332" table:style-name="ce1">
            <text:p>7.762703262</text:p>
          </table:table-cell>
          <table:table-cell office:value-type="float" office:value="-72.755267128003226" table:style-name="ce1">
            <text:p>-72.75526713</text:p>
          </table:table-cell>
          <table:table-cell office:value-type="float" office:value="0" table:style-name="ce1">
            <text:p>0</text:p>
          </table:table-cell>
          <table:table-cell office:value-type="float" office:value="0.36482999999999999" table:style-name="ce1">
            <text:p>0.3648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2"/>
          <table:table-cell office:value-type="float" table:style-name="ce1" office:value="84"/>
          <table:table-cell office:value-type="float" office:value="17.349005268092174" table:style-name="ce1">
            <text:p>17.34900527</text:p>
          </table:table-cell>
          <table:table-cell office:value-type="float" office:value="-181.83092059827379" table:style-name="ce1">
            <text:p>-181.8309206</text:p>
          </table:table-cell>
          <table:table-cell office:value-type="float" office:value="0" table:style-name="ce1">
            <text:p>0</text:p>
          </table:table-cell>
          <table:table-cell office:value-type="float" office:value="0.17093" table:style-name="ce1">
            <text:p>0.17093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2"/>
          <table:table-cell office:value-type="float" table:style-name="ce1" office:value="98"/>
          <table:table-cell office:value-type="float" office:value="5.3601386674834499" table:style-name="ce1">
            <text:p>5.360138667</text:p>
          </table:table-cell>
          <table:table-cell office:value-type="float" office:value="-58.752688770857553" table:style-name="ce1">
            <text:p>-58.75268877</text:p>
          </table:table-cell>
          <table:table-cell office:value-type="float" office:value="0" table:style-name="ce1">
            <text:p>0</text:p>
          </table:table-cell>
          <table:table-cell office:value-type="float" office:value="0.47566000000000003" table:style-name="ce1">
            <text:p>0.47566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3"/>
          <table:table-cell office:value-type="float" table:style-name="ce1" office:value="93"/>
          <table:table-cell office:value-type="float" office:value="4.8481759514933778" table:style-name="ce1">
            <text:p>4.848175951</text:p>
          </table:table-cell>
          <table:table-cell office:value-type="float" office:value="-55.536477085376063" table:style-name="ce1">
            <text:p>-55.53647709</text:p>
          </table:table-cell>
          <table:table-cell office:value-type="float" office:value="0" table:style-name="ce1">
            <text:p>0</text:p>
          </table:table-cell>
          <table:table-cell office:value-type="float" office:value="0.47431000000000001" table:style-name="ce1">
            <text:p>0.4743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3"/>
          <table:table-cell office:value-type="float" table:style-name="ce1" office:value="97"/>
          <table:table-cell office:value-type="float" office:value="5.4261943053666108" table:style-name="ce1">
            <text:p>5.426194305</text:p>
          </table:table-cell>
          <table:table-cell office:value-type="float" office:value="-58.917967844722625" table:style-name="ce1">
            <text:p>-58.91796784</text:p>
          </table:table-cell>
          <table:table-cell office:value-type="float" office:value="0" table:style-name="ce1">
            <text:p>0</text:p>
          </table:table-cell>
          <table:table-cell office:value-type="float" office:value="0.44571" table:style-name="ce1">
            <text:p>0.4457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3"/>
          <table:table-cell office:value-type="float" table:style-name="ce1" office:value="87"/>
          <table:table-cell office:value-type="float" office:value="4.8498335099089926" table:style-name="ce1">
            <text:p>4.84983351</text:p>
          </table:table-cell>
          <table:table-cell office:value-type="float" office:value="-55.726151491276873" table:style-name="ce1">
            <text:p>-55.72615149</text:p>
          </table:table-cell>
          <table:table-cell office:value-type="float" office:value="0" table:style-name="ce1">
            <text:p>0</text:p>
          </table:table-cell>
          <table:table-cell office:value-type="float" office:value="0.47277000000000002" table:style-name="ce1">
            <text:p>0.47277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4"/>
          <table:table-cell office:value-type="float" table:style-name="ce1" office:value="95"/>
          <table:table-cell office:value-type="float" office:value="27.073200332346875" table:style-name="ce1">
            <text:p>27.07320033</text:p>
          </table:table-cell>
          <table:table-cell office:value-type="float" office:value="-304.34011408086485" table:style-name="ce1">
            <text:p>-304.3401141</text:p>
          </table:table-cell>
          <table:table-cell office:value-type="float" office:value="0" table:style-name="ce1">
            <text:p>0</text:p>
          </table:table-cell>
          <table:table-cell office:value-type="float" office:value="8.8190000000000004E-2" table:style-name="ce1">
            <text:p>0.08819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4"/>
          <table:table-cell office:value-type="float" table:style-name="ce1" office:value="85"/>
          <table:table-cell office:value-type="float" office:value="4.4124751891755256" table:style-name="ce1">
            <text:p>4.412475189</text:p>
          </table:table-cell>
          <table:table-cell office:value-type="float" office:value="-49.733830522063123" table:style-name="ce1">
            <text:p>-49.73383052</text:p>
          </table:table-cell>
          <table:table-cell office:value-type="float" office:value="0" table:style-name="ce1">
            <text:p>0</text:p>
          </table:table-cell>
          <table:table-cell office:value-type="float" office:value="0.52617999999999998" table:style-name="ce1">
            <text:p>0.52618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4"/>
          <table:table-cell office:value-type="float" table:style-name="ce1" office:value="222"/>
          <table:table-cell office:value-type="float" office:value="8.61753023564488" table:style-name="ce1">
            <text:p>8.617530236</text:p>
          </table:table-cell>
          <table:table-cell office:value-type="float" office:value="-99.151123745753154" table:style-name="ce1">
            <text:p>-99.15112375</text:p>
          </table:table-cell>
          <table:table-cell office:value-type="float" office:value="0" table:style-name="ce1">
            <text:p>0</text:p>
          </table:table-cell>
          <table:table-cell office:value-type="float" office:value="0.27166000000000001" table:style-name="ce1">
            <text:p>0.27166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5"/>
          <table:table-cell office:value-type="float" table:style-name="ce1" office:value="222"/>
          <table:table-cell office:value-type="float" office:value="8.61753023564488" table:style-name="ce1">
            <text:p>8.617530236</text:p>
          </table:table-cell>
          <table:table-cell office:value-type="float" office:value="-99.151123745753154" table:style-name="ce1">
            <text:p>-99.15112375</text:p>
          </table:table-cell>
          <table:table-cell office:value-type="float" office:value="0" table:style-name="ce1">
            <text:p>0</text:p>
          </table:table-cell>
          <table:table-cell office:value-type="float" office:value="0.27166000000000001" table:style-name="ce1">
            <text:p>0.27166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5"/>
          <table:table-cell office:value-type="float" table:style-name="ce1" office:value="100"/>
          <table:table-cell office:value-type="float" office:value="4.7525825735942453" table:style-name="ce1">
            <text:p>4.752582574</text:p>
          </table:table-cell>
          <table:table-cell office:value-type="float" office:value="-50.053795189981955" table:style-name="ce1">
            <text:p>-50.05379519</text:p>
          </table:table-cell>
          <table:table-cell office:value-type="float" office:value="0" table:style-name="ce1">
            <text:p>0</text:p>
          </table:table-cell>
          <table:table-cell office:value-type="float" office:value="0.56096000000000001" table:style-name="ce1">
            <text:p>0.56096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6"/>
          <table:table-cell office:value-type="float" table:style-name="ce1" office:value="91"/>
          <table:table-cell office:value-type="float" office:value="14.306151645207441" table:style-name="ce1">
            <text:p>14.30615165</text:p>
          </table:table-cell>
          <table:table-cell office:value-type="float" office:value="-162.136385312351" table:style-name="ce1">
            <text:p>-162.1363853</text:p>
          </table:table-cell>
          <table:table-cell office:value-type="float" office:value="0" table:style-name="ce1">
            <text:p>0</text:p>
          </table:table-cell>
          <table:table-cell office:value-type="float" office:value="0.16169" table:style-name="ce1">
            <text:p>0.1616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6"/>
          <table:table-cell office:value-type="float" table:style-name="ce1" office:value="102"/>
          <table:table-cell office:value-type="float" office:value="19.808517662594912" table:style-name="ce1">
            <text:p>19.80851766</text:p>
          </table:table-cell>
          <table:table-cell office:value-type="float" office:value="-224.49653350940903" table:style-name="ce1">
            <text:p>-224.4965335</text:p>
          </table:table-cell>
          <table:table-cell office:value-type="float" office:value="0" table:style-name="ce1">
            <text:p>0</text:p>
          </table:table-cell>
          <table:table-cell office:value-type="float" office:value="0.11663" table:style-name="ce1">
            <text:p>0.11663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6"/>
          <table:table-cell office:value-type="float" table:style-name="ce1" office:value="91"/>
          <table:table-cell office:value-type="float" office:value="11.526026728855983" table:style-name="ce1">
            <text:p>11.52602673</text:p>
          </table:table-cell>
          <table:table-cell office:value-type="float" office:value="-138.12022030079089" table:style-name="ce1">
            <text:p>-138.1202203</text:p>
          </table:table-cell>
          <table:table-cell office:value-type="float" office:value="0" table:style-name="ce1">
            <text:p>0</text:p>
          </table:table-cell>
          <table:table-cell office:value-type="float" office:value="0.18512000000000001" table:style-name="ce1">
            <text:p>0.1851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6"/>
          <table:table-cell office:value-type="float" table:style-name="ce1" office:value="94"/>
          <table:table-cell office:value-type="float" office:value="7.0304790440593727" table:style-name="ce1">
            <text:p>7.030479044</text:p>
          </table:table-cell>
          <table:table-cell office:value-type="float" office:value="-79.636153535436165" table:style-name="ce1">
            <text:p>-79.63615354</text:p>
          </table:table-cell>
          <table:table-cell office:value-type="float" office:value="0" table:style-name="ce1">
            <text:p>0</text:p>
          </table:table-cell>
          <table:table-cell office:value-type="float" office:value="0.32750000000000001" table:style-name="ce1">
            <text:p>0.3275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95"/>
          <table:table-cell office:value-type="float" office:value="8.0790560364975459" table:style-name="ce1">
            <text:p>8.079056036</text:p>
          </table:table-cell>
          <table:table-cell office:value-type="float" office:value="-90.435964000385809" table:style-name="ce1">
            <text:p>-90.435964</text:p>
          </table:table-cell>
          <table:table-cell office:value-type="float" office:value="0" table:style-name="ce1">
            <text:p>0</text:p>
          </table:table-cell>
          <table:table-cell office:value-type="float" office:value="0.30363000000000001" table:style-name="ce1">
            <text:p>0.30363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222"/>
          <table:table-cell office:value-type="float" office:value="5.3604714472306778" table:style-name="ce1">
            <text:p>5.360471447</text:p>
          </table:table-cell>
          <table:table-cell office:value-type="float" office:value="-55.568142967513367" table:style-name="ce1">
            <text:p>-55.56814297</text:p>
          </table:table-cell>
          <table:table-cell office:value-type="float" office:value="0" table:style-name="ce1">
            <text:p>0</text:p>
          </table:table-cell>
          <table:table-cell office:value-type="float" office:value="0.57194" table:style-name="ce1">
            <text:p>0.57194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306"/>
          <table:table-cell office:value-type="float" office:value="5.7694643507834309" table:style-name="ce1">
            <text:p>5.769464351</text:p>
          </table:table-cell>
          <table:table-cell office:value-type="float" office:value="-61.33851572938174" table:style-name="ce1">
            <text:p>-61.33851573</text:p>
          </table:table-cell>
          <table:table-cell office:value-type="float" office:value="0" table:style-name="ce1">
            <text:p>0</text:p>
          </table:table-cell>
          <table:table-cell office:value-type="float" office:value="0.48176999999999998" table:style-name="ce1">
            <text:p>0.48177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306"/>
          <table:table-cell office:value-type="float" office:value="5.7694643507834309" table:style-name="ce1">
            <text:p>5.769464351</text:p>
          </table:table-cell>
          <table:table-cell office:value-type="float" office:value="-61.33851572938174" table:style-name="ce1">
            <text:p>-61.33851573</text:p>
          </table:table-cell>
          <table:table-cell office:value-type="float" office:value="0" table:style-name="ce1">
            <text:p>0</text:p>
          </table:table-cell>
          <table:table-cell office:value-type="float" office:value="0.48176999999999998" table:style-name="ce1">
            <text:p>0.48177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98"/>
          <table:table-cell office:value-type="float" office:value="19.441300234159659" table:style-name="ce1">
            <text:p>19.44130023</text:p>
          </table:table-cell>
          <table:table-cell office:value-type="float" office:value="-206.94184027027728" table:style-name="ce1">
            <text:p>-206.9418403</text:p>
          </table:table-cell>
          <table:table-cell office:value-type="float" office:value="0" table:style-name="ce1">
            <text:p>0</text:p>
          </table:table-cell>
          <table:table-cell office:value-type="float" office:value="0.14279" table:style-name="ce1">
            <text:p>0.1427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8"/>
          <table:table-cell office:value-type="float" table:style-name="ce1" office:value="91"/>
          <table:table-cell office:value-type="float" office:value="6.5972385844210919" table:style-name="ce1">
            <text:p>6.597238584</text:p>
          </table:table-cell>
          <table:table-cell office:value-type="float" office:value="-68.328542481504172" table:style-name="ce1">
            <text:p>-68.32854248</text:p>
          </table:table-cell>
          <table:table-cell office:value-type="float" office:value="0" table:style-name="ce1">
            <text:p>0</text:p>
          </table:table-cell>
          <table:table-cell office:value-type="float" office:value="0.44012000000000001" table:style-name="ce1">
            <text:p>0.4401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8"/>
          <table:table-cell office:value-type="float" table:style-name="ce1" office:value="101"/>
          <table:table-cell office:value-type="float" office:value="9.7897095091966797" table:style-name="ce1">
            <text:p>9.789709509</text:p>
          </table:table-cell>
          <table:table-cell office:value-type="float" office:value="-86.224749138693838" table:style-name="ce1">
            <text:p>-86.22474914</text:p>
          </table:table-cell>
          <table:table-cell office:value-type="float" office:value="0" table:style-name="ce1">
            <text:p>0</text:p>
          </table:table-cell>
          <table:table-cell office:value-type="float" office:value="0.38502999999999998" table:style-name="ce1">
            <text:p>0.3850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8"/>
          <table:table-cell office:value-type="float" table:style-name="ce1" office:value="101"/>
          <table:table-cell office:value-type="float" office:value="9.7897095091966797" table:style-name="ce1">
            <text:p>9.789709509</text:p>
          </table:table-cell>
          <table:table-cell office:value-type="float" office:value="-86.224749138693838" table:style-name="ce1">
            <text:p>-86.22474914</text:p>
          </table:table-cell>
          <table:table-cell office:value-type="float" office:value="0" table:style-name="ce1">
            <text:p>0</text:p>
          </table:table-cell>
          <table:table-cell office:value-type="float" office:value="0.38502999999999998" table:style-name="ce1">
            <text:p>0.3850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8"/>
          <table:table-cell office:value-type="float" table:style-name="ce1" office:value="259"/>
          <table:table-cell office:value-type="float" office:value="29.349256148163143" table:style-name="ce1">
            <text:p>29.34925615</text:p>
          </table:table-cell>
          <table:table-cell office:value-type="float" office:value="-316.76955773707118" table:style-name="ce1">
            <text:p>-316.7695577</text:p>
          </table:table-cell>
          <table:table-cell office:value-type="float" office:value="0" table:style-name="ce1">
            <text:p>0</text:p>
          </table:table-cell>
          <table:table-cell office:value-type="float" office:value="8.8650000000000007E-2" table:style-name="ce1">
            <text:p>0.0886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8"/>
          <table:table-cell office:value-type="float" table:style-name="ce1" office:value="302"/>
          <table:table-cell office:value-type="float" office:value="35.490740143253532" table:style-name="ce1">
            <text:p>35.49074014</text:p>
          </table:table-cell>
          <table:table-cell office:value-type="float" office:value="-400.07743434213074" table:style-name="ce1">
            <text:p>-400.0774343</text:p>
          </table:table-cell>
          <table:table-cell office:value-type="float" office:value="0" table:style-name="ce1">
            <text:p>0</text:p>
          </table:table-cell>
          <table:table-cell office:value-type="float" office:value="6.6409999999999997E-2" table:style-name="ce1">
            <text:p>0.06641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8"/>
          <table:table-cell office:value-type="float" table:style-name="ce1" office:value="301"/>
          <table:table-cell office:value-type="float" office:value="10.302066772655008" table:style-name="ce1">
            <text:p>10.30206677</text:p>
          </table:table-cell>
          <table:table-cell office:value-type="float" office:value="-112.30524642289349" table:style-name="ce1">
            <text:p>-112.3052464</text:p>
          </table:table-cell>
          <table:table-cell office:value-type="float" office:value="0" table:style-name="ce1">
            <text:p>0</text:p>
          </table:table-cell>
          <table:table-cell office:value-type="float" office:value="0.24845" table:style-name="ce1">
            <text:p>0.2484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9"/>
          <table:table-cell office:value-type="float" table:style-name="ce1" office:value="102"/>
          <table:table-cell office:value-type="float" office:value="16.315197755028787" table:style-name="ce1">
            <text:p>16.31519776</text:p>
          </table:table-cell>
          <table:table-cell office:value-type="float" office:value="-171.45789640739346" table:style-name="ce1">
            <text:p>-171.4578964</text:p>
          </table:table-cell>
          <table:table-cell office:value-type="float" office:value="0" table:style-name="ce1">
            <text:p>0</text:p>
          </table:table-cell>
          <table:table-cell office:value-type="float" office:value="0.21834000000000001" table:style-name="ce1">
            <text:p>0.21834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9"/>
          <table:table-cell office:value-type="float" table:style-name="ce1" office:value="102"/>
          <table:table-cell office:value-type="float" office:value="20.102592541244974" table:style-name="ce1">
            <text:p>20.10259254</text:p>
          </table:table-cell>
          <table:table-cell office:value-type="float" office:value="-185.08248994870374" table:style-name="ce1">
            <text:p>-185.0824899</text:p>
          </table:table-cell>
          <table:table-cell office:value-type="float" office:value="0" table:style-name="ce1">
            <text:p>0</text:p>
          </table:table-cell>
          <table:table-cell office:value-type="float" office:value="0.23072000000000001" table:style-name="ce1">
            <text:p>0.2307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9"/>
          <table:table-cell office:value-type="float" table:style-name="ce1" office:value="226"/>
          <table:table-cell office:value-type="float" office:value="69.344120196475004" table:style-name="ce1">
            <text:p>69.3441202</text:p>
          </table:table-cell>
          <table:table-cell office:value-type="float" office:value="-757.00664547818553" table:style-name="ce1">
            <text:p>-757.0066455</text:p>
          </table:table-cell>
          <table:table-cell office:value-type="float" office:value="0" table:style-name="ce1">
            <text:p>0</text:p>
          </table:table-cell>
          <table:table-cell office:value-type="float" office:value="3.755E-2" table:style-name="ce1">
            <text:p>0.03755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9"/>
          <table:table-cell office:value-type="float" table:style-name="ce1" office:value="225"/>
          <table:table-cell office:value-type="float" office:value="257.51072961373387" table:style-name="ce1">
            <text:p>257.5107296</text:p>
          </table:table-cell>
          <table:table-cell office:value-type="float" office:value="-2918.4549356223174" table:style-name="ce1">
            <text:p>-2918.454936</text:p>
          </table:table-cell>
          <table:table-cell office:value-type="float" office:value="0" table:style-name="ce1">
            <text:p>0</text:p>
          </table:table-cell>
          <table:table-cell office:value-type="float" office:value="9.7599999999999996E-3" table:style-name="ce1">
            <text:p>0.00976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9"/>
          <table:table-cell office:value-type="float" table:style-name="ce1" office:value="225"/>
          <table:table-cell office:value-type="float" office:value="145.20813165537268" table:style-name="ce1">
            <text:p>145.2081317</text:p>
          </table:table-cell>
          <table:table-cell office:value-type="float" office:value="-1548.8867376573087" table:style-name="ce1">
            <text:p>-1548.886738</text:p>
          </table:table-cell>
          <table:table-cell office:value-type="float" office:value="0" table:style-name="ce1">
            <text:p>0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0"/>
          <table:table-cell office:value-type="float" table:style-name="ce1" office:value="308"/>
          <table:table-cell office:value-type="float" office:value="4.2053758491469644" table:style-name="ce1">
            <text:p>4.205375849</text:p>
          </table:table-cell>
          <table:table-cell office:value-type="float" office:value="-47.752847073920172" table:style-name="ce1">
            <text:p>-47.75284707</text:p>
          </table:table-cell>
          <table:table-cell office:value-type="float" office:value="0" table:style-name="ce1">
            <text:p>0</text:p>
          </table:table-cell>
          <table:table-cell office:value-type="float" office:value="0.56001999999999996" table:style-name="ce1">
            <text:p>0.5600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0"/>
          <table:table-cell office:value-type="float" table:style-name="ce1" office:value="93"/>
          <table:table-cell office:value-type="float" office:value="3.8077666810661528" table:style-name="ce1">
            <text:p>3.807766681</text:p>
          </table:table-cell>
          <table:table-cell office:value-type="float" office:value="-43.142184071192858" table:style-name="ce1">
            <text:p>-43.14218407</text:p>
          </table:table-cell>
          <table:table-cell office:value-type="float" office:value="0" table:style-name="ce1">
            <text:p>0</text:p>
          </table:table-cell>
          <table:table-cell office:value-type="float" office:value="0.61990000000000001" table:style-name="ce1">
            <text:p>0.619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0"/>
          <table:table-cell office:value-type="float" table:style-name="ce1" office:value="91"/>
          <table:table-cell office:value-type="float" office:value="18.4705504663814" table:style-name="ce1">
            <text:p>18.47055047</text:p>
          </table:table-cell>
          <table:table-cell office:value-type="float" office:value="-208.89313027455154" table:style-name="ce1">
            <text:p>-208.8931303</text:p>
          </table:table-cell>
          <table:table-cell office:value-type="float" office:value="0" table:style-name="ce1">
            <text:p>0</text:p>
          </table:table-cell>
          <table:table-cell office:value-type="float" office:value="0.12570999999999999" table:style-name="ce1">
            <text:p>0.1257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0"/>
          <table:table-cell office:value-type="float" table:style-name="ce1" office:value="308"/>
          <table:table-cell office:value-type="float" office:value="4.2053758491469644" table:style-name="ce1">
            <text:p>4.205375849</text:p>
          </table:table-cell>
          <table:table-cell office:value-type="float" office:value="-47.752847073920172" table:style-name="ce1">
            <text:p>-47.75284707</text:p>
          </table:table-cell>
          <table:table-cell office:value-type="float" office:value="0" table:style-name="ce1">
            <text:p>0</text:p>
          </table:table-cell>
          <table:table-cell office:value-type="float" office:value="0.56001999999999996" table:style-name="ce1">
            <text:p>0.5600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1"/>
          <table:table-cell office:value-type="float" table:style-name="ce1" office:value="92"/>
          <table:table-cell office:value-type="float" office:value="10.695628194191372" table:style-name="ce1">
            <text:p>10.69562819</text:p>
          </table:table-cell>
          <table:table-cell office:value-type="float" office:value="-113.01284248561244" table:style-name="ce1">
            <text:p>-113.0128425</text:p>
          </table:table-cell>
          <table:table-cell office:value-type="float" office:value="0" table:style-name="ce1">
            <text:p>0</text:p>
          </table:table-cell>
          <table:table-cell office:value-type="float" office:value="0.26932" table:style-name="ce1">
            <text:p>0.2693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1"/>
          <table:table-cell office:value-type="float" table:style-name="ce1" office:value="99"/>
          <table:table-cell office:value-type="float" office:value="4.8841179584260068" table:style-name="ce1">
            <text:p>4.884117958</text:p>
          </table:table-cell>
          <table:table-cell office:value-type="float" office:value="-56.103926418542898" table:style-name="ce1">
            <text:p>-56.10392642</text:p>
          </table:table-cell>
          <table:table-cell office:value-type="float" office:value="0" table:style-name="ce1">
            <text:p>0</text:p>
          </table:table-cell>
          <table:table-cell office:value-type="float" office:value="0.46840999999999999" table:style-name="ce1">
            <text:p>0.4684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2"/>
          <table:table-cell office:value-type="float" table:style-name="ce1" office:value="303"/>
          <table:table-cell office:value-type="float" office:value="10.138936860049247" table:style-name="ce1">
            <text:p>10.13893686</text:p>
          </table:table-cell>
          <table:table-cell office:value-type="float" office:value="-105.06612592336747" table:style-name="ce1">
            <text:p>-105.0661259</text:p>
          </table:table-cell>
          <table:table-cell office:value-type="float" office:value="0" table:style-name="ce1">
            <text:p>0</text:p>
          </table:table-cell>
          <table:table-cell office:value-type="float" office:value="0.29801" table:style-name="ce1">
            <text:p>0.2980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3"/>
          <table:table-cell office:value-type="float" table:style-name="ce1" office:value="232"/>
          <table:table-cell office:value-type="float" office:value="40.228779318909268" table:style-name="ce1">
            <text:p>40.22877932</text:p>
          </table:table-cell>
          <table:table-cell office:value-type="float" office:value="-416.28041208262636" table:style-name="ce1">
            <text:p>-416.2804121</text:p>
          </table:table-cell>
          <table:table-cell office:value-type="float" office:value="0" table:style-name="ce1">
            <text:p>0</text:p>
          </table:table-cell>
          <table:table-cell office:value-type="float" office:value="7.5509999999999994E-2" table:style-name="ce1">
            <text:p>0.07551</text:p>
          </table:table-cell>
          <table:table-cell office:value-type="float" office:value="5.28" table:style-name="ce1">
            <text:p>5.28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3"/>
          <table:table-cell office:value-type="float" table:style-name="ce1" office:value="233"/>
          <table:table-cell office:value-type="float" office:value="43.339031613415834" table:style-name="ce1">
            <text:p>43.33903161</text:p>
          </table:table-cell>
          <table:table-cell office:value-type="float" office:value="-488.76796764018968" table:style-name="ce1">
            <text:p>-488.7679676</text:p>
          </table:table-cell>
          <table:table-cell office:value-type="float" office:value="0" table:style-name="ce1">
            <text:p>0</text:p>
          </table:table-cell>
          <table:table-cell office:value-type="float" office:value="5.5989999999999998E-2" table:style-name="ce1">
            <text:p>0.05599</text:p>
          </table:table-cell>
          <table:table-cell office:value-type="float" office:value="5.28" table:style-name="ce1">
            <text:p>5.28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3"/>
          <table:table-cell office:value-type="float" table:style-name="ce1" office:value="99"/>
          <table:table-cell office:value-type="float" office:value="7.7785102175346079" table:style-name="ce1">
            <text:p>7.778510218</text:p>
          </table:table-cell>
          <table:table-cell office:value-type="float" office:value="-80.817402768622287" table:style-name="ce1">
            <text:p>-80.81740277</text:p>
          </table:table-cell>
          <table:table-cell office:value-type="float" office:value="0" table:style-name="ce1">
            <text:p>0</text:p>
          </table:table-cell>
          <table:table-cell office:value-type="float" office:value="0.38323000000000002" table:style-name="ce1">
            <text:p>0.3832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4"/>
          <table:table-cell office:value-type="float" table:style-name="ce1" office:value="229"/>
          <table:table-cell office:value-type="float" office:value="0" table:style-name="ce1">
            <text:p>0</text:p>
          </table:table-cell>
          <table:table-cell office:value-type="float" office:value="-12499.999999999998" table:style-name="ce1">
            <text:p>-12500</text:p>
          </table:table-cell>
          <table:table-cell office:value-type="float" office:value="0" table:style-name="ce1">
            <text:p>0</text:p>
          </table:table-cell>
          <table:table-cell office:value-type="float" office:value="2.3600000000000001E-3" table:style-name="ce1">
            <text:p>0.00236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4"/>
          <table:table-cell office:value-type="float" table:style-name="ce1" office:value="102"/>
          <table:table-cell office:value-type="float" office:value="10.849888082661284" table:style-name="ce1">
            <text:p>10.84988808</text:p>
          </table:table-cell>
          <table:table-cell office:value-type="float" office:value="-121.42956936348315" table:style-name="ce1">
            <text:p>-121.4295694</text:p>
          </table:table-cell>
          <table:table-cell office:value-type="float" office:value="0" table:style-name="ce1">
            <text:p>0</text:p>
          </table:table-cell>
          <table:table-cell office:value-type="float" office:value="0.21485000000000001" table:style-name="ce1">
            <text:p>0.2148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4"/>
          <table:table-cell office:value-type="float" table:style-name="ce1" office:value="1"/>
          <table:table-cell office:value-type="float" office:value="9.8424766295860451" table:style-name="ce1">
            <text:p>9.84247663</text:p>
          </table:table-cell>
          <table:table-cell office:value-type="float" office:value="-104.1115305707324" table:style-name="ce1">
            <text:p>-104.1115306</text:p>
          </table:table-cell>
          <table:table-cell office:value-type="float" office:value="0" table:style-name="ce1">
            <text:p>0</text:p>
          </table:table-cell>
          <table:table-cell office:value-type="float" office:value="0.28795999999999999" table:style-name="ce1">
            <text:p>0.2879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4"/>
          <table:table-cell office:value-type="float" table:style-name="ce1" office:value="1"/>
          <table:table-cell office:value-type="float" office:value="9.8424766295860451" table:style-name="ce1">
            <text:p>9.84247663</text:p>
          </table:table-cell>
          <table:table-cell office:value-type="float" office:value="-104.1115305707324" table:style-name="ce1">
            <text:p>-104.1115306</text:p>
          </table:table-cell>
          <table:table-cell office:value-type="float" office:value="0" table:style-name="ce1">
            <text:p>0</text:p>
          </table:table-cell>
          <table:table-cell office:value-type="float" office:value="0.28795999999999999" table:style-name="ce1">
            <text:p>0.2879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4"/>
          <table:table-cell office:value-type="float" table:style-name="ce1" office:value="228"/>
          <table:table-cell office:value-type="float" office:value="0" table:style-name="ce1">
            <text:p>0</text:p>
          </table:table-cell>
          <table:table-cell office:value-type="float" office:value="-11111.111111111109" table:style-name="ce1">
            <text:p>-11111.11111</text:p>
          </table:table-cell>
          <table:table-cell office:value-type="float" office:value="0" table:style-name="ce1">
            <text:p>0</text:p>
          </table:table-cell>
          <table:table-cell office:value-type="float" office:value="2.47E-3" table:style-name="ce1">
            <text:p>0.00247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6"/>
          <table:table-cell office:value-type="float" table:style-name="ce1" office:value="97"/>
          <table:table-cell office:value-type="float" office:value="10.4708533326632" table:style-name="ce1">
            <text:p>10.47085333</text:p>
          </table:table-cell>
          <table:table-cell office:value-type="float" office:value="-117.69239145913436" table:style-name="ce1">
            <text:p>-117.6923915</text:p>
          </table:table-cell>
          <table:table-cell office:value-type="float" office:value="0" table:style-name="ce1">
            <text:p>0</text:p>
          </table:table-cell>
          <table:table-cell office:value-type="float" office:value="0.22417999999999999" table:style-name="ce1">
            <text:p>0.2241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6"/>
          <table:table-cell office:value-type="float" table:style-name="ce1" office:value="3"/>
          <table:table-cell office:value-type="float" office:value="15.817779183802596" table:style-name="ce1">
            <text:p>15.81777918</text:p>
          </table:table-cell>
          <table:table-cell office:value-type="float" office:value="-177.15912685858908" table:style-name="ce1">
            <text:p>-177.1591269</text:p>
          </table:table-cell>
          <table:table-cell office:value-type="float" office:value="0" table:style-name="ce1">
            <text:p>0</text:p>
          </table:table-cell>
          <table:table-cell office:value-type="float" office:value="0.14990000000000001" table:style-name="ce1">
            <text:p>0.149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6"/>
          <table:table-cell office:value-type="float" table:style-name="ce1" office:value="309"/>
          <table:table-cell office:value-type="float" office:value="4.2166735433206526" table:style-name="ce1">
            <text:p>4.216673543</text:p>
          </table:table-cell>
          <table:table-cell office:value-type="float" office:value="-47.426242218423681" table:style-name="ce1">
            <text:p>-47.42624222</text:p>
          </table:table-cell>
          <table:table-cell office:value-type="float" office:value="0" table:style-name="ce1">
            <text:p>0</text:p>
          </table:table-cell>
          <table:table-cell office:value-type="float" office:value="0.55633999999999995" table:style-name="ce1">
            <text:p>0.55634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6"/>
          <table:table-cell office:value-type="float" table:style-name="ce1" office:value="307"/>
          <table:table-cell office:value-type="float" office:value="4.8289585832368775" table:style-name="ce1">
            <text:p>4.828958583</text:p>
          </table:table-cell>
          <table:table-cell office:value-type="float" office:value="-54.214688388487644" table:style-name="ce1">
            <text:p>-54.21468839</text:p>
          </table:table-cell>
          <table:table-cell office:value-type="float" office:value="0" table:style-name="ce1">
            <text:p>0</text:p>
          </table:table-cell>
          <table:table-cell office:value-type="float" office:value="0.48673" table:style-name="ce1">
            <text:p>0.4867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7"/>
          <table:table-cell office:value-type="float" table:style-name="ce1" office:value="234"/>
          <table:table-cell office:value-type="float" office:value="0" table:style-name="ce1">
            <text:p>0</text:p>
          </table:table-cell>
          <table:table-cell office:value-type="float" office:value="-33333.333333333336" table:style-name="ce1">
            <text:p>-33333.33333</text:p>
          </table:table-cell>
          <table:table-cell office:value-type="float" office:value="0" table:style-name="ce1">
            <text:p>0</text:p>
          </table:table-cell>
          <table:table-cell office:value-type="float" office:value="8.4999999999999995E-4" table:style-name="ce1">
            <text:p>0.00085</text:p>
          </table:table-cell>
          <table:table-cell office:value-type="float" office:value="5.05" table:style-name="ce1">
            <text:p>5.0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7"/>
          <table:table-cell office:value-type="float" table:style-name="ce1" office:value="304"/>
          <table:table-cell office:value-type="float" office:value="3.7269794986099778" table:style-name="ce1">
            <text:p>3.726979499</text:p>
          </table:table-cell>
          <table:table-cell office:value-type="float" office:value="-41.862281572064681" table:style-name="ce1">
            <text:p>-41.86228157</text:p>
          </table:table-cell>
          <table:table-cell office:value-type="float" office:value="0" table:style-name="ce1">
            <text:p>0</text:p>
          </table:table-cell>
          <table:table-cell office:value-type="float" office:value="0.63032999999999995" table:style-name="ce1">
            <text:p>0.6303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7"/>
          <table:table-cell office:value-type="float" table:style-name="ce1" office:value="235"/>
          <table:table-cell office:value-type="float" office:value="0" table:style-name="ce1">
            <text:p>0</text:p>
          </table:table-cell>
          <table:table-cell office:value-type="float" office:value="-24999.999999999996" table:style-name="ce1">
            <text:p>-25000</text:p>
          </table:table-cell>
          <table:table-cell office:value-type="float" office:value="0" table:style-name="ce1">
            <text:p>0</text:p>
          </table:table-cell>
          <table:table-cell office:value-type="float" office:value="1.1199999999999999E-3" table:style-name="ce1">
            <text:p>0.00112</text:p>
          </table:table-cell>
          <table:table-cell office:value-type="float" office:value="5.05" table:style-name="ce1">
            <text:p>5.0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8"/>
          <table:table-cell office:value-type="float" table:style-name="ce1" office:value="231"/>
          <table:table-cell office:value-type="float" office:value="0" table:style-name="ce1">
            <text:p>0</text:p>
          </table:table-cell>
          <table:table-cell office:value-type="float" office:value="-20000" table:style-name="ce1">
            <text:p>-20000</text:p>
          </table:table-cell>
          <table:table-cell office:value-type="float" office:value="0" table:style-name="ce1">
            <text:p>0</text:p>
          </table:table-cell>
          <table:table-cell office:value-type="float" office:value="1.47E-3" table:style-name="ce1">
            <text:p>0.00147</text:p>
          </table:table-cell>
          <table:table-cell office:value-type="float" office:value="4.38" table:style-name="ce1">
            <text:p>4.38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8"/>
          <table:table-cell office:value-type="float" table:style-name="ce1" office:value="230"/>
          <table:table-cell office:value-type="float" office:value="2702.7027027027029" table:style-name="ce1">
            <text:p>2702.702703</text:p>
          </table:table-cell>
          <table:table-cell office:value-type="float" office:value="-16216.216216216217" table:style-name="ce1">
            <text:p>-16216.21622</text:p>
          </table:table-cell>
          <table:table-cell office:value-type="float" office:value="0" table:style-name="ce1">
            <text:p>0</text:p>
          </table:table-cell>
          <table:table-cell office:value-type="float" office:value="1.89E-3" table:style-name="ce1">
            <text:p>0.00189</text:p>
          </table:table-cell>
          <table:table-cell office:value-type="float" office:value="4.38" table:style-name="ce1">
            <text:p>4.38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9"/>
          <table:table-cell office:value-type="float" table:style-name="ce1" office:value="101"/>
          <table:table-cell office:value-type="float" office:value="8.635722208646726" table:style-name="ce1">
            <text:p>8.635722209</text:p>
          </table:table-cell>
          <table:table-cell office:value-type="float" office:value="-79.512612632206512" table:style-name="ce1">
            <text:p>-79.51261263</text:p>
          </table:table-cell>
          <table:table-cell office:value-type="float" office:value="0" table:style-name="ce1">
            <text:p>0</text:p>
          </table:table-cell>
          <table:table-cell office:value-type="float" office:value="0.34410000000000002" table:style-name="ce1">
            <text:p>0.344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9"/>
          <table:table-cell office:value-type="float" table:style-name="ce1" office:value="101"/>
          <table:table-cell office:value-type="float" office:value="8.635722208646726" table:style-name="ce1">
            <text:p>8.635722209</text:p>
          </table:table-cell>
          <table:table-cell office:value-type="float" office:value="-79.512612632206512" table:style-name="ce1">
            <text:p>-79.51261263</text:p>
          </table:table-cell>
          <table:table-cell office:value-type="float" office:value="0" table:style-name="ce1">
            <text:p>0</text:p>
          </table:table-cell>
          <table:table-cell office:value-type="float" office:value="0.34410000000000002" table:style-name="ce1">
            <text:p>0.344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0"/>
          <table:table-cell office:value-type="float" table:style-name="ce1" office:value="105"/>
          <table:table-cell office:value-type="float" office:value="6.0426217139161569" table:style-name="ce1">
            <text:p>6.042621714</text:p>
          </table:table-cell>
          <table:table-cell office:value-type="float" office:value="-63.610842096495766" table:style-name="ce1">
            <text:p>-63.6108421</text:p>
          </table:table-cell>
          <table:table-cell office:value-type="float" office:value="0" table:style-name="ce1">
            <text:p>0</text:p>
          </table:table-cell>
          <table:table-cell office:value-type="float" office:value="0.48415999999999998" table:style-name="ce1">
            <text:p>0.48416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2"/>
          <table:table-cell office:value-type="float" table:style-name="ce1" office:value="303"/>
          <table:table-cell office:value-type="float" office:value="12.729453002490546" table:style-name="ce1">
            <text:p>12.729453</text:p>
          </table:table-cell>
          <table:table-cell office:value-type="float" office:value="-135.22737754819667" table:style-name="ce1">
            <text:p>-135.2273775</text:p>
          </table:table-cell>
          <table:table-cell office:value-type="float" office:value="0" table:style-name="ce1">
            <text:p>0</text:p>
          </table:table-cell>
          <table:table-cell office:value-type="float" office:value="0.2205" table:style-name="ce1">
            <text:p>0.2205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3"/>
          <table:table-cell office:value-type="float" table:style-name="ce1" office:value="223"/>
          <table:table-cell office:value-type="float" office:value="317.96502384737681" table:style-name="ce1">
            <text:p>317.9650238</text:p>
          </table:table-cell>
          <table:table-cell office:value-type="float" office:value="-3974.56279809221" table:style-name="ce1">
            <text:p>-3974.562798</text:p>
          </table:table-cell>
          <table:table-cell office:value-type="float" office:value="0" table:style-name="ce1">
            <text:p>0</text:p>
          </table:table-cell>
          <table:table-cell office:value-type="float" office:value="7.2899999999999996E-3" table:style-name="ce1">
            <text:p>0.0072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3"/>
          <table:table-cell office:value-type="float" table:style-name="ce1" office:value="224"/>
          <table:table-cell office:value-type="float" office:value="769.23076923076917" table:style-name="ce1">
            <text:p>769.2307692</text:p>
          </table:table-cell>
          <table:table-cell office:value-type="float" office:value="-6153.8461538461534" table:style-name="ce1">
            <text:p>-6153.846154</text:p>
          </table:table-cell>
          <table:table-cell office:value-type="float" office:value="0" table:style-name="ce1">
            <text:p>0</text:p>
          </table:table-cell>
          <table:table-cell office:value-type="float" office:value="4.8999999999999998E-3" table:style-name="ce1">
            <text:p>0.004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3"/>
          <table:table-cell office:value-type="float" table:style-name="ce1" office:value="4"/>
          <table:table-cell office:value-type="float" office:value="6.4974699245899705" table:style-name="ce1">
            <text:p>6.497469925</text:p>
          </table:table-cell>
          <table:table-cell office:value-type="float" office:value="-62.415089881667292" table:style-name="ce1">
            <text:p>-62.41508988</text:p>
          </table:table-cell>
          <table:table-cell office:value-type="float" office:value="0" table:style-name="ce1">
            <text:p>0</text:p>
          </table:table-cell>
          <table:table-cell office:value-type="float" office:value="0.47305999999999998" table:style-name="ce1">
            <text:p>0.47306</text:p>
          </table:table-cell>
          <table:table-cell office:value-type="float" office:value="12.8" table:style-name="ce1">
            <text:p>12.8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3"/>
          <table:table-cell office:value-type="float" table:style-name="ce1" office:value="304"/>
          <table:table-cell office:value-type="float" office:value="5.728137608128975" table:style-name="ce1">
            <text:p>5.728137608</text:p>
          </table:table-cell>
          <table:table-cell office:value-type="float" office:value="-64.171744508459383" table:style-name="ce1">
            <text:p>-64.17174451</text:p>
          </table:table-cell>
          <table:table-cell office:value-type="float" office:value="0" table:style-name="ce1">
            <text:p>0</text:p>
          </table:table-cell>
          <table:table-cell office:value-type="float" office:value="0.41109000000000001" table:style-name="ce1">
            <text:p>0.4110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4"/>
          <table:table-cell office:value-type="float" table:style-name="ce1" office:value="221"/>
          <table:table-cell office:value-type="float" office:value="16.134236850596963" table:style-name="ce1">
            <text:p>16.13423685</text:p>
          </table:table-cell>
          <table:table-cell office:value-type="float" office:value="-172.09852640636763" table:style-name="ce1">
            <text:p>-172.0985264</text:p>
          </table:table-cell>
          <table:table-cell office:value-type="float" office:value="0" table:style-name="ce1">
            <text:p>0</text:p>
          </table:table-cell>
          <table:table-cell office:value-type="float" office:value="0.17268" table:style-name="ce1">
            <text:p>0.1726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4"/>
          <table:table-cell office:value-type="float" table:style-name="ce1" office:value="2"/>
          <table:table-cell office:value-type="float" office:value="85.758039816232753" table:style-name="ce1">
            <text:p>85.75803982</text:p>
          </table:table-cell>
          <table:table-cell office:value-type="float" office:value="-777.9479326186829" table:style-name="ce1">
            <text:p>-777.9479326</text:p>
          </table:table-cell>
          <table:table-cell office:value-type="float" office:value="0" table:style-name="ce1">
            <text:p>0</text:p>
          </table:table-cell>
          <table:table-cell office:value-type="float" office:value="3.4799999999999998E-2" table:style-name="ce1">
            <text:p>0.0348</text:p>
          </table:table-cell>
          <table:table-cell office:value-type="float" office:value="14.69" table:style-name="ce1">
            <text:p>14.6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4"/>
          <table:table-cell office:value-type="float" table:style-name="ce1" office:value="308"/>
          <table:table-cell office:value-type="float" office:value="2.953142831981415" table:style-name="ce1">
            <text:p>2.953142832</text:p>
          </table:table-cell>
          <table:table-cell office:value-type="float" office:value="-32.399893221129432" table:style-name="ce1">
            <text:p>-32.39989322</text:p>
          </table:table-cell>
          <table:table-cell office:value-type="float" office:value="0" table:style-name="ce1">
            <text:p>0</text:p>
          </table:table-cell>
          <table:table-cell office:value-type="float" office:value="0.86180999999999996" table:style-name="ce1">
            <text:p>0.8618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4"/>
          <table:table-cell office:value-type="float" table:style-name="ce1" office:value="301"/>
          <table:table-cell office:value-type="float" office:value="10.302066772655008" table:style-name="ce1">
            <text:p>10.30206677</text:p>
          </table:table-cell>
          <table:table-cell office:value-type="float" office:value="-112.30524642289349" table:style-name="ce1">
            <text:p>-112.3052464</text:p>
          </table:table-cell>
          <table:table-cell office:value-type="float" office:value="0" table:style-name="ce1">
            <text:p>0</text:p>
          </table:table-cell>
          <table:table-cell office:value-type="float" office:value="0.24845" table:style-name="ce1">
            <text:p>0.2484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5"/>
          <table:table-cell office:value-type="float" table:style-name="ce1" office:value="7"/>
          <table:table-cell office:value-type="float" office:value="9.4624164646046491" table:style-name="ce1">
            <text:p>9.462416465</text:p>
          </table:table-cell>
          <table:table-cell office:value-type="float" office:value="-85.457448695960736" table:style-name="ce1">
            <text:p>-85.4574487</text:p>
          </table:table-cell>
          <table:table-cell office:value-type="float" office:value="0" table:style-name="ce1">
            <text:p>0</text:p>
          </table:table-cell>
          <table:table-cell office:value-type="float" office:value="0.34478999999999999" table:style-name="ce1">
            <text:p>0.3447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5"/>
          <table:table-cell office:value-type="float" table:style-name="ce1" office:value="305"/>
          <table:table-cell office:value-type="float" office:value="7.620448529812732" table:style-name="ce1">
            <text:p>7.62044853</text:p>
          </table:table-cell>
          <table:table-cell office:value-type="float" office:value="-83.265634853274904" table:style-name="ce1">
            <text:p>-83.26563485</text:p>
          </table:table-cell>
          <table:table-cell office:value-type="float" office:value="0" table:style-name="ce1">
            <text:p>0</text:p>
          </table:table-cell>
          <table:table-cell office:value-type="float" office:value="0.31609999999999999" table:style-name="ce1">
            <text:p>0.3161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13"/>
          <table:table-cell office:value-type="float" table:style-name="ce1" office:value="260"/>
          <table:table-cell office:value-type="float" office:value="2.5118504355160431" table:style-name="ce1">
            <text:p>2.511850436</text:p>
          </table:table-cell>
          <table:table-cell office:value-type="float" office:value="-6.7266241034847729" table:style-name="ce1">
            <text:p>-6.726624103</text:p>
          </table:table-cell>
          <table:table-cell office:value-type="float" office:value="0" table:style-name="ce1">
            <text:p>0</text:p>
          </table:table-cell>
          <table:table-cell office:value-type="float" office:value="6.5799999999999999E-3" table:style-name="ce1">
            <text:p>0.00658</text:p>
          </table:table-cell>
          <table:table-cell office:value-type="float" office:value="0.68400000000000005" table:style-name="ce1">
            <text:p>0.68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14"/>
          <table:table-cell office:value-type="float" table:style-name="ce1" office:value="270"/>
          <table:table-cell office:value-type="float" office:value="34.867156135125171" table:style-name="ce1">
            <text:p>34.86715614</text:p>
          </table:table-cell>
          <table:table-cell office:value-type="float" office:value="-153.91358922505256" table:style-name="ce1">
            <text:p>-153.9135892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8"/>
          <table:table-cell office:value-type="float" table:style-name="ce1" office:value="271"/>
          <table:table-cell office:value-type="float" office:value="12.064528605801627" table:style-name="ce1">
            <text:p>12.06452861</text:p>
          </table:table-cell>
          <table:table-cell office:value-type="float" office:value="-40.518942739781167" table:style-name="ce1">
            <text:p>-40.51894274</text:p>
          </table:table-cell>
          <table:table-cell office:value-type="float" office:value="0" table:style-name="ce1">
            <text:p>0</text:p>
          </table:table-cell>
          <table:table-cell office:value-type="float" office:value="1.24E-3" table:style-name="ce1">
            <text:p>0.00124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8"/>
          <table:table-cell office:value-type="float" table:style-name="ce1" office:value="271"/>
          <table:table-cell office:value-type="float" office:value="10.65077786227457" table:style-name="ce1">
            <text:p>10.65077786</text:p>
          </table:table-cell>
          <table:table-cell office:value-type="float" office:value="-35.786055984893743" table:style-name="ce1">
            <text:p>-35.78605598</text:p>
          </table:table-cell>
          <table:table-cell office:value-type="float" office:value="0" table:style-name="ce1">
            <text:p>0</text:p>
          </table:table-cell>
          <table:table-cell office:value-type="float" office:value="1.41E-3" table:style-name="ce1">
            <text:p>0.00141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0"/>
          <table:table-cell office:value-type="float" table:style-name="ce1" office:value="274"/>
          <table:table-cell office:value-type="float" office:value="405.40540540540536" table:style-name="ce1">
            <text:p>405.4054054</text:p>
          </table:table-cell>
          <table:table-cell office:value-type="float" office:value="-2567.567567567567" table:style-name="ce1">
            <text:p>-2567.567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8199999999999998" table:style-name="ce1">
            <text:p>0.9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43"/>
          <table:table-cell office:value-type="float" table:style-name="ce1" office:value="277"/>
          <table:table-cell office:value-type="float" office:value="211.71489061397318" table:style-name="ce1">
            <text:p>211.7148906</text:p>
          </table:table-cell>
          <table:table-cell office:value-type="float" office:value="-705.71630204657731" table:style-name="ce1">
            <text:p>-705.716302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46"/>
          <table:table-cell office:value-type="float" table:style-name="ce1" office:value="170"/>
          <table:table-cell office:value-type="float" office:value="3.8777095356758893" table:style-name="ce1">
            <text:p>3.877709536</text:p>
          </table:table-cell>
          <table:table-cell office:value-type="float" office:value="-13.030434807681132" table:style-name="ce1">
            <text:p>-13.03043481</text:p>
          </table:table-cell>
          <table:table-cell office:value-type="float" office:value="0" table:style-name="ce1">
            <text:p>0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46"/>
          <table:table-cell office:value-type="float" table:style-name="ce1" office:value="285"/>
          <table:table-cell office:value-type="float" office:value="2.7599990020680196" table:style-name="ce1">
            <text:p>2.759999002</text:p>
          </table:table-cell>
          <table:table-cell office:value-type="float" office:value="-7.3911204669724109" table:style-name="ce1">
            <text:p>-7.391120467</text:p>
          </table:table-cell>
          <table:table-cell office:value-type="float" office:value="0" table:style-name="ce1">
            <text:p>0</text:p>
          </table:table-cell>
          <table:table-cell office:value-type="float" office:value="1.5E-3" table:style-name="ce1">
            <text:p>0.0015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63"/>
          <table:table-cell office:value-type="float" table:style-name="ce1" office:value="291"/>
          <table:table-cell office:value-type="float" office:value="0.86742235623393227" table:style-name="ce1">
            <text:p>0.867422356</text:p>
          </table:table-cell>
          <table:table-cell office:value-type="float" office:value="-2.9143061277818991" table:style-name="ce1">
            <text:p>-2.914306128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63"/>
          <table:table-cell office:value-type="float" table:style-name="ce1" office:value="263"/>
          <table:table-cell office:value-type="float" office:value="2.2962799131521541" table:style-name="ce1">
            <text:p>2.296279913</text:p>
          </table:table-cell>
          <table:table-cell office:value-type="float" office:value="-7.7149562432005352" table:style-name="ce1">
            <text:p>-7.714956243</text:p>
          </table:table-cell>
          <table:table-cell office:value-type="float" office:value="0" table:style-name="ce1">
            <text:p>0</text:p>
          </table:table-cell>
          <table:table-cell office:value-type="float" office:value="1.6299999999999999E-3" table:style-name="ce1">
            <text:p>0.00163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63"/>
          <table:table-cell office:value-type="float" table:style-name="ce1" office:value="289"/>
          <table:table-cell office:value-type="float" office:value="0.74352498293694402" table:style-name="ce1">
            <text:p>0.743524983</text:p>
          </table:table-cell>
          <table:table-cell office:value-type="float" office:value="-2.497841853703211" table:style-name="ce1">
            <text:p>-2.497841854</text:p>
          </table:table-cell>
          <table:table-cell office:value-type="float" office:value="0" table:style-name="ce1">
            <text:p>0</text:p>
          </table:table-cell>
          <table:table-cell office:value-type="float" office:value="5.0400000000000002E-3" table:style-name="ce1">
            <text:p>0.00504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65"/>
          <table:table-cell office:value-type="float" table:style-name="ce1" office:value="288"/>
          <table:table-cell office:value-type="float" office:value="17.475425183335936" table:style-name="ce1">
            <text:p>17.47542518</text:p>
          </table:table-cell>
          <table:table-cell office:value-type="float" office:value="-46.809174598221254" table:style-name="ce1">
            <text:p>-46.8091746</text:p>
          </table:table-cell>
          <table:table-cell office:value-type="float" office:value="0" table:style-name="ce1">
            <text:p>0</text:p>
          </table:table-cell>
          <table:table-cell office:value-type="float" office:value="2.4000000000000001E-4" table:style-name="ce1">
            <text:p>0.00024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0"/>
          <table:table-cell office:value-type="float" table:style-name="ce1" office:value="295"/>
          <table:table-cell office:value-type="float" office:value="2.504944587195884" table:style-name="ce1">
            <text:p>2.504944587</text:p>
          </table:table-cell>
          <table:table-cell office:value-type="float" office:value="-8.4143015564361434" table:style-name="ce1">
            <text:p>-8.414301556</text:p>
          </table:table-cell>
          <table:table-cell office:value-type="float" office:value="0" table:style-name="ce1">
            <text:p>0</text:p>
          </table:table-cell>
          <table:table-cell office:value-type="float" office:value="1.5E-3" table:style-name="ce1">
            <text:p>0.0015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1"/>
          <table:table-cell office:value-type="float" table:style-name="ce1" office:value="172"/>
          <table:table-cell office:value-type="float" office:value="10.315155134504193" table:style-name="ce1">
            <text:p>10.31515513</text:p>
          </table:table-cell>
          <table:table-cell office:value-type="float" office:value="-69.491571432449305" table:style-name="ce1">
            <text:p>-69.49157143</text:p>
          </table:table-cell>
          <table:table-cell office:value-type="float" office:value="0" table:style-name="ce1">
            <text:p>0</text:p>
          </table:table-cell>
          <table:table-cell office:value-type="float" office:value="5.2199999999999998E-3" table:style-name="ce1">
            <text:p>0.00522</text:p>
          </table:table-cell>
          <table:table-cell office:value-type="float" office:value="2.74" table:style-name="ce1">
            <text:p>2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3"/>
          <table:table-cell office:value-type="float" table:style-name="ce1" office:value="174"/>
          <table:table-cell office:value-type="float" office:value="13.724310996699494" table:style-name="ce1">
            <text:p>13.724311</text:p>
          </table:table-cell>
          <table:table-cell office:value-type="float" office:value="-46.843742047762504" table:style-name="ce1">
            <text:p>-46.84374205</text:p>
          </table:table-cell>
          <table:table-cell office:value-type="float" office:value="0" table:style-name="ce1">
            <text:p>0</text:p>
          </table:table-cell>
          <table:table-cell office:value-type="float" office:value="6.3200000000000001E-3" table:style-name="ce1">
            <text:p>0.00632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8"/>
          <table:table-cell office:value-type="float" table:style-name="ce1" office:value="240"/>
          <table:table-cell office:value-type="float" office:value="20.291398558255082" table:style-name="ce1">
            <text:p>20.29139856</text:p>
          </table:table-cell>
          <table:table-cell office:value-type="float" office:value="-106.38322827940671" table:style-name="ce1">
            <text:p>-106.3832283</text:p>
          </table:table-cell>
          <table:table-cell office:value-type="float" office:value="0" table:style-name="ce1">
            <text:p>0</text:p>
          </table:table-cell>
          <table:table-cell office:value-type="float" office:value="3.0999999999999999E-3" table:style-name="ce1">
            <text:p>0.0031</text:p>
          </table:table-cell>
          <table:table-cell office:value-type="float" office:value="1.36" table:style-name="ce1">
            <text:p>1.3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82"/>
          <table:table-cell office:value-type="float" table:style-name="ce1" office:value="238"/>
          <table:table-cell office:value-type="float" office:value="17.376110743745805" table:style-name="ce1">
            <text:p>17.37611074</text:p>
          </table:table-cell>
          <table:table-cell office:value-type="float" office:value="-58.403038888701175" table:style-name="ce1">
            <text:p>-58.40303889</text:p>
          </table:table-cell>
          <table:table-cell office:value-type="float" office:value="0" table:style-name="ce1">
            <text:p>0</text:p>
          </table:table-cell>
          <table:table-cell office:value-type="float" office:value="5.2500000000000003E-3" table:style-name="ce1">
            <text:p>0.00525</text:p>
          </table:table-cell>
          <table:table-cell office:value-type="float" office:value="1.71" table:style-name="ce1">
            <text:p>1.7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3"/>
          <table:table-cell office:value-type="float" table:style-name="ce1" office:value="238"/>
          <table:table-cell office:value-type="float" office:value="21.286317689933014" table:style-name="ce1">
            <text:p>21.28631769</text:p>
          </table:table-cell>
          <table:table-cell office:value-type="float" office:value="-71.548774643649196" table:style-name="ce1">
            <text:p>-71.54877464</text:p>
          </table:table-cell>
          <table:table-cell office:value-type="float" office:value="0" table:style-name="ce1">
            <text:p>0</text:p>
          </table:table-cell>
          <table:table-cell office:value-type="float" office:value="4.28E-3" table:style-name="ce1">
            <text:p>0.00428</text:p>
          </table:table-cell>
          <table:table-cell office:value-type="float" office:value="1.71" table:style-name="ce1">
            <text:p>1.7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87"/>
          <table:table-cell office:value-type="float" table:style-name="ce1" office:value="247"/>
          <table:table-cell office:value-type="float" office:value="113.27834613614642" table:style-name="ce1">
            <text:p>113.2783461</text:p>
          </table:table-cell>
          <table:table-cell office:value-type="float" office:value="-584.091472264505" table:style-name="ce1">
            <text:p>-584.0914723</text:p>
          </table:table-cell>
          <table:table-cell office:value-type="float" office:value="0" table:style-name="ce1">
            <text:p>0</text:p>
          </table:table-cell>
          <table:table-cell office:value-type="float" office:value="2.5999999999999999E-3" table:style-name="ce1">
            <text:p>0.002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90"/>
          <table:table-cell office:value-type="float" table:style-name="ce1" office:value="216"/>
          <table:table-cell office:value-type="float" office:value="15.322877884945894" table:style-name="ce1">
            <text:p>15.32287788</text:p>
          </table:table-cell>
          <table:table-cell office:value-type="float" office:value="-202.92459901685103" table:style-name="ce1">
            <text:p>-202.924599</text:p>
          </table:table-cell>
          <table:table-cell office:value-type="float" office:value="0" table:style-name="ce1">
            <text:p>0</text:p>
          </table:table-cell>
          <table:table-cell office:value-type="float" office:value="1.932E-2" table:style-name="ce1">
            <text:p>0.0193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92"/>
          <table:table-cell office:value-type="float" table:style-name="ce1" office:value="249"/>
          <table:table-cell office:value-type="float" office:value="13.59119607622169" table:style-name="ce1">
            <text:p>13.59119608</text:p>
          </table:table-cell>
          <table:table-cell office:value-type="float" office:value="-74.015388631757304" table:style-name="ce1">
            <text:p>-74.01538863</text:p>
          </table:table-cell>
          <table:table-cell office:value-type="float" office:value="0" table:style-name="ce1">
            <text:p>0</text:p>
          </table:table-cell>
          <table:table-cell office:value-type="float" office:value="2.0070000000000001E-2" table:style-name="ce1">
            <text:p>0.02007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04"/>
          <table:table-cell office:value-type="float" table:style-name="ce1" office:value="206"/>
          <table:table-cell office:value-type="float" office:value="61.786726757287212" table:style-name="ce1">
            <text:p>61.78672676</text:p>
          </table:table-cell>
          <table:table-cell office:value-type="float" office:value="-599.69470087955233" table:style-name="ce1">
            <text:p>-599.6947009</text:p>
          </table:table-cell>
          <table:table-cell office:value-type="float" office:value="0" table:style-name="ce1">
            <text:p>0</text:p>
          </table:table-cell>
          <table:table-cell office:value-type="float" office:value="4.9199999999999999E-3" table:style-name="ce1">
            <text:p>0.00492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05"/>
          <table:table-cell office:value-type="float" table:style-name="ce1" office:value="207"/>
          <table:table-cell office:value-type="float" office:value="58.927519151443732" table:style-name="ce1">
            <text:p>58.92751915</text:p>
          </table:table-cell>
          <table:table-cell office:value-type="float" office:value="-604.00707130229819" table:style-name="ce1">
            <text:p>-604.0070713</text:p>
          </table:table-cell>
          <table:table-cell office:value-type="float" office:value="0" table:style-name="ce1">
            <text:p>0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08"/>
          <table:table-cell office:value-type="float" table:style-name="ce1" office:value="254"/>
          <table:table-cell office:value-type="float" office:value="17.080841669095662" table:style-name="ce1">
            <text:p>17.08084167</text:p>
          </table:table-cell>
          <table:table-cell office:value-type="float" office:value="-90.587946364457579" table:style-name="ce1">
            <text:p>-90.58794636</text:p>
          </table:table-cell>
          <table:table-cell office:value-type="float" office:value="0" table:style-name="ce1">
            <text:p>0</text:p>
          </table:table-cell>
          <table:table-cell office:value-type="float" office:value="1.6639999999999999E-2" table:style-name="ce1">
            <text:p>0.01664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08"/>
          <table:table-cell office:value-type="float" table:style-name="ce1" office:value="300"/>
          <table:table-cell office:value-type="float" office:value="34.003311922581268" table:style-name="ce1">
            <text:p>34.00331192</text:p>
          </table:table-cell>
          <table:table-cell office:value-type="float" office:value="-181.23765254735812" table:style-name="ce1">
            <text:p>-181.2376525</text:p>
          </table:table-cell>
          <table:table-cell office:value-type="float" office:value="0" table:style-name="ce1">
            <text:p>0</text:p>
          </table:table-cell>
          <table:table-cell office:value-type="float" office:value="8.3199999999999993E-3" table:style-name="ce1">
            <text:p>0.0083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08"/>
          <table:table-cell office:value-type="float" table:style-name="ce1" office:value="257"/>
          <table:table-cell office:value-type="float" office:value="2702.7027027027029" table:style-name="ce1">
            <text:p>2702.702703</text:p>
          </table:table-cell>
          <table:table-cell office:value-type="float" office:value="-16216.216216216217" table:style-name="ce1">
            <text:p>-16216.21622</text:p>
          </table:table-cell>
          <table:table-cell office:value-type="float" office:value="0" table:style-name="ce1">
            <text:p>0</text:p>
          </table:table-cell>
          <table:table-cell office:value-type="float" office:value="1E-4" table:style-name="ce1">
            <text:p>0.0001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16"/>
          <table:table-cell office:value-type="float" table:style-name="ce1" office:value="217"/>
          <table:table-cell office:value-type="float" office:value="161.46393972012919" table:style-name="ce1">
            <text:p>161.4639397</text:p>
          </table:table-cell>
          <table:table-cell office:value-type="float" office:value="-2314.3164693218514" table:style-name="ce1">
            <text:p>-2314.316469</text:p>
          </table:table-cell>
          <table:table-cell office:value-type="float" office:value="0" table:style-name="ce1">
            <text:p>0</text:p>
          </table:table-cell>
          <table:table-cell office:value-type="float" office:value="1.7099999999999999E-3" table:style-name="ce1">
            <text:p>0.00171</text:p>
          </table:table-cell>
          <table:table-cell office:value-type="float" office:value="12.04" table:style-name="ce1">
            <text:p>12.0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19"/>
          <table:table-cell office:value-type="float" table:style-name="ce1" office:value="256"/>
          <table:table-cell office:value-type="float" office:value="2000.0000000000005" table:style-name="ce1">
            <text:p>2000</text:p>
          </table:table-cell>
          <table:table-cell office:value-type="float" office:value="-14000" table:style-name="ce1">
            <text:p>-14000</text:p>
          </table:table-cell>
          <table:table-cell office:value-type="float" office:value="0" table:style-name="ce1">
            <text:p>0</text:p>
          </table:table-cell>
          <table:table-cell office:value-type="float" office:value="1.1E-4" table:style-name="ce1">
            <text:p>0.00011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19"/>
          <table:table-cell office:value-type="float" table:style-name="ce1" office:value="253"/>
          <table:table-cell office:value-type="float" office:value="15.924279293659636" table:style-name="ce1">
            <text:p>15.92427929</text:p>
          </table:table-cell>
          <table:table-cell office:value-type="float" office:value="-85.611958678770137" table:style-name="ce1">
            <text:p>-85.61195868</text:p>
          </table:table-cell>
          <table:table-cell office:value-type="float" office:value="0" table:style-name="ce1">
            <text:p>0</text:p>
          </table:table-cell>
          <table:table-cell office:value-type="float" office:value="1.7670000000000002E-2" table:style-name="ce1">
            <text:p>0.01767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20"/>
          <table:table-cell office:value-type="float" table:style-name="ce1" office:value="255"/>
          <table:table-cell office:value-type="float" office:value="60.172841299318378" table:style-name="ce1">
            <text:p>60.1728413</text:p>
          </table:table-cell>
          <table:table-cell office:value-type="float" office:value="-316.42614821193285" table:style-name="ce1">
            <text:p>-316.4261482</text:p>
          </table:table-cell>
          <table:table-cell office:value-type="float" office:value="0" table:style-name="ce1">
            <text:p>0</text:p>
          </table:table-cell>
          <table:table-cell office:value-type="float" office:value="4.81E-3" table:style-name="ce1">
            <text:p>0.00481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27"/>
          <table:table-cell office:value-type="float" table:style-name="ce1" office:value="302"/>
          <table:table-cell office:value-type="float" office:value="14.957699625459199" table:style-name="ce1">
            <text:p>14.95769963</text:p>
          </table:table-cell>
          <table:table-cell office:value-type="float" office:value="-172.31269968528997" table:style-name="ce1">
            <text:p>-172.3126997</text:p>
          </table:table-cell>
          <table:table-cell office:value-type="float" office:value="0" table:style-name="ce1">
            <text:p>0</text:p>
          </table:table-cell>
          <table:table-cell office:value-type="float" office:value="0.15386" table:style-name="ce1">
            <text:p>0.15386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52"/>
          <table:table-cell office:value-type="float" table:style-name="ce1" office:value="300"/>
          <table:table-cell office:value-type="float" office:value="10.657525019093415" table:style-name="ce1">
            <text:p>10.65752502</text:p>
          </table:table-cell>
          <table:table-cell office:value-type="float" office:value="-55.216731998032941" table:style-name="ce1">
            <text:p>-55.216732</text:p>
          </table:table-cell>
          <table:table-cell office:value-type="float" office:value="0" table:style-name="ce1">
            <text:p>0</text:p>
          </table:table-cell>
          <table:table-cell office:value-type="float" office:value="2.9530000000000001E-2" table:style-name="ce1">
            <text:p>0.02953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60"/>
          <table:table-cell office:value-type="float" table:style-name="ce1" office:value="261"/>
          <table:table-cell office:value-type="float" office:value="684.93150684931516" table:style-name="ce1">
            <text:p>684.9315068</text:p>
          </table:table-cell>
          <table:table-cell office:value-type="float" office:value="-1826.4840182648402" table:style-name="ce1">
            <text:p>-1826.484018</text:p>
          </table:table-cell>
          <table:table-cell office:value-type="float" office:value="0" table:style-name="ce1">
            <text:p>0</text:p>
          </table:table-cell>
          <table:table-cell office:value-type="float" office:value="2.0000000000000002E-5" table:style-name="ce1">
            <text:p>0.00002</text:p>
          </table:table-cell>
          <table:table-cell office:value-type="float" office:value="0.68400000000000005" table:style-name="ce1">
            <text:p>0.68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61"/>
          <table:table-cell office:value-type="float" table:style-name="ce1" office:value="262"/>
          <table:table-cell office:value-type="float" office:value="2.6920790381586177" table:style-name="ce1">
            <text:p>2.692079038</text:p>
          </table:table-cell>
          <table:table-cell office:value-type="float" office:value="-9.0430353404812305" table:style-name="ce1">
            <text:p>-9.04303534</text:p>
          </table:table-cell>
          <table:table-cell office:value-type="float" office:value="0" table:style-name="ce1">
            <text:p>0</text:p>
          </table:table-cell>
          <table:table-cell office:value-type="float" office:value="1.39E-3" table:style-name="ce1">
            <text:p>0.00139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62"/>
          <table:table-cell office:value-type="float" table:style-name="ce1" office:value="263"/>
          <table:table-cell office:value-type="float" office:value="1.2794108568242868" table:style-name="ce1">
            <text:p>1.279410857</text:p>
          </table:table-cell>
          <table:table-cell office:value-type="float" office:value="-4.2984262570652154" table:style-name="ce1">
            <text:p>-4.298426257</text:p>
          </table:table-cell>
          <table:table-cell office:value-type="float" office:value="0" table:style-name="ce1">
            <text:p>0</text:p>
          </table:table-cell>
          <table:table-cell office:value-type="float" office:value="2.9299999999999999E-3" table:style-name="ce1">
            <text:p>0.00293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64"/>
          <table:table-cell office:value-type="float" table:style-name="ce1" office:value="265"/>
          <table:table-cell office:value-type="float" office:value="40.522069407652019" table:style-name="ce1">
            <text:p>40.52206941</text:p>
          </table:table-cell>
          <table:table-cell office:value-type="float" office:value="-136.08157636898065" table:style-name="ce1">
            <text:p>-136.0815764</text:p>
          </table:table-cell>
          <table:table-cell office:value-type="float" office:value="0" table:style-name="ce1">
            <text:p>0</text:p>
          </table:table-cell>
          <table:table-cell office:value-type="float" office:value="9.0000000000000006E-5" table:style-name="ce1">
            <text:p>0.00009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64"/>
          <table:table-cell office:value-type="float" table:style-name="ce1" office:value="273"/>
          <table:table-cell office:value-type="float" office:value="26.846310771123395" table:style-name="ce1">
            <text:p>26.84631077</text:p>
          </table:table-cell>
          <table:table-cell office:value-type="float" office:value="-118.44828323742905" table:style-name="ce1">
            <text:p>-118.4482832</text:p>
          </table:table-cell>
          <table:table-cell office:value-type="float" office:value="0" table:style-name="ce1">
            <text:p>0</text:p>
          </table:table-cell>
          <table:table-cell office:value-type="float" office:value="9.0000000000000006E-5" table:style-name="ce1">
            <text:p>0.00009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65"/>
          <table:table-cell office:value-type="float" table:style-name="ce1" office:value="266"/>
          <table:table-cell office:value-type="float" office:value="28.966175547393711" table:style-name="ce1">
            <text:p>28.96617555</text:p>
          </table:table-cell>
          <table:table-cell office:value-type="float" office:value="-97.309856643201655" table:style-name="ce1">
            <text:p>-97.30985664</text:p>
          </table:table-cell>
          <table:table-cell office:value-type="float" office:value="0" table:style-name="ce1">
            <text:p>0</text:p>
          </table:table-cell>
          <table:table-cell office:value-type="float" office:value="1.2999999999999999E-4" table:style-name="ce1">
            <text:p>0.00013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66"/>
          <table:table-cell office:value-type="float" table:style-name="ce1" office:value="267"/>
          <table:table-cell office:value-type="float" office:value="3.1309172831402652" table:style-name="ce1">
            <text:p>3.130917283</text:p>
          </table:table-cell>
          <table:table-cell office:value-type="float" office:value="-10.517473673441184" table:style-name="ce1">
            <text:p>-10.51747367</text:p>
          </table:table-cell>
          <table:table-cell office:value-type="float" office:value="0" table:style-name="ce1">
            <text:p>0</text:p>
          </table:table-cell>
          <table:table-cell office:value-type="float" office:value="4.79E-3" table:style-name="ce1">
            <text:p>0.00479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67"/>
          <table:table-cell office:value-type="float" table:style-name="ce1" office:value="268"/>
          <table:table-cell office:value-type="float" office:value="35.391421427197535" table:style-name="ce1">
            <text:p>35.39142143</text:p>
          </table:table-cell>
          <table:table-cell office:value-type="float" office:value="-156.18388151567606" table:style-name="ce1">
            <text:p>-156.1838815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68"/>
          <table:table-cell office:value-type="float" table:style-name="ce1" office:value="269"/>
          <table:table-cell office:value-type="float" office:value="18.49148867385836" table:style-name="ce1">
            <text:p>18.49148867</text:p>
          </table:table-cell>
          <table:table-cell office:value-type="float" office:value="-62.057603712721935" table:style-name="ce1">
            <text:p>-62.05760371</text:p>
          </table:table-cell>
          <table:table-cell office:value-type="float" office:value="0" table:style-name="ce1">
            <text:p>0</text:p>
          </table:table-cell>
          <table:table-cell office:value-type="float" office:value="2.0000000000000001E-4" table:style-name="ce1">
            <text:p>0.0002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69"/>
          <table:table-cell office:value-type="float" table:style-name="ce1" office:value="270"/>
          <table:table-cell office:value-type="float" office:value="9.0060133839531797" table:style-name="ce1">
            <text:p>9.006013384</text:p>
          </table:table-cell>
          <table:table-cell office:value-type="float" office:value="-30.269380531891361" table:style-name="ce1">
            <text:p>-30.26938053</text:p>
          </table:table-cell>
          <table:table-cell office:value-type="float" office:value="0" table:style-name="ce1">
            <text:p>0</text:p>
          </table:table-cell>
          <table:table-cell office:value-type="float" office:value="1.66E-3" table:style-name="ce1">
            <text:p>0.00166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71"/>
          <table:table-cell office:value-type="float" table:style-name="ce1" office:value="272"/>
          <table:table-cell office:value-type="float" office:value="15.104192255592132" table:style-name="ce1">
            <text:p>15.10419226</text:p>
          </table:table-cell>
          <table:table-cell office:value-type="float" office:value="-50.787144591758668" table:style-name="ce1">
            <text:p>-50.78714459</text:p>
          </table:table-cell>
          <table:table-cell office:value-type="float" office:value="0" table:style-name="ce1">
            <text:p>0</text:p>
          </table:table-cell>
          <table:table-cell office:value-type="float" office:value="9.8999999999999999E-4" table:style-name="ce1">
            <text:p>0.00099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72"/>
          <table:table-cell office:value-type="float" table:style-name="ce1" office:value="273"/>
          <table:table-cell office:value-type="float" office:value="13.753154823049828" table:style-name="ce1">
            <text:p>13.75315482</text:p>
          </table:table-cell>
          <table:table-cell office:value-type="float" office:value="-60.614325610576344" table:style-name="ce1">
            <text:p>-60.61432561</text:p>
          </table:table-cell>
          <table:table-cell office:value-type="float" office:value="0" table:style-name="ce1">
            <text:p>0</text:p>
          </table:table-cell>
          <table:table-cell office:value-type="float" office:value="1.7000000000000001E-4" table:style-name="ce1">
            <text:p>0.00017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74"/>
          <table:table-cell office:value-type="float" table:style-name="ce1" office:value="275"/>
          <table:table-cell office:value-type="float" office:value="2.5577740306587073" table:style-name="ce1">
            <text:p>2.557774031</text:p>
          </table:table-cell>
          <table:table-cell office:value-type="float" office:value="-11.450788152324613" table:style-name="ce1">
            <text:p>-11.45078815</text:p>
          </table:table-cell>
          <table:table-cell office:value-type="float" office:value="0" table:style-name="ce1">
            <text:p>0</text:p>
          </table:table-cell>
          <table:table-cell office:value-type="float" office:value="4.4200000000000003E-3" table:style-name="ce1">
            <text:p>0.00442</text:p>
          </table:table-cell>
          <table:table-cell office:value-type="float" office:value="0.89500000000000002" table:style-name="ce1">
            <text:p>0.8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75"/>
          <table:table-cell office:value-type="float" table:style-name="ce1" office:value="276"/>
          <table:table-cell office:value-type="float" office:value="204.54080589077518" table:style-name="ce1">
            <text:p>204.5408059</text:p>
          </table:table-cell>
          <table:table-cell office:value-type="float" office:value="-685.2116997340969" table:style-name="ce1">
            <text:p>-685.2116997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76"/>
          <table:table-cell office:value-type="float" table:style-name="ce1" office:value="277"/>
          <table:table-cell office:value-type="float" office:value="7.4116759837610173" table:style-name="ce1">
            <text:p>7.411675984</text:p>
          </table:table-cell>
          <table:table-cell office:value-type="float" office:value="-33.213573002229062" table:style-name="ce1">
            <text:p>-33.213573</text:p>
          </table:table-cell>
          <table:table-cell office:value-type="float" office:value="0" table:style-name="ce1">
            <text:p>0</text:p>
          </table:table-cell>
          <table:table-cell office:value-type="float" office:value="1.5200000000000001E-3" table:style-name="ce1">
            <text:p>0.00152</text:p>
          </table:table-cell>
          <table:table-cell office:value-type="float" office:value="0.89500000000000002" table:style-name="ce1">
            <text:p>0.89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78"/>
          <table:table-cell office:value-type="float" table:style-name="ce1" office:value="279"/>
          <table:table-cell office:value-type="float" office:value="1538.4615384615383" table:style-name="ce1">
            <text:p>1538.461538</text:p>
          </table:table-cell>
          <table:table-cell office:value-type="float" office:value="-12307.692307692307" table:style-name="ce1">
            <text:p>-12307.69231</text:p>
          </table:table-cell>
          <table:table-cell office:value-type="float" office:value="0" table:style-name="ce1">
            <text:p>0</text:p>
          </table:table-cell>
          <table:table-cell office:value-type="float" office:value="4.0000000000000003E-5" table:style-name="ce1">
            <text:p>0.00004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78"/>
          <table:table-cell office:value-type="float" table:style-name="ce1" office:value="280"/>
          <table:table-cell office:value-type="float" office:value="25.898348980252511" table:style-name="ce1">
            <text:p>25.89834898</text:p>
          </table:table-cell>
          <table:table-cell office:value-type="float" office:value="-178.051149239236" table:style-name="ce1">
            <text:p>-178.0511492</text:p>
          </table:table-cell>
          <table:table-cell office:value-type="float" office:value="0" table:style-name="ce1">
            <text:p>0</text:p>
          </table:table-cell>
          <table:table-cell office:value-type="float" office:value="2.5699999999999998E-3" table:style-name="ce1">
            <text:p>0.00257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80"/>
          <table:table-cell office:value-type="float" table:style-name="ce1" office:value="281"/>
          <table:table-cell office:value-type="float" office:value="28.257554057088004" table:style-name="ce1">
            <text:p>28.25755406</text:p>
          </table:table-cell>
          <table:table-cell office:value-type="float" office:value="-194.70616014678447" table:style-name="ce1">
            <text:p>-194.7061601</text:p>
          </table:table-cell>
          <table:table-cell office:value-type="float" office:value="0" table:style-name="ce1">
            <text:p>0</text:p>
          </table:table-cell>
          <table:table-cell office:value-type="float" office:value="2.3500000000000001E-3" table:style-name="ce1">
            <text:p>0.0023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81"/>
          <table:table-cell office:value-type="float" table:style-name="ce1" office:value="282"/>
          <table:table-cell office:value-type="float" office:value="90.220844937826072" table:style-name="ce1">
            <text:p>90.22084494</text:p>
          </table:table-cell>
          <table:table-cell office:value-type="float" office:value="-619.7779782685443" table:style-name="ce1">
            <text:p>-619.7779783</text:p>
          </table:table-cell>
          <table:table-cell office:value-type="float" office:value="0" table:style-name="ce1">
            <text:p>0</text:p>
          </table:table-cell>
          <table:table-cell office:value-type="float" office:value="7.3999999999999999E-4" table:style-name="ce1">
            <text:p>0.00074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82"/>
          <table:table-cell office:value-type="float" table:style-name="ce1" office:value="283"/>
          <table:table-cell office:value-type="float" office:value="512.82051282051282" table:style-name="ce1">
            <text:p>512.8205128</text:p>
          </table:table-cell>
          <table:table-cell office:value-type="float" office:value="-4102.5641025641025" table:style-name="ce1">
            <text:p>-4102.564103</text:p>
          </table:table-cell>
          <table:table-cell office:value-type="float" office:value="0" table:style-name="ce1">
            <text:p>0</text:p>
          </table:table-cell>
          <table:table-cell office:value-type="float" office:value="1.1E-4" table:style-name="ce1">
            <text:p>0.00011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83"/>
          <table:table-cell office:value-type="float" table:style-name="ce1" office:value="284"/>
          <table:table-cell office:value-type="float" office:value="31.599859596078385" table:style-name="ce1">
            <text:p>31.5998596</text:p>
          </table:table-cell>
          <table:table-cell office:value-type="float" office:value="-89.323466755960212" table:style-name="ce1">
            <text:p>-89.32346676</text:p>
          </table:table-cell>
          <table:table-cell office:value-type="float" office:value="0" table:style-name="ce1">
            <text:p>0</text:p>
          </table:table-cell>
          <table:table-cell office:value-type="float" office:value="0.25805" table:style-name="ce1">
            <text:p>0.2580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85"/>
          <table:table-cell office:value-type="float" table:style-name="ce1" office:value="286"/>
          <table:table-cell office:value-type="float" office:value="2.1383280811404899" table:style-name="ce1">
            <text:p>2.138328081</text:p>
          </table:table-cell>
          <table:table-cell office:value-type="float" office:value="-5.7263701155965663" table:style-name="ce1">
            <text:p>-5.726370116</text:p>
          </table:table-cell>
          <table:table-cell office:value-type="float" office:value="0" table:style-name="ce1">
            <text:p>0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86"/>
          <table:table-cell office:value-type="float" table:style-name="ce1" office:value="287"/>
          <table:table-cell office:value-type="float" office:value="11.006243728919117" table:style-name="ce1">
            <text:p>11.00624373</text:p>
          </table:table-cell>
          <table:table-cell office:value-type="float" office:value="-28.530203582780139" table:style-name="ce1">
            <text:p>-28.53020358</text:p>
          </table:table-cell>
          <table:table-cell office:value-type="float" office:value="0" table:style-name="ce1">
            <text:p>0</text:p>
          </table:table-cell>
          <table:table-cell office:value-type="float" office:value="3.8999999999999999E-4" table:style-name="ce1">
            <text:p>0.00039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87"/>
          <table:table-cell office:value-type="float" table:style-name="ce1" office:value="288"/>
          <table:table-cell office:value-type="float" office:value="29.63111769580393" table:style-name="ce1">
            <text:p>29.6311177</text:p>
          </table:table-cell>
          <table:table-cell office:value-type="float" office:value="-79.351128744695274" table:style-name="ce1">
            <text:p>-79.35112874</text:p>
          </table:table-cell>
          <table:table-cell office:value-type="float" office:value="0" table:style-name="ce1">
            <text:p>0</text:p>
          </table:table-cell>
          <table:table-cell office:value-type="float" office:value="1.3999999999999999E-4" table:style-name="ce1">
            <text:p>0.00014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89"/>
          <table:table-cell office:value-type="float" table:style-name="ce1" office:value="290"/>
          <table:table-cell office:value-type="float" office:value="369.1275167785235" table:style-name="ce1">
            <text:p>369.1275168</text:p>
          </table:table-cell>
          <table:table-cell office:value-type="float" office:value="-1241.6107382550335" table:style-name="ce1">
            <text:p>-1241.610738</text:p>
          </table:table-cell>
          <table:table-cell office:value-type="float" office:value="0" table:style-name="ce1">
            <text:p>0</text:p>
          </table:table-cell>
          <table:table-cell office:value-type="float" office:value="1.0000000000000001E-5" table:style-name="ce1">
            <text:p>0.0000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90"/>
          <table:table-cell office:value-type="float" table:style-name="ce1" office:value="291"/>
          <table:table-cell office:value-type="float" office:value="119.48309773717396" table:style-name="ce1">
            <text:p>119.4830977</text:p>
          </table:table-cell>
          <table:table-cell office:value-type="float" office:value="-411.75713681733794" table:style-name="ce1">
            <text:p>-411.7571368</text:p>
          </table:table-cell>
          <table:table-cell office:value-type="float" office:value="0" table:style-name="ce1">
            <text:p>0</text:p>
          </table:table-cell>
          <table:table-cell office:value-type="float" office:value="3.0699999999999998E-3" table:style-name="ce1">
            <text:p>0.00307</text:p>
          </table:table-cell>
          <table:table-cell office:value-type="float" office:value="0.753" table:style-name="ce1">
            <text:p>0.75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90"/>
          <table:table-cell office:value-type="float" table:style-name="ce1" office:value="292"/>
          <table:table-cell office:value-type="float" office:value="1.6501080178373868" table:style-name="ce1">
            <text:p>1.650108018</text:p>
          </table:table-cell>
          <table:table-cell office:value-type="float" office:value="-5.5438543908283648" table:style-name="ce1">
            <text:p>-5.543854391</text:p>
          </table:table-cell>
          <table:table-cell office:value-type="float" office:value="0" table:style-name="ce1">
            <text:p>0</text:p>
          </table:table-cell>
          <table:table-cell office:value-type="float" office:value="2.2699999999999999E-3" table:style-name="ce1">
            <text:p>0.00227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92"/>
          <table:table-cell office:value-type="float" table:style-name="ce1" office:value="293"/>
          <table:table-cell office:value-type="float" office:value="1.7560858110441213" table:style-name="ce1">
            <text:p>1.756085811</text:p>
          </table:table-cell>
          <table:table-cell office:value-type="float" office:value="-5.8994632500038859" table:style-name="ce1">
            <text:p>-5.89946325</text:p>
          </table:table-cell>
          <table:table-cell office:value-type="float" office:value="0" table:style-name="ce1">
            <text:p>0</text:p>
          </table:table-cell>
          <table:table-cell office:value-type="float" office:value="2.1299999999999999E-3" table:style-name="ce1">
            <text:p>0.00213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93"/>
          <table:table-cell office:value-type="float" table:style-name="ce1" office:value="294"/>
          <table:table-cell office:value-type="float" office:value="1.5281511859705619" table:style-name="ce1">
            <text:p>1.528151186</text:p>
          </table:table-cell>
          <table:table-cell office:value-type="float" office:value="-5.1339108468965948" table:style-name="ce1">
            <text:p>-5.133910847</text:p>
          </table:table-cell>
          <table:table-cell office:value-type="float" office:value="0" table:style-name="ce1">
            <text:p>0</text:p>
          </table:table-cell>
          <table:table-cell office:value-type="float" office:value="2.4499999999999999E-3" table:style-name="ce1">
            <text:p>0.00245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94"/>
          <table:table-cell office:value-type="float" table:style-name="ce1" office:value="295"/>
          <table:table-cell office:value-type="float" office:value="1511.3350125944582" table:style-name="ce1">
            <text:p>1511.335013</text:p>
          </table:table-cell>
          <table:table-cell office:value-type="float" office:value="-4785.8942065491183" table:style-name="ce1">
            <text:p>-4785.894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97"/>
          <table:table-cell office:value-type="float" table:style-name="ce1" office:value="298"/>
          <table:table-cell office:value-type="float" office:value="53.627637663700298" table:style-name="ce1">
            <text:p>53.62763766</text:p>
          </table:table-cell>
          <table:table-cell office:value-type="float" office:value="-273.57867329887694" table:style-name="ce1">
            <text:p>-273.5786733</text:p>
          </table:table-cell>
          <table:table-cell office:value-type="float" office:value="0" table:style-name="ce1">
            <text:p>0</text:p>
          </table:table-cell>
          <table:table-cell office:value-type="float" office:value="1.31E-3" table:style-name="ce1">
            <text:p>0.00131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1"/>
          <table:table-cell office:value-type="float" table:style-name="ce1" office:value="309"/>
          <table:table-cell office:value-type="float" office:value="3.4582324380755742" table:style-name="ce1">
            <text:p>3.458232438</text:p>
          </table:table-cell>
          <table:table-cell office:value-type="float" office:value="-37.881391309129086" table:style-name="ce1">
            <text:p>-37.88139131</text:p>
          </table:table-cell>
          <table:table-cell office:value-type="float" office:value="0" table:style-name="ce1">
            <text:p>0</text:p>
          </table:table-cell>
          <table:table-cell office:value-type="float" office:value="0.73707" table:style-name="ce1">
            <text:p>0.73707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3"/>
          <table:table-cell office:value-type="float" table:style-name="ce1" office:value="296"/>
          <table:table-cell office:value-type="float" office:value="7.2081625426140281" table:style-name="ce1">
            <text:p>7.208162543</text:p>
          </table:table-cell>
          <table:table-cell office:value-type="float" office:value="-69.179009637168193" table:style-name="ce1">
            <text:p>-69.17900964</text:p>
          </table:table-cell>
          <table:table-cell office:value-type="float" office:value="0" table:style-name="ce1">
            <text:p>0</text:p>
          </table:table-cell>
          <table:table-cell office:value-type="float" office:value="0.42681999999999998" table:style-name="ce1">
            <text:p>0.42682</text:p>
          </table:table-cell>
          <table:table-cell office:value-type="float" office:value="12.8" table:style-name="ce1">
            <text:p>12.8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4"/>
          <table:table-cell office:value-type="float" table:style-name="ce1" office:value="307"/>
          <table:table-cell office:value-type="float" office:value="8.2327707606646889" table:style-name="ce1">
            <text:p>8.232770761</text:p>
          </table:table-cell>
          <table:table-cell office:value-type="float" office:value="-92.726996988539128" table:style-name="ce1">
            <text:p>-92.72699699</text:p>
          </table:table-cell>
          <table:table-cell office:value-type="float" office:value="0" table:style-name="ce1">
            <text:p>0</text:p>
          </table:table-cell>
          <table:table-cell office:value-type="float" office:value="0.28447" table:style-name="ce1">
            <text:p>0.28447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4"/>
          <table:table-cell office:value-type="float" table:style-name="ce1" office:value="306"/>
          <table:table-cell office:value-type="float" office:value="6.5754538858998508" table:style-name="ce1">
            <text:p>6.575453886</text:p>
          </table:table-cell>
          <table:table-cell office:value-type="float" office:value="-74.042926110132768" table:style-name="ce1">
            <text:p>-74.04292611</text:p>
          </table:table-cell>
          <table:table-cell office:value-type="float" office:value="0" table:style-name="ce1">
            <text:p>0</text:p>
          </table:table-cell>
          <table:table-cell office:value-type="float" office:value="0.35627999999999999" table:style-name="ce1">
            <text:p>0.3562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ens" table:style-name="ta1">
        <table:table-column table:style-name="co1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/>
        </table:table-row>
        <table:table-row table:style-name="ro1">
          <table:table-cell office:value-type="float" table:style-name="ce1" office:value="1"/>
          <table:table-cell office:value-type="float" table:style-name="ce1" office:value="14.31773"/>
          <table:table-cell office:value-type="float" office:value="-1.0492700000000001" table:style-name="ce1">
            <text:p>-1.04927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98000000000001" table:style-name="ce1">
            <text:p>1.0498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"/>
          <table:table-cell office:value-type="float" table:style-name="ce1" office:value="1.70416"/>
          <table:table-cell office:value-type="float" office:value="-0.62865000000000004" table:style-name="ce1">
            <text:p>-0.62865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89999999999999" table:style-name="ce1">
            <text:p>1.049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"/>
          <table:table-cell office:value-type="float" table:style-name="ce1" office:value="0.52086"/>
          <table:table-cell office:value-type="float" office:value="-0.50073000000000001" table:style-name="ce1">
            <text:p>-0.50073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75000000000001" table:style-name="ce1">
            <text:p>1.0475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"/>
          <table:table-cell office:value-type="float" table:style-name="ce1" office:value="0.80012"/>
          <table:table-cell office:value-type="float" office:value="-0.43271999999999999" table:style-name="ce1">
            <text:p>-0.43272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55000000000001" table:style-name="ce1">
            <text:p>1.0455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"/>
          <table:table-cell office:value-type="float" table:style-name="ce1" office:value="4.4994"/>
          <table:table-cell office:value-type="float" office:value="-0.62472000000000005" table:style-name="ce1">
            <text:p>-0.62472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97000000000001" table:style-name="ce1">
            <text:p>1.0497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"/>
          <table:table-cell office:value-type="float" table:style-name="ce1" office:value="2.8965499999999995"/>
          <table:table-cell office:value-type="float" office:value="-0.40508000000000005" table:style-name="ce1">
            <text:p>-0.40508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96000000000001" table:style-name="ce1">
            <text:p>1.0496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"/>
          <table:table-cell office:value-type="float" table:style-name="ce1" office:value="0"/>
          <table:table-cell office:value-type="float" office:value="0.47682000000000002" table:style-name="ce1">
            <text:p>0.47682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21" table:style-name="ce1">
            <text:p>1.0421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1.3310900000000001" table:style-name="ce1">
            <text:p>1.33109</text:p>
          </table:table-cell>
          <table:table-cell office:value-type="float" office:value="-1.3310900000000001" table:style-name="ce1">
            <text:p>-1.33109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3.3277199999999998" table:style-name="ce1">
            <text:p>3.327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1.5334999999999999" table:style-name="ce1">
            <text:p>1.5335</text:p>
          </table:table-cell>
          <table:table-cell office:value-type="float" office:value="-1.5334999999999999" table:style-name="ce1">
            <text:p>-1.5335</text:p>
          </table:table-cell>
          <table:table-cell office:value-type="float" office:value="1.038" table:style-name="ce1">
            <text:p>1.038</text:p>
          </table:table-cell>
          <table:table-cell office:value-type="float" office:value="3.8337400000000001" table:style-name="ce1">
            <text:p>3.833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1.3002799999999999" table:style-name="ce1">
            <text:p>1.30028</text:p>
          </table:table-cell>
          <table:table-cell office:value-type="float" office:value="-1.3002799999999999" table:style-name="ce1">
            <text:p>-1.30028</text:p>
          </table:table-cell>
          <table:table-cell office:value-type="float" office:value="1.0359" table:style-name="ce1">
            <text:p>1.0359</text:p>
          </table:table-cell>
          <table:table-cell office:value-type="float" office:value="3.2506900000000001" table:style-name="ce1">
            <text:p>3.250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96526000000000001" table:style-name="ce1">
            <text:p>0.96526</text:p>
          </table:table-cell>
          <table:table-cell office:value-type="float" office:value="-0.96526000000000001" table:style-name="ce1">
            <text:p>-0.96526</text:p>
          </table:table-cell>
          <table:table-cell office:value-type="float" office:value="1.0359" table:style-name="ce1">
            <text:p>1.0359</text:p>
          </table:table-cell>
          <table:table-cell office:value-type="float" office:value="2.41316" table:style-name="ce1">
            <text:p>2.413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1.5334999999999999" table:style-name="ce1">
            <text:p>1.5335</text:p>
          </table:table-cell>
          <table:table-cell office:value-type="float" office:value="-1.5334999999999999" table:style-name="ce1">
            <text:p>-1.5335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3.8337400000000001" table:style-name="ce1">
            <text:p>3.833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9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99831999999999999" table:style-name="ce1">
            <text:p>0.99832</text:p>
          </table:table-cell>
          <table:table-cell office:value-type="float" office:value="-0.99831999999999999" table:style-name="ce1">
            <text:p>-0.99832</text:p>
          </table:table-cell>
          <table:table-cell office:value-type="float" office:value="1.0335000000000001" table:style-name="ce1">
            <text:p>1.0335</text:p>
          </table:table-cell>
          <table:table-cell office:value-type="float" office:value="2.49579" table:style-name="ce1">
            <text:p>2.495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0.31"/>
          <table:table-cell office:value-type="float" office:value="4.8019999999999993E-2" table:style-name="ce1">
            <text:p>0.04802</text:p>
          </table:table-cell>
          <table:table-cell office:value-type="float" office:value="0.155" table:style-name="ce1">
            <text:p>0.155</text:p>
          </table:table-cell>
          <table:table-cell office:value-type="float" office:value="-0.124" table:style-name="ce1">
            <text:p>-0.124</text:p>
          </table:table-cell>
          <table:table-cell office:value-type="float" office:value="1.0378000000000001" table:style-name="ce1">
            <text:p>1.0378</text:p>
          </table:table-cell>
          <table:table-cell office:value-type="float" office:value="0.31" table:style-name="ce1">
            <text:p>0.31</text:p>
          </table:table-cell>
          <table:table-cell office:value-type="float" office:value="0.155" table:style-name="ce1">
            <text:p>0.15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55" table:style-name="ce1">
            <text:p>0.155</text:p>
          </table:table-cell>
          <table:table-cell office:value-type="float" office:value="-0.124" table:style-name="ce1">
            <text:p>-0.124</text:p>
          </table:table-cell>
          <table:table-cell office:value-type="float" office:value="1.0378000000000001" table:style-name="ce1">
            <text:p>1.0378</text:p>
          </table:table-cell>
          <table:table-cell office:value-type="float" office:value="0.31" table:style-name="ce1">
            <text:p>0.31</text:p>
          </table:table-cell>
          <table:table-cell office:value-type="float" office:value="0.155" table:style-name="ce1">
            <text:p>0.15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1.6638599999999999" table:style-name="ce1">
            <text:p>1.66386</text:p>
          </table:table-cell>
          <table:table-cell office:value-type="float" office:value="-1.6638599999999999" table:style-name="ce1">
            <text:p>-1.66386</text:p>
          </table:table-cell>
          <table:table-cell office:value-type="float" office:value="1.0415000000000001" table:style-name="ce1">
            <text:p>1.0415</text:p>
          </table:table-cell>
          <table:table-cell office:value-type="float" office:value="4.1596500000000001" table:style-name="ce1">
            <text:p>4.159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0"/>
          <table:table-cell office:value-type="float" table:style-name="ce1" office:value="0.6"/>
          <table:table-cell office:value-type="float" office:value="9.103E-2" table:style-name="ce1">
            <text:p>0.09103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405" table:style-name="ce1">
            <text:p>1.0405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0"/>
          <table:table-cell office:value-type="float" table:style-name="ce1" office:value="0.6"/>
          <table:table-cell office:value-type="float" office:value="9.103E-2" table:style-name="ce1">
            <text:p>0.09103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405" table:style-name="ce1">
            <text:p>1.0405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0"/>
          <table:table-cell office:value-type="float" table:style-name="ce1" office:value="0.6"/>
          <table:table-cell office:value-type="float" office:value="9.103E-2" table:style-name="ce1">
            <text:p>0.09103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405" table:style-name="ce1">
            <text:p>1.0405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3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1.0619499999999999" table:style-name="ce1">
            <text:p>1.06195</text:p>
          </table:table-cell>
          <table:table-cell office:value-type="float" office:value="-1.0619499999999999" table:style-name="ce1">
            <text:p>-1.06195</text:p>
          </table:table-cell>
          <table:table-cell office:value-type="float" office:value="1.0301" table:style-name="ce1">
            <text:p>1.0301</text:p>
          </table:table-cell>
          <table:table-cell office:value-type="float" office:value="2.6548700000000003" table:style-name="ce1">
            <text:p>2.654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4"/>
          <table:table-cell office:value-type="float" table:style-name="ce1" office:value="0.04598"/>
          <table:table-cell office:value-type="float" office:value="0.55220000000000002" table:style-name="ce1">
            <text:p>0.5522</text:p>
          </table:table-cell>
          <table:table-cell office:value-type="float" office:value="0.84445999999999999" table:style-name="ce1">
            <text:p>0.84446</text:p>
          </table:table-cell>
          <table:table-cell office:value-type="float" office:value="-0.84445999999999999" table:style-name="ce1">
            <text:p>-0.84446</text:p>
          </table:table-cell>
          <table:table-cell office:value-type="float" office:value="1.0463" table:style-name="ce1">
            <text:p>1.0463</text:p>
          </table:table-cell>
          <table:table-cell office:value-type="float" office:value="2.1111599999999999" table:style-name="ce1">
            <text:p>2.111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1"/>
          <table:table-cell office:value-type="float" table:style-name="ce1" office:value="0.0567"/>
          <table:table-cell office:value-type="float" office:value="0.15078" table:style-name="ce1">
            <text:p>0.15078</text:p>
          </table:table-cell>
          <table:table-cell office:value-type="float" office:value="1.0413299999999999" table:style-name="ce1">
            <text:p>1.04133</text:p>
          </table:table-cell>
          <table:table-cell office:value-type="float" office:value="-1.0413299999999999" table:style-name="ce1">
            <text:p>-1.04133</text:p>
          </table:table-cell>
          <table:table-cell office:value-type="float" office:value="1.0319" table:style-name="ce1">
            <text:p>1.0319</text:p>
          </table:table-cell>
          <table:table-cell office:value-type="float" office:value="2.6033200000000001" table:style-name="ce1">
            <text:p>2.603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1.5334999999999999" table:style-name="ce1">
            <text:p>1.5335</text:p>
          </table:table-cell>
          <table:table-cell office:value-type="float" office:value="-1.5334999999999999" table:style-name="ce1">
            <text:p>-1.5335</text:p>
          </table:table-cell>
          <table:table-cell office:value-type="float" office:value="1.0409999999999999" table:style-name="ce1">
            <text:p>1.041</text:p>
          </table:table-cell>
          <table:table-cell office:value-type="float" office:value="3.8337400000000001" table:style-name="ce1">
            <text:p>3.833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2.6621699999999997" table:style-name="ce1">
            <text:p>2.66217</text:p>
          </table:table-cell>
          <table:table-cell office:value-type="float" office:value="-2.6621699999999997" table:style-name="ce1">
            <text:p>-2.66217</text:p>
          </table:table-cell>
          <table:table-cell office:value-type="float" office:value="1.0347" table:style-name="ce1">
            <text:p>1.0347</text:p>
          </table:table-cell>
          <table:table-cell office:value-type="float" office:value="6.65543" table:style-name="ce1">
            <text:p>6.655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6"/>
          <table:table-cell office:value-type="float" table:style-name="ce1" office:value="0.04806"/>
          <table:table-cell office:value-type="float" office:value="0.59776000000000007" table:style-name="ce1">
            <text:p>0.59776</text:p>
          </table:table-cell>
          <table:table-cell office:value-type="float" office:value="0.88263000000000003" table:style-name="ce1">
            <text:p>0.88263</text:p>
          </table:table-cell>
          <table:table-cell office:value-type="float" office:value="-0.88263000000000003" table:style-name="ce1">
            <text:p>-0.88263</text:p>
          </table:table-cell>
          <table:table-cell office:value-type="float" office:value="1.0418000000000001" table:style-name="ce1">
            <text:p>1.0418</text:p>
          </table:table-cell>
          <table:table-cell office:value-type="float" office:value="2.2065799999999998" table:style-name="ce1">
            <text:p>2.206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6"/>
          <table:table-cell office:value-type="float" table:style-name="ce1" office:value="0.1303"/>
          <table:table-cell office:value-type="float" office:value="6.2880000000000005E-2" table:style-name="ce1">
            <text:p>0.06288</text:p>
          </table:table-cell>
          <table:table-cell office:value-type="float" office:value="9.2850000000000002E-2" table:style-name="ce1">
            <text:p>0.09285</text:p>
          </table:table-cell>
          <table:table-cell office:value-type="float" office:value="-9.2850000000000002E-2" table:style-name="ce1">
            <text:p>-0.09285</text:p>
          </table:table-cell>
          <table:table-cell office:value-type="float" office:value="1.0418000000000001" table:style-name="ce1">
            <text:p>1.0418</text:p>
          </table:table-cell>
          <table:table-cell office:value-type="float" office:value="0.23211999999999999" table:style-name="ce1">
            <text:p>0.232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7"/>
          <table:table-cell office:value-type="float" table:style-name="ce1" office:value="0.54638"/>
          <table:table-cell office:value-type="float" office:value="0.12412000000000001" table:style-name="ce1">
            <text:p>0.12412</text:p>
          </table:table-cell>
          <table:table-cell office:value-type="float" office:value="0.25178" table:style-name="ce1">
            <text:p>0.25178</text:p>
          </table:table-cell>
          <table:table-cell office:value-type="float" office:value="-0.25178" table:style-name="ce1">
            <text:p>-0.25178</text:p>
          </table:table-cell>
          <table:table-cell office:value-type="float" office:value="1.0373000000000001" table:style-name="ce1">
            <text:p>1.0373</text:p>
          </table:table-cell>
          <table:table-cell office:value-type="float" office:value="0.62944999999999995" table:style-name="ce1">
            <text:p>0.629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7"/>
          <table:table-cell office:value-type="float" table:style-name="ce1" office:value="0.08183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73000000000001" table:style-name="ce1">
            <text:p>1.0373</text:p>
          </table:table-cell>
          <table:table-cell office:value-type="float" office:value="0.157" table:style-name="ce1">
            <text:p>0.1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7"/>
          <table:table-cell office:value-type="float" table:style-name="ce1" office:value="0.3"/>
          <table:table-cell office:value-type="float" office:value="7.7800000000000008E-2" table:style-name="ce1">
            <text:p>0.0778</text:p>
          </table:table-cell>
          <table:table-cell office:value-type="float" office:value="0.15" table:style-name="ce1">
            <text:p>0.15</text:p>
          </table:table-cell>
          <table:table-cell office:value-type="float" office:value="-0.12" table:style-name="ce1">
            <text:p>-0.12</text:p>
          </table:table-cell>
          <table:table-cell office:value-type="float" office:value="1.0373000000000001" table:style-name="ce1">
            <text:p>1.0373</text:p>
          </table:table-cell>
          <table:table-cell office:value-type="float" office:value="0.3" table:style-name="ce1">
            <text:p>0.3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7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7032" table:style-name="ce1">
            <text:p>0.17032</text:p>
          </table:table-cell>
          <table:table-cell office:value-type="float" office:value="-0.17032" table:style-name="ce1">
            <text:p>-0.17032</text:p>
          </table:table-cell>
          <table:table-cell office:value-type="float" office:value="1.0373000000000001" table:style-name="ce1">
            <text:p>1.0373</text:p>
          </table:table-cell>
          <table:table-cell office:value-type="float" office:value="0.42579999999999996" table:style-name="ce1">
            <text:p>0.42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7"/>
          <table:table-cell office:value-type="float" table:style-name="ce1" office:value="0.155"/>
          <table:table-cell office:value-type="float" office:value="4.0199999999999993E-2" table:style-name="ce1">
            <text:p>0.0402</text:p>
          </table:table-cell>
          <table:table-cell office:value-type="float" office:value="7.7499999999999999E-2" table:style-name="ce1">
            <text:p>0.0775</text:p>
          </table:table-cell>
          <table:table-cell office:value-type="float" office:value="-6.2E-2" table:style-name="ce1">
            <text:p>-0.062</text:p>
          </table:table-cell>
          <table:table-cell office:value-type="float" office:value="1.0373000000000001" table:style-name="ce1">
            <text:p>1.0373</text:p>
          </table:table-cell>
          <table:table-cell office:value-type="float" office:value="0.155" table:style-name="ce1">
            <text:p>0.155</text:p>
          </table:table-cell>
          <table:table-cell office:value-type="float" office:value="7.7499999999999999E-2" table:style-name="ce1">
            <text:p>0.077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7"/>
          <table:table-cell office:value-type="float" table:style-name="ce1" office:value="0.053419999999999995"/>
          <table:table-cell office:value-type="float" office:value="0.48365999999999998" table:style-name="ce1">
            <text:p>0.48366</text:p>
          </table:table-cell>
          <table:table-cell office:value-type="float" office:value="0.98105000000000009" table:style-name="ce1">
            <text:p>0.98105</text:p>
          </table:table-cell>
          <table:table-cell office:value-type="float" office:value="-0.98105000000000009" table:style-name="ce1">
            <text:p>-0.98105</text:p>
          </table:table-cell>
          <table:table-cell office:value-type="float" office:value="1.0373000000000001" table:style-name="ce1">
            <text:p>1.0373</text:p>
          </table:table-cell>
          <table:table-cell office:value-type="float" office:value="2.4526300000000001" table:style-name="ce1">
            <text:p>2.452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8"/>
          <table:table-cell office:value-type="float" table:style-name="ce1" office:value="0.17564"/>
          <table:table-cell office:value-type="float" office:value="1.5769999999999999E-2" table:style-name="ce1">
            <text:p>0.01577</text:p>
          </table:table-cell>
          <table:table-cell office:value-type="float" office:value="8.0939999999999998E-2" table:style-name="ce1">
            <text:p>0.08094</text:p>
          </table:table-cell>
          <table:table-cell office:value-type="float" office:value="-8.0939999999999998E-2" table:style-name="ce1">
            <text:p>-0.08094</text:p>
          </table:table-cell>
          <table:table-cell office:value-type="float" office:value="1.0357000000000001" table:style-name="ce1">
            <text:p>1.0357</text:p>
          </table:table-cell>
          <table:table-cell office:value-type="float" office:value="0.20235" table:style-name="ce1">
            <text:p>0.202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3722000000000001" table:style-name="ce1">
            <text:p>0.13722</text:p>
          </table:table-cell>
          <table:table-cell office:value-type="float" office:value="-0.13722000000000001" table:style-name="ce1">
            <text:p>-0.13722</text:p>
          </table:table-cell>
          <table:table-cell office:value-type="float" office:value="1.0357000000000001" table:style-name="ce1">
            <text:p>1.0357</text:p>
          </table:table-cell>
          <table:table-cell office:value-type="float" office:value="0.34305999999999998" table:style-name="ce1">
            <text:p>0.343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9"/>
          <table:table-cell office:value-type="float" table:style-name="ce1" office:value="0.08134999999999999"/>
          <table:table-cell office:value-type="float" office:value="1.643E-2" table:style-name="ce1">
            <text:p>0.01643</text:p>
          </table:table-cell>
          <table:table-cell office:value-type="float" office:value="3.7490000000000002E-2" table:style-name="ce1">
            <text:p>0.03749</text:p>
          </table:table-cell>
          <table:table-cell office:value-type="float" office:value="-3.7490000000000002E-2" table:style-name="ce1">
            <text:p>-0.03749</text:p>
          </table:table-cell>
          <table:table-cell office:value-type="float" office:value="1.0334000000000001" table:style-name="ce1">
            <text:p>1.0334</text:p>
          </table:table-cell>
          <table:table-cell office:value-type="float" office:value="9.3719999999999998E-2" table:style-name="ce1">
            <text:p>0.093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0"/>
          <table:table-cell office:value-type="float" table:style-name="ce1" office:value="1.7150100000000001"/>
          <table:table-cell office:value-type="float" office:value="0.52085000000000004" table:style-name="ce1">
            <text:p>0.52085</text:p>
          </table:table-cell>
          <table:table-cell office:value-type="float" office:value="0.79028999999999994" table:style-name="ce1">
            <text:p>0.79029</text:p>
          </table:table-cell>
          <table:table-cell office:value-type="float" office:value="-0.79028999999999994" table:style-name="ce1">
            <text:p>-0.79029</text:p>
          </table:table-cell>
          <table:table-cell office:value-type="float" office:value="1.0359" table:style-name="ce1">
            <text:p>1.0359</text:p>
          </table:table-cell>
          <table:table-cell office:value-type="float" office:value="1.9757400000000001" table:style-name="ce1">
            <text:p>1.975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0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37339" table:style-name="ce1">
            <text:p>0.37339</text:p>
          </table:table-cell>
          <table:table-cell office:value-type="float" office:value="-0.37339" table:style-name="ce1">
            <text:p>-0.37339</text:p>
          </table:table-cell>
          <table:table-cell office:value-type="float" office:value="1.0359" table:style-name="ce1">
            <text:p>1.0359</text:p>
          </table:table-cell>
          <table:table-cell office:value-type="float" office:value="0.93346999999999991" table:style-name="ce1">
            <text:p>0.933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1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95479000000000003" table:style-name="ce1">
            <text:p>0.95479</text:p>
          </table:table-cell>
          <table:table-cell office:value-type="float" office:value="-0.95479000000000003" table:style-name="ce1">
            <text:p>-0.95479</text:p>
          </table:table-cell>
          <table:table-cell office:value-type="float" office:value="1.0361" table:style-name="ce1">
            <text:p>1.0361</text:p>
          </table:table-cell>
          <table:table-cell office:value-type="float" office:value="2.3869799999999999" table:style-name="ce1">
            <text:p>2.386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1"/>
          <table:table-cell office:value-type="float" table:style-name="ce1" office:value="0.04024"/>
          <table:table-cell office:value-type="float" office:value="2.1199999999999999E-3" table:style-name="ce1">
            <text:p>0.00212</text:p>
          </table:table-cell>
          <table:table-cell office:value-type="float" office:value="1.8540000000000001E-2" table:style-name="ce1">
            <text:p>0.01854</text:p>
          </table:table-cell>
          <table:table-cell office:value-type="float" office:value="-1.8540000000000001E-2" table:style-name="ce1">
            <text:p>-0.01854</text:p>
          </table:table-cell>
          <table:table-cell office:value-type="float" office:value="1.0361" table:style-name="ce1">
            <text:p>1.0361</text:p>
          </table:table-cell>
          <table:table-cell office:value-type="float" office:value="4.6359999999999998E-2" table:style-name="ce1">
            <text:p>0.046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1"/>
          <table:table-cell office:value-type="float" table:style-name="ce1" office:value="0.0349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61" table:style-name="ce1">
            <text:p>1.0361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2"/>
          <table:table-cell office:value-type="float" table:style-name="ce1" office:value="0.07085"/>
          <table:table-cell office:value-type="float" office:value="0.76852000000000009" table:style-name="ce1">
            <text:p>0.76852</text:p>
          </table:table-cell>
          <table:table-cell office:value-type="float" office:value="1.3011900000000001" table:style-name="ce1">
            <text:p>1.30119</text:p>
          </table:table-cell>
          <table:table-cell office:value-type="float" office:value="-1.3011900000000001" table:style-name="ce1">
            <text:p>-1.30119</text:p>
          </table:table-cell>
          <table:table-cell office:value-type="float" office:value="1.0442" table:style-name="ce1">
            <text:p>1.0442</text:p>
          </table:table-cell>
          <table:table-cell office:value-type="float" office:value="3.2529700000000004" table:style-name="ce1">
            <text:p>3.252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2"/>
          <table:table-cell office:value-type="float" table:style-name="ce1" office:value="0.14071999999999998"/>
          <table:table-cell office:value-type="float" office:value="5.9229999999999998E-2" table:style-name="ce1">
            <text:p>0.05923</text:p>
          </table:table-cell>
          <table:table-cell office:value-type="float" office:value="0.10028000000000001" table:style-name="ce1">
            <text:p>0.10028</text:p>
          </table:table-cell>
          <table:table-cell office:value-type="float" office:value="-0.10028000000000001" table:style-name="ce1">
            <text:p>-0.10028</text:p>
          </table:table-cell>
          <table:table-cell office:value-type="float" office:value="1.0442" table:style-name="ce1">
            <text:p>1.0442</text:p>
          </table:table-cell>
          <table:table-cell office:value-type="float" office:value="0.25068999999999997" table:style-name="ce1">
            <text:p>0.250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7394999999999999" table:style-name="ce1">
            <text:p>0.17395</text:p>
          </table:table-cell>
          <table:table-cell office:value-type="float" office:value="-0.17394999999999999" table:style-name="ce1">
            <text:p>-0.17395</text:p>
          </table:table-cell>
          <table:table-cell office:value-type="float" office:value="1.0442" table:style-name="ce1">
            <text:p>1.0442</text:p>
          </table:table-cell>
          <table:table-cell office:value-type="float" office:value="0.43487000000000003" table:style-name="ce1">
            <text:p>0.434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2"/>
          <table:table-cell office:value-type="float" table:style-name="ce1" office:value="0.26027"/>
          <table:table-cell office:value-type="float" office:value="7.084E-2" table:style-name="ce1">
            <text:p>0.07084</text:p>
          </table:table-cell>
          <table:table-cell office:value-type="float" office:value="0.11993000000000001" table:style-name="ce1">
            <text:p>0.11993</text:p>
          </table:table-cell>
          <table:table-cell office:value-type="float" office:value="-0.11993000000000001" table:style-name="ce1">
            <text:p>-0.11993</text:p>
          </table:table-cell>
          <table:table-cell office:value-type="float" office:value="1.0442" table:style-name="ce1">
            <text:p>1.0442</text:p>
          </table:table-cell>
          <table:table-cell office:value-type="float" office:value="0.29984" table:style-name="ce1">
            <text:p>0.299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2"/>
          <table:table-cell office:value-type="float" table:style-name="ce1" office:value="0.07035999999999999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442" table:style-name="ce1">
            <text:p>1.0442</text:p>
          </table:table-cell>
          <table:table-cell office:value-type="float" office:value="0.13500000000000001" table:style-name="ce1">
            <text:p>0.1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3"/>
          <table:table-cell office:value-type="float" table:style-name="ce1" office:value="0.04681"/>
          <table:table-cell office:value-type="float" office:value="0.34545000000000003" table:style-name="ce1">
            <text:p>0.34545</text:p>
          </table:table-cell>
          <table:table-cell office:value-type="float" office:value="0.85960999999999999" table:style-name="ce1">
            <text:p>0.85961</text:p>
          </table:table-cell>
          <table:table-cell office:value-type="float" office:value="-0.85960999999999999" table:style-name="ce1">
            <text:p>-0.85961</text:p>
          </table:table-cell>
          <table:table-cell office:value-type="float" office:value="1.0335000000000001" table:style-name="ce1">
            <text:p>1.0335</text:p>
          </table:table-cell>
          <table:table-cell office:value-type="float" office:value="2.1490199999999997" table:style-name="ce1">
            <text:p>2.149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3"/>
          <table:table-cell office:value-type="float" table:style-name="ce1" office:value="0.17"/>
          <table:table-cell office:value-type="float" office:value="3.9300000000000002E-2" table:style-name="ce1">
            <text:p>0.0393</text:p>
          </table:table-cell>
          <table:table-cell office:value-type="float" office:value="0.09" table:style-name="ce1">
            <text:p>0.09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1.0335000000000001" table:style-name="ce1">
            <text:p>1.0335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3"/>
          <table:table-cell office:value-type="float" table:style-name="ce1" office:value="0.05316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35000000000001" table:style-name="ce1">
            <text:p>1.0335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3"/>
          <table:table-cell office:value-type="float" table:style-name="ce1" office:value="0.04347"/>
          <table:table-cell office:value-type="float" office:value="8.0499999999999999E-3" table:style-name="ce1">
            <text:p>0.00805</text:p>
          </table:table-cell>
          <table:table-cell office:value-type="float" office:value="2.0030000000000003E-2" table:style-name="ce1">
            <text:p>0.02003</text:p>
          </table:table-cell>
          <table:table-cell office:value-type="float" office:value="-2.0030000000000003E-2" table:style-name="ce1">
            <text:p>-0.02003</text:p>
          </table:table-cell>
          <table:table-cell office:value-type="float" office:value="1.0335000000000001" table:style-name="ce1">
            <text:p>1.0335</text:p>
          </table:table-cell>
          <table:table-cell office:value-type="float" office:value="5.008E-2" table:style-name="ce1">
            <text:p>0.050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3"/>
          <table:table-cell office:value-type="float" table:style-name="ce1" office:value="0.17"/>
          <table:table-cell office:value-type="float" office:value="3.9300000000000002E-2" table:style-name="ce1">
            <text:p>0.0393</text:p>
          </table:table-cell>
          <table:table-cell office:value-type="float" office:value="0.09" table:style-name="ce1">
            <text:p>0.09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1.0335000000000001" table:style-name="ce1">
            <text:p>1.0335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5490999999999999" table:style-name="ce1">
            <text:p>0.15491</text:p>
          </table:table-cell>
          <table:table-cell office:value-type="float" office:value="-0.15490999999999999" table:style-name="ce1">
            <text:p>-0.15491</text:p>
          </table:table-cell>
          <table:table-cell office:value-type="float" office:value="1.0199" table:style-name="ce1">
            <text:p>1.0199</text:p>
          </table:table-cell>
          <table:table-cell office:value-type="float" office:value="0.38726999999999995" table:style-name="ce1">
            <text:p>0.387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4"/>
          <table:table-cell office:value-type="float" table:style-name="ce1" office:value="0.00938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99" table:style-name="ce1">
            <text:p>1.0199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4"/>
          <table:table-cell office:value-type="float" table:style-name="ce1" office:value="0.58829"/>
          <table:table-cell office:value-type="float" office:value="0.18783000000000002" table:style-name="ce1">
            <text:p>0.18783</text:p>
          </table:table-cell>
          <table:table-cell office:value-type="float" office:value="0.27109" table:style-name="ce1">
            <text:p>0.27109</text:p>
          </table:table-cell>
          <table:table-cell office:value-type="float" office:value="-0.27109" table:style-name="ce1">
            <text:p>-0.27109</text:p>
          </table:table-cell>
          <table:table-cell office:value-type="float" office:value="1.0199" table:style-name="ce1">
            <text:p>1.0199</text:p>
          </table:table-cell>
          <table:table-cell office:value-type="float" office:value="0.67772999999999994" table:style-name="ce1">
            <text:p>0.677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5"/>
          <table:table-cell office:value-type="float" table:style-name="ce1" office:value="0.03541"/>
          <table:table-cell office:value-type="float" office:value="3.5399999999999997E-3" table:style-name="ce1">
            <text:p>0.00354</text:p>
          </table:table-cell>
          <table:table-cell office:value-type="float" office:value="1.6319999999999998E-2" table:style-name="ce1">
            <text:p>0.01632</text:p>
          </table:table-cell>
          <table:table-cell office:value-type="float" office:value="-1.6319999999999998E-2" table:style-name="ce1">
            <text:p>-0.01632</text:p>
          </table:table-cell>
          <table:table-cell office:value-type="float" office:value="1.0217000000000001" table:style-name="ce1">
            <text:p>1.0217</text:p>
          </table:table-cell>
          <table:table-cell office:value-type="float" office:value="4.079E-2" table:style-name="ce1">
            <text:p>0.040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8272999999999998" table:style-name="ce1">
            <text:p>0.28273</text:p>
          </table:table-cell>
          <table:table-cell office:value-type="float" office:value="-0.28272999999999998" table:style-name="ce1">
            <text:p>-0.28273</text:p>
          </table:table-cell>
          <table:table-cell office:value-type="float" office:value="1.0217000000000001" table:style-name="ce1">
            <text:p>1.0217</text:p>
          </table:table-cell>
          <table:table-cell office:value-type="float" office:value="0.70683000000000007" table:style-name="ce1">
            <text:p>0.706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6"/>
          <table:table-cell office:value-type="float" table:style-name="ce1" office:value="0.12769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67999999999999" table:style-name="ce1">
            <text:p>1.0368</text:p>
          </table:table-cell>
          <table:table-cell office:value-type="float" office:value="0.245" table:style-name="ce1">
            <text:p>0.2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6"/>
          <table:table-cell office:value-type="float" table:style-name="ce1" office:value="0.34731"/>
          <table:table-cell office:value-type="float" office:value="8.881E-2" table:style-name="ce1">
            <text:p>0.08881</text:p>
          </table:table-cell>
          <table:table-cell office:value-type="float" office:value="0.16004000000000002" table:style-name="ce1">
            <text:p>0.16004</text:p>
          </table:table-cell>
          <table:table-cell office:value-type="float" office:value="-0.16004000000000002" table:style-name="ce1">
            <text:p>-0.16004</text:p>
          </table:table-cell>
          <table:table-cell office:value-type="float" office:value="1.0367999999999999" table:style-name="ce1">
            <text:p>1.0368</text:p>
          </table:table-cell>
          <table:table-cell office:value-type="float" office:value="0.40011000000000002" table:style-name="ce1">
            <text:p>0.40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6"/>
          <table:table-cell office:value-type="float" table:style-name="ce1" office:value="0.04539"/>
          <table:table-cell office:value-type="float" office:value="0.46256999999999998" table:style-name="ce1">
            <text:p>0.46257</text:p>
          </table:table-cell>
          <table:table-cell office:value-type="float" office:value="0.83361000000000007" table:style-name="ce1">
            <text:p>0.83361</text:p>
          </table:table-cell>
          <table:table-cell office:value-type="float" office:value="-0.83361000000000007" table:style-name="ce1">
            <text:p>-0.83361</text:p>
          </table:table-cell>
          <table:table-cell office:value-type="float" office:value="1.0367999999999999" table:style-name="ce1">
            <text:p>1.0368</text:p>
          </table:table-cell>
          <table:table-cell office:value-type="float" office:value="2.0840199999999998" table:style-name="ce1">
            <text:p>2.084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6"/>
          <table:table-cell office:value-type="float" table:style-name="ce1" office:value="0.41435"/>
          <table:table-cell office:value-type="float" office:value="0.16384000000000001" table:style-name="ce1">
            <text:p>0.16384</text:p>
          </table:table-cell>
          <table:table-cell office:value-type="float" office:value="0.29526000000000002" table:style-name="ce1">
            <text:p>0.29526</text:p>
          </table:table-cell>
          <table:table-cell office:value-type="float" office:value="-0.29526000000000002" table:style-name="ce1">
            <text:p>-0.29526</text:p>
          </table:table-cell>
          <table:table-cell office:value-type="float" office:value="1.0367999999999999" table:style-name="ce1">
            <text:p>1.0368</text:p>
          </table:table-cell>
          <table:table-cell office:value-type="float" office:value="0.73813999999999991" table:style-name="ce1">
            <text:p>0.738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7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5490999999999999" table:style-name="ce1">
            <text:p>0.15491</text:p>
          </table:table-cell>
          <table:table-cell office:value-type="float" office:value="-0.15490999999999999" table:style-name="ce1">
            <text:p>-0.15491</text:p>
          </table:table-cell>
          <table:table-cell office:value-type="float" office:value="1.0463" table:style-name="ce1">
            <text:p>1.0463</text:p>
          </table:table-cell>
          <table:table-cell office:value-type="float" office:value="0.38726999999999995" table:style-name="ce1">
            <text:p>0.387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7"/>
          <table:table-cell office:value-type="float" table:style-name="ce1" office:value="0.07732"/>
          <table:table-cell office:value-type="float" office:value="2.4039999999999999E-2" table:style-name="ce1">
            <text:p>0.02404</text:p>
          </table:table-cell>
          <table:table-cell office:value-type="float" office:value="3.5630000000000002E-2" table:style-name="ce1">
            <text:p>0.03563</text:p>
          </table:table-cell>
          <table:table-cell office:value-type="float" office:value="-3.5630000000000002E-2" table:style-name="ce1">
            <text:p>-0.03563</text:p>
          </table:table-cell>
          <table:table-cell office:value-type="float" office:value="1.0463" table:style-name="ce1">
            <text:p>1.0463</text:p>
          </table:table-cell>
          <table:table-cell office:value-type="float" office:value="8.9069999999999996E-2" table:style-name="ce1">
            <text:p>0.089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7"/>
          <table:table-cell office:value-type="float" table:style-name="ce1" office:value="0.052489999999999995"/>
          <table:table-cell office:value-type="float" office:value="0.65042" table:style-name="ce1">
            <text:p>0.65042</text:p>
          </table:table-cell>
          <table:table-cell office:value-type="float" office:value="0.9639700000000001" table:style-name="ce1">
            <text:p>0.96397</text:p>
          </table:table-cell>
          <table:table-cell office:value-type="float" office:value="-0.9639700000000001" table:style-name="ce1">
            <text:p>-0.96397</text:p>
          </table:table-cell>
          <table:table-cell office:value-type="float" office:value="1.0463" table:style-name="ce1">
            <text:p>1.0463</text:p>
          </table:table-cell>
          <table:table-cell office:value-type="float" office:value="2.4099200000000001" table:style-name="ce1">
            <text:p>2.409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8"/>
          <table:table-cell office:value-type="float" table:style-name="ce1" office:value="0.054009999999999996"/>
          <table:table-cell office:value-type="float" office:value="0.6954300000000001" table:style-name="ce1">
            <text:p>0.69543</text:p>
          </table:table-cell>
          <table:table-cell office:value-type="float" office:value="0.99182000000000003" table:style-name="ce1">
            <text:p>0.99182</text:p>
          </table:table-cell>
          <table:table-cell office:value-type="float" office:value="-0.99182000000000003" table:style-name="ce1">
            <text:p>-0.99182</text:p>
          </table:table-cell>
          <table:table-cell office:value-type="float" office:value="1.0418000000000001" table:style-name="ce1">
            <text:p>1.0418</text:p>
          </table:table-cell>
          <table:table-cell office:value-type="float" office:value="2.4795500000000001" table:style-name="ce1">
            <text:p>2.479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7667000000000002" table:style-name="ce1">
            <text:p>0.17667</text:p>
          </table:table-cell>
          <table:table-cell office:value-type="float" office:value="-0.17667000000000002" table:style-name="ce1">
            <text:p>-0.17667</text:p>
          </table:table-cell>
          <table:table-cell office:value-type="float" office:value="1.0418000000000001" table:style-name="ce1">
            <text:p>1.0418</text:p>
          </table:table-cell>
          <table:table-cell office:value-type="float" office:value="0.44167000000000001" table:style-name="ce1">
            <text:p>0.441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8"/>
          <table:table-cell office:value-type="float" table:style-name="ce1" office:value="0.1042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418000000000001" table:style-name="ce1">
            <text:p>1.0418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8"/>
          <table:table-cell office:value-type="float" table:style-name="ce1" office:value="0.25704"/>
          <table:table-cell office:value-type="float" office:value="8.3049999999999999E-2" table:style-name="ce1">
            <text:p>0.08305</text:p>
          </table:table-cell>
          <table:table-cell office:value-type="float" office:value="0.11845" table:style-name="ce1">
            <text:p>0.11845</text:p>
          </table:table-cell>
          <table:table-cell office:value-type="float" office:value="-0.11845" table:style-name="ce1">
            <text:p>-0.11845</text:p>
          </table:table-cell>
          <table:table-cell office:value-type="float" office:value="1.0418000000000001" table:style-name="ce1">
            <text:p>1.0418</text:p>
          </table:table-cell>
          <table:table-cell office:value-type="float" office:value="0.29611999999999999" table:style-name="ce1">
            <text:p>0.296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9"/>
          <table:table-cell office:value-type="float" table:style-name="ce1" office:value="0.04645"/>
          <table:table-cell office:value-type="float" office:value="0.60594999999999999" table:style-name="ce1">
            <text:p>0.60595</text:p>
          </table:table-cell>
          <table:table-cell office:value-type="float" office:value="0.85292000000000001" table:style-name="ce1">
            <text:p>0.85292</text:p>
          </table:table-cell>
          <table:table-cell office:value-type="float" office:value="-0.85292000000000001" table:style-name="ce1">
            <text:p>-0.85292</text:p>
          </table:table-cell>
          <table:table-cell office:value-type="float" office:value="1.0376000000000001" table:style-name="ce1">
            <text:p>1.0376</text:p>
          </table:table-cell>
          <table:table-cell office:value-type="float" office:value="2.1322999999999999" table:style-name="ce1">
            <text:p>2.13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9"/>
          <table:table-cell office:value-type="float" table:style-name="ce1" office:value="0.0052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76000000000001" table:style-name="ce1">
            <text:p>1.0376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9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41877000000000003" table:style-name="ce1">
            <text:p>0.41877</text:p>
          </table:table-cell>
          <table:table-cell office:value-type="float" office:value="-0.41877000000000003" table:style-name="ce1">
            <text:p>-0.41877</text:p>
          </table:table-cell>
          <table:table-cell office:value-type="float" office:value="1.0376000000000001" table:style-name="ce1">
            <text:p>1.0376</text:p>
          </table:table-cell>
          <table:table-cell office:value-type="float" office:value="1.0469199999999999" table:style-name="ce1">
            <text:p>1.046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0"/>
          <table:table-cell office:value-type="float" table:style-name="ce1" office:value="0.20708"/>
          <table:table-cell office:value-type="float" office:value="6.7350000000000007E-2" table:style-name="ce1">
            <text:p>0.06735</text:p>
          </table:table-cell>
          <table:table-cell office:value-type="float" office:value="9.5420000000000005E-2" table:style-name="ce1">
            <text:p>0.09542</text:p>
          </table:table-cell>
          <table:table-cell office:value-type="float" office:value="-9.5420000000000005E-2" table:style-name="ce1">
            <text:p>-0.09542</text:p>
          </table:table-cell>
          <table:table-cell office:value-type="float" office:value="1.0437000000000001" table:style-name="ce1">
            <text:p>1.0437</text:p>
          </table:table-cell>
          <table:table-cell office:value-type="float" office:value="0.23856000000000002" table:style-name="ce1">
            <text:p>0.238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0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3769000000000001" table:style-name="ce1">
            <text:p>0.13769</text:p>
          </table:table-cell>
          <table:table-cell office:value-type="float" office:value="-0.13769000000000001" table:style-name="ce1">
            <text:p>-0.13769</text:p>
          </table:table-cell>
          <table:table-cell office:value-type="float" office:value="1.0437000000000001" table:style-name="ce1">
            <text:p>1.0437</text:p>
          </table:table-cell>
          <table:table-cell office:value-type="float" office:value="0.34421000000000002" table:style-name="ce1">
            <text:p>0.344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0"/>
          <table:table-cell office:value-type="float" table:style-name="ce1" office:value="0.07415"/>
          <table:table-cell office:value-type="float" office:value="0.96108000000000005" table:style-name="ce1">
            <text:p>0.96108</text:p>
          </table:table-cell>
          <table:table-cell office:value-type="float" office:value="1.3617300000000001" table:style-name="ce1">
            <text:p>1.36173</text:p>
          </table:table-cell>
          <table:table-cell office:value-type="float" office:value="-1.3617300000000001" table:style-name="ce1">
            <text:p>-1.36173</text:p>
          </table:table-cell>
          <table:table-cell office:value-type="float" office:value="1.0437000000000001" table:style-name="ce1">
            <text:p>1.0437</text:p>
          </table:table-cell>
          <table:table-cell office:value-type="float" office:value="3.4043200000000002" table:style-name="ce1">
            <text:p>3.404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1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30902000000000002" table:style-name="ce1">
            <text:p>0.30902</text:p>
          </table:table-cell>
          <table:table-cell office:value-type="float" office:value="-0.30902000000000002" table:style-name="ce1">
            <text:p>-0.30902</text:p>
          </table:table-cell>
          <table:table-cell office:value-type="float" office:value="1.0401" table:style-name="ce1">
            <text:p>1.0401</text:p>
          </table:table-cell>
          <table:table-cell office:value-type="float" office:value="0.77256000000000002" table:style-name="ce1">
            <text:p>0.77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1"/>
          <table:table-cell office:value-type="float" table:style-name="ce1" office:value="0.39325000000000004"/>
          <table:table-cell office:value-type="float" office:value="9.9100000000000008E-2" table:style-name="ce1">
            <text:p>0.0991</text:p>
          </table:table-cell>
          <table:table-cell office:value-type="float" office:value="0.18120999999999998" table:style-name="ce1">
            <text:p>0.18121</text:p>
          </table:table-cell>
          <table:table-cell office:value-type="float" office:value="-0.18120999999999998" table:style-name="ce1">
            <text:p>-0.18121</text:p>
          </table:table-cell>
          <table:table-cell office:value-type="float" office:value="1.0401" table:style-name="ce1">
            <text:p>1.0401</text:p>
          </table:table-cell>
          <table:table-cell office:value-type="float" office:value="0.45304" table:style-name="ce1">
            <text:p>0.453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2"/>
          <table:table-cell office:value-type="float" table:style-name="ce1" office:value="0.08929999999999999"/>
          <table:table-cell office:value-type="float" office:value="1.1783299999999999" table:style-name="ce1">
            <text:p>1.17833</text:p>
          </table:table-cell>
          <table:table-cell office:value-type="float" office:value="1.6399000000000001" table:style-name="ce1">
            <text:p>1.6399</text:p>
          </table:table-cell>
          <table:table-cell office:value-type="float" office:value="-1.6399000000000001" table:style-name="ce1">
            <text:p>-1.6399</text:p>
          </table:table-cell>
          <table:table-cell office:value-type="float" office:value="1.038" table:style-name="ce1">
            <text:p>1.038</text:p>
          </table:table-cell>
          <table:table-cell office:value-type="float" office:value="4.0997399999999997" table:style-name="ce1">
            <text:p>4.099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2"/>
          <table:table-cell office:value-type="float" table:style-name="ce1" office:value="0.03621"/>
          <table:table-cell office:value-type="float" office:value="1.1990000000000001E-2" table:style-name="ce1">
            <text:p>0.01199</text:p>
          </table:table-cell>
          <table:table-cell office:value-type="float" office:value="1.669E-2" table:style-name="ce1">
            <text:p>0.01669</text:p>
          </table:table-cell>
          <table:table-cell office:value-type="float" office:value="-1.669E-2" table:style-name="ce1">
            <text:p>-0.01669</text:p>
          </table:table-cell>
          <table:table-cell office:value-type="float" office:value="1.038" table:style-name="ce1">
            <text:p>1.038</text:p>
          </table:table-cell>
          <table:table-cell office:value-type="float" office:value="4.172E-2" table:style-name="ce1">
            <text:p>0.041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2"/>
          <table:table-cell office:value-type="float" table:style-name="ce1" office:value="0.006780000000000000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8" table:style-name="ce1">
            <text:p>1.038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3"/>
          <table:table-cell office:value-type="float" table:style-name="ce1" office:value="0.04859"/>
          <table:table-cell office:value-type="float" office:value="0.46731" table:style-name="ce1">
            <text:p>0.46731</text:p>
          </table:table-cell>
          <table:table-cell office:value-type="float" office:value="0.89229000000000003" table:style-name="ce1">
            <text:p>0.89229</text:p>
          </table:table-cell>
          <table:table-cell office:value-type="float" office:value="-0.89229000000000003" table:style-name="ce1">
            <text:p>-0.89229</text:p>
          </table:table-cell>
          <table:table-cell office:value-type="float" office:value="1.0370999999999999" table:style-name="ce1">
            <text:p>1.0371</text:p>
          </table:table-cell>
          <table:table-cell office:value-type="float" office:value="2.2307199999999998" table:style-name="ce1">
            <text:p>2.230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4"/>
          <table:table-cell office:value-type="float" table:style-name="ce1" office:value="0.049240000000000006"/>
          <table:table-cell office:value-type="float" office:value="0.25069999999999998" table:style-name="ce1">
            <text:p>0.2507</text:p>
          </table:table-cell>
          <table:table-cell office:value-type="float" office:value="0.90417000000000003" table:style-name="ce1">
            <text:p>0.90417</text:p>
          </table:table-cell>
          <table:table-cell office:value-type="float" office:value="-0.90417000000000003" table:style-name="ce1">
            <text:p>-0.90417</text:p>
          </table:table-cell>
          <table:table-cell office:value-type="float" office:value="1.0398000000000001" table:style-name="ce1">
            <text:p>1.0398</text:p>
          </table:table-cell>
          <table:table-cell office:value-type="float" office:value="2.2604299999999999" table:style-name="ce1">
            <text:p>2.260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4"/>
          <table:table-cell office:value-type="float" table:style-name="ce1" office:value="0.32474"/>
          <table:table-cell office:value-type="float" office:value="4.1489999999999999E-2" table:style-name="ce1">
            <text:p>0.04149</text:p>
          </table:table-cell>
          <table:table-cell office:value-type="float" office:value="0.14965000000000001" table:style-name="ce1">
            <text:p>0.14965</text:p>
          </table:table-cell>
          <table:table-cell office:value-type="float" office:value="-0.14965000000000001" table:style-name="ce1">
            <text:p>-0.14965</text:p>
          </table:table-cell>
          <table:table-cell office:value-type="float" office:value="1.0398000000000001" table:style-name="ce1">
            <text:p>1.0398</text:p>
          </table:table-cell>
          <table:table-cell office:value-type="float" office:value="0.37412000000000001" table:style-name="ce1">
            <text:p>0.374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38945999999999997" table:style-name="ce1">
            <text:p>0.38946</text:p>
          </table:table-cell>
          <table:table-cell office:value-type="float" office:value="-0.38945999999999997" table:style-name="ce1">
            <text:p>-0.38946</text:p>
          </table:table-cell>
          <table:table-cell office:value-type="float" office:value="1.0398000000000001" table:style-name="ce1">
            <text:p>1.0398</text:p>
          </table:table-cell>
          <table:table-cell office:value-type="float" office:value="0.97364000000000006" table:style-name="ce1">
            <text:p>0.973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5"/>
          <table:table-cell office:value-type="float" table:style-name="ce1" office:value="0.042660000000000003"/>
          <table:table-cell office:value-type="float" office:value="8.3999999999999995E-3" table:style-name="ce1">
            <text:p>0.0084</text:p>
          </table:table-cell>
          <table:table-cell office:value-type="float" office:value="1.966E-2" table:style-name="ce1">
            <text:p>0.01966</text:p>
          </table:table-cell>
          <table:table-cell office:value-type="float" office:value="-1.966E-2" table:style-name="ce1">
            <text:p>-0.01966</text:p>
          </table:table-cell>
          <table:table-cell office:value-type="float" office:value="1.0432999999999999" table:style-name="ce1">
            <text:p>1.0433</text:p>
          </table:table-cell>
          <table:table-cell office:value-type="float" office:value="4.9149999999999999E-2" table:style-name="ce1">
            <text:p>0.049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5"/>
          <table:table-cell office:value-type="float" table:style-name="ce1" office:value="0.23922999999999997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432999999999999" table:style-name="ce1">
            <text:p>1.0433</text:p>
          </table:table-cell>
          <table:table-cell office:value-type="float" office:value="0.45899999999999996" table:style-name="ce1">
            <text:p>0.4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3722000000000001" table:style-name="ce1">
            <text:p>0.13722</text:p>
          </table:table-cell>
          <table:table-cell office:value-type="float" office:value="-0.13722000000000001" table:style-name="ce1">
            <text:p>-0.13722</text:p>
          </table:table-cell>
          <table:table-cell office:value-type="float" office:value="1.0432999999999999" table:style-name="ce1">
            <text:p>1.0433</text:p>
          </table:table-cell>
          <table:table-cell office:value-type="float" office:value="0.34305999999999998" table:style-name="ce1">
            <text:p>0.343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5"/>
          <table:table-cell office:value-type="float" table:style-name="ce1" office:value="0.16027000000000002"/>
          <table:table-cell office:value-type="float" office:value="4.8799999999999996E-2" table:style-name="ce1">
            <text:p>0.0488</text:p>
          </table:table-cell>
          <table:table-cell office:value-type="float" office:value="0.1142" table:style-name="ce1">
            <text:p>0.1142</text:p>
          </table:table-cell>
          <table:table-cell office:value-type="float" office:value="-0.1142" table:style-name="ce1">
            <text:p>-0.1142</text:p>
          </table:table-cell>
          <table:table-cell office:value-type="float" office:value="1.0432999999999999" table:style-name="ce1">
            <text:p>1.0433</text:p>
          </table:table-cell>
          <table:table-cell office:value-type="float" office:value="0.28550999999999999" table:style-name="ce1">
            <text:p>0.285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5"/>
          <table:table-cell office:value-type="float" table:style-name="ce1" office:value="0.11365"/>
          <table:table-cell office:value-type="float" office:value="0.89188999999999996" table:style-name="ce1">
            <text:p>0.89189</text:p>
          </table:table-cell>
          <table:table-cell office:value-type="float" office:value="2.0870500000000001" table:style-name="ce1">
            <text:p>2.08705</text:p>
          </table:table-cell>
          <table:table-cell office:value-type="float" office:value="-2.0870500000000001" table:style-name="ce1">
            <text:p>-2.08705</text:p>
          </table:table-cell>
          <table:table-cell office:value-type="float" office:value="1.0432999999999999" table:style-name="ce1">
            <text:p>1.0433</text:p>
          </table:table-cell>
          <table:table-cell office:value-type="float" office:value="5.2176300000000007" table:style-name="ce1">
            <text:p>5.217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6"/>
          <table:table-cell office:value-type="float" table:style-name="ce1" office:value="1.33782"/>
          <table:table-cell office:value-type="float" office:value="0.44244" table:style-name="ce1">
            <text:p>0.44244</text:p>
          </table:table-cell>
          <table:table-cell office:value-type="float" office:value="0.61648000000000003" table:style-name="ce1">
            <text:p>0.61648</text:p>
          </table:table-cell>
          <table:table-cell office:value-type="float" office:value="-0.61648000000000003" table:style-name="ce1">
            <text:p>-0.61648</text:p>
          </table:table-cell>
          <table:table-cell office:value-type="float" office:value="1.0374000000000001" table:style-name="ce1">
            <text:p>1.0374</text:p>
          </table:table-cell>
          <table:table-cell office:value-type="float" office:value="1.5412100000000002" table:style-name="ce1">
            <text:p>1.541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6"/>
          <table:table-cell office:value-type="float" table:style-name="ce1" office:value="0.045579999999999996"/>
          <table:table-cell office:value-type="float" office:value="0.60067000000000004" table:style-name="ce1">
            <text:p>0.60067</text:p>
          </table:table-cell>
          <table:table-cell office:value-type="float" office:value="0.83694999999999997" table:style-name="ce1">
            <text:p>0.83695</text:p>
          </table:table-cell>
          <table:table-cell office:value-type="float" office:value="-0.83694999999999997" table:style-name="ce1">
            <text:p>-0.83695</text:p>
          </table:table-cell>
          <table:table-cell office:value-type="float" office:value="1.0374000000000001" table:style-name="ce1">
            <text:p>1.0374</text:p>
          </table:table-cell>
          <table:table-cell office:value-type="float" office:value="2.0923799999999999" table:style-name="ce1">
            <text:p>2.092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6"/>
          <table:table-cell office:value-type="float" table:style-name="ce1" office:value="0.2371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74000000000001" table:style-name="ce1">
            <text:p>1.0374</text:p>
          </table:table-cell>
          <table:table-cell office:value-type="float" office:value="0.45500000000000002" table:style-name="ce1">
            <text:p>0.4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6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6034999999999999" table:style-name="ce1">
            <text:p>0.16035</text:p>
          </table:table-cell>
          <table:table-cell office:value-type="float" office:value="-0.16034999999999999" table:style-name="ce1">
            <text:p>-0.16035</text:p>
          </table:table-cell>
          <table:table-cell office:value-type="float" office:value="1.0374000000000001" table:style-name="ce1">
            <text:p>1.0374</text:p>
          </table:table-cell>
          <table:table-cell office:value-type="float" office:value="0.40087000000000006" table:style-name="ce1">
            <text:p>0.400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7"/>
          <table:table-cell office:value-type="float" table:style-name="ce1" office:value="0.71"/>
          <table:table-cell office:value-type="float" office:value="0.24229000000000001" table:style-name="ce1">
            <text:p>0.24229</text:p>
          </table:table-cell>
          <table:table-cell office:value-type="float" office:value="0.375" table:style-name="ce1">
            <text:p>0.375</text:p>
          </table:table-cell>
          <table:table-cell office:value-type="float" office:value="-0.3" table:style-name="ce1">
            <text:p>-0.3</text:p>
          </table:table-cell>
          <table:table-cell office:value-type="float" office:value="1.0401" table:style-name="ce1">
            <text:p>1.0401</text:p>
          </table:table-cell>
          <table:table-cell office:value-type="float" office:value="0.75" table:style-name="ce1">
            <text:p>0.75</text:p>
          </table:table-cell>
          <table:table-cell office:value-type="float" office:value="0.375" table:style-name="ce1">
            <text:p>0.37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7"/>
          <table:table-cell office:value-type="float" table:style-name="ce1" office:value="0.61005"/>
          <table:table-cell office:value-type="float" office:value="0.17838999999999999" table:style-name="ce1">
            <text:p>0.17839</text:p>
          </table:table-cell>
          <table:table-cell office:value-type="float" office:value="0.28111999999999998" table:style-name="ce1">
            <text:p>0.28112</text:p>
          </table:table-cell>
          <table:table-cell office:value-type="float" office:value="-0.28111999999999998" table:style-name="ce1">
            <text:p>-0.28112</text:p>
          </table:table-cell>
          <table:table-cell office:value-type="float" office:value="1.0401" table:style-name="ce1">
            <text:p>1.0401</text:p>
          </table:table-cell>
          <table:table-cell office:value-type="float" office:value="0.70279999999999998" table:style-name="ce1">
            <text:p>0.70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7"/>
          <table:table-cell office:value-type="float" table:style-name="ce1" office:value="0.05209"/>
          <table:table-cell office:value-type="float" office:value="0.60699000000000003" table:style-name="ce1">
            <text:p>0.60699</text:p>
          </table:table-cell>
          <table:table-cell office:value-type="float" office:value="0.95653999999999995" table:style-name="ce1">
            <text:p>0.95654</text:p>
          </table:table-cell>
          <table:table-cell office:value-type="float" office:value="-0.95653999999999995" table:style-name="ce1">
            <text:p>-0.95654</text:p>
          </table:table-cell>
          <table:table-cell office:value-type="float" office:value="1.0401" table:style-name="ce1">
            <text:p>1.0401</text:p>
          </table:table-cell>
          <table:table-cell office:value-type="float" office:value="2.3913500000000001" table:style-name="ce1">
            <text:p>2.391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7"/>
          <table:table-cell office:value-type="float" table:style-name="ce1" office:value="0.09538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401" table:style-name="ce1">
            <text:p>1.0401</text:p>
          </table:table-cell>
          <table:table-cell office:value-type="float" office:value="0.183" table:style-name="ce1">
            <text:p>0.1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8"/>
          <table:table-cell office:value-type="float" table:style-name="ce1" office:value="0.10472"/>
          <table:table-cell office:value-type="float" office:value="2.4510000000000001E-2" table:style-name="ce1">
            <text:p>0.02451</text:p>
          </table:table-cell>
          <table:table-cell office:value-type="float" office:value="4.8259999999999997E-2" table:style-name="ce1">
            <text:p>0.04826</text:p>
          </table:table-cell>
          <table:table-cell office:value-type="float" office:value="-4.8259999999999997E-2" table:style-name="ce1">
            <text:p>-0.04826</text:p>
          </table:table-cell>
          <table:table-cell office:value-type="float" office:value="1.0176000000000001" table:style-name="ce1">
            <text:p>1.0176</text:p>
          </table:table-cell>
          <table:table-cell office:value-type="float" office:value="0.12064" table:style-name="ce1">
            <text:p>0.120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9"/>
          <table:table-cell office:value-type="float" table:style-name="ce1" office:value="0.05702"/>
          <table:table-cell office:value-type="float" office:value="0.57401000000000002" table:style-name="ce1">
            <text:p>0.57401</text:p>
          </table:table-cell>
          <table:table-cell office:value-type="float" office:value="1.0471599999999999" table:style-name="ce1">
            <text:p>1.04716</text:p>
          </table:table-cell>
          <table:table-cell office:value-type="float" office:value="-1.0471599999999999" table:style-name="ce1">
            <text:p>-1.04716</text:p>
          </table:table-cell>
          <table:table-cell office:value-type="float" office:value="1.0381" table:style-name="ce1">
            <text:p>1.0381</text:p>
          </table:table-cell>
          <table:table-cell office:value-type="float" office:value="2.6179000000000001" table:style-name="ce1">
            <text:p>2.61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9"/>
          <table:table-cell office:value-type="float" table:style-name="ce1" office:value="0.71563"/>
          <table:table-cell office:value-type="float" office:value="0.18077000000000001" table:style-name="ce1">
            <text:p>0.18077</text:p>
          </table:table-cell>
          <table:table-cell office:value-type="float" office:value="0.32976999999999995" table:style-name="ce1">
            <text:p>0.32977</text:p>
          </table:table-cell>
          <table:table-cell office:value-type="float" office:value="-0.32976999999999995" table:style-name="ce1">
            <text:p>-0.32977</text:p>
          </table:table-cell>
          <table:table-cell office:value-type="float" office:value="1.0381" table:style-name="ce1">
            <text:p>1.0381</text:p>
          </table:table-cell>
          <table:table-cell office:value-type="float" office:value="0.82443" table:style-name="ce1">
            <text:p>0.824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9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30268" table:style-name="ce1">
            <text:p>0.30268</text:p>
          </table:table-cell>
          <table:table-cell office:value-type="float" office:value="-0.30268" table:style-name="ce1">
            <text:p>-0.30268</text:p>
          </table:table-cell>
          <table:table-cell office:value-type="float" office:value="1.0381" table:style-name="ce1">
            <text:p>1.0381</text:p>
          </table:table-cell>
          <table:table-cell office:value-type="float" office:value="0.75668999999999997" table:style-name="ce1">
            <text:p>0.756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0"/>
          <table:table-cell office:value-type="float" table:style-name="ce1" office:value="0.04948"/>
          <table:table-cell office:value-type="float" office:value="0.31712000000000001" table:style-name="ce1">
            <text:p>0.31712</text:p>
          </table:table-cell>
          <table:table-cell office:value-type="float" office:value="0.90863000000000005" table:style-name="ce1">
            <text:p>0.90863</text:p>
          </table:table-cell>
          <table:table-cell office:value-type="float" office:value="-0.90863000000000005" table:style-name="ce1">
            <text:p>-0.90863</text:p>
          </table:table-cell>
          <table:table-cell office:value-type="float" office:value="1.0165999999999999" table:style-name="ce1">
            <text:p>1.0166</text:p>
          </table:table-cell>
          <table:table-cell office:value-type="float" office:value="2.2715700000000001" table:style-name="ce1">
            <text:p>2.271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0"/>
          <table:table-cell office:value-type="float" table:style-name="ce1" office:value="0.30297999999999997"/>
          <table:table-cell office:value-type="float" office:value="4.8730000000000002E-2" table:style-name="ce1">
            <text:p>0.04873</text:p>
          </table:table-cell>
          <table:table-cell office:value-type="float" office:value="0.13961999999999999" table:style-name="ce1">
            <text:p>0.13962</text:p>
          </table:table-cell>
          <table:table-cell office:value-type="float" office:value="-0.13961999999999999" table:style-name="ce1">
            <text:p>-0.13962</text:p>
          </table:table-cell>
          <table:table-cell office:value-type="float" office:value="1.0165999999999999" table:style-name="ce1">
            <text:p>1.0166</text:p>
          </table:table-cell>
          <table:table-cell office:value-type="float" office:value="0.34905000000000003" table:style-name="ce1">
            <text:p>0.34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0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3722000000000001" table:style-name="ce1">
            <text:p>0.13722</text:p>
          </table:table-cell>
          <table:table-cell office:value-type="float" office:value="-0.13722000000000001" table:style-name="ce1">
            <text:p>-0.13722</text:p>
          </table:table-cell>
          <table:table-cell office:value-type="float" office:value="1.0165999999999999" table:style-name="ce1">
            <text:p>1.0166</text:p>
          </table:table-cell>
          <table:table-cell office:value-type="float" office:value="0.34305999999999998" table:style-name="ce1">
            <text:p>0.343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1"/>
          <table:table-cell office:value-type="float" table:style-name="ce1" office:value="0.0870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78000000000001" table:style-name="ce1">
            <text:p>1.0378</text:p>
          </table:table-cell>
          <table:table-cell office:value-type="float" office:value="0.16699999999999998" table:style-name="ce1">
            <text:p>0.1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1"/>
          <table:table-cell office:value-type="float" table:style-name="ce1" office:value="1.14037"/>
          <table:table-cell office:value-type="float" office:value="0.34819" table:style-name="ce1">
            <text:p>0.34819</text:p>
          </table:table-cell>
          <table:table-cell office:value-type="float" office:value="0.52549000000000001" table:style-name="ce1">
            <text:p>0.52549</text:p>
          </table:table-cell>
          <table:table-cell office:value-type="float" office:value="-0.52549000000000001" table:style-name="ce1">
            <text:p>-0.52549</text:p>
          </table:table-cell>
          <table:table-cell office:value-type="float" office:value="1.0378000000000001" table:style-name="ce1">
            <text:p>1.0378</text:p>
          </table:table-cell>
          <table:table-cell office:value-type="float" office:value="1.3137299999999998" table:style-name="ce1">
            <text:p>1.313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1"/>
          <table:table-cell office:value-type="float" table:style-name="ce1" office:value="0.07055"/>
          <table:table-cell office:value-type="float" office:value="0.85846" table:style-name="ce1">
            <text:p>0.85846</text:p>
          </table:table-cell>
          <table:table-cell office:value-type="float" office:value="1.2956200000000002" table:style-name="ce1">
            <text:p>1.29562</text:p>
          </table:table-cell>
          <table:table-cell office:value-type="float" office:value="-1.2956200000000002" table:style-name="ce1">
            <text:p>-1.29562</text:p>
          </table:table-cell>
          <table:table-cell office:value-type="float" office:value="1.0378000000000001" table:style-name="ce1">
            <text:p>1.0378</text:p>
          </table:table-cell>
          <table:table-cell office:value-type="float" office:value="3.2390499999999998" table:style-name="ce1">
            <text:p>3.23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2"/>
          <table:table-cell office:value-type="float" table:style-name="ce1" office:value="1.53125"/>
          <table:table-cell office:value-type="float" office:value="0.51216000000000006" table:style-name="ce1">
            <text:p>0.51216</text:p>
          </table:table-cell>
          <table:table-cell office:value-type="float" office:value="0.70562000000000002" table:style-name="ce1">
            <text:p>0.70562</text:p>
          </table:table-cell>
          <table:table-cell office:value-type="float" office:value="-0.70562000000000002" table:style-name="ce1">
            <text:p>-0.70562</text:p>
          </table:table-cell>
          <table:table-cell office:value-type="float" office:value="1.0268999999999999" table:style-name="ce1">
            <text:p>1.0269</text:p>
          </table:table-cell>
          <table:table-cell office:value-type="float" office:value="1.7640400000000001" table:style-name="ce1">
            <text:p>1.764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4766000000000001" table:style-name="ce1">
            <text:p>0.14766</text:p>
          </table:table-cell>
          <table:table-cell office:value-type="float" office:value="-0.14766000000000001" table:style-name="ce1">
            <text:p>-0.14766</text:p>
          </table:table-cell>
          <table:table-cell office:value-type="float" office:value="1.0268999999999999" table:style-name="ce1">
            <text:p>1.0269</text:p>
          </table:table-cell>
          <table:table-cell office:value-type="float" office:value="0.36914000000000002" table:style-name="ce1">
            <text:p>0.369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3"/>
          <table:table-cell office:value-type="float" table:style-name="ce1" office:value="0.032170000000000004"/>
          <table:table-cell office:value-type="float" office:value="0.38289000000000001" table:style-name="ce1">
            <text:p>0.38289</text:p>
          </table:table-cell>
          <table:table-cell office:value-type="float" office:value="0.59078000000000008" table:style-name="ce1">
            <text:p>0.59078</text:p>
          </table:table-cell>
          <table:table-cell office:value-type="float" office:value="-0.59078000000000008" table:style-name="ce1">
            <text:p>-0.59078</text:p>
          </table:table-cell>
          <table:table-cell office:value-type="float" office:value="1.0395000000000001" table:style-name="ce1">
            <text:p>1.0395</text:p>
          </table:table-cell>
          <table:table-cell office:value-type="float" office:value="1.4769399999999999" table:style-name="ce1">
            <text:p>1.476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7303999999999997" table:style-name="ce1">
            <text:p>0.17304</text:p>
          </table:table-cell>
          <table:table-cell office:value-type="float" office:value="-0.17303999999999997" table:style-name="ce1">
            <text:p>-0.17304</text:p>
          </table:table-cell>
          <table:table-cell office:value-type="float" office:value="1.0378000000000001" table:style-name="ce1">
            <text:p>1.0378</text:p>
          </table:table-cell>
          <table:table-cell office:value-type="float" office:value="0.43259999999999998" table:style-name="ce1">
            <text:p>0.43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4"/>
          <table:table-cell office:value-type="float" table:style-name="ce1" office:value="0.07893"/>
          <table:table-cell office:value-type="float" office:value="5.77E-3" table:style-name="ce1">
            <text:p>0.00577</text:p>
          </table:table-cell>
          <table:table-cell office:value-type="float" office:value="3.637E-2" table:style-name="ce1">
            <text:p>0.03637</text:p>
          </table:table-cell>
          <table:table-cell office:value-type="float" office:value="-3.637E-2" table:style-name="ce1">
            <text:p>-0.03637</text:p>
          </table:table-cell>
          <table:table-cell office:value-type="float" office:value="1.0378000000000001" table:style-name="ce1">
            <text:p>1.0378</text:p>
          </table:table-cell>
          <table:table-cell office:value-type="float" office:value="9.0929999999999997E-2" table:style-name="ce1">
            <text:p>0.09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5"/>
          <table:table-cell office:value-type="float" table:style-name="ce1" office:value="0.053869999999999994"/>
          <table:table-cell office:value-type="float" office:value="0.69896000000000003" table:style-name="ce1">
            <text:p>0.69896</text:p>
          </table:table-cell>
          <table:table-cell office:value-type="float" office:value="0.98921999999999999" table:style-name="ce1">
            <text:p>0.98922</text:p>
          </table:table-cell>
          <table:table-cell office:value-type="float" office:value="-0.98921999999999999" table:style-name="ce1">
            <text:p>-0.98922</text:p>
          </table:table-cell>
          <table:table-cell office:value-type="float" office:value="1.0389999999999999" table:style-name="ce1">
            <text:p>1.039</text:p>
          </table:table-cell>
          <table:table-cell office:value-type="float" office:value="2.4730500000000002" table:style-name="ce1">
            <text:p>2.473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5"/>
          <table:table-cell office:value-type="float" table:style-name="ce1" office:value="0.025539999999999997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89999999999999" table:style-name="ce1">
            <text:p>1.039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5"/>
          <table:table-cell office:value-type="float" table:style-name="ce1" office:value="0.26269"/>
          <table:table-cell office:value-type="float" office:value="8.5530000000000009E-2" table:style-name="ce1">
            <text:p>0.08553</text:p>
          </table:table-cell>
          <table:table-cell office:value-type="float" office:value="0.12105" table:style-name="ce1">
            <text:p>0.12105</text:p>
          </table:table-cell>
          <table:table-cell office:value-type="float" office:value="-0.12105" table:style-name="ce1">
            <text:p>-0.12105</text:p>
          </table:table-cell>
          <table:table-cell office:value-type="float" office:value="1.0389999999999999" table:style-name="ce1">
            <text:p>1.039</text:p>
          </table:table-cell>
          <table:table-cell office:value-type="float" office:value="0.30262" table:style-name="ce1">
            <text:p>0.302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6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8936" table:style-name="ce1">
            <text:p>0.18936</text:p>
          </table:table-cell>
          <table:table-cell office:value-type="float" office:value="-0.18936" table:style-name="ce1">
            <text:p>-0.18936</text:p>
          </table:table-cell>
          <table:table-cell office:value-type="float" office:value="1.0298" table:style-name="ce1">
            <text:p>1.0298</text:p>
          </table:table-cell>
          <table:table-cell office:value-type="float" office:value="0.47340000000000004" table:style-name="ce1">
            <text:p>0.47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6"/>
          <table:table-cell office:value-type="float" table:style-name="ce1" office:value="0.034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98" table:style-name="ce1">
            <text:p>1.0298</text:p>
          </table:table-cell>
          <table:table-cell office:value-type="float" office:value="6.6000000000000003E-2" table:style-name="ce1">
            <text:p>0.0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6"/>
          <table:table-cell office:value-type="float" table:style-name="ce1" office:value="0.07893"/>
          <table:table-cell office:value-type="float" office:value="1.2709999999999999E-2" table:style-name="ce1">
            <text:p>0.01271</text:p>
          </table:table-cell>
          <table:table-cell office:value-type="float" office:value="3.637E-2" table:style-name="ce1">
            <text:p>0.03637</text:p>
          </table:table-cell>
          <table:table-cell office:value-type="float" office:value="-3.637E-2" table:style-name="ce1">
            <text:p>-0.03637</text:p>
          </table:table-cell>
          <table:table-cell office:value-type="float" office:value="1.0298" table:style-name="ce1">
            <text:p>1.0298</text:p>
          </table:table-cell>
          <table:table-cell office:value-type="float" office:value="9.0929999999999997E-2" table:style-name="ce1">
            <text:p>0.09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7"/>
          <table:table-cell office:value-type="float" table:style-name="ce1" office:value="0.10553000000000001"/>
          <table:table-cell office:value-type="float" office:value="1.272E-2" table:style-name="ce1">
            <text:p>0.01272</text:p>
          </table:table-cell>
          <table:table-cell office:value-type="float" office:value="4.8630000000000007E-2" table:style-name="ce1">
            <text:p>0.04863</text:p>
          </table:table-cell>
          <table:table-cell office:value-type="float" office:value="-4.8630000000000007E-2" table:style-name="ce1">
            <text:p>-0.04863</text:p>
          </table:table-cell>
          <table:table-cell office:value-type="float" office:value="1.036" table:style-name="ce1">
            <text:p>1.036</text:p>
          </table:table-cell>
          <table:table-cell office:value-type="float" office:value="0.12157" table:style-name="ce1">
            <text:p>0.121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7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3722000000000001" table:style-name="ce1">
            <text:p>0.13722</text:p>
          </table:table-cell>
          <table:table-cell office:value-type="float" office:value="-0.13722000000000001" table:style-name="ce1">
            <text:p>-0.13722</text:p>
          </table:table-cell>
          <table:table-cell office:value-type="float" office:value="1.036" table:style-name="ce1">
            <text:p>1.036</text:p>
          </table:table-cell>
          <table:table-cell office:value-type="float" office:value="0.34305999999999998" table:style-name="ce1">
            <text:p>0.343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1.0415099999999999" table:style-name="ce1">
            <text:p>1.04151</text:p>
          </table:table-cell>
          <table:table-cell office:value-type="float" office:value="-1.0415099999999999" table:style-name="ce1">
            <text:p>-1.04151</text:p>
          </table:table-cell>
          <table:table-cell office:value-type="float" office:value="1.0227999999999999" table:style-name="ce1">
            <text:p>1.0228</text:p>
          </table:table-cell>
          <table:table-cell office:value-type="float" office:value="2.6037699999999999" table:style-name="ce1">
            <text:p>2.603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8"/>
          <table:table-cell office:value-type="float" table:style-name="ce1" office:value="0.03596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27999999999999" table:style-name="ce1">
            <text:p>1.0228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9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3722000000000001" table:style-name="ce1">
            <text:p>0.13722</text:p>
          </table:table-cell>
          <table:table-cell office:value-type="float" office:value="-0.13722000000000001" table:style-name="ce1">
            <text:p>-0.13722</text:p>
          </table:table-cell>
          <table:table-cell office:value-type="float" office:value="1.0290999999999999" table:style-name="ce1">
            <text:p>1.0291</text:p>
          </table:table-cell>
          <table:table-cell office:value-type="float" office:value="0.34305999999999998" table:style-name="ce1">
            <text:p>0.343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9"/>
          <table:table-cell office:value-type="float" table:style-name="ce1" office:value="0.13373"/>
          <table:table-cell office:value-type="float" office:value="2.3530000000000002E-2" table:style-name="ce1">
            <text:p>0.02353</text:p>
          </table:table-cell>
          <table:table-cell office:value-type="float" office:value="6.1630000000000004E-2" table:style-name="ce1">
            <text:p>0.06163</text:p>
          </table:table-cell>
          <table:table-cell office:value-type="float" office:value="-6.1630000000000004E-2" table:style-name="ce1">
            <text:p>-0.06163</text:p>
          </table:table-cell>
          <table:table-cell office:value-type="float" office:value="1.0290999999999999" table:style-name="ce1">
            <text:p>1.0291</text:p>
          </table:table-cell>
          <table:table-cell office:value-type="float" office:value="0.15407000000000001" table:style-name="ce1">
            <text:p>0.154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0"/>
          <table:table-cell office:value-type="float" table:style-name="ce1" office:value="0.18611999999999998"/>
          <table:table-cell office:value-type="float" office:value="5.5789999999999999E-2" table:style-name="ce1">
            <text:p>0.05579</text:p>
          </table:table-cell>
          <table:table-cell office:value-type="float" office:value="8.5769999999999999E-2" table:style-name="ce1">
            <text:p>0.08577</text:p>
          </table:table-cell>
          <table:table-cell office:value-type="float" office:value="-8.5769999999999999E-2" table:style-name="ce1">
            <text:p>-0.08577</text:p>
          </table:table-cell>
          <table:table-cell office:value-type="float" office:value="1.0408999999999999" table:style-name="ce1">
            <text:p>1.0409</text:p>
          </table:table-cell>
          <table:table-cell office:value-type="float" office:value="0.21442" table:style-name="ce1">
            <text:p>0.214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0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3769000000000001" table:style-name="ce1">
            <text:p>0.13769</text:p>
          </table:table-cell>
          <table:table-cell office:value-type="float" office:value="-0.13769000000000001" table:style-name="ce1">
            <text:p>-0.13769</text:p>
          </table:table-cell>
          <table:table-cell office:value-type="float" office:value="1.0408999999999999" table:style-name="ce1">
            <text:p>1.0409</text:p>
          </table:table-cell>
          <table:table-cell office:value-type="float" office:value="0.34421000000000002" table:style-name="ce1">
            <text:p>0.344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0"/>
          <table:table-cell office:value-type="float" table:style-name="ce1" office:value="0.14385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408999999999999" table:style-name="ce1">
            <text:p>1.0409</text:p>
          </table:table-cell>
          <table:table-cell office:value-type="float" office:value="0.27600000000000002" table:style-name="ce1">
            <text:p>0.2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0"/>
          <table:table-cell office:value-type="float" table:style-name="ce1" office:value="0.0678"/>
          <table:table-cell office:value-type="float" office:value="0.80993999999999999" table:style-name="ce1">
            <text:p>0.80994</text:p>
          </table:table-cell>
          <table:table-cell office:value-type="float" office:value="1.2451099999999999" table:style-name="ce1">
            <text:p>1.24511</text:p>
          </table:table-cell>
          <table:table-cell office:value-type="float" office:value="-1.2451099999999999" table:style-name="ce1">
            <text:p>-1.24511</text:p>
          </table:table-cell>
          <table:table-cell office:value-type="float" office:value="1.0408999999999999" table:style-name="ce1">
            <text:p>1.0409</text:p>
          </table:table-cell>
          <table:table-cell office:value-type="float" office:value="3.1127699999999998" table:style-name="ce1">
            <text:p>3.112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2"/>
          <table:table-cell office:value-type="float" table:style-name="ce1" office:value="0.04347"/>
          <table:table-cell office:value-type="float" office:value="8.2199999999999999E-3" table:style-name="ce1">
            <text:p>0.00822</text:p>
          </table:table-cell>
          <table:table-cell office:value-type="float" office:value="2.0030000000000003E-2" table:style-name="ce1">
            <text:p>0.02003</text:p>
          </table:table-cell>
          <table:table-cell office:value-type="float" office:value="-2.0030000000000003E-2" table:style-name="ce1">
            <text:p>-0.02003</text:p>
          </table:table-cell>
          <table:table-cell office:value-type="float" office:value="1.0401" table:style-name="ce1">
            <text:p>1.0401</text:p>
          </table:table-cell>
          <table:table-cell office:value-type="float" office:value="5.008E-2" table:style-name="ce1">
            <text:p>0.050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2"/>
          <table:table-cell office:value-type="float" table:style-name="ce1" office:value="0.0674"/>
          <table:table-cell office:value-type="float" office:value="0.50810999999999995" table:style-name="ce1">
            <text:p>0.50811</text:p>
          </table:table-cell>
          <table:table-cell office:value-type="float" office:value="1.2376800000000001" table:style-name="ce1">
            <text:p>1.23768</text:p>
          </table:table-cell>
          <table:table-cell office:value-type="float" office:value="-1.2376800000000001" table:style-name="ce1">
            <text:p>-1.23768</text:p>
          </table:table-cell>
          <table:table-cell office:value-type="float" office:value="1.0401" table:style-name="ce1">
            <text:p>1.0401</text:p>
          </table:table-cell>
          <table:table-cell office:value-type="float" office:value="3.0942000000000003" table:style-name="ce1">
            <text:p>3.09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3"/>
          <table:table-cell office:value-type="float" table:style-name="ce1" office:value="0.04681"/>
          <table:table-cell office:value-type="float" office:value="0.47593000000000002" table:style-name="ce1">
            <text:p>0.47593</text:p>
          </table:table-cell>
          <table:table-cell office:value-type="float" office:value="0.85960999999999999" table:style-name="ce1">
            <text:p>0.85961</text:p>
          </table:table-cell>
          <table:table-cell office:value-type="float" office:value="-0.85960999999999999" table:style-name="ce1">
            <text:p>-0.85961</text:p>
          </table:table-cell>
          <table:table-cell office:value-type="float" office:value="1.0339" table:style-name="ce1">
            <text:p>1.0339</text:p>
          </table:table-cell>
          <table:table-cell office:value-type="float" office:value="2.1490199999999997" table:style-name="ce1">
            <text:p>2.149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3"/>
          <table:table-cell office:value-type="float" table:style-name="ce1" office:value="3.285"/>
          <table:table-cell office:value-type="float" office:value="0.83811000000000002" table:style-name="ce1">
            <text:p>0.83811</text:p>
          </table:table-cell>
          <table:table-cell office:value-type="float" office:value="1.51376" table:style-name="ce1">
            <text:p>1.51376</text:p>
          </table:table-cell>
          <table:table-cell office:value-type="float" office:value="-1.51376" table:style-name="ce1">
            <text:p>-1.51376</text:p>
          </table:table-cell>
          <table:table-cell office:value-type="float" office:value="1.0339" table:style-name="ce1">
            <text:p>1.0339</text:p>
          </table:table-cell>
          <table:table-cell office:value-type="float" office:value="3.7844099999999998" table:style-name="ce1">
            <text:p>3.784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9732999999999998" table:style-name="ce1">
            <text:p>0.29733</text:p>
          </table:table-cell>
          <table:table-cell office:value-type="float" office:value="-0.29732999999999998" table:style-name="ce1">
            <text:p>-0.29733</text:p>
          </table:table-cell>
          <table:table-cell office:value-type="float" office:value="1.0247999999999999" table:style-name="ce1">
            <text:p>1.0248</text:p>
          </table:table-cell>
          <table:table-cell office:value-type="float" office:value="0.74331999999999998" table:style-name="ce1">
            <text:p>0.743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7303999999999997" table:style-name="ce1">
            <text:p>0.17304</text:p>
          </table:table-cell>
          <table:table-cell office:value-type="float" office:value="-0.17303999999999997" table:style-name="ce1">
            <text:p>-0.17304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0.43259999999999998" table:style-name="ce1">
            <text:p>0.43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5"/>
          <table:table-cell office:value-type="float" table:style-name="ce1" office:value="0.07490000000000001"/>
          <table:table-cell office:value-type="float" office:value="3.5599999999999998E-3" table:style-name="ce1">
            <text:p>0.00356</text:p>
          </table:table-cell>
          <table:table-cell office:value-type="float" office:value="3.4509999999999999E-2" table:style-name="ce1">
            <text:p>0.03451</text:p>
          </table:table-cell>
          <table:table-cell office:value-type="float" office:value="-3.4509999999999999E-2" table:style-name="ce1">
            <text:p>-0.03451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8.6289999999999992E-2" table:style-name="ce1">
            <text:p>0.086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7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722" table:style-name="ce1">
            <text:p>0.2722</text:p>
          </table:table-cell>
          <table:table-cell office:value-type="float" office:value="-0.2722" table:style-name="ce1">
            <text:p>-0.2722</text:p>
          </table:table-cell>
          <table:table-cell office:value-type="float" office:value="1.0322" table:style-name="ce1">
            <text:p>1.0322</text:p>
          </table:table-cell>
          <table:table-cell office:value-type="float" office:value="0.68049999999999999" table:style-name="ce1">
            <text:p>0.68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7"/>
          <table:table-cell office:value-type="float" table:style-name="ce1" office:value="0.04427"/>
          <table:table-cell office:value-type="float" office:value="8.7100000000000007E-3" table:style-name="ce1">
            <text:p>0.00871</text:p>
          </table:table-cell>
          <table:table-cell office:value-type="float" office:value="2.0400000000000001E-2" table:style-name="ce1">
            <text:p>0.0204</text:p>
          </table:table-cell>
          <table:table-cell office:value-type="float" office:value="-2.0400000000000001E-2" table:style-name="ce1">
            <text:p>-0.0204</text:p>
          </table:table-cell>
          <table:table-cell office:value-type="float" office:value="1.0322" table:style-name="ce1">
            <text:p>1.0322</text:p>
          </table:table-cell>
          <table:table-cell office:value-type="float" office:value="5.101E-2" table:style-name="ce1">
            <text:p>0.05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.45933999999999997"/>
          <table:table-cell office:value-type="float" office:value="2.3119999999999998E-2" table:style-name="ce1">
            <text:p>0.02312</text:p>
          </table:table-cell>
          <table:table-cell office:value-type="float" office:value="0.21167000000000002" table:style-name="ce1">
            <text:p>0.21167</text:p>
          </table:table-cell>
          <table:table-cell office:value-type="float" office:value="-0.21167000000000002" table:style-name="ce1">
            <text:p>-0.21167</text:p>
          </table:table-cell>
          <table:table-cell office:value-type="float" office:value="1.0237000000000001" table:style-name="ce1">
            <text:p>1.0237</text:p>
          </table:table-cell>
          <table:table-cell office:value-type="float" office:value="0.52917000000000003" table:style-name="ce1">
            <text:p>0.529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.08800000000000001"/>
          <table:table-cell office:value-type="float" office:value="7.6300000000000005E-3" table:style-name="ce1">
            <text:p>0.00763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237000000000001" table:style-name="ce1">
            <text:p>1.0237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.08800000000000001"/>
          <table:table-cell office:value-type="float" office:value="7.6300000000000005E-3" table:style-name="ce1">
            <text:p>0.00763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237000000000001" table:style-name="ce1">
            <text:p>1.0237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35435" table:style-name="ce1">
            <text:p>0.35435</text:p>
          </table:table-cell>
          <table:table-cell office:value-type="float" office:value="-0.35435" table:style-name="ce1">
            <text:p>-0.35435</text:p>
          </table:table-cell>
          <table:table-cell office:value-type="float" office:value="1.0237000000000001" table:style-name="ce1">
            <text:p>1.0237</text:p>
          </table:table-cell>
          <table:table-cell office:value-type="float" office:value="0.88587000000000005" table:style-name="ce1">
            <text:p>0.885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25" table:style-name="ce1">
            <text:p>0.125</text:p>
          </table:table-cell>
          <table:table-cell office:value-type="float" office:value="-0.1" table:style-name="ce1">
            <text:p>-0.1</text:p>
          </table:table-cell>
          <table:table-cell office:value-type="float" office:value="1.0237000000000001" table:style-name="ce1">
            <text:p>1.0237</text:p>
          </table:table-cell>
          <table:table-cell office:value-type="float" office:value="0.25" table:style-name="ce1">
            <text:p>0.25</text:p>
          </table:table-cell>
          <table:table-cell office:value-type="float" office:value="0.125" table:style-name="ce1">
            <text:p>0.12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float" office:value="-3.2000000000000001E-2" table:style-name="ce1">
            <text:p>-0.032</text:p>
          </table:table-cell>
          <table:table-cell office:value-type="float" office:value="1.0237000000000001" table:style-name="ce1">
            <text:p>1.0237</text:p>
          </table:table-cell>
          <table:table-cell office:value-type="float" office:value="0.08" table:style-name="ce1">
            <text:p>0.08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.08800000000000001"/>
          <table:table-cell office:value-type="float" office:value="7.6300000000000005E-3" table:style-name="ce1">
            <text:p>0.00763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237000000000001" table:style-name="ce1">
            <text:p>1.0237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float" office:value="-3.2000000000000001E-2" table:style-name="ce1">
            <text:p>-0.032</text:p>
          </table:table-cell>
          <table:table-cell office:value-type="float" office:value="1.0237000000000001" table:style-name="ce1">
            <text:p>1.0237</text:p>
          </table:table-cell>
          <table:table-cell office:value-type="float" office:value="0.08" table:style-name="ce1">
            <text:p>0.08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.05753"/>
          <table:table-cell office:value-type="float" office:value="0.11541" table:style-name="ce1">
            <text:p>0.11541</text:p>
          </table:table-cell>
          <table:table-cell office:value-type="float" office:value="1.05644" table:style-name="ce1">
            <text:p>1.05644</text:p>
          </table:table-cell>
          <table:table-cell office:value-type="float" office:value="-1.05644" table:style-name="ce1">
            <text:p>-1.05644</text:p>
          </table:table-cell>
          <table:table-cell office:value-type="float" office:value="1.0237000000000001" table:style-name="ce1">
            <text:p>1.0237</text:p>
          </table:table-cell>
          <table:table-cell office:value-type="float" office:value="2.6411099999999998" table:style-name="ce1">
            <text:p>2.641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.02919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7000000000001" table:style-name="ce1">
            <text:p>1.0237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.08800000000000001"/>
          <table:table-cell office:value-type="float" office:value="7.6300000000000005E-3" table:style-name="ce1">
            <text:p>0.00763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237000000000001" table:style-name="ce1">
            <text:p>1.0237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9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3722000000000001" table:style-name="ce1">
            <text:p>0.13722</text:p>
          </table:table-cell>
          <table:table-cell office:value-type="float" office:value="-0.13722000000000001" table:style-name="ce1">
            <text:p>-0.13722</text:p>
          </table:table-cell>
          <table:table-cell office:value-type="float" office:value="1.0212000000000001" table:style-name="ce1">
            <text:p>1.0212</text:p>
          </table:table-cell>
          <table:table-cell office:value-type="float" office:value="0.34305999999999998" table:style-name="ce1">
            <text:p>0.343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9"/>
          <table:table-cell office:value-type="float" table:style-name="ce1" office:value="0.25302"/>
          <table:table-cell office:value-type="float" office:value="7.5689999999999993E-2" table:style-name="ce1">
            <text:p>0.07569</text:p>
          </table:table-cell>
          <table:table-cell office:value-type="float" office:value="0.11659000000000001" table:style-name="ce1">
            <text:p>0.11659</text:p>
          </table:table-cell>
          <table:table-cell office:value-type="float" office:value="-0.11659000000000001" table:style-name="ce1">
            <text:p>-0.11659</text:p>
          </table:table-cell>
          <table:table-cell office:value-type="float" office:value="1.0212000000000001" table:style-name="ce1">
            <text:p>1.0212</text:p>
          </table:table-cell>
          <table:table-cell office:value-type="float" office:value="0.29148000000000002" table:style-name="ce1">
            <text:p>0.291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9"/>
          <table:table-cell office:value-type="float" table:style-name="ce1" office:value="0.05837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12000000000001" table:style-name="ce1">
            <text:p>1.0212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0"/>
          <table:table-cell office:value-type="float" table:style-name="ce1" office:value="0.06475"/>
          <table:table-cell office:value-type="float" office:value="0.27274999999999999" table:style-name="ce1">
            <text:p>0.27275</text:p>
          </table:table-cell>
          <table:table-cell office:value-type="float" office:value="1.18903" table:style-name="ce1">
            <text:p>1.18903</text:p>
          </table:table-cell>
          <table:table-cell office:value-type="float" office:value="-1.18903" table:style-name="ce1">
            <text:p>-1.18903</text:p>
          </table:table-cell>
          <table:table-cell office:value-type="float" office:value="1.0304" table:style-name="ce1">
            <text:p>1.0304</text:p>
          </table:table-cell>
          <table:table-cell office:value-type="float" office:value="2.9725700000000002" table:style-name="ce1">
            <text:p>2.9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0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3769000000000001" table:style-name="ce1">
            <text:p>0.13769</text:p>
          </table:table-cell>
          <table:table-cell office:value-type="float" office:value="-0.13769000000000001" table:style-name="ce1">
            <text:p>-0.13769</text:p>
          </table:table-cell>
          <table:table-cell office:value-type="float" office:value="1.0304" table:style-name="ce1">
            <text:p>1.0304</text:p>
          </table:table-cell>
          <table:table-cell office:value-type="float" office:value="0.34421000000000002" table:style-name="ce1">
            <text:p>0.344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0"/>
          <table:table-cell office:value-type="float" table:style-name="ce1" office:value="0.13968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04" table:style-name="ce1">
            <text:p>1.0304</text:p>
          </table:table-cell>
          <table:table-cell office:value-type="float" office:value="0.26800000000000002" table:style-name="ce1">
            <text:p>0.2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0"/>
          <table:table-cell office:value-type="float" table:style-name="ce1" office:value="0.24093"/>
          <table:table-cell office:value-type="float" office:value="2.5470000000000003E-2" table:style-name="ce1">
            <text:p>0.02547</text:p>
          </table:table-cell>
          <table:table-cell office:value-type="float" office:value="0.11102000000000001" table:style-name="ce1">
            <text:p>0.11102</text:p>
          </table:table-cell>
          <table:table-cell office:value-type="float" office:value="-0.11102000000000001" table:style-name="ce1">
            <text:p>-0.11102</text:p>
          </table:table-cell>
          <table:table-cell office:value-type="float" office:value="1.0304" table:style-name="ce1">
            <text:p>1.0304</text:p>
          </table:table-cell>
          <table:table-cell office:value-type="float" office:value="0.27754999999999996" table:style-name="ce1">
            <text:p>0.277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0"/>
          <table:table-cell office:value-type="float" table:style-name="ce1" office:value="0.172"/>
          <table:table-cell office:value-type="float" office:value="2.811E-2" table:style-name="ce1">
            <text:p>0.02811</text:p>
          </table:table-cell>
          <table:table-cell office:value-type="float" office:value="0.12256" table:style-name="ce1">
            <text:p>0.12256</text:p>
          </table:table-cell>
          <table:table-cell office:value-type="float" office:value="-0.12256" table:style-name="ce1">
            <text:p>-0.12256</text:p>
          </table:table-cell>
          <table:table-cell office:value-type="float" office:value="1.0304" table:style-name="ce1">
            <text:p>1.0304</text:p>
          </table:table-cell>
          <table:table-cell office:value-type="float" office:value="0.30640000000000001" table:style-name="ce1">
            <text:p>0.30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1"/>
          <table:table-cell office:value-type="float" table:style-name="ce1" office:value="0.046"/>
          <table:table-cell office:value-type="float" office:value="3.4700000000000002E-2" table:style-name="ce1">
            <text:p>0.0347</text:p>
          </table:table-cell>
          <table:table-cell office:value-type="float" office:value="0.84474999999999989" table:style-name="ce1">
            <text:p>0.84475</text:p>
          </table:table-cell>
          <table:table-cell office:value-type="float" office:value="-0.84474999999999989" table:style-name="ce1">
            <text:p>-0.84475</text:p>
          </table:table-cell>
          <table:table-cell office:value-type="float" office:value="1.0289999999999999" table:style-name="ce1">
            <text:p>1.029</text:p>
          </table:table-cell>
          <table:table-cell office:value-type="float" office:value="2.1118799999999998" table:style-name="ce1">
            <text:p>2.111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1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3769000000000001" table:style-name="ce1">
            <text:p>0.13769</text:p>
          </table:table-cell>
          <table:table-cell office:value-type="float" office:value="-0.13769000000000001" table:style-name="ce1">
            <text:p>-0.13769</text:p>
          </table:table-cell>
          <table:table-cell office:value-type="float" office:value="1.0289999999999999" table:style-name="ce1">
            <text:p>1.029</text:p>
          </table:table-cell>
          <table:table-cell office:value-type="float" office:value="0.34421000000000002" table:style-name="ce1">
            <text:p>0.344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2"/>
          <table:table-cell office:value-type="float" table:style-name="ce1" office:value="0.06845"/>
          <table:table-cell office:value-type="float" office:value="4.28E-3" table:style-name="ce1">
            <text:p>0.00428</text:p>
          </table:table-cell>
          <table:table-cell office:value-type="float" office:value="3.1539999999999999E-2" table:style-name="ce1">
            <text:p>0.03154</text:p>
          </table:table-cell>
          <table:table-cell office:value-type="float" office:value="-3.1539999999999999E-2" table:style-name="ce1">
            <text:p>-0.03154</text:p>
          </table:table-cell>
          <table:table-cell office:value-type="float" office:value="1.0284" table:style-name="ce1">
            <text:p>1.0284</text:p>
          </table:table-cell>
          <table:table-cell office:value-type="float" office:value="7.886E-2" table:style-name="ce1">
            <text:p>0.078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5218999999999999" table:style-name="ce1">
            <text:p>0.15219</text:p>
          </table:table-cell>
          <table:table-cell office:value-type="float" office:value="-0.15218999999999999" table:style-name="ce1">
            <text:p>-0.15219</text:p>
          </table:table-cell>
          <table:table-cell office:value-type="float" office:value="1.0284" table:style-name="ce1">
            <text:p>1.0284</text:p>
          </table:table-cell>
          <table:table-cell office:value-type="float" office:value="0.38048000000000004" table:style-name="ce1">
            <text:p>0.380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3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-0.16" table:style-name="ce1">
            <text:p>-0.16</text:p>
          </table:table-cell>
          <table:table-cell office:value-type="float" office:value="1.0442" table:style-name="ce1">
            <text:p>1.0442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3"/>
          <table:table-cell office:value-type="float" table:style-name="ce1" office:value="0.03783"/>
          <table:table-cell office:value-type="float" office:value="1.0509999999999999E-2" table:style-name="ce1">
            <text:p>0.01051</text:p>
          </table:table-cell>
          <table:table-cell office:value-type="float" office:value="1.7430000000000001E-2" table:style-name="ce1">
            <text:p>0.01743</text:p>
          </table:table-cell>
          <table:table-cell office:value-type="float" office:value="-1.7430000000000001E-2" table:style-name="ce1">
            <text:p>-0.01743</text:p>
          </table:table-cell>
          <table:table-cell office:value-type="float" office:value="1.0442" table:style-name="ce1">
            <text:p>1.0442</text:p>
          </table:table-cell>
          <table:table-cell office:value-type="float" office:value="4.3579999999999994E-2" table:style-name="ce1">
            <text:p>0.043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3"/>
          <table:table-cell office:value-type="float" table:style-name="ce1" office:value="0.10528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442" table:style-name="ce1">
            <text:p>1.0442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3"/>
          <table:table-cell office:value-type="float" table:style-name="ce1" office:value="0.09733"/>
          <table:table-cell office:value-type="float" office:value="1.0780800000000001" table:style-name="ce1">
            <text:p>1.07808</text:p>
          </table:table-cell>
          <table:table-cell office:value-type="float" office:value="1.7873400000000002" table:style-name="ce1">
            <text:p>1.78734</text:p>
          </table:table-cell>
          <table:table-cell office:value-type="float" office:value="-1.7873400000000002" table:style-name="ce1">
            <text:p>-1.78734</text:p>
          </table:table-cell>
          <table:table-cell office:value-type="float" office:value="1.0442" table:style-name="ce1">
            <text:p>1.0442</text:p>
          </table:table-cell>
          <table:table-cell office:value-type="float" office:value="4.46835" table:style-name="ce1">
            <text:p>4.468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4"/>
          <table:table-cell office:value-type="float" table:style-name="ce1" office:value="0.05056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84" table:style-name="ce1">
            <text:p>1.0384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4"/>
          <table:table-cell office:value-type="float" table:style-name="ce1" office:value="0.09180999999999999"/>
          <table:table-cell office:value-type="float" office:value="0.57741999999999993" table:style-name="ce1">
            <text:p>0.57742</text:p>
          </table:table-cell>
          <table:table-cell office:value-type="float" office:value="1.6859500000000001" table:style-name="ce1">
            <text:p>1.68595</text:p>
          </table:table-cell>
          <table:table-cell office:value-type="float" office:value="-1.6859500000000001" table:style-name="ce1">
            <text:p>-1.68595</text:p>
          </table:table-cell>
          <table:table-cell office:value-type="float" office:value="1.0384" table:style-name="ce1">
            <text:p>1.0384</text:p>
          </table:table-cell>
          <table:table-cell office:value-type="float" office:value="4.21488" table:style-name="ce1">
            <text:p>4.214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5"/>
          <table:table-cell office:value-type="float" table:style-name="ce1" office:value="0.17887"/>
          <table:table-cell office:value-type="float" office:value="4.8129999999999999E-2" table:style-name="ce1">
            <text:p>0.04813</text:p>
          </table:table-cell>
          <table:table-cell office:value-type="float" office:value="8.2420000000000007E-2" table:style-name="ce1">
            <text:p>0.08242</text:p>
          </table:table-cell>
          <table:table-cell office:value-type="float" office:value="-8.2420000000000007E-2" table:style-name="ce1">
            <text:p>-0.08242</text:p>
          </table:table-cell>
          <table:table-cell office:value-type="float" office:value="1.0295000000000001" table:style-name="ce1">
            <text:p>1.0295</text:p>
          </table:table-cell>
          <table:table-cell office:value-type="float" office:value="0.20606000000000002" table:style-name="ce1">
            <text:p>0.206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6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3722000000000001" table:style-name="ce1">
            <text:p>0.13722</text:p>
          </table:table-cell>
          <table:table-cell office:value-type="float" office:value="-0.13722000000000001" table:style-name="ce1">
            <text:p>-0.13722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0.34305999999999998" table:style-name="ce1">
            <text:p>0.343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6"/>
          <table:table-cell office:value-type="float" table:style-name="ce1" office:value="0.05779"/>
          <table:table-cell office:value-type="float" office:value="0.74412000000000011" table:style-name="ce1">
            <text:p>0.74412</text:p>
          </table:table-cell>
          <table:table-cell office:value-type="float" office:value="1.0612699999999999" table:style-name="ce1">
            <text:p>1.06127</text:p>
          </table:table-cell>
          <table:table-cell office:value-type="float" office:value="-1.0612699999999999" table:style-name="ce1">
            <text:p>-1.06127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2.6531799999999999" table:style-name="ce1">
            <text:p>2.653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6"/>
          <table:table-cell office:value-type="float" table:style-name="ce1" office:value="0.057980000000000004"/>
          <table:table-cell office:value-type="float" office:value="1.874E-2" table:style-name="ce1">
            <text:p>0.01874</text:p>
          </table:table-cell>
          <table:table-cell office:value-type="float" office:value="2.6720000000000001E-2" table:style-name="ce1">
            <text:p>0.02672</text:p>
          </table:table-cell>
          <table:table-cell office:value-type="float" office:value="-2.6720000000000001E-2" table:style-name="ce1">
            <text:p>-0.02672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6.6790000000000002E-2" table:style-name="ce1">
            <text:p>0.066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7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9.212999999999999E-2" table:style-name="ce1">
            <text:p>0.09213</text:p>
          </table:table-cell>
          <table:table-cell office:value-type="float" office:value="-9.212999999999999E-2" table:style-name="ce1">
            <text:p>-0.09213</text:p>
          </table:table-cell>
          <table:table-cell office:value-type="float" office:value="1.0427" table:style-name="ce1">
            <text:p>1.0427</text:p>
          </table:table-cell>
          <table:table-cell office:value-type="float" office:value="0.23032" table:style-name="ce1">
            <text:p>0.230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7"/>
          <table:table-cell office:value-type="float" table:style-name="ce1" office:value="0.01407000000000000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427" table:style-name="ce1">
            <text:p>1.0427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7"/>
          <table:table-cell office:value-type="float" table:style-name="ce1" office:value="0.07902999999999999"/>
          <table:table-cell office:value-type="float" office:value="0.99533000000000005" table:style-name="ce1">
            <text:p>0.99533</text:p>
          </table:table-cell>
          <table:table-cell office:value-type="float" office:value="1.4512299999999998" table:style-name="ce1">
            <text:p>1.45123</text:p>
          </table:table-cell>
          <table:table-cell office:value-type="float" office:value="-1.4512299999999998" table:style-name="ce1">
            <text:p>-1.45123</text:p>
          </table:table-cell>
          <table:table-cell office:value-type="float" office:value="1.0427" table:style-name="ce1">
            <text:p>1.0427</text:p>
          </table:table-cell>
          <table:table-cell office:value-type="float" office:value="3.6280799999999997" table:style-name="ce1">
            <text:p>3.628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7"/>
          <table:table-cell office:value-type="float" table:style-name="ce1" office:value="0.09263"/>
          <table:table-cell office:value-type="float" office:value="2.9270000000000001E-2" table:style-name="ce1">
            <text:p>0.02927</text:p>
          </table:table-cell>
          <table:table-cell office:value-type="float" office:value="4.2689999999999999E-2" table:style-name="ce1">
            <text:p>0.04269</text:p>
          </table:table-cell>
          <table:table-cell office:value-type="float" office:value="-4.2689999999999999E-2" table:style-name="ce1">
            <text:p>-0.04269</text:p>
          </table:table-cell>
          <table:table-cell office:value-type="float" office:value="1.0427" table:style-name="ce1">
            <text:p>1.0427</text:p>
          </table:table-cell>
          <table:table-cell office:value-type="float" office:value="0.10671" table:style-name="ce1">
            <text:p>0.106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8"/>
          <table:table-cell office:value-type="float" table:style-name="ce1" office:value="0.2882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468999999999999" table:style-name="ce1">
            <text:p>1.0469</text:p>
          </table:table-cell>
          <table:table-cell office:value-type="float" office:value="0.55299999999999994" table:style-name="ce1">
            <text:p>0.5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8"/>
          <table:table-cell office:value-type="float" table:style-name="ce1" office:value="0.24736999999999998"/>
          <table:table-cell office:value-type="float" office:value="7.0440000000000003E-2" table:style-name="ce1">
            <text:p>0.07044</text:p>
          </table:table-cell>
          <table:table-cell office:value-type="float" office:value="0.11398999999999999" table:style-name="ce1">
            <text:p>0.11399</text:p>
          </table:table-cell>
          <table:table-cell office:value-type="float" office:value="-0.11398999999999999" table:style-name="ce1">
            <text:p>-0.11399</text:p>
          </table:table-cell>
          <table:table-cell office:value-type="float" office:value="1.0468999999999999" table:style-name="ce1">
            <text:p>1.0469</text:p>
          </table:table-cell>
          <table:table-cell office:value-type="float" office:value="0.28498000000000001" table:style-name="ce1">
            <text:p>0.284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8"/>
          <table:table-cell office:value-type="float" table:style-name="ce1" office:value="0.08412000000000001"/>
          <table:table-cell office:value-type="float" office:value="0.95463999999999993" table:style-name="ce1">
            <text:p>0.95464</text:p>
          </table:table-cell>
          <table:table-cell office:value-type="float" office:value="1.5448200000000001" table:style-name="ce1">
            <text:p>1.54482</text:p>
          </table:table-cell>
          <table:table-cell office:value-type="float" office:value="-1.5448200000000001" table:style-name="ce1">
            <text:p>-1.54482</text:p>
          </table:table-cell>
          <table:table-cell office:value-type="float" office:value="1.0468999999999999" table:style-name="ce1">
            <text:p>1.0469</text:p>
          </table:table-cell>
          <table:table-cell office:value-type="float" office:value="3.86205" table:style-name="ce1">
            <text:p>3.862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9"/>
          <table:table-cell office:value-type="float" table:style-name="ce1" office:value="0.09035"/>
          <table:table-cell office:value-type="float" office:value="0.43151000000000006" table:style-name="ce1">
            <text:p>0.43151</text:p>
          </table:table-cell>
          <table:table-cell office:value-type="float" office:value="1.6592099999999999" table:style-name="ce1">
            <text:p>1.65921</text:p>
          </table:table-cell>
          <table:table-cell office:value-type="float" office:value="-1.6592099999999999" table:style-name="ce1">
            <text:p>-1.65921</text:p>
          </table:table-cell>
          <table:table-cell office:value-type="float" office:value="1.0361" table:style-name="ce1">
            <text:p>1.0361</text:p>
          </table:table-cell>
          <table:table-cell office:value-type="float" office:value="4.1480300000000003" table:style-name="ce1">
            <text:p>4.148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0"/>
          <table:table-cell office:value-type="float" table:style-name="ce1" office:value="0.5085000000000001"/>
          <table:table-cell office:value-type="float" office:value="8.4159999999999999E-2" table:style-name="ce1">
            <text:p>0.08416</text:p>
          </table:table-cell>
          <table:table-cell office:value-type="float" office:value="0.23431999999999997" table:style-name="ce1">
            <text:p>0.23432</text:p>
          </table:table-cell>
          <table:table-cell office:value-type="float" office:value="-0.23431999999999997" table:style-name="ce1">
            <text:p>-0.23432</text:p>
          </table:table-cell>
          <table:table-cell office:value-type="float" office:value="1.0288999999999999" table:style-name="ce1">
            <text:p>1.0289</text:p>
          </table:table-cell>
          <table:table-cell office:value-type="float" office:value="0.58581000000000005" table:style-name="ce1">
            <text:p>0.585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0"/>
          <table:table-cell office:value-type="float" table:style-name="ce1" office:value="0.01668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88999999999999" table:style-name="ce1">
            <text:p>1.0289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0"/>
          <table:table-cell office:value-type="float" table:style-name="ce1" office:value="0.053689999999999995"/>
          <table:table-cell office:value-type="float" office:value="0.35409000000000002" table:style-name="ce1">
            <text:p>0.35409</text:p>
          </table:table-cell>
          <table:table-cell office:value-type="float" office:value="0.98587999999999998" table:style-name="ce1">
            <text:p>0.98588</text:p>
          </table:table-cell>
          <table:table-cell office:value-type="float" office:value="-0.98587999999999998" table:style-name="ce1">
            <text:p>-0.98588</text:p>
          </table:table-cell>
          <table:table-cell office:value-type="float" office:value="1.0288999999999999" table:style-name="ce1">
            <text:p>1.0289</text:p>
          </table:table-cell>
          <table:table-cell office:value-type="float" office:value="2.4647000000000001" table:style-name="ce1">
            <text:p>2.46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1"/>
          <table:table-cell office:value-type="float" table:style-name="ce1" office:value="0.03753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18000000000001" table:style-name="ce1">
            <text:p>1.0318</text:p>
          </table:table-cell>
          <table:table-cell office:value-type="float" office:value="7.2000000000000008E-2" table:style-name="ce1">
            <text:p>0.0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1"/>
          <table:table-cell office:value-type="float" table:style-name="ce1" office:value="0.08877"/>
          <table:table-cell office:value-type="float" office:value="0.27077000000000001" table:style-name="ce1">
            <text:p>0.27077</text:p>
          </table:table-cell>
          <table:table-cell office:value-type="float" office:value="1.6302399999999999" table:style-name="ce1">
            <text:p>1.63024</text:p>
          </table:table-cell>
          <table:table-cell office:value-type="float" office:value="-1.6302399999999999" table:style-name="ce1">
            <text:p>-1.63024</text:p>
          </table:table-cell>
          <table:table-cell office:value-type="float" office:value="1.0318000000000001" table:style-name="ce1">
            <text:p>1.0318</text:p>
          </table:table-cell>
          <table:table-cell office:value-type="float" office:value="4.0755999999999997" table:style-name="ce1">
            <text:p>4.07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2"/>
          <table:table-cell office:value-type="float" table:style-name="ce1" office:value="0.07035999999999999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97000000000001" table:style-name="ce1">
            <text:p>1.0297</text:p>
          </table:table-cell>
          <table:table-cell office:value-type="float" office:value="0.13500000000000001" table:style-name="ce1">
            <text:p>0.1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96316999999999997" table:style-name="ce1">
            <text:p>0.96317</text:p>
          </table:table-cell>
          <table:table-cell office:value-type="float" office:value="-0.96316999999999997" table:style-name="ce1">
            <text:p>-0.96317</text:p>
          </table:table-cell>
          <table:table-cell office:value-type="float" office:value="1.0297000000000001" table:style-name="ce1">
            <text:p>1.0297</text:p>
          </table:table-cell>
          <table:table-cell office:value-type="float" office:value="2.4079199999999998" table:style-name="ce1">
            <text:p>2.407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3"/>
          <table:table-cell office:value-type="float" table:style-name="ce1" office:value="0.06022"/>
          <table:table-cell office:value-type="float" office:value="0.12704000000000001" table:style-name="ce1">
            <text:p>0.12704</text:p>
          </table:table-cell>
          <table:table-cell office:value-type="float" office:value="1.1058399999999999" table:style-name="ce1">
            <text:p>1.10584</text:p>
          </table:table-cell>
          <table:table-cell office:value-type="float" office:value="-1.1058399999999999" table:style-name="ce1">
            <text:p>-1.10584</text:p>
          </table:table-cell>
          <table:table-cell office:value-type="float" office:value="1.0084" table:style-name="ce1">
            <text:p>1.0084</text:p>
          </table:table-cell>
          <table:table-cell office:value-type="float" office:value="2.7645999999999997" table:style-name="ce1">
            <text:p>2.76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3"/>
          <table:table-cell office:value-type="float" table:style-name="ce1" office:value="0.10997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84" table:style-name="ce1">
            <text:p>1.0084</text:p>
          </table:table-cell>
          <table:table-cell office:value-type="float" office:value="0.21100000000000002" table:style-name="ce1">
            <text:p>0.2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4"/>
          <table:table-cell office:value-type="float" table:style-name="ce1" office:value="0.18935"/>
          <table:table-cell office:value-type="float" office:value="4.5159999999999999E-2" table:style-name="ce1">
            <text:p>0.04516</text:p>
          </table:table-cell>
          <table:table-cell office:value-type="float" office:value="8.7249999999999994E-2" table:style-name="ce1">
            <text:p>0.08725</text:p>
          </table:table-cell>
          <table:table-cell office:value-type="float" office:value="-8.7249999999999994E-2" table:style-name="ce1">
            <text:p>-0.08725</text:p>
          </table:table-cell>
          <table:table-cell office:value-type="float" office:value="1.0468" table:style-name="ce1">
            <text:p>1.0468</text:p>
          </table:table-cell>
          <table:table-cell office:value-type="float" office:value="0.21812999999999999" table:style-name="ce1">
            <text:p>0.218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4"/>
          <table:table-cell office:value-type="float" table:style-name="ce1" office:value="0.09251"/>
          <table:table-cell office:value-type="float" office:value="0.87927999999999995" table:style-name="ce1">
            <text:p>0.87928</text:p>
          </table:table-cell>
          <table:table-cell office:value-type="float" office:value="1.6989500000000002" table:style-name="ce1">
            <text:p>1.69895</text:p>
          </table:table-cell>
          <table:table-cell office:value-type="float" office:value="-1.6989500000000002" table:style-name="ce1">
            <text:p>-1.69895</text:p>
          </table:table-cell>
          <table:table-cell office:value-type="float" office:value="1.0468" table:style-name="ce1">
            <text:p>1.0468</text:p>
          </table:table-cell>
          <table:table-cell office:value-type="float" office:value="4.2473700000000001" table:style-name="ce1">
            <text:p>4.247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3858999999999999" table:style-name="ce1">
            <text:p>0.13859</text:p>
          </table:table-cell>
          <table:table-cell office:value-type="float" office:value="-0.13858999999999999" table:style-name="ce1">
            <text:p>-0.13859</text:p>
          </table:table-cell>
          <table:table-cell office:value-type="float" office:value="1.0468" table:style-name="ce1">
            <text:p>1.0468</text:p>
          </table:table-cell>
          <table:table-cell office:value-type="float" office:value="0.34648000000000001" table:style-name="ce1">
            <text:p>0.346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5"/>
          <table:table-cell office:value-type="float" table:style-name="ce1" office:value="0.06867"/>
          <table:table-cell office:value-type="float" office:value="-4.6010000000000002E-2" table:style-name="ce1">
            <text:p>-0.04601</text:p>
          </table:table-cell>
          <table:table-cell office:value-type="float" office:value="1.26108" table:style-name="ce1">
            <text:p>1.26108</text:p>
          </table:table-cell>
          <table:table-cell office:value-type="float" office:value="-1.26108" table:style-name="ce1">
            <text:p>-1.26108</text:p>
          </table:table-cell>
          <table:table-cell office:value-type="float" office:value="1.0107999999999999" table:style-name="ce1">
            <text:p>1.0108</text:p>
          </table:table-cell>
          <table:table-cell office:value-type="float" office:value="3.1526999999999998" table:style-name="ce1">
            <text:p>3.15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5"/>
          <table:table-cell office:value-type="float" table:style-name="ce1" office:value="0.042660000000000003"/>
          <table:table-cell office:value-type="float" office:value="-7.1999999999999994E-4" table:style-name="ce1">
            <text:p>-0.00072</text:p>
          </table:table-cell>
          <table:table-cell office:value-type="float" office:value="1.966E-2" table:style-name="ce1">
            <text:p>0.01966</text:p>
          </table:table-cell>
          <table:table-cell office:value-type="float" office:value="-1.966E-2" table:style-name="ce1">
            <text:p>-0.01966</text:p>
          </table:table-cell>
          <table:table-cell office:value-type="float" office:value="1.0107999999999999" table:style-name="ce1">
            <text:p>1.0108</text:p>
          </table:table-cell>
          <table:table-cell office:value-type="float" office:value="4.9149999999999999E-2" table:style-name="ce1">
            <text:p>0.049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5"/>
          <table:table-cell office:value-type="float" table:style-name="ce1" office:value="0.1944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07999999999999" table:style-name="ce1">
            <text:p>1.0108</text:p>
          </table:table-cell>
          <table:table-cell office:value-type="float" office:value="0.373" table:style-name="ce1">
            <text:p>0.3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6"/>
          <table:table-cell office:value-type="float" table:style-name="ce1" office:value="0.07248"/>
          <table:table-cell office:value-type="float" office:value="8.8500000000000002E-3" table:style-name="ce1">
            <text:p>0.00885</text:p>
          </table:table-cell>
          <table:table-cell office:value-type="float" office:value="3.3399999999999999E-2" table:style-name="ce1">
            <text:p>0.0334</text:p>
          </table:table-cell>
          <table:table-cell office:value-type="float" office:value="-3.3399999999999999E-2" table:style-name="ce1">
            <text:p>-0.0334</text:p>
          </table:table-cell>
          <table:table-cell office:value-type="float" office:value="1.04" table:style-name="ce1">
            <text:p>1.04</text:p>
          </table:table-cell>
          <table:table-cell office:value-type="float" office:value="8.3499999999999991E-2" table:style-name="ce1">
            <text:p>0.08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6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3722000000000001" table:style-name="ce1">
            <text:p>0.13722</text:p>
          </table:table-cell>
          <table:table-cell office:value-type="float" office:value="-0.13722000000000001" table:style-name="ce1">
            <text:p>-0.13722</text:p>
          </table:table-cell>
          <table:table-cell office:value-type="float" office:value="1.04" table:style-name="ce1">
            <text:p>1.04</text:p>
          </table:table-cell>
          <table:table-cell office:value-type="float" office:value="0.34305999999999998" table:style-name="ce1">
            <text:p>0.343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7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3819000000000001" table:style-name="ce1">
            <text:p>0.13819</text:p>
          </table:table-cell>
          <table:table-cell office:value-type="float" office:value="-0.13819000000000001" table:style-name="ce1">
            <text:p>-0.13819</text:p>
          </table:table-cell>
          <table:table-cell office:value-type="float" office:value="1.0465" table:style-name="ce1">
            <text:p>1.0465</text:p>
          </table:table-cell>
          <table:table-cell office:value-type="float" office:value="0.34548000000000001" table:style-name="ce1">
            <text:p>0.345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7"/>
          <table:table-cell office:value-type="float" table:style-name="ce1" office:value="0.07599"/>
          <table:table-cell office:value-type="float" office:value="0.93059000000000003" table:style-name="ce1">
            <text:p>0.93059</text:p>
          </table:table-cell>
          <table:table-cell office:value-type="float" office:value="1.3955199999999999" table:style-name="ce1">
            <text:p>1.39552</text:p>
          </table:table-cell>
          <table:table-cell office:value-type="float" office:value="-1.3955199999999999" table:style-name="ce1">
            <text:p>-1.39552</text:p>
          </table:table-cell>
          <table:table-cell office:value-type="float" office:value="1.0465" table:style-name="ce1">
            <text:p>1.0465</text:p>
          </table:table-cell>
          <table:table-cell office:value-type="float" office:value="3.4888099999999995" table:style-name="ce1">
            <text:p>3.488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8"/>
          <table:table-cell office:value-type="float" table:style-name="ce1" office:value="0.02085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87999999999999" table:style-name="ce1">
            <text:p>1.0388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8"/>
          <table:table-cell office:value-type="float" table:style-name="ce1" office:value="0.06398"/>
          <table:table-cell office:value-type="float" office:value="0.62885999999999997" table:style-name="ce1">
            <text:p>0.62886</text:p>
          </table:table-cell>
          <table:table-cell office:value-type="float" office:value="1.17492" table:style-name="ce1">
            <text:p>1.17492</text:p>
          </table:table-cell>
          <table:table-cell office:value-type="float" office:value="-1.17492" table:style-name="ce1">
            <text:p>-1.17492</text:p>
          </table:table-cell>
          <table:table-cell office:value-type="float" office:value="1.0387999999999999" table:style-name="ce1">
            <text:p>1.0388</text:p>
          </table:table-cell>
          <table:table-cell office:value-type="float" office:value="2.93729" table:style-name="ce1">
            <text:p>2.937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9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4556" table:style-name="ce1">
            <text:p>0.24556</text:p>
          </table:table-cell>
          <table:table-cell office:value-type="float" office:value="-0.24556" table:style-name="ce1">
            <text:p>-0.24556</text:p>
          </table:table-cell>
          <table:table-cell office:value-type="float" office:value="1.0255000000000001" table:style-name="ce1">
            <text:p>1.0255</text:p>
          </table:table-cell>
          <table:table-cell office:value-type="float" office:value="0.61390999999999996" table:style-name="ce1">
            <text:p>0.613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9"/>
          <table:table-cell office:value-type="float" table:style-name="ce1" office:value="0.00553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55000000000001" table:style-name="ce1">
            <text:p>1.0255</text:p>
          </table:table-cell>
          <table:table-cell office:value-type="float" office:value="1.06E-2" table:style-name="ce1">
            <text:p>0.01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0"/>
          <table:table-cell office:value-type="float" table:style-name="ce1" office:value="0.055970000000000006"/>
          <table:table-cell office:value-type="float" office:value="5.2039999999999996E-2" table:style-name="ce1">
            <text:p>0.05204</text:p>
          </table:table-cell>
          <table:table-cell office:value-type="float" office:value="1.0278499999999999" table:style-name="ce1">
            <text:p>1.02785</text:p>
          </table:table-cell>
          <table:table-cell office:value-type="float" office:value="-1.0278499999999999" table:style-name="ce1">
            <text:p>-1.02785</text:p>
          </table:table-cell>
          <table:table-cell office:value-type="float" office:value="1.0098" table:style-name="ce1">
            <text:p>1.0098</text:p>
          </table:table-cell>
          <table:table-cell office:value-type="float" office:value="2.56962" table:style-name="ce1">
            <text:p>2.569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0"/>
          <table:table-cell office:value-type="float" table:style-name="ce1" office:value="0.17408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98" table:style-name="ce1">
            <text:p>1.0098</text:p>
          </table:table-cell>
          <table:table-cell office:value-type="float" office:value="0.33399999999999996" table:style-name="ce1">
            <text:p>0.3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1"/>
          <table:table-cell office:value-type="float" table:style-name="ce1" office:value="0.27"/>
          <table:table-cell office:value-type="float" office:value="1.9130000000000001E-2" table:style-name="ce1">
            <text:p>0.01913</text:p>
          </table:table-cell>
          <table:table-cell office:value-type="float" office:value="0.15" table:style-name="ce1">
            <text:p>0.15</text:p>
          </table:table-cell>
          <table:table-cell office:value-type="float" office:value="-0.12" table:style-name="ce1">
            <text:p>-0.12</text:p>
          </table:table-cell>
          <table:table-cell office:value-type="float" office:value="1.0439000000000001" table:style-name="ce1">
            <text:p>1.0439</text:p>
          </table:table-cell>
          <table:table-cell office:value-type="float" office:value="0.3" table:style-name="ce1">
            <text:p>0.3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1"/>
          <table:table-cell office:value-type="float" table:style-name="ce1" office:value="0.29"/>
          <table:table-cell office:value-type="float" office:value="1.9130000000000001E-2" table:style-name="ce1">
            <text:p>0.01913</text:p>
          </table:table-cell>
          <table:table-cell office:value-type="float" office:value="0.15" table:style-name="ce1">
            <text:p>0.15</text:p>
          </table:table-cell>
          <table:table-cell office:value-type="float" office:value="-0.12" table:style-name="ce1">
            <text:p>-0.12</text:p>
          </table:table-cell>
          <table:table-cell office:value-type="float" office:value="1.0439000000000001" table:style-name="ce1">
            <text:p>1.0439</text:p>
          </table:table-cell>
          <table:table-cell office:value-type="float" office:value="0.3" table:style-name="ce1">
            <text:p>0.3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1"/>
          <table:table-cell office:value-type="float" table:style-name="ce1" office:value="0.28"/>
          <table:table-cell office:value-type="float" office:value="1.9130000000000001E-2" table:style-name="ce1">
            <text:p>0.01913</text:p>
          </table:table-cell>
          <table:table-cell office:value-type="float" office:value="0.15" table:style-name="ce1">
            <text:p>0.15</text:p>
          </table:table-cell>
          <table:table-cell office:value-type="float" office:value="-0.12" table:style-name="ce1">
            <text:p>-0.12</text:p>
          </table:table-cell>
          <table:table-cell office:value-type="float" office:value="1.0439000000000001" table:style-name="ce1">
            <text:p>1.0439</text:p>
          </table:table-cell>
          <table:table-cell office:value-type="float" office:value="0.3" table:style-name="ce1">
            <text:p>0.3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1"/>
          <table:table-cell office:value-type="float" table:style-name="ce1" office:value="0.52"/>
          <table:table-cell office:value-type="float" office:value="3.4439999999999998E-2" table:style-name="ce1">
            <text:p>0.03444</text:p>
          </table:table-cell>
          <table:table-cell office:value-type="float" office:value="0.27" table:style-name="ce1">
            <text:p>0.27</text:p>
          </table:table-cell>
          <table:table-cell office:value-type="float" office:value="-0.21600000000000003" table:style-name="ce1">
            <text:p>-0.216</text:p>
          </table:table-cell>
          <table:table-cell office:value-type="float" office:value="1.0439000000000001" table:style-name="ce1">
            <text:p>1.0439</text:p>
          </table:table-cell>
          <table:table-cell office:value-type="float" office:value="0.54" table:style-name="ce1">
            <text:p>0.54</text:p>
          </table:table-cell>
          <table:table-cell office:value-type="float" office:value="0.27" table:style-name="ce1">
            <text:p>0.2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2"/>
          <table:table-cell office:value-type="float" table:style-name="ce1" office:value="0.18"/>
          <table:table-cell office:value-type="float" office:value="1.6420000000000001E-2" table:style-name="ce1">
            <text:p>0.01642</text:p>
          </table:table-cell>
          <table:table-cell office:value-type="float" office:value="0.105" table:style-name="ce1">
            <text:p>0.105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42" table:style-name="ce1">
            <text:p>1.042</text:p>
          </table:table-cell>
          <table:table-cell office:value-type="float" office:value="0.21" table:style-name="ce1">
            <text:p>0.21</text:p>
          </table:table-cell>
          <table:table-cell office:value-type="float" office:value="0.105" table:style-name="ce1">
            <text:p>0.10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05" table:style-name="ce1">
            <text:p>0.105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42" table:style-name="ce1">
            <text:p>1.042</text:p>
          </table:table-cell>
          <table:table-cell office:value-type="float" office:value="0.21" table:style-name="ce1">
            <text:p>0.21</text:p>
          </table:table-cell>
          <table:table-cell office:value-type="float" office:value="0.105" table:style-name="ce1">
            <text:p>0.10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3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7" table:style-name="ce1">
            <text:p>0.27</text:p>
          </table:table-cell>
          <table:table-cell office:value-type="float" office:value="-0.21600000000000003" table:style-name="ce1">
            <text:p>-0.216</text:p>
          </table:table-cell>
          <table:table-cell office:value-type="float" office:value="1.0145999999999999" table:style-name="ce1">
            <text:p>1.0146</text:p>
          </table:table-cell>
          <table:table-cell office:value-type="float" office:value="0.54" table:style-name="ce1">
            <text:p>0.54</text:p>
          </table:table-cell>
          <table:table-cell office:value-type="float" office:value="0.27" table:style-name="ce1">
            <text:p>0.2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3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7" table:style-name="ce1">
            <text:p>0.27</text:p>
          </table:table-cell>
          <table:table-cell office:value-type="float" office:value="-0.21600000000000003" table:style-name="ce1">
            <text:p>-0.216</text:p>
          </table:table-cell>
          <table:table-cell office:value-type="float" office:value="1.0145999999999999" table:style-name="ce1">
            <text:p>1.0146</text:p>
          </table:table-cell>
          <table:table-cell office:value-type="float" office:value="0.54" table:style-name="ce1">
            <text:p>0.54</text:p>
          </table:table-cell>
          <table:table-cell office:value-type="float" office:value="0.27" table:style-name="ce1">
            <text:p>0.2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4"/>
          <table:table-cell office:value-type="float" table:style-name="ce1" office:value="0.18"/>
          <table:table-cell office:value-type="float" office:value="4.2399999999999998E-3" table:style-name="ce1">
            <text:p>0.00424</text:p>
          </table:table-cell>
          <table:table-cell office:value-type="float" office:value="0.11" table:style-name="ce1">
            <text:p>0.11</text:p>
          </table:table-cell>
          <table:table-cell office:value-type="float" office:value="-8.8000000000000009E-2" table:style-name="ce1">
            <text:p>-0.088</text:p>
          </table:table-cell>
          <table:table-cell office:value-type="float" office:value="1.0145" table:style-name="ce1">
            <text:p>1.0145</text:p>
          </table:table-cell>
          <table:table-cell office:value-type="float" office:value="0.22" table:style-name="ce1">
            <text:p>0.22</text:p>
          </table:table-cell>
          <table:table-cell office:value-type="float" office:value="0.11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1" table:style-name="ce1">
            <text:p>0.11</text:p>
          </table:table-cell>
          <table:table-cell office:value-type="float" office:value="-8.8000000000000009E-2" table:style-name="ce1">
            <text:p>-0.088</text:p>
          </table:table-cell>
          <table:table-cell office:value-type="float" office:value="1.0145" table:style-name="ce1">
            <text:p>1.0145</text:p>
          </table:table-cell>
          <table:table-cell office:value-type="float" office:value="0.22" table:style-name="ce1">
            <text:p>0.22</text:p>
          </table:table-cell>
          <table:table-cell office:value-type="float" office:value="0.11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7" table:style-name="ce1">
            <text:p>0.17</text:p>
          </table:table-cell>
          <table:table-cell office:value-type="float" office:value="-0.13600000000000001" table:style-name="ce1">
            <text:p>-0.136</text:p>
          </table:table-cell>
          <table:table-cell office:value-type="float" office:value="1.0454000000000001" table:style-name="ce1">
            <text:p>1.0454</text:p>
          </table:table-cell>
          <table:table-cell office:value-type="float" office:value="0.34" table:style-name="ce1">
            <text:p>0.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5"/>
          <table:table-cell office:value-type="float" table:style-name="ce1" office:value="0.3"/>
          <table:table-cell office:value-type="float" office:value="-6.9899999999999997E-3" table:style-name="ce1">
            <text:p>-0.00699</text:p>
          </table:table-cell>
          <table:table-cell office:value-type="float" office:value="0.17" table:style-name="ce1">
            <text:p>0.17</text:p>
          </table:table-cell>
          <table:table-cell office:value-type="float" office:value="-0.13600000000000001" table:style-name="ce1">
            <text:p>-0.136</text:p>
          </table:table-cell>
          <table:table-cell office:value-type="float" office:value="1.0454000000000001" table:style-name="ce1">
            <text:p>1.0454</text:p>
          </table:table-cell>
          <table:table-cell office:value-type="float" office:value="0.34" table:style-name="ce1">
            <text:p>0.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6"/>
          <table:table-cell office:value-type="float" table:style-name="ce1" office:value="0.29"/>
          <table:table-cell office:value-type="float" office:value="1.1220000000000001E-2" table:style-name="ce1">
            <text:p>0.01122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-0.11599999999999999" table:style-name="ce1">
            <text:p>-0.116</text:p>
          </table:table-cell>
          <table:table-cell office:value-type="float" office:value="1.0296000000000001" table:style-name="ce1">
            <text:p>1.0296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6"/>
          <table:table-cell office:value-type="float" table:style-name="ce1" office:value="0.29"/>
          <table:table-cell office:value-type="float" office:value="1.1220000000000001E-2" table:style-name="ce1">
            <text:p>0.01122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-0.11599999999999999" table:style-name="ce1">
            <text:p>-0.116</text:p>
          </table:table-cell>
          <table:table-cell office:value-type="float" office:value="1.0296000000000001" table:style-name="ce1">
            <text:p>1.0296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7"/>
          <table:table-cell office:value-type="float" table:style-name="ce1" office:value="0.52"/>
          <table:table-cell office:value-type="float" office:value="6.2270000000000006E-2" table:style-name="ce1">
            <text:p>0.06227</text:p>
          </table:table-cell>
          <table:table-cell office:value-type="float" office:value="0.3125" table:style-name="ce1">
            <text:p>0.3125</text:p>
          </table:table-cell>
          <table:table-cell office:value-type="float" office:value="-0.25" table:style-name="ce1">
            <text:p>-0.25</text:p>
          </table:table-cell>
          <table:table-cell office:value-type="float" office:value="1.0434000000000001" table:style-name="ce1">
            <text:p>1.0434</text:p>
          </table:table-cell>
          <table:table-cell office:value-type="float" office:value="0.625" table:style-name="ce1">
            <text:p>0.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7"/>
          <table:table-cell office:value-type="float" table:style-name="ce1" office:value="0.52"/>
          <table:table-cell office:value-type="float" office:value="6.2270000000000006E-2" table:style-name="ce1">
            <text:p>0.06227</text:p>
          </table:table-cell>
          <table:table-cell office:value-type="float" office:value="0.3125" table:style-name="ce1">
            <text:p>0.3125</text:p>
          </table:table-cell>
          <table:table-cell office:value-type="float" office:value="-0.25" table:style-name="ce1">
            <text:p>-0.25</text:p>
          </table:table-cell>
          <table:table-cell office:value-type="float" office:value="1.0434000000000001" table:style-name="ce1">
            <text:p>1.0434</text:p>
          </table:table-cell>
          <table:table-cell office:value-type="float" office:value="0.625" table:style-name="ce1">
            <text:p>0.625</text:p>
          </table:table-cell>
          <table:table-cell office:value-type="float" office:value="0.3125" table:style-name="ce1">
            <text:p>0.312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9"/>
          <table:table-cell office:value-type="float" table:style-name="ce1" office:value="0.44"/>
          <table:table-cell office:value-type="float" office:value="9.9299999999999996E-3" table:style-name="ce1">
            <text:p>0.00993</text:p>
          </table:table-cell>
          <table:table-cell office:value-type="float" office:value="0.22" table:style-name="ce1">
            <text:p>0.22</text:p>
          </table:table-cell>
          <table:table-cell office:value-type="float" office:value="-0.17600000000000002" table:style-name="ce1">
            <text:p>-0.176</text:p>
          </table:table-cell>
          <table:table-cell office:value-type="float" office:value="1.0328999999999999" table:style-name="ce1">
            <text:p>1.0329</text:p>
          </table:table-cell>
          <table:table-cell office:value-type="float" office:value="0.44" table:style-name="ce1">
            <text:p>0.44</text:p>
          </table:table-cell>
          <table:table-cell office:value-type="float" office:value="0.22" table:style-name="ce1">
            <text:p>0.2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9"/>
          <table:table-cell office:value-type="float" table:style-name="ce1" office:value="0.44"/>
          <table:table-cell office:value-type="float" office:value="9.9299999999999996E-3" table:style-name="ce1">
            <text:p>0.00993</text:p>
          </table:table-cell>
          <table:table-cell office:value-type="float" office:value="0.22" table:style-name="ce1">
            <text:p>0.22</text:p>
          </table:table-cell>
          <table:table-cell office:value-type="float" office:value="-0.17600000000000002" table:style-name="ce1">
            <text:p>-0.176</text:p>
          </table:table-cell>
          <table:table-cell office:value-type="float" office:value="1.0328999999999999" table:style-name="ce1">
            <text:p>1.0329</text:p>
          </table:table-cell>
          <table:table-cell office:value-type="float" office:value="0.44" table:style-name="ce1">
            <text:p>0.44</text:p>
          </table:table-cell>
          <table:table-cell office:value-type="float" office:value="0.22" table:style-name="ce1">
            <text:p>0.2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9"/>
          <table:table-cell office:value-type="float" table:style-name="ce1" office:value="0.44"/>
          <table:table-cell office:value-type="float" office:value="9.9299999999999996E-3" table:style-name="ce1">
            <text:p>0.00993</text:p>
          </table:table-cell>
          <table:table-cell office:value-type="float" office:value="0.22" table:style-name="ce1">
            <text:p>0.22</text:p>
          </table:table-cell>
          <table:table-cell office:value-type="float" office:value="-0.17600000000000002" table:style-name="ce1">
            <text:p>-0.176</text:p>
          </table:table-cell>
          <table:table-cell office:value-type="float" office:value="1.0328999999999999" table:style-name="ce1">
            <text:p>1.0329</text:p>
          </table:table-cell>
          <table:table-cell office:value-type="float" office:value="0.44" table:style-name="ce1">
            <text:p>0.44</text:p>
          </table:table-cell>
          <table:table-cell office:value-type="float" office:value="0.22" table:style-name="ce1">
            <text:p>0.2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0"/>
          <table:table-cell office:value-type="float" table:style-name="ce1" office:value="0.91"/>
          <table:table-cell office:value-type="float" office:value="9.7909999999999997E-2" table:style-name="ce1">
            <text:p>0.09791</text:p>
          </table:table-cell>
          <table:table-cell office:value-type="float" office:value="0.47749999999999998" table:style-name="ce1">
            <text:p>0.4775</text:p>
          </table:table-cell>
          <table:table-cell office:value-type="float" office:value="-0.38200000000000001" table:style-name="ce1">
            <text:p>-0.382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0"/>
          <table:table-cell office:value-type="float" table:style-name="ce1" office:value="0.9"/>
          <table:table-cell office:value-type="float" office:value="9.7909999999999997E-2" table:style-name="ce1">
            <text:p>0.09791</text:p>
          </table:table-cell>
          <table:table-cell office:value-type="float" office:value="0.47749999999999998" table:style-name="ce1">
            <text:p>0.4775</text:p>
          </table:table-cell>
          <table:table-cell office:value-type="float" office:value="-0.38200000000000001" table:style-name="ce1">
            <text:p>-0.382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4"/>
          <table:table-cell office:value-type="float" table:style-name="ce1" office:value="0.5"/>
          <table:table-cell office:value-type="float" office:value="4.018E-2" table:style-name="ce1">
            <text:p>0.04018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-0.21199999999999999" table:style-name="ce1">
            <text:p>-0.212</text:p>
          </table:table-cell>
          <table:table-cell office:value-type="float" office:value="1.0330999999999999" table:style-name="ce1">
            <text:p>1.0331</text:p>
          </table:table-cell>
          <table:table-cell office:value-type="float" office:value="0.53" table:style-name="ce1">
            <text:p>0.53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5"/>
          <table:table-cell office:value-type="float" table:style-name="ce1" office:value="0.5"/>
          <table:table-cell office:value-type="float" office:value="0.15153" table:style-name="ce1">
            <text:p>0.15153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-0.21199999999999999" table:style-name="ce1">
            <text:p>-0.212</text:p>
          </table:table-cell>
          <table:table-cell office:value-type="float" office:value="1.0331999999999999" table:style-name="ce1">
            <text:p>1.0332</text:p>
          </table:table-cell>
          <table:table-cell office:value-type="float" office:value="0.53" table:style-name="ce1">
            <text:p>0.53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6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-0.21199999999999999" table:style-name="ce1">
            <text:p>-0.212</text:p>
          </table:table-cell>
          <table:table-cell office:value-type="float" office:value="1.0329999999999999" table:style-name="ce1">
            <text:p>1.033</text:p>
          </table:table-cell>
          <table:table-cell office:value-type="float" office:value="0.53" table:style-name="ce1">
            <text:p>0.53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8"/>
          <table:table-cell office:value-type="float" table:style-name="ce1" office:value="0.6"/>
          <table:table-cell office:value-type="float" office:value="-4.1829999999999999E-2" table:style-name="ce1">
            <text:p>-0.04183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492999999999999" table:style-name="ce1">
            <text:p>1.0493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8"/>
          <table:table-cell office:value-type="float" table:style-name="ce1" office:value="0.6"/>
          <table:table-cell office:value-type="float" office:value="-4.1829999999999999E-2" table:style-name="ce1">
            <text:p>-0.04183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492999999999999" table:style-name="ce1">
            <text:p>1.0493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8"/>
          <table:table-cell office:value-type="float" table:style-name="ce1" office:value="0.6"/>
          <table:table-cell office:value-type="float" office:value="-4.1829999999999999E-2" table:style-name="ce1">
            <text:p>-0.04183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492999999999999" table:style-name="ce1">
            <text:p>1.0493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8"/>
          <table:table-cell office:value-type="float" table:style-name="ce1" office:value="1.89"/>
          <table:table-cell office:value-type="float" office:value="-0.13175999999999999" table:style-name="ce1">
            <text:p>-0.13176</text:p>
          </table:table-cell>
          <table:table-cell office:value-type="float" office:value="0.94499999999999995" table:style-name="ce1">
            <text:p>0.945</text:p>
          </table:table-cell>
          <table:table-cell office:value-type="float" office:value="-0.75599999999999989" table:style-name="ce1">
            <text:p>-0.756</text:p>
          </table:table-cell>
          <table:table-cell office:value-type="float" office:value="1.0492999999999999" table:style-name="ce1">
            <text:p>1.0493</text:p>
          </table:table-cell>
          <table:table-cell office:value-type="float" office:value="1.89" table:style-name="ce1">
            <text:p>1.89</text:p>
          </table:table-cell>
          <table:table-cell office:value-type="float" office:value="0.94499999999999995" table:style-name="ce1">
            <text:p>0.94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9"/>
          <table:table-cell office:value-type="float" table:style-name="ce1" office:value="0.8"/>
          <table:table-cell office:value-type="float" office:value="7.4319999999999997E-2" table:style-name="ce1">
            <text:p>0.07432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44" table:style-name="ce1">
            <text:p>1.0444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9"/>
          <table:table-cell office:value-type="float" table:style-name="ce1" office:value="0.8"/>
          <table:table-cell office:value-type="float" office:value="7.4319999999999997E-2" table:style-name="ce1">
            <text:p>0.07432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44" table:style-name="ce1">
            <text:p>1.0444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9"/>
          <table:table-cell office:value-type="float" table:style-name="ce1" office:value="0.8"/>
          <table:table-cell office:value-type="float" office:value="7.4319999999999997E-2" table:style-name="ce1">
            <text:p>0.07432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44" table:style-name="ce1">
            <text:p>1.0444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1"/>
          <table:table-cell office:value-type="float" table:style-name="ce1" office:value="0.8"/>
          <table:table-cell office:value-type="float" office:value="9.2600000000000002E-2" table:style-name="ce1">
            <text:p>0.0926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91999999999999" table:style-name="ce1">
            <text:p>1.0492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1"/>
          <table:table-cell office:value-type="float" table:style-name="ce1" office:value="0.8"/>
          <table:table-cell office:value-type="float" office:value="9.2600000000000002E-2" table:style-name="ce1">
            <text:p>0.0926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91999999999999" table:style-name="ce1">
            <text:p>1.0492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1"/>
          <table:table-cell office:value-type="float" table:style-name="ce1" office:value="0.8"/>
          <table:table-cell office:value-type="float" office:value="9.2600000000000002E-2" table:style-name="ce1">
            <text:p>0.0926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91999999999999" table:style-name="ce1">
            <text:p>1.0492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2"/>
          <table:table-cell office:value-type="float" table:style-name="ce1" office:value="0.76"/>
          <table:table-cell office:value-type="float" office:value="7.8120000000000009E-2" table:style-name="ce1">
            <text:p>0.07812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-0.44799999999999995" table:style-name="ce1">
            <text:p>-0.448</text:p>
          </table:table-cell>
          <table:table-cell office:value-type="float" office:value="1.0456000000000001" table:style-name="ce1">
            <text:p>1.0456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2"/>
          <table:table-cell office:value-type="float" table:style-name="ce1" office:value="0.74"/>
          <table:table-cell office:value-type="float" office:value="7.8120000000000009E-2" table:style-name="ce1">
            <text:p>0.07812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-0.44799999999999995" table:style-name="ce1">
            <text:p>-0.448</text:p>
          </table:table-cell>
          <table:table-cell office:value-type="float" office:value="1.0456000000000001" table:style-name="ce1">
            <text:p>1.0456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2"/>
          <table:table-cell office:value-type="float" table:style-name="ce1" office:value="0.75"/>
          <table:table-cell office:value-type="float" office:value="7.8120000000000009E-2" table:style-name="ce1">
            <text:p>0.07812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-0.44799999999999995" table:style-name="ce1">
            <text:p>-0.448</text:p>
          </table:table-cell>
          <table:table-cell office:value-type="float" office:value="1.0456000000000001" table:style-name="ce1">
            <text:p>1.0456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3"/>
          <table:table-cell office:value-type="float" table:style-name="ce1" office:value="0.62"/>
          <table:table-cell office:value-type="float" office:value="0.15526000000000001" table:style-name="ce1">
            <text:p>0.15526</text:p>
          </table:table-cell>
          <table:table-cell office:value-type="float" office:value="0.31" table:style-name="ce1">
            <text:p>0.31</text:p>
          </table:table-cell>
          <table:table-cell office:value-type="float" office:value="-0.248" table:style-name="ce1">
            <text:p>-0.248</text:p>
          </table:table-cell>
          <table:table-cell office:value-type="float" office:value="1.0495000000000001" table:style-name="ce1">
            <text:p>1.0495</text:p>
          </table:table-cell>
          <table:table-cell office:value-type="float" office:value="0.62" table:style-name="ce1">
            <text:p>0.62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3"/>
          <table:table-cell office:value-type="float" table:style-name="ce1" office:value="0.62"/>
          <table:table-cell office:value-type="float" office:value="0.15526000000000001" table:style-name="ce1">
            <text:p>0.15526</text:p>
          </table:table-cell>
          <table:table-cell office:value-type="float" office:value="0.31" table:style-name="ce1">
            <text:p>0.31</text:p>
          </table:table-cell>
          <table:table-cell office:value-type="float" office:value="-0.248" table:style-name="ce1">
            <text:p>-0.248</text:p>
          </table:table-cell>
          <table:table-cell office:value-type="float" office:value="1.0495000000000001" table:style-name="ce1">
            <text:p>1.0495</text:p>
          </table:table-cell>
          <table:table-cell office:value-type="float" office:value="0.62" table:style-name="ce1">
            <text:p>0.62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3"/>
          <table:table-cell office:value-type="float" table:style-name="ce1" office:value="0.62"/>
          <table:table-cell office:value-type="float" office:value="0.15526000000000001" table:style-name="ce1">
            <text:p>0.15526</text:p>
          </table:table-cell>
          <table:table-cell office:value-type="float" office:value="0.31" table:style-name="ce1">
            <text:p>0.31</text:p>
          </table:table-cell>
          <table:table-cell office:value-type="float" office:value="-0.248" table:style-name="ce1">
            <text:p>-0.248</text:p>
          </table:table-cell>
          <table:table-cell office:value-type="float" office:value="1.0495000000000001" table:style-name="ce1">
            <text:p>1.0495</text:p>
          </table:table-cell>
          <table:table-cell office:value-type="float" office:value="0.62" table:style-name="ce1">
            <text:p>0.62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4"/>
          <table:table-cell office:value-type="float" table:style-name="ce1" office:value="0.7"/>
          <table:table-cell office:value-type="float" office:value="-7.621E-2" table:style-name="ce1">
            <text:p>-0.07621</text:p>
          </table:table-cell>
          <table:table-cell office:value-type="float" office:value="0.38250000000000001" table:style-name="ce1">
            <text:p>0.3825</text:p>
          </table:table-cell>
          <table:table-cell office:value-type="float" office:value="-0.30599999999999999" table:style-name="ce1">
            <text:p>-0.306</text:p>
          </table:table-cell>
          <table:table-cell office:value-type="float" office:value="1.0494000000000001" table:style-name="ce1">
            <text:p>1.0494</text:p>
          </table:table-cell>
          <table:table-cell office:value-type="float" office:value="0.76500000000000001" table:style-name="ce1">
            <text:p>0.7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4"/>
          <table:table-cell office:value-type="float" table:style-name="ce1" office:value="0.7"/>
          <table:table-cell office:value-type="float" office:value="-7.621E-2" table:style-name="ce1">
            <text:p>-0.07621</text:p>
          </table:table-cell>
          <table:table-cell office:value-type="float" office:value="0.38250000000000001" table:style-name="ce1">
            <text:p>0.3825</text:p>
          </table:table-cell>
          <table:table-cell office:value-type="float" office:value="-0.30599999999999999" table:style-name="ce1">
            <text:p>-0.306</text:p>
          </table:table-cell>
          <table:table-cell office:value-type="float" office:value="1.0494000000000001" table:style-name="ce1">
            <text:p>1.0494</text:p>
          </table:table-cell>
          <table:table-cell office:value-type="float" office:value="0.76500000000000001" table:style-name="ce1">
            <text:p>0.7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6"/>
          <table:table-cell office:value-type="float" table:style-name="ce1" office:value="0.65"/>
          <table:table-cell office:value-type="float" office:value="-4.6649999999999997E-2" table:style-name="ce1">
            <text:p>-0.0466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-0.26" table:style-name="ce1">
            <text:p>-0.26</text:p>
          </table:table-cell>
          <table:table-cell office:value-type="float" office:value="1.0472999999999999" table:style-name="ce1">
            <text:p>1.0473</text:p>
          </table:table-cell>
          <table:table-cell office:value-type="float" office:value="0.65" table:style-name="ce1">
            <text:p>0.6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7"/>
          <table:table-cell office:value-type="float" table:style-name="ce1" office:value="0.65"/>
          <table:table-cell office:value-type="float" office:value="-4.6649999999999997E-2" table:style-name="ce1">
            <text:p>-0.0466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-0.26" table:style-name="ce1">
            <text:p>-0.26</text:p>
          </table:table-cell>
          <table:table-cell office:value-type="float" office:value="1.0472999999999999" table:style-name="ce1">
            <text:p>1.0473</text:p>
          </table:table-cell>
          <table:table-cell office:value-type="float" office:value="0.65" table:style-name="ce1">
            <text:p>0.6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8"/>
          <table:table-cell office:value-type="float" table:style-name="ce1" office:value="0.65"/>
          <table:table-cell office:value-type="float" office:value="-4.6649999999999997E-2" table:style-name="ce1">
            <text:p>-0.0466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-0.26" table:style-name="ce1">
            <text:p>-0.26</text:p>
          </table:table-cell>
          <table:table-cell office:value-type="float" office:value="1.0472999999999999" table:style-name="ce1">
            <text:p>1.0473</text:p>
          </table:table-cell>
          <table:table-cell office:value-type="float" office:value="0.65" table:style-name="ce1">
            <text:p>0.6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9"/>
          <table:table-cell office:value-type="float" table:style-name="ce1" office:value="2.45"/>
          <table:table-cell office:value-type="float" office:value="1.532E-2" table:style-name="ce1">
            <text:p>0.01532</text:p>
          </table:table-cell>
          <table:table-cell office:value-type="float" office:value="1.2250000000000001" table:style-name="ce1">
            <text:p>1.225</text:p>
          </table:table-cell>
          <table:table-cell office:value-type="float" office:value="-0.98" table:style-name="ce1">
            <text:p>-0.98</text:p>
          </table:table-cell>
          <table:table-cell office:value-type="float" office:value="1.0474000000000001" table:style-name="ce1">
            <text:p>1.0474</text:p>
          </table:table-cell>
          <table:table-cell office:value-type="float" office:value="2.4500000000000002" table:style-name="ce1">
            <text:p>2.45</text:p>
          </table:table-cell>
          <table:table-cell office:value-type="float" office:value="1.2250000000000001" table:style-name="ce1">
            <text:p>1.22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02"/>
          <table:table-cell office:value-type="float" table:style-name="ce1" office:value="0.7"/>
          <table:table-cell office:value-type="float" office:value="0.1757" table:style-name="ce1">
            <text:p>0.1757</text:p>
          </table:table-cell>
          <table:table-cell office:value-type="float" office:value="0.35" table:style-name="ce1">
            <text:p>0.35</text:p>
          </table:table-cell>
          <table:table-cell office:value-type="float" office:value="-0.28000000000000003" table:style-name="ce1">
            <text:p>-0.28</text:p>
          </table:table-cell>
          <table:table-cell office:value-type="float" office:value="1.0390999999999999" table:style-name="ce1">
            <text:p>1.0391</text:p>
          </table:table-cell>
          <table:table-cell office:value-type="float" office:value="0.7" table:style-name="ce1">
            <text:p>0.7</text:p>
          </table:table-cell>
          <table:table-cell office:value-type="float" office:value="0.35" table:style-name="ce1">
            <text:p>0.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03"/>
          <table:table-cell office:value-type="float" table:style-name="ce1" office:value="0.7"/>
          <table:table-cell office:value-type="float" office:value="0.14638000000000001" table:style-name="ce1">
            <text:p>0.14638</text:p>
          </table:table-cell>
          <table:table-cell office:value-type="float" office:value="0.35" table:style-name="ce1">
            <text:p>0.35</text:p>
          </table:table-cell>
          <table:table-cell office:value-type="float" office:value="-0.28000000000000003" table:style-name="ce1">
            <text:p>-0.28</text:p>
          </table:table-cell>
          <table:table-cell office:value-type="float" office:value="1.0390999999999999" table:style-name="ce1">
            <text:p>1.0391</text:p>
          </table:table-cell>
          <table:table-cell office:value-type="float" office:value="0.7" table:style-name="ce1">
            <text:p>0.7</text:p>
          </table:table-cell>
          <table:table-cell office:value-type="float" office:value="0.35" table:style-name="ce1">
            <text:p>0.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14"/>
          <table:table-cell office:value-type="float" table:style-name="ce1" office:value="0.67"/>
          <table:table-cell office:value-type="float" office:value="0.16073000000000001" table:style-name="ce1">
            <text:p>0.16073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-0.26800000000000002" table:style-name="ce1">
            <text:p>-0.268</text:p>
          </table:table-cell>
          <table:table-cell office:value-type="float" office:value="1.0404" table:style-name="ce1">
            <text:p>1.0404</text:p>
          </table:table-cell>
          <table:table-cell office:value-type="float" office:value="0.67" table:style-name="ce1">
            <text:p>0.67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14"/>
          <table:table-cell office:value-type="float" table:style-name="ce1" office:value="0.67"/>
          <table:table-cell office:value-type="float" office:value="0.16073000000000001" table:style-name="ce1">
            <text:p>0.16073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-0.26800000000000002" table:style-name="ce1">
            <text:p>-0.268</text:p>
          </table:table-cell>
          <table:table-cell office:value-type="float" office:value="1.0404" table:style-name="ce1">
            <text:p>1.0404</text:p>
          </table:table-cell>
          <table:table-cell office:value-type="float" office:value="0.67" table:style-name="ce1">
            <text:p>0.67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14"/>
          <table:table-cell office:value-type="float" table:style-name="ce1" office:value="0.67"/>
          <table:table-cell office:value-type="float" office:value="0.16073000000000001" table:style-name="ce1">
            <text:p>0.16073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-0.26800000000000002" table:style-name="ce1">
            <text:p>-0.268</text:p>
          </table:table-cell>
          <table:table-cell office:value-type="float" office:value="1.0404" table:style-name="ce1">
            <text:p>1.0404</text:p>
          </table:table-cell>
          <table:table-cell office:value-type="float" office:value="0.67" table:style-name="ce1">
            <text:p>0.67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18"/>
          <table:table-cell office:value-type="float" table:style-name="ce1" office:value="2.71"/>
          <table:table-cell office:value-type="float" office:value="1.5356700000000001" table:style-name="ce1">
            <text:p>1.53567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-1.1759999999999999" table:style-name="ce1">
            <text:p>-1.176</text:p>
          </table:table-cell>
          <table:table-cell office:value-type="float" office:value="1.0358000000000001" table:style-name="ce1">
            <text:p>1.0358</text:p>
          </table:table-cell>
          <table:table-cell office:value-type="float" office:value="3.92" table:style-name="ce1">
            <text:p>3.9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1"/>
          <table:table-cell office:value-type="float" table:style-name="ce1" office:value="1.91"/>
          <table:table-cell office:value-type="float" office:value="-0.33948" table:style-name="ce1">
            <text:p>-0.33948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-0.76400000000000001" table:style-name="ce1">
            <text:p>-0.764</text:p>
          </table:table-cell>
          <table:table-cell office:value-type="float" office:value="1.0490999999999999" table:style-name="ce1">
            <text:p>1.0491</text:p>
          </table:table-cell>
          <table:table-cell office:value-type="float" office:value="1.91" table:style-name="ce1">
            <text:p>1.91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3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-0.48" table:style-name="ce1">
            <text:p>-0.48</text:p>
          </table:table-cell>
          <table:table-cell office:value-type="float" office:value="1.0468999999999999" table:style-name="ce1">
            <text:p>1.0469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3"/>
          <table:table-cell office:value-type="float" table:style-name="ce1" office:value="1.14"/>
          <table:table-cell office:value-type="float" office:value="-0.30957000000000001" table:style-name="ce1">
            <text:p>-0.30957</text:p>
          </table:table-cell>
          <table:table-cell office:value-type="float" office:value="0.6" table:style-name="ce1">
            <text:p>0.6</text:p>
          </table:table-cell>
          <table:table-cell office:value-type="float" office:value="-0.48" table:style-name="ce1">
            <text:p>-0.48</text:p>
          </table:table-cell>
          <table:table-cell office:value-type="float" office:value="1.0468999999999999" table:style-name="ce1">
            <text:p>1.0469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4"/>
          <table:table-cell office:value-type="float" table:style-name="ce1" office:value="1.15"/>
          <table:table-cell office:value-type="float" office:value="1.6539999999999999E-2" table:style-name="ce1">
            <text:p>0.01654</text:p>
          </table:table-cell>
          <table:table-cell office:value-type="float" office:value="0.64" table:style-name="ce1">
            <text:p>0.64</text:p>
          </table:table-cell>
          <table:table-cell office:value-type="float" office:value="-0.51200000000000001" table:style-name="ce1">
            <text:p>-0.512</text:p>
          </table:table-cell>
          <table:table-cell office:value-type="float" office:value="1.0469999999999999" table:style-name="ce1">
            <text:p>1.047</text:p>
          </table:table-cell>
          <table:table-cell office:value-type="float" office:value="1.28" table:style-name="ce1">
            <text:p>1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4"/>
          <table:table-cell office:value-type="float" table:style-name="ce1" office:value="1.12"/>
          <table:table-cell office:value-type="float" office:value="1.6539999999999999E-2" table:style-name="ce1">
            <text:p>0.01654</text:p>
          </table:table-cell>
          <table:table-cell office:value-type="float" office:value="0.64" table:style-name="ce1">
            <text:p>0.64</text:p>
          </table:table-cell>
          <table:table-cell office:value-type="float" office:value="-0.51200000000000001" table:style-name="ce1">
            <text:p>-0.512</text:p>
          </table:table-cell>
          <table:table-cell office:value-type="float" office:value="1.0469999999999999" table:style-name="ce1">
            <text:p>1.047</text:p>
          </table:table-cell>
          <table:table-cell office:value-type="float" office:value="1.28" table:style-name="ce1">
            <text:p>1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1.95" table:style-name="ce1">
            <text:p>1.95</text:p>
          </table:table-cell>
          <table:table-cell office:value-type="float" office:value="-1.56" table:style-name="ce1">
            <text:p>-1.56</text:p>
          </table:table-cell>
          <table:table-cell office:value-type="float" office:value="1.0445" table:style-name="ce1">
            <text:p>1.0445</text:p>
          </table:table-cell>
          <table:table-cell office:value-type="float" office:value="3.9" table:style-name="ce1">
            <text:p>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1.95" table:style-name="ce1">
            <text:p>1.95</text:p>
          </table:table-cell>
          <table:table-cell office:value-type="float" office:value="-1.56" table:style-name="ce1">
            <text:p>-1.56</text:p>
          </table:table-cell>
          <table:table-cell office:value-type="float" office:value="1.0445" table:style-name="ce1">
            <text:p>1.0445</text:p>
          </table:table-cell>
          <table:table-cell office:value-type="float" office:value="3.9" table:style-name="ce1">
            <text:p>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6"/>
          <table:table-cell office:value-type="float" table:style-name="ce1" office:value="2.08"/>
          <table:table-cell office:value-type="float" office:value="0.79240999999999995" table:style-name="ce1">
            <text:p>0.7924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0.88" table:style-name="ce1">
            <text:p>-0.88</text:p>
          </table:table-cell>
          <table:table-cell office:value-type="float" office:value="1.0458000000000001" table:style-name="ce1">
            <text:p>1.0458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7"/>
          <table:table-cell office:value-type="float" table:style-name="ce1" office:value="1.24"/>
          <table:table-cell office:value-type="float" office:value="-0.16985" table:style-name="ce1">
            <text:p>-0.16985</text:p>
          </table:table-cell>
          <table:table-cell office:value-type="float" office:value="0.65249999999999997" table:style-name="ce1">
            <text:p>0.6525</text:p>
          </table:table-cell>
          <table:table-cell office:value-type="float" office:value="-0.52200000000000002" table:style-name="ce1">
            <text:p>-0.522</text:p>
          </table:table-cell>
          <table:table-cell office:value-type="float" office:value="1.0491999999999999" table:style-name="ce1">
            <text:p>1.0492</text:p>
          </table:table-cell>
          <table:table-cell office:value-type="float" office:value="1.3049999999999999" table:style-name="ce1">
            <text:p>1.3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7"/>
          <table:table-cell office:value-type="float" table:style-name="ce1" office:value="1.26"/>
          <table:table-cell office:value-type="float" office:value="-0.16985" table:style-name="ce1">
            <text:p>-0.16985</text:p>
          </table:table-cell>
          <table:table-cell office:value-type="float" office:value="0.65249999999999997" table:style-name="ce1">
            <text:p>0.6525</text:p>
          </table:table-cell>
          <table:table-cell office:value-type="float" office:value="-0.52200000000000002" table:style-name="ce1">
            <text:p>-0.522</text:p>
          </table:table-cell>
          <table:table-cell office:value-type="float" office:value="1.0491999999999999" table:style-name="ce1">
            <text:p>1.0492</text:p>
          </table:table-cell>
          <table:table-cell office:value-type="float" office:value="1.3049999999999999" table:style-name="ce1">
            <text:p>1.3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8"/>
          <table:table-cell office:value-type="float" table:style-name="ce1" office:value="2.91"/>
          <table:table-cell office:value-type="float" office:value="1.0300499999999999" table:style-name="ce1">
            <text:p>1.03005</text:p>
          </table:table-cell>
          <table:table-cell office:value-type="float" office:value="1.575" table:style-name="ce1">
            <text:p>1.575</text:p>
          </table:table-cell>
          <table:table-cell office:value-type="float" office:value="-1.26" table:style-name="ce1">
            <text:p>-1.26</text:p>
          </table:table-cell>
          <table:table-cell office:value-type="float" office:value="1.0490999999999999" table:style-name="ce1">
            <text:p>1.0491</text:p>
          </table:table-cell>
          <table:table-cell office:value-type="float" office:value="3.15" table:style-name="ce1">
            <text:p>3.15</text:p>
          </table:table-cell>
          <table:table-cell office:value-type="float" office:value="1.575" table:style-name="ce1">
            <text:p>1.57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9"/>
          <table:table-cell office:value-type="float" table:style-name="ce1" office:value="2.92"/>
          <table:table-cell office:value-type="float" office:value="1.15896" table:style-name="ce1">
            <text:p>1.15896</text:p>
          </table:table-cell>
          <table:table-cell office:value-type="float" office:value="1.575" table:style-name="ce1">
            <text:p>1.575</text:p>
          </table:table-cell>
          <table:table-cell office:value-type="float" office:value="-1.26" table:style-name="ce1">
            <text:p>-1.26</text:p>
          </table:table-cell>
          <table:table-cell office:value-type="float" office:value="1.0490999999999999" table:style-name="ce1">
            <text:p>1.0491</text:p>
          </table:table-cell>
          <table:table-cell office:value-type="float" office:value="3.15" table:style-name="ce1">
            <text:p>3.15</text:p>
          </table:table-cell>
          <table:table-cell office:value-type="float" office:value="1.575" table:style-name="ce1">
            <text:p>1.57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0"/>
          <table:table-cell office:value-type="float" table:style-name="ce1" office:value="2.72029"/>
          <table:table-cell office:value-type="float" office:value="1.764" table:style-name="ce1">
            <text:p>1.764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-1.1759999999999999" table:style-name="ce1">
            <text:p>-1.176</text:p>
          </table:table-cell>
          <table:table-cell office:value-type="float" office:value="1.0488999999999999" table:style-name="ce1">
            <text:p>1.0489</text:p>
          </table:table-cell>
          <table:table-cell office:value-type="float" office:value="3.92" table:style-name="ce1">
            <text:p>3.9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1"/>
          <table:table-cell office:value-type="float" table:style-name="ce1" office:value="2.71"/>
          <table:table-cell office:value-type="float" office:value="0.64590999999999998" table:style-name="ce1">
            <text:p>0.64591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-1.1759999999999999" table:style-name="ce1">
            <text:p>-1.176</text:p>
          </table:table-cell>
          <table:table-cell office:value-type="float" office:value="1.0488" table:style-name="ce1">
            <text:p>1.0488</text:p>
          </table:table-cell>
          <table:table-cell office:value-type="float" office:value="3.92" table:style-name="ce1">
            <text:p>3.9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2"/>
          <table:table-cell office:value-type="float" table:style-name="ce1" office:value="4"/>
          <table:table-cell office:value-type="float" office:value="0.62209999999999999" table:style-name="ce1">
            <text:p>0.6221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-1.2390000000000001" table:style-name="ce1">
            <text:p>-1.239</text:p>
          </table:table-cell>
          <table:table-cell office:value-type="float" office:value="1.0497000000000001" table:style-name="ce1">
            <text:p>1.0497</text:p>
          </table:table-cell>
          <table:table-cell office:value-type="float" office:value="4.13" table:style-name="ce1">
            <text:p>4.13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3"/>
          <table:table-cell office:value-type="float" table:style-name="ce1" office:value="4"/>
          <table:table-cell office:value-type="float" office:value="0.84036" table:style-name="ce1">
            <text:p>0.84036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-1.2390000000000001" table:style-name="ce1">
            <text:p>-1.239</text:p>
          </table:table-cell>
          <table:table-cell office:value-type="float" office:value="1.0497000000000001" table:style-name="ce1">
            <text:p>1.0497</text:p>
          </table:table-cell>
          <table:table-cell office:value-type="float" office:value="4.13" table:style-name="ce1">
            <text:p>4.13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4"/>
          <table:table-cell office:value-type="float" table:style-name="ce1" office:value="4"/>
          <table:table-cell office:value-type="float" office:value="5.5600000000000007E-3" table:style-name="ce1">
            <text:p>0.00556</text:p>
          </table:table-cell>
          <table:table-cell office:value-type="float" office:value="2.5110000000000001" table:style-name="ce1">
            <text:p>2.511</text:p>
          </table:table-cell>
          <table:table-cell office:value-type="float" office:value="-1.2555000000000001" table:style-name="ce1">
            <text:p>-1.2555</text:p>
          </table:table-cell>
          <table:table-cell office:value-type="float" office:value="1.0497000000000001" table:style-name="ce1">
            <text:p>1.0497</text:p>
          </table:table-cell>
          <table:table-cell office:value-type="float" office:value="4.1849999999999996" table:style-name="ce1">
            <text:p>4.185</text:p>
          </table:table-cell>
          <table:table-cell office:value-type="float" office:value="2.5110000000000001" table:style-name="ce1">
            <text:p>2.5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5"/>
          <table:table-cell office:value-type="float" table:style-name="ce1" office:value="4"/>
          <table:table-cell office:value-type="float" office:value="4.0300000000000006E-3" table:style-name="ce1">
            <text:p>0.00403</text:p>
          </table:table-cell>
          <table:table-cell office:value-type="float" office:value="2.5110000000000001" table:style-name="ce1">
            <text:p>2.511</text:p>
          </table:table-cell>
          <table:table-cell office:value-type="float" office:value="-1.2555000000000001" table:style-name="ce1">
            <text:p>-1.2555</text:p>
          </table:table-cell>
          <table:table-cell office:value-type="float" office:value="1.0497000000000001" table:style-name="ce1">
            <text:p>1.0497</text:p>
          </table:table-cell>
          <table:table-cell office:value-type="float" office:value="4.1849999999999996" table:style-name="ce1">
            <text:p>4.185</text:p>
          </table:table-cell>
          <table:table-cell office:value-type="float" office:value="2.5110000000000001" table:style-name="ce1">
            <text:p>2.5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1"/>
          <table:table-cell office:value-type="float" table:style-name="ce1" office:value="0.44161"/>
          <table:table-cell office:value-type="float" office:value="2.819E-2" table:style-name="ce1">
            <text:p>0.02819</text:p>
          </table:table-cell>
          <table:table-cell office:value-type="float" office:value="0.20350000000000001" table:style-name="ce1">
            <text:p>0.2035</text:p>
          </table:table-cell>
          <table:table-cell office:value-type="float" office:value="-0.20350000000000001" table:style-name="ce1">
            <text:p>-0.2035</text:p>
          </table:table-cell>
          <table:table-cell office:value-type="float" office:value="1.0452999999999999" table:style-name="ce1">
            <text:p>1.0453</text:p>
          </table:table-cell>
          <table:table-cell office:value-type="float" office:value="0.50873999999999997" table:style-name="ce1">
            <text:p>0.508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2"/>
          <table:table-cell office:value-type="float" table:style-name="ce1" office:value="0.06819"/>
          <table:table-cell office:value-type="float" office:value="0.11376" table:style-name="ce1">
            <text:p>0.11376</text:p>
          </table:table-cell>
          <table:table-cell office:value-type="float" office:value="1.25217" table:style-name="ce1">
            <text:p>1.25217</text:p>
          </table:table-cell>
          <table:table-cell office:value-type="float" office:value="-1.25217" table:style-name="ce1">
            <text:p>-1.25217</text:p>
          </table:table-cell>
          <table:table-cell office:value-type="float" office:value="1.0342" table:style-name="ce1">
            <text:p>1.0342</text:p>
          </table:table-cell>
          <table:table-cell office:value-type="float" office:value="3.1304199999999995" table:style-name="ce1">
            <text:p>3.130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3"/>
          <table:table-cell office:value-type="float" table:style-name="ce1" office:value="0.08164999999999999"/>
          <table:table-cell office:value-type="float" office:value="-1.7100000000000001E-2" table:style-name="ce1">
            <text:p>-0.0171</text:p>
          </table:table-cell>
          <table:table-cell office:value-type="float" office:value="1.4995099999999999" table:style-name="ce1">
            <text:p>1.49951</text:p>
          </table:table-cell>
          <table:table-cell office:value-type="float" office:value="-1.4995099999999999" table:style-name="ce1">
            <text:p>-1.49951</text:p>
          </table:table-cell>
          <table:table-cell office:value-type="float" office:value="1.0277000000000001" table:style-name="ce1">
            <text:p>1.0277</text:p>
          </table:table-cell>
          <table:table-cell office:value-type="float" office:value="3.74878" table:style-name="ce1">
            <text:p>3.748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4"/>
          <table:table-cell office:value-type="float" table:style-name="ce1" office:value="0.06992"/>
          <table:table-cell office:value-type="float" office:value="2.6160000000000003E-2" table:style-name="ce1">
            <text:p>0.02616</text:p>
          </table:table-cell>
          <table:table-cell office:value-type="float" office:value="1.2841100000000001" table:style-name="ce1">
            <text:p>1.28411</text:p>
          </table:table-cell>
          <table:table-cell office:value-type="float" office:value="-1.2841100000000001" table:style-name="ce1">
            <text:p>-1.28411</text:p>
          </table:table-cell>
          <table:table-cell office:value-type="float" office:value="1.0296000000000001" table:style-name="ce1">
            <text:p>1.0296</text:p>
          </table:table-cell>
          <table:table-cell office:value-type="float" office:value="3.2102599999999999" table:style-name="ce1">
            <text:p>3.21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5"/>
          <table:table-cell office:value-type="float" table:style-name="ce1" office:value="0.09731"/>
          <table:table-cell office:value-type="float" office:value="0.10789" table:style-name="ce1">
            <text:p>0.10789</text:p>
          </table:table-cell>
          <table:table-cell office:value-type="float" office:value="1.7869699999999999" table:style-name="ce1">
            <text:p>1.78697</text:p>
          </table:table-cell>
          <table:table-cell office:value-type="float" office:value="-1.7869699999999999" table:style-name="ce1">
            <text:p>-1.78697</text:p>
          </table:table-cell>
          <table:table-cell office:value-type="float" office:value="1.0377000000000001" table:style-name="ce1">
            <text:p>1.0377</text:p>
          </table:table-cell>
          <table:table-cell office:value-type="float" office:value="4.4674200000000006" table:style-name="ce1">
            <text:p>4.467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6"/>
          <table:table-cell office:value-type="float" table:style-name="ce1" office:value="1.66987"/>
          <table:table-cell office:value-type="float" office:value="8.1310000000000007E-2" table:style-name="ce1">
            <text:p>0.08131</text:p>
          </table:table-cell>
          <table:table-cell office:value-type="float" office:value="0.76950000000000007" table:style-name="ce1">
            <text:p>0.7695</text:p>
          </table:table-cell>
          <table:table-cell office:value-type="float" office:value="-0.76950000000000007" table:style-name="ce1">
            <text:p>-0.7695</text:p>
          </table:table-cell>
          <table:table-cell office:value-type="float" office:value="1.0482" table:style-name="ce1">
            <text:p>1.0482</text:p>
          </table:table-cell>
          <table:table-cell office:value-type="float" office:value="1.92374" table:style-name="ce1">
            <text:p>1.923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3"/>
          <table:table-cell office:value-type="float" table:style-name="ce1" office:value="0.09336"/>
          <table:table-cell office:value-type="float" office:value="-3.4669999999999999E-2" table:style-name="ce1">
            <text:p>-0.03467</text:p>
          </table:table-cell>
          <table:table-cell office:value-type="float" office:value="1.71455" table:style-name="ce1">
            <text:p>1.71455</text:p>
          </table:table-cell>
          <table:table-cell office:value-type="float" office:value="-1.71455" table:style-name="ce1">
            <text:p>-1.71455</text:p>
          </table:table-cell>
          <table:table-cell office:value-type="float" office:value="1.0423" table:style-name="ce1">
            <text:p>1.0423</text:p>
          </table:table-cell>
          <table:table-cell office:value-type="float" office:value="4.2863699999999998" table:style-name="ce1">
            <text:p>4.286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4"/>
          <table:table-cell office:value-type="float" table:style-name="ce1" office:value="0.07203"/>
          <table:table-cell office:value-type="float" office:value="-3.2340000000000001E-2" table:style-name="ce1">
            <text:p>-0.03234</text:p>
          </table:table-cell>
          <table:table-cell office:value-type="float" office:value="1.32273" table:style-name="ce1">
            <text:p>1.32273</text:p>
          </table:table-cell>
          <table:table-cell office:value-type="float" office:value="-1.32273" table:style-name="ce1">
            <text:p>-1.32273</text:p>
          </table:table-cell>
          <table:table-cell office:value-type="float" office:value="1.0385" table:style-name="ce1">
            <text:p>1.0385</text:p>
          </table:table-cell>
          <table:table-cell office:value-type="float" office:value="3.3068299999999997" table:style-name="ce1">
            <text:p>3.306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5"/>
          <table:table-cell office:value-type="float" table:style-name="ce1" office:value="0.10077"/>
          <table:table-cell office:value-type="float" office:value="0.24467" table:style-name="ce1">
            <text:p>0.24467</text:p>
          </table:table-cell>
          <table:table-cell office:value-type="float" office:value="1.8504800000000001" table:style-name="ce1">
            <text:p>1.85048</text:p>
          </table:table-cell>
          <table:table-cell office:value-type="float" office:value="-1.8504800000000001" table:style-name="ce1">
            <text:p>-1.85048</text:p>
          </table:table-cell>
          <table:table-cell office:value-type="float" office:value="1.0412999999999999" table:style-name="ce1">
            <text:p>1.0413</text:p>
          </table:table-cell>
          <table:table-cell office:value-type="float" office:value="4.6261900000000002" table:style-name="ce1">
            <text:p>4.626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6"/>
          <table:table-cell office:value-type="float" table:style-name="ce1" office:value="0.06726"/>
          <table:table-cell office:value-type="float" office:value="0.22866" table:style-name="ce1">
            <text:p>0.22866</text:p>
          </table:table-cell>
          <table:table-cell office:value-type="float" office:value="1.23508" table:style-name="ce1">
            <text:p>1.23508</text:p>
          </table:table-cell>
          <table:table-cell office:value-type="float" office:value="-1.23508" table:style-name="ce1">
            <text:p>-1.23508</text:p>
          </table:table-cell>
          <table:table-cell office:value-type="float" office:value="1.0424" table:style-name="ce1">
            <text:p>1.0424</text:p>
          </table:table-cell>
          <table:table-cell office:value-type="float" office:value="3.08771" table:style-name="ce1">
            <text:p>3.087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7"/>
          <table:table-cell office:value-type="float" table:style-name="ce1" office:value="0.07344"/>
          <table:table-cell office:value-type="float" office:value="-2.5649999999999999E-2" table:style-name="ce1">
            <text:p>-0.02565</text:p>
          </table:table-cell>
          <table:table-cell office:value-type="float" office:value="1.34873" table:style-name="ce1">
            <text:p>1.34873</text:p>
          </table:table-cell>
          <table:table-cell office:value-type="float" office:value="-1.34873" table:style-name="ce1">
            <text:p>-1.34873</text:p>
          </table:table-cell>
          <table:table-cell office:value-type="float" office:value="1.0386" table:style-name="ce1">
            <text:p>1.0386</text:p>
          </table:table-cell>
          <table:table-cell office:value-type="float" office:value="3.37182" table:style-name="ce1">
            <text:p>3.371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8"/>
          <table:table-cell office:value-type="float" table:style-name="ce1" office:value="0.08153"/>
          <table:table-cell office:value-type="float" office:value="0.23687999999999998" table:style-name="ce1">
            <text:p>0.23688</text:p>
          </table:table-cell>
          <table:table-cell office:value-type="float" office:value="1.4972800000000002" table:style-name="ce1">
            <text:p>1.49728</text:p>
          </table:table-cell>
          <table:table-cell office:value-type="float" office:value="-1.4972800000000002" table:style-name="ce1">
            <text:p>-1.49728</text:p>
          </table:table-cell>
          <table:table-cell office:value-type="float" office:value="1.0397000000000001" table:style-name="ce1">
            <text:p>1.0397</text:p>
          </table:table-cell>
          <table:table-cell office:value-type="float" office:value="3.7432100000000004" table:style-name="ce1">
            <text:p>3.743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9"/>
          <table:table-cell office:value-type="float" table:style-name="ce1" office:value="0.07676"/>
          <table:table-cell office:value-type="float" office:value="0.68484999999999996" table:style-name="ce1">
            <text:p>0.68485</text:p>
          </table:table-cell>
          <table:table-cell office:value-type="float" office:value="1.40964" table:style-name="ce1">
            <text:p>1.40964</text:p>
          </table:table-cell>
          <table:table-cell office:value-type="float" office:value="-1.40964" table:style-name="ce1">
            <text:p>-1.40964</text:p>
          </table:table-cell>
          <table:table-cell office:value-type="float" office:value="1.0494000000000001" table:style-name="ce1">
            <text:p>1.0494</text:p>
          </table:table-cell>
          <table:table-cell office:value-type="float" office:value="3.5240899999999997" table:style-name="ce1">
            <text:p>3.524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64"/>
          <table:table-cell office:value-type="float" table:style-name="ce1" office:value="0.39"/>
          <table:table-cell office:value-type="float" office:value="8.5890000000000008E-2" table:style-name="ce1">
            <text:p>0.08589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-0.156" table:style-name="ce1">
            <text:p>-0.156</text:p>
          </table:table-cell>
          <table:table-cell office:value-type="float" office:value="1.0394000000000001" table:style-name="ce1">
            <text:p>1.0394</text:p>
          </table:table-cell>
          <table:table-cell office:value-type="float" office:value="0.39" table:style-name="ce1">
            <text:p>0.39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64"/>
          <table:table-cell office:value-type="float" table:style-name="ce1" office:value="0.39"/>
          <table:table-cell office:value-type="float" office:value="8.5890000000000008E-2" table:style-name="ce1">
            <text:p>0.08589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-0.156" table:style-name="ce1">
            <text:p>-0.156</text:p>
          </table:table-cell>
          <table:table-cell office:value-type="float" office:value="1.0394000000000001" table:style-name="ce1">
            <text:p>1.0394</text:p>
          </table:table-cell>
          <table:table-cell office:value-type="float" office:value="0.39" table:style-name="ce1">
            <text:p>0.39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64"/>
          <table:table-cell office:value-type="float" table:style-name="ce1" office:value="0.39"/>
          <table:table-cell office:value-type="float" office:value="8.5890000000000008E-2" table:style-name="ce1">
            <text:p>0.08589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-0.156" table:style-name="ce1">
            <text:p>-0.156</text:p>
          </table:table-cell>
          <table:table-cell office:value-type="float" office:value="1.0394000000000001" table:style-name="ce1">
            <text:p>1.0394</text:p>
          </table:table-cell>
          <table:table-cell office:value-type="float" office:value="0.39" table:style-name="ce1">
            <text:p>0.39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84"/>
          <table:table-cell office:value-type="float" table:style-name="ce1" office:value="0.1314600000000000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490999999999999" table:style-name="ce1">
            <text:p>1.0491</text:p>
          </table:table-cell>
          <table:table-cell office:value-type="float" office:value="2.2093400000000001" table:style-name="ce1">
            <text:p>2.209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84"/>
          <table:table-cell office:value-type="float" table:style-name="ce1" office:value="2.76414"/>
          <table:table-cell office:value-type="float" office:value="-0.11522" table:style-name="ce1">
            <text:p>-0.11522</text:p>
          </table:table-cell>
          <table:table-cell office:value-type="float" office:value="3.1049900000000004" table:style-name="ce1">
            <text:p>3.10499</text:p>
          </table:table-cell>
          <table:table-cell office:value-type="float" office:value="-3.1049900000000004" table:style-name="ce1">
            <text:p>-3.10499</text:p>
          </table:table-cell>
          <table:table-cell office:value-type="float" office:value="1.0490999999999999" table:style-name="ce1">
            <text:p>1.0491</text:p>
          </table:table-cell>
          <table:table-cell office:value-type="float" office:value="7.76248" table:style-name="ce1">
            <text:p>7.762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96"/>
          <table:table-cell office:value-type="float" table:style-name="ce1" office:value="4.36567"/>
          <table:table-cell office:value-type="float" office:value="0.11419" table:style-name="ce1">
            <text:p>0.11419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95000000000001" table:style-name="ce1">
            <text:p>1.0495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0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1.9168700000000001" table:style-name="ce1">
            <text:p>1.91687</text:p>
          </table:table-cell>
          <table:table-cell office:value-type="float" office:value="-1.9168700000000001" table:style-name="ce1">
            <text:p>-1.91687</text:p>
          </table:table-cell>
          <table:table-cell office:value-type="float" office:value="1.0386" table:style-name="ce1">
            <text:p>1.0386</text:p>
          </table:table-cell>
          <table:table-cell office:value-type="float" office:value="4.7921800000000001" table:style-name="ce1">
            <text:p>4.792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2"/>
          <table:table-cell office:value-type="float" table:style-name="ce1" office:value="1.63"/>
          <table:table-cell office:value-type="float" office:value="0.33472000000000002" table:style-name="ce1">
            <text:p>0.33472</text:p>
          </table:table-cell>
          <table:table-cell office:value-type="float" office:value="1.3875" table:style-name="ce1">
            <text:p>1.3875</text:p>
          </table:table-cell>
          <table:table-cell office:value-type="float" office:value="-1.1100000000000001" table:style-name="ce1">
            <text:p>-1.11</text:p>
          </table:table-cell>
          <table:table-cell office:value-type="float" office:value="1.0495000000000001" table:style-name="ce1">
            <text:p>1.0495</text:p>
          </table:table-cell>
          <table:table-cell office:value-type="float" office:value="2.7749999999999999" table:style-name="ce1">
            <text:p>2.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2"/>
          <table:table-cell office:value-type="float" table:style-name="ce1" office:value="1.64"/>
          <table:table-cell office:value-type="float" office:value="0.33472000000000002" table:style-name="ce1">
            <text:p>0.33472</text:p>
          </table:table-cell>
          <table:table-cell office:value-type="float" office:value="1.3875" table:style-name="ce1">
            <text:p>1.3875</text:p>
          </table:table-cell>
          <table:table-cell office:value-type="float" office:value="-1.1100000000000001" table:style-name="ce1">
            <text:p>-1.11</text:p>
          </table:table-cell>
          <table:table-cell office:value-type="float" office:value="1.0495000000000001" table:style-name="ce1">
            <text:p>1.0495</text:p>
          </table:table-cell>
          <table:table-cell office:value-type="float" office:value="2.7749999999999999" table:style-name="ce1">
            <text:p>2.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2.3002500000000001" table:style-name="ce1">
            <text:p>2.30025</text:p>
          </table:table-cell>
          <table:table-cell office:value-type="float" office:value="-2.3002500000000001" table:style-name="ce1">
            <text:p>-2.30025</text:p>
          </table:table-cell>
          <table:table-cell office:value-type="float" office:value="1.0492999999999999" table:style-name="ce1">
            <text:p>1.0493</text:p>
          </table:table-cell>
          <table:table-cell office:value-type="float" office:value="5.7506200000000005" table:style-name="ce1">
            <text:p>5.750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2.6621699999999997" table:style-name="ce1">
            <text:p>2.66217</text:p>
          </table:table-cell>
          <table:table-cell office:value-type="float" office:value="-2.6621699999999997" table:style-name="ce1">
            <text:p>-2.66217</text:p>
          </table:table-cell>
          <table:table-cell office:value-type="float" office:value="1.04" table:style-name="ce1">
            <text:p>1.04</text:p>
          </table:table-cell>
          <table:table-cell office:value-type="float" office:value="6.65543" table:style-name="ce1">
            <text:p>6.655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6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1.5334999999999999" table:style-name="ce1">
            <text:p>1.5335</text:p>
          </table:table-cell>
          <table:table-cell office:value-type="float" office:value="-1.5334999999999999" table:style-name="ce1">
            <text:p>-1.5335</text:p>
          </table:table-cell>
          <table:table-cell office:value-type="float" office:value="1.048" table:style-name="ce1">
            <text:p>1.048</text:p>
          </table:table-cell>
          <table:table-cell office:value-type="float" office:value="3.8337400000000001" table:style-name="ce1">
            <text:p>3.833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7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2.3002500000000001" table:style-name="ce1">
            <text:p>2.30025</text:p>
          </table:table-cell>
          <table:table-cell office:value-type="float" office:value="-2.3002500000000001" table:style-name="ce1">
            <text:p>-2.30025</text:p>
          </table:table-cell>
          <table:table-cell office:value-type="float" office:value="1.0489999999999999" table:style-name="ce1">
            <text:p>1.049</text:p>
          </table:table-cell>
          <table:table-cell office:value-type="float" office:value="5.7506200000000005" table:style-name="ce1">
            <text:p>5.750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8"/>
          <table:table-cell office:value-type="float" table:style-name="ce1" office:value="1.91"/>
          <table:table-cell office:value-type="float" office:value="4.0699999999999998E-3" table:style-name="ce1">
            <text:p>0.00407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0.88" table:style-name="ce1">
            <text:p>-0.88</text:p>
          </table:table-cell>
          <table:table-cell office:value-type="float" office:value="1.0497000000000001" table:style-name="ce1">
            <text:p>1.0497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8"/>
          <table:table-cell office:value-type="float" table:style-name="ce1" office:value="0.44"/>
          <table:table-cell office:value-type="float" office:value="1.06E-3" table:style-name="ce1">
            <text:p>0.00106</text:p>
          </table:table-cell>
          <table:table-cell office:value-type="float" office:value="0.28499999999999998" table:style-name="ce1">
            <text:p>0.285</text:p>
          </table:table-cell>
          <table:table-cell office:value-type="float" office:value="-0.22800000000000001" table:style-name="ce1">
            <text:p>-0.228</text:p>
          </table:table-cell>
          <table:table-cell office:value-type="float" office:value="1.0497000000000001" table:style-name="ce1">
            <text:p>1.0497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0.28499999999999998" table:style-name="ce1">
            <text:p>0.28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8"/>
          <table:table-cell office:value-type="float" table:style-name="ce1" office:value="1.92"/>
          <table:table-cell office:value-type="float" office:value="4.0699999999999998E-3" table:style-name="ce1">
            <text:p>0.00407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0.88" table:style-name="ce1">
            <text:p>-0.88</text:p>
          </table:table-cell>
          <table:table-cell office:value-type="float" office:value="1.0497000000000001" table:style-name="ce1">
            <text:p>1.0497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8"/>
          <table:table-cell office:value-type="float" table:style-name="ce1" office:value="1.89"/>
          <table:table-cell office:value-type="float" office:value="4.0699999999999998E-3" table:style-name="ce1">
            <text:p>0.00407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0.88" table:style-name="ce1">
            <text:p>-0.88</text:p>
          </table:table-cell>
          <table:table-cell office:value-type="float" office:value="1.0497000000000001" table:style-name="ce1">
            <text:p>1.0497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8"/>
          <table:table-cell office:value-type="float" table:style-name="ce1" office:value="0.72"/>
          <table:table-cell office:value-type="float" office:value="1.48E-3" table:style-name="ce1">
            <text:p>0.00148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97000000000001" table:style-name="ce1">
            <text:p>1.0497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8499999999999998" table:style-name="ce1">
            <text:p>0.285</text:p>
          </table:table-cell>
          <table:table-cell office:value-type="float" office:value="-0.22800000000000001" table:style-name="ce1">
            <text:p>-0.228</text:p>
          </table:table-cell>
          <table:table-cell office:value-type="float" office:value="1.0497000000000001" table:style-name="ce1">
            <text:p>1.0497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0.28499999999999998" table:style-name="ce1">
            <text:p>0.28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8"/>
          <table:table-cell office:value-type="float" table:style-name="ce1" office:value="1.91"/>
          <table:table-cell office:value-type="float" office:value="4.0699999999999998E-3" table:style-name="ce1">
            <text:p>0.00407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0.88" table:style-name="ce1">
            <text:p>-0.88</text:p>
          </table:table-cell>
          <table:table-cell office:value-type="float" office:value="1.0497000000000001" table:style-name="ce1">
            <text:p>1.0497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97000000000001" table:style-name="ce1">
            <text:p>1.0497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10"/>
          <table:table-cell office:value-type="float" table:style-name="ce1" office:value="0.03961"/>
          <table:table-cell office:value-type="float" office:value="0.52347999999999995" table:style-name="ce1">
            <text:p>0.52348</text:p>
          </table:table-cell>
          <table:table-cell office:value-type="float" office:value="0.72742999999999991" table:style-name="ce1">
            <text:p>0.72743</text:p>
          </table:table-cell>
          <table:table-cell office:value-type="float" office:value="-0.72742999999999991" table:style-name="ce1">
            <text:p>-0.72743</text:p>
          </table:table-cell>
          <table:table-cell office:value-type="float" office:value="1.0323" table:style-name="ce1">
            <text:p>1.0323</text:p>
          </table:table-cell>
          <table:table-cell office:value-type="float" office:value="1.8185800000000001" table:style-name="ce1">
            <text:p>1.818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11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96971000000000007" table:style-name="ce1">
            <text:p>0.96971</text:p>
          </table:table-cell>
          <table:table-cell office:value-type="float" office:value="-0.96971000000000007" table:style-name="ce1">
            <text:p>-0.96971</text:p>
          </table:table-cell>
          <table:table-cell office:value-type="float" office:value="1.0306" table:style-name="ce1">
            <text:p>1.0306</text:p>
          </table:table-cell>
          <table:table-cell office:value-type="float" office:value="2.42428" table:style-name="ce1">
            <text:p>2.424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1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53671999999999997" table:style-name="ce1">
            <text:p>0.53672</text:p>
          </table:table-cell>
          <table:table-cell office:value-type="float" office:value="-0.53671999999999997" table:style-name="ce1">
            <text:p>-0.53672</text:p>
          </table:table-cell>
          <table:table-cell office:value-type="float" office:value="1.0251999999999999" table:style-name="ce1">
            <text:p>1.0252</text:p>
          </table:table-cell>
          <table:table-cell office:value-type="float" office:value="1.3418100000000002" table:style-name="ce1">
            <text:p>1.341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Loads" table:style-name="ta1">
        <table:table-column table:style-name="co1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/>
        </table:table-row>
        <table:table-row table:style-name="ro1">
          <table:table-cell office:value-type="float" table:style-name="ce1" office:value="11"/>
          <table:table-cell office:value-type="float" table:style-name="ce1" office:value="0.06259"/>
          <table:table-cell office:value-type="float" office:value="-4.6899999999999997E-3" table:style-name="ce1">
            <text:p>-0.00469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0.09388"/>
          <table:table-cell office:value-type="float" office:value="3.286E-2" table:style-name="ce1">
            <text:p>0.03286</text:p>
          </table:table-cell>
          <table:table-cell/>
        </table:table-row>
        <table:table-row table:style-name="ro1">
          <table:table-cell office:value-type="float" table:style-name="ce1" office:value="18"/>
          <table:table-cell office:value-type="float" table:style-name="ce1" office:value="0.10952999999999999"/>
          <table:table-cell office:value-type="float" office:value="-1.4079999999999999E-2" table:style-name="ce1">
            <text:p>-0.01408</text:p>
          </table:table-cell>
          <table:table-cell/>
        </table:table-row>
        <table:table-row table:style-name="ro1">
          <table:table-cell office:value-type="float" table:style-name="ce1" office:value="26"/>
          <table:table-cell office:value-type="float" table:style-name="ce1" office:value="0.06259"/>
          <table:table-cell office:value-type="float" office:value="1.56E-3" table:style-name="ce1">
            <text:p>0.00156</text:p>
          </table:table-cell>
          <table:table-cell/>
        </table:table-row>
        <table:table-row table:style-name="ro1">
          <table:table-cell office:value-type="float" table:style-name="ce1" office:value="27"/>
          <table:table-cell office:value-type="float" table:style-name="ce1" office:value="0.04694"/>
          <table:table-cell office:value-type="float" office:value="-3.13E-3" table:style-name="ce1">
            <text:p>-0.00313</text:p>
          </table:table-cell>
          <table:table-cell/>
        </table:table-row>
        <table:table-row table:style-name="ro1">
          <table:table-cell office:value-type="float" table:style-name="ce1" office:value="28"/>
          <table:table-cell office:value-type="float" table:style-name="ce1" office:value="0.03129"/>
          <table:table-cell office:value-type="float" office:value="-3.13E-3" table:style-name="ce1">
            <text:p>-0.00313</text:p>
          </table:table-cell>
          <table:table-cell/>
        </table:table-row>
        <table:table-row table:style-name="ro1">
          <table:table-cell office:value-type="float" table:style-name="ce1" office:value="47"/>
          <table:table-cell office:value-type="float" table:style-name="ce1" office:value="0.62588"/>
          <table:table-cell office:value-type="float" office:value="0.12518000000000001" table:style-name="ce1">
            <text:p>0.12518</text:p>
          </table:table-cell>
          <table:table-cell/>
        </table:table-row>
        <table:table-row table:style-name="ro1">
          <table:table-cell office:value-type="float" table:style-name="ce1" office:value="66"/>
          <table:table-cell office:value-type="float" table:style-name="ce1" office:value="0.03129"/>
          <table:table-cell office:value-type="float" office:value="-3.13E-3" table:style-name="ce1">
            <text:p>-0.00313</text:p>
          </table:table-cell>
          <table:table-cell/>
        </table:table-row>
        <table:table-row table:style-name="ro1">
          <table:table-cell office:value-type="float" table:style-name="ce1" office:value="106"/>
          <table:table-cell office:value-type="float" table:style-name="ce1" office:value="0.7213200000000001"/>
          <table:table-cell office:value-type="float" office:value="0.20341000000000001" table:style-name="ce1">
            <text:p>0.20341</text:p>
          </table:table-cell>
          <table:table-cell/>
        </table:table-row>
        <table:table-row table:style-name="ro1">
          <table:table-cell office:value-type="float" table:style-name="ce1" office:value="107"/>
          <table:table-cell office:value-type="float" table:style-name="ce1" office:value="3.70832"/>
          <table:table-cell office:value-type="float" office:value="0.53981999999999997" table:style-name="ce1">
            <text:p>0.53982</text:p>
          </table:table-cell>
          <table:table-cell/>
        </table:table-row>
        <table:table-row table:style-name="ro1">
          <table:table-cell office:value-type="float" table:style-name="ce1" office:value="108"/>
          <table:table-cell office:value-type="float" table:style-name="ce1" office:value="2.90094"/>
          <table:table-cell office:value-type="float" office:value="0.16428999999999999" table:style-name="ce1">
            <text:p>0.16429</text:p>
          </table:table-cell>
          <table:table-cell/>
        </table:table-row>
        <table:table-row table:style-name="ro1">
          <table:table-cell office:value-type="float" table:style-name="ce1" office:value="109"/>
          <table:table-cell office:value-type="float" table:style-name="ce1" office:value="2.7804599999999997"/>
          <table:table-cell office:value-type="float" office:value="0.33328000000000002" table:style-name="ce1">
            <text:p>0.33328</text:p>
          </table:table-cell>
          <table:table-cell/>
        </table:table-row>
        <table:table-row table:style-name="ro1">
          <table:table-cell office:value-type="float" table:style-name="ce1" office:value="110"/>
          <table:table-cell office:value-type="float" table:style-name="ce1" office:value="3.51899"/>
          <table:table-cell office:value-type="float" office:value="0.48975000000000002" table:style-name="ce1">
            <text:p>0.48975</text:p>
          </table:table-cell>
          <table:table-cell/>
        </table:table-row>
        <table:table-row table:style-name="ro1">
          <table:table-cell office:value-type="float" table:style-name="ce1" office:value="111"/>
          <table:table-cell office:value-type="float" table:style-name="ce1" office:value="1.9167500000000002"/>
          <table:table-cell office:value-type="float" office:value="0.27539000000000002" table:style-name="ce1">
            <text:p>0.27539</text:p>
          </table:table-cell>
          <table:table-cell/>
        </table:table-row>
        <table:table-row table:style-name="ro1">
          <table:table-cell office:value-type="float" table:style-name="ce1" office:value="112"/>
          <table:table-cell office:value-type="float" table:style-name="ce1" office:value="3.3312299999999997"/>
          <table:table-cell office:value-type="float" office:value="0.45376" table:style-name="ce1">
            <text:p>0.45376</text:p>
          </table:table-cell>
          <table:table-cell/>
        </table:table-row>
        <table:table-row table:style-name="ro1">
          <table:table-cell office:value-type="float" table:style-name="ce1" office:value="113"/>
          <table:table-cell office:value-type="float" table:style-name="ce1" office:value="0.53043"/>
          <table:table-cell office:value-type="float" office:value="9.8580000000000001E-2" table:style-name="ce1">
            <text:p>0.09858</text:p>
          </table:table-cell>
          <table:table-cell/>
        </table:table-row>
        <table:table-row table:style-name="ro1">
          <table:table-cell office:value-type="float" table:style-name="ce1" office:value="114"/>
          <table:table-cell office:value-type="float" table:style-name="ce1" office:value="4.21372"/>
          <table:table-cell office:value-type="float" office:value="0.83711000000000002" table:style-name="ce1">
            <text:p>0.83711</text:p>
          </table:table-cell>
          <table:table-cell/>
        </table:table-row>
        <table:table-row table:style-name="ro1">
          <table:table-cell office:value-type="float" table:style-name="ce1" office:value="115"/>
          <table:table-cell office:value-type="float" table:style-name="ce1" office:value="1.06712"/>
          <table:table-cell office:value-type="float" office:value="0.12987000000000001" table:style-name="ce1">
            <text:p>0.12987</text:p>
          </table:table-cell>
          <table:table-cell/>
        </table:table-row>
        <table:table-row table:style-name="ro1">
          <table:table-cell office:value-type="float" table:style-name="ce1" office:value="116"/>
          <table:table-cell office:value-type="float" table:style-name="ce1" office:value="1.5427899999999999"/>
          <table:table-cell office:value-type="float" office:value="0.39116999999999996" table:style-name="ce1">
            <text:p>0.39117</text:p>
          </table:table-cell>
          <table:table-cell/>
        </table:table-row>
        <table:table-row table:style-name="ro1">
          <table:table-cell office:value-type="float" table:style-name="ce1" office:value="117"/>
          <table:table-cell office:value-type="float" table:style-name="ce1" office:value="4.43278"/>
          <table:table-cell office:value-type="float" office:value="0.76825999999999994" table:style-name="ce1">
            <text:p>0.76826</text:p>
          </table:table-cell>
          <table:table-cell/>
        </table:table-row>
        <table:table-row table:style-name="ro1">
          <table:table-cell office:value-type="float" table:style-name="ce1" office:value="118"/>
          <table:table-cell office:value-type="float" table:style-name="ce1" office:value="3.8460199999999998"/>
          <table:table-cell office:value-type="float" office:value="0.71662999999999999" table:style-name="ce1">
            <text:p>0.71663</text:p>
          </table:table-cell>
          <table:table-cell/>
        </table:table-row>
        <table:table-row table:style-name="ro1">
          <table:table-cell office:value-type="float" table:style-name="ce1" office:value="119"/>
          <table:table-cell office:value-type="float" table:style-name="ce1" office:value="2.2688"/>
          <table:table-cell office:value-type="float" office:value="0.43029000000000006" table:style-name="ce1">
            <text:p>0.43029</text:p>
          </table:table-cell>
          <table:table-cell/>
        </table:table-row>
        <table:table-row table:style-name="ro1">
          <table:table-cell office:value-type="float" table:style-name="ce1" office:value="120"/>
          <table:table-cell office:value-type="float" table:style-name="ce1" office:value="3.76935"/>
          <table:table-cell office:value-type="float" office:value="0.76200999999999997" table:style-name="ce1">
            <text:p>0.76201</text:p>
          </table:table-cell>
          <table:table-cell/>
        </table:table-row>
        <table:table-row table:style-name="ro1">
          <table:table-cell office:value-type="float" table:style-name="ce1" office:value="121"/>
          <table:table-cell office:value-type="float" table:style-name="ce1" office:value="3.25613"/>
          <table:table-cell office:value-type="float" office:value="0.13769000000000001" table:style-name="ce1">
            <text:p>0.13769</text:p>
          </table:table-cell>
          <table:table-cell/>
        </table:table-row>
        <table:table-row table:style-name="ro1">
          <table:table-cell office:value-type="float" table:style-name="ce1" office:value="122"/>
          <table:table-cell office:value-type="float" table:style-name="ce1" office:value="2.32357"/>
          <table:table-cell office:value-type="float" office:value="0.60866999999999993" table:style-name="ce1">
            <text:p>0.60867</text:p>
          </table:table-cell>
          <table:table-cell/>
        </table:table-row>
        <table:table-row table:style-name="ro1">
          <table:table-cell office:value-type="float" table:style-name="ce1" office:value="123"/>
          <table:table-cell office:value-type="float" table:style-name="ce1" office:value="2.12955"/>
          <table:table-cell office:value-type="float" office:value="0.18776000000000001" table:style-name="ce1">
            <text:p>0.18776</text:p>
          </table:table-cell>
          <table:table-cell/>
        </table:table-row>
        <table:table-row table:style-name="ro1">
          <table:table-cell office:value-type="float" table:style-name="ce1" office:value="124"/>
          <table:table-cell office:value-type="float" table:style-name="ce1" office:value="1.7415"/>
          <table:table-cell office:value-type="float" office:value="0.23001000000000002" table:style-name="ce1">
            <text:p>0.23001</text:p>
          </table:table-cell>
          <table:table-cell/>
        </table:table-row>
        <table:table-row table:style-name="ro1">
          <table:table-cell office:value-type="float" table:style-name="ce1" office:value="125"/>
          <table:table-cell office:value-type="float" table:style-name="ce1" office:value="2.1248500000000003"/>
          <table:table-cell office:value-type="float" office:value="0.39743000000000001" table:style-name="ce1">
            <text:p>0.39743</text:p>
          </table:table-cell>
          <table:table-cell/>
        </table:table-row>
        <table:table-row table:style-name="ro1">
          <table:table-cell office:value-type="float" table:style-name="ce1" office:value="126"/>
          <table:table-cell office:value-type="float" table:style-name="ce1" office:value="4.5204"/>
          <table:table-cell office:value-type="float" office:value="1.0139199999999999" table:style-name="ce1">
            <text:p>1.01392</text:p>
          </table:table-cell>
          <table:table-cell/>
        </table:table-row>
        <table:table-row table:style-name="ro1">
          <table:table-cell office:value-type="float" table:style-name="ce1" office:value="127"/>
          <table:table-cell office:value-type="float" table:style-name="ce1" office:value="3.21231"/>
          <table:table-cell office:value-type="float" office:value="0.45219999999999999" table:style-name="ce1">
            <text:p>0.4522</text:p>
          </table:table-cell>
          <table:table-cell/>
        </table:table-row>
        <table:table-row table:style-name="ro1">
          <table:table-cell office:value-type="float" table:style-name="ce1" office:value="128"/>
          <table:table-cell office:value-type="float" table:style-name="ce1" office:value="4.80204"/>
          <table:table-cell office:value-type="float" office:value="0.95602999999999994" table:style-name="ce1">
            <text:p>0.95603</text:p>
          </table:table-cell>
          <table:table-cell/>
        </table:table-row>
        <table:table-row table:style-name="ro1">
          <table:table-cell office:value-type="float" table:style-name="ce1" office:value="129"/>
          <table:table-cell office:value-type="float" table:style-name="ce1" office:value="2.6677999999999997"/>
          <table:table-cell office:value-type="float" office:value="0.43341999999999997" table:style-name="ce1">
            <text:p>0.43342</text:p>
          </table:table-cell>
          <table:table-cell/>
        </table:table-row>
        <table:table-row table:style-name="ro1">
          <table:table-cell office:value-type="float" table:style-name="ce1" office:value="130"/>
          <table:table-cell office:value-type="float" table:style-name="ce1" office:value="0.9529000000000001"/>
          <table:table-cell office:value-type="float" office:value="0.1862" table:style-name="ce1">
            <text:p>0.1862</text:p>
          </table:table-cell>
          <table:table-cell/>
        </table:table-row>
        <table:table-row table:style-name="ro1">
          <table:table-cell office:value-type="float" table:style-name="ce1" office:value="131"/>
          <table:table-cell office:value-type="float" table:style-name="ce1" office:value="3.30776"/>
          <table:table-cell office:value-type="float" office:value="0.78861000000000003" table:style-name="ce1">
            <text:p>0.78861</text:p>
          </table:table-cell>
          <table:table-cell/>
        </table:table-row>
        <table:table-row table:style-name="ro1">
          <table:table-cell office:value-type="float" table:style-name="ce1" office:value="132"/>
          <table:table-cell office:value-type="float" table:style-name="ce1" office:value="3.11843"/>
          <table:table-cell office:value-type="float" office:value="0.52261000000000002" table:style-name="ce1">
            <text:p>0.52261</text:p>
          </table:table-cell>
          <table:table-cell/>
        </table:table-row>
        <table:table-row table:style-name="ro1">
          <table:table-cell office:value-type="float" table:style-name="ce1" office:value="133"/>
          <table:table-cell office:value-type="float" table:style-name="ce1" office:value="3.1309500000000003"/>
          <table:table-cell office:value-type="float" office:value="0.32389000000000001" table:style-name="ce1">
            <text:p>0.32389</text:p>
          </table:table-cell>
          <table:table-cell/>
        </table:table-row>
        <table:table-row table:style-name="ro1">
          <table:table-cell office:value-type="float" table:style-name="ce1" office:value="134"/>
          <table:table-cell office:value-type="float" table:style-name="ce1" office:value="4.07133"/>
          <table:table-cell office:value-type="float" office:value="0.48192999999999997" table:style-name="ce1">
            <text:p>0.48193</text:p>
          </table:table-cell>
          <table:table-cell/>
        </table:table-row>
        <table:table-row table:style-name="ro1">
          <table:table-cell office:value-type="float" table:style-name="ce1" office:value="135"/>
          <table:table-cell office:value-type="float" table:style-name="ce1" office:value="2.29697"/>
          <table:table-cell office:value-type="float" office:value="0.58050000000000002" table:style-name="ce1">
            <text:p>0.5805</text:p>
          </table:table-cell>
          <table:table-cell/>
        </table:table-row>
        <table:table-row table:style-name="ro1">
          <table:table-cell office:value-type="float" table:style-name="ce1" office:value="136"/>
          <table:table-cell office:value-type="float" table:style-name="ce1" office:value="2.455"/>
          <table:table-cell office:value-type="float" office:value="0.44750000000000001" table:style-name="ce1">
            <text:p>0.4475</text:p>
          </table:table-cell>
          <table:table-cell/>
        </table:table-row>
        <table:table-row table:style-name="ro1">
          <table:table-cell office:value-type="float" table:style-name="ce1" office:value="137"/>
          <table:table-cell office:value-type="float" table:style-name="ce1" office:value="3.0120299999999998"/>
          <table:table-cell office:value-type="float" office:value="0.33954000000000001" table:style-name="ce1">
            <text:p>0.33954</text:p>
          </table:table-cell>
          <table:table-cell/>
        </table:table-row>
        <table:table-row table:style-name="ro1">
          <table:table-cell office:value-type="float" table:style-name="ce1" office:value="138"/>
          <table:table-cell office:value-type="float" table:style-name="ce1" office:value="0.8105100000000001"/>
          <table:table-cell office:value-type="float" office:value="0.13925999999999999" table:style-name="ce1">
            <text:p>0.13926</text:p>
          </table:table-cell>
          <table:table-cell/>
        </table:table-row>
        <table:table-row table:style-name="ro1">
          <table:table-cell office:value-type="float" table:style-name="ce1" office:value="139"/>
          <table:table-cell office:value-type="float" table:style-name="ce1" office:value="1.70395"/>
          <table:table-cell office:value-type="float" office:value="0.14394999999999999" table:style-name="ce1">
            <text:p>0.14395</text:p>
          </table:table-cell>
          <table:table-cell/>
        </table:table-row>
        <table:table-row table:style-name="ro1">
          <table:table-cell office:value-type="float" table:style-name="ce1" office:value="140"/>
          <table:table-cell office:value-type="float" table:style-name="ce1" office:value="2.49256"/>
          <table:table-cell office:value-type="float" office:value="0.42715999999999998" table:style-name="ce1">
            <text:p>0.42716</text:p>
          </table:table-cell>
          <table:table-cell/>
        </table:table-row>
        <table:table-row table:style-name="ro1">
          <table:table-cell office:value-type="float" table:style-name="ce1" office:value="141"/>
          <table:table-cell office:value-type="float" table:style-name="ce1" office:value="1.49428"/>
          <table:table-cell office:value-type="float" office:value="0.15803" table:style-name="ce1">
            <text:p>0.15803</text:p>
          </table:table-cell>
          <table:table-cell/>
        </table:table-row>
        <table:table-row table:style-name="ro1">
          <table:table-cell office:value-type="float" table:style-name="ce1" office:value="142"/>
          <table:table-cell office:value-type="float" table:style-name="ce1" office:value="1.22046"/>
          <table:table-cell office:value-type="float" office:value="0.12987000000000001" table:style-name="ce1">
            <text:p>0.12987</text:p>
          </table:table-cell>
          <table:table-cell/>
        </table:table-row>
        <table:table-row table:style-name="ro1">
          <table:table-cell office:value-type="float" table:style-name="ce1" office:value="143"/>
          <table:table-cell office:value-type="float" table:style-name="ce1" office:value="3.1763299999999997"/>
          <table:table-cell office:value-type="float" office:value="0.62744" table:style-name="ce1">
            <text:p>0.62744</text:p>
          </table:table-cell>
          <table:table-cell/>
        </table:table-row>
        <table:table-row table:style-name="ro1">
          <table:table-cell office:value-type="float" table:style-name="ce1" office:value="144"/>
          <table:table-cell office:value-type="float" table:style-name="ce1" office:value="0.29729"/>
          <table:table-cell office:value-type="float" office:value="4.5380000000000004E-2" table:style-name="ce1">
            <text:p>0.04538</text:p>
          </table:table-cell>
          <table:table-cell/>
        </table:table-row>
        <table:table-row table:style-name="ro1">
          <table:table-cell office:value-type="float" table:style-name="ce1" office:value="145"/>
          <table:table-cell office:value-type="float" table:style-name="ce1" office:value="1.14379"/>
          <table:table-cell office:value-type="float" office:value="0.15803" table:style-name="ce1">
            <text:p>0.15803</text:p>
          </table:table-cell>
          <table:table-cell/>
        </table:table-row>
        <table:table-row table:style-name="ro1">
          <table:table-cell office:value-type="float" table:style-name="ce1" office:value="147"/>
          <table:table-cell office:value-type="float" table:style-name="ce1" office:value="2.94945"/>
          <table:table-cell office:value-type="float" office:value="0.50853000000000004" table:style-name="ce1">
            <text:p>0.50853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.74166"/>
          <table:table-cell office:value-type="float" office:value="0.15803" table:style-name="ce1">
            <text:p>0.15803</text:p>
          </table:table-cell>
          <table:table-cell/>
        </table:table-row>
        <table:table-row table:style-name="ro1">
          <table:table-cell office:value-type="float" table:style-name="ce1" office:value="149"/>
          <table:table-cell office:value-type="float" table:style-name="ce1" office:value="3.62539"/>
          <table:table-cell office:value-type="float" office:value="0.91535" table:style-name="ce1">
            <text:p>0.91535</text:p>
          </table:table-cell>
          <table:table-cell/>
        </table:table-row>
        <table:table-row table:style-name="ro1">
          <table:table-cell office:value-type="float" table:style-name="ce1" office:value="150"/>
          <table:table-cell office:value-type="float" table:style-name="ce1" office:value="1.2501900000000001"/>
          <table:table-cell office:value-type="float" office:value="0.30199000000000004" table:style-name="ce1">
            <text:p>0.30199</text:p>
          </table:table-cell>
          <table:table-cell/>
        </table:table-row>
        <table:table-row table:style-name="ro1">
          <table:table-cell office:value-type="float" table:style-name="ce1" office:value="151"/>
          <table:table-cell office:value-type="float" table:style-name="ce1" office:value="0.18933"/>
          <table:table-cell office:value-type="float" office:value="4.8509999999999998E-2" table:style-name="ce1">
            <text:p>0.04851</text:p>
          </table:table-cell>
          <table:table-cell/>
        </table:table-row>
        <table:table-row table:style-name="ro1">
          <table:table-cell office:value-type="float" table:style-name="ce1" office:value="152"/>
          <table:table-cell office:value-type="float" table:style-name="ce1" office:value="1.5193199999999998"/>
          <table:table-cell office:value-type="float" office:value="0.15334" table:style-name="ce1">
            <text:p>0.15334</text:p>
          </table:table-cell>
          <table:table-cell/>
        </table:table-row>
        <table:table-row table:style-name="ro1">
          <table:table-cell office:value-type="float" table:style-name="ce1" office:value="153"/>
          <table:table-cell office:value-type="float" table:style-name="ce1" office:value="0.93569"/>
          <table:table-cell office:value-type="float" office:value="0.23626999999999998" table:style-name="ce1">
            <text:p>0.23627</text:p>
          </table:table-cell>
          <table:table-cell/>
        </table:table-row>
        <table:table-row table:style-name="ro1">
          <table:table-cell office:value-type="float" table:style-name="ce1" office:value="154"/>
          <table:table-cell office:value-type="float" table:style-name="ce1" office:value="0.51322"/>
          <table:table-cell office:value-type="float" office:value="0.10327" table:style-name="ce1">
            <text:p>0.10327</text:p>
          </table:table-cell>
          <table:table-cell/>
        </table:table-row>
        <table:table-row table:style-name="ro1">
          <table:table-cell office:value-type="float" table:style-name="ce1" office:value="155"/>
          <table:table-cell office:value-type="float" table:style-name="ce1" office:value="2.11234"/>
          <table:table-cell office:value-type="float" office:value="0.33954000000000001" table:style-name="ce1">
            <text:p>0.33954</text:p>
          </table:table-cell>
          <table:table-cell/>
        </table:table-row>
        <table:table-row table:style-name="ro1">
          <table:table-cell office:value-type="float" table:style-name="ce1" office:value="156"/>
          <table:table-cell office:value-type="float" table:style-name="ce1" office:value="1.52871"/>
          <table:table-cell office:value-type="float" office:value="0.28633999999999998" table:style-name="ce1">
            <text:p>0.28634</text:p>
          </table:table-cell>
          <table:table-cell/>
        </table:table-row>
        <table:table-row table:style-name="ro1">
          <table:table-cell office:value-type="float" table:style-name="ce1" office:value="157"/>
          <table:table-cell office:value-type="float" table:style-name="ce1" office:value="1.6570099999999999"/>
          <table:table-cell office:value-type="float" office:value="0.27539000000000002" table:style-name="ce1">
            <text:p>0.27539</text:p>
          </table:table-cell>
          <table:table-cell/>
        </table:table-row>
        <table:table-row table:style-name="ro1">
          <table:table-cell office:value-type="float" table:style-name="ce1" office:value="158"/>
          <table:table-cell office:value-type="float" table:style-name="ce1" office:value="1.72429"/>
          <table:table-cell office:value-type="float" office:value="0.20341000000000001" table:style-name="ce1">
            <text:p>0.20341</text:p>
          </table:table-cell>
          <table:table-cell/>
        </table:table-row>
        <table:table-row table:style-name="ro1">
          <table:table-cell office:value-type="float" table:style-name="ce1" office:value="159"/>
          <table:table-cell office:value-type="float" table:style-name="ce1" office:value="0.28008"/>
          <table:table-cell office:value-type="float" office:value="7.980000000000001E-2" table:style-name="ce1">
            <text:p>0.0798</text:p>
          </table:table-cell>
          <table:table-cell/>
        </table:table-row>
        <table:table-row table:style-name="ro1">
          <table:table-cell office:value-type="float" table:style-name="ce1" office:value="160"/>
          <table:table-cell office:value-type="float" table:style-name="ce1" office:value="1.08277"/>
          <table:table-cell office:value-type="float" office:value="0.19245999999999999" table:style-name="ce1">
            <text:p>0.19246</text:p>
          </table:table-cell>
          <table:table-cell/>
        </table:table-row>
        <table:table-row table:style-name="ro1">
          <table:table-cell office:value-type="float" table:style-name="ce1" office:value="161"/>
          <table:table-cell office:value-type="float" table:style-name="ce1" office:value="0.21280000000000002"/>
          <table:table-cell office:value-type="float" office:value="0.14394999999999999" table:style-name="ce1">
            <text:p>0.14395</text:p>
          </table:table-cell>
          <table:table-cell/>
        </table:table-row>
        <table:table-row table:style-name="ro1">
          <table:table-cell office:value-type="float" table:style-name="ce1" office:value="162"/>
          <table:table-cell office:value-type="float" table:style-name="ce1" office:value="0.6634300000000001"/>
          <table:table-cell office:value-type="float" office:value="7.980000000000001E-2" table:style-name="ce1">
            <text:p>0.0798</text:p>
          </table:table-cell>
          <table:table-cell/>
        </table:table-row>
        <table:table-row table:style-name="ro1">
          <table:table-cell office:value-type="float" table:style-name="ce1" office:value="163"/>
          <table:table-cell office:value-type="float" table:style-name="ce1" office:value="0.8199"/>
          <table:table-cell office:value-type="float" office:value="0.20184999999999997" table:style-name="ce1">
            <text:p>0.20185</text:p>
          </table:table-cell>
          <table:table-cell/>
        </table:table-row>
        <table:table-row table:style-name="ro1">
          <table:table-cell office:value-type="float" table:style-name="ce1" office:value="164"/>
          <table:table-cell office:value-type="float" table:style-name="ce1" office:value="2.11234"/>
          <table:table-cell office:value-type="float" office:value="0.29260000000000003" table:style-name="ce1">
            <text:p>0.2926</text:p>
          </table:table-cell>
          <table:table-cell/>
        </table:table-row>
        <table:table-row table:style-name="ro1">
          <table:table-cell office:value-type="float" table:style-name="ce1" office:value="165"/>
          <table:table-cell office:value-type="float" table:style-name="ce1" office:value="0.6117900000000001"/>
          <table:table-cell office:value-type="float" office:value="0.11266" table:style-name="ce1">
            <text:p>0.11266</text:p>
          </table:table-cell>
          <table:table-cell/>
        </table:table-row>
        <table:table-row table:style-name="ro1">
          <table:table-cell office:value-type="float" table:style-name="ce1" office:value="166"/>
          <table:table-cell office:value-type="float" table:style-name="ce1" office:value="2.35017"/>
          <table:table-cell office:value-type="float" office:value="0.41777000000000003" table:style-name="ce1">
            <text:p>0.41777</text:p>
          </table:table-cell>
          <table:table-cell/>
        </table:table-row>
        <table:table-row table:style-name="ro1">
          <table:table-cell office:value-type="float" table:style-name="ce1" office:value="167"/>
          <table:table-cell office:value-type="float" table:style-name="ce1" office:value="0.30668"/>
          <table:table-cell office:value-type="float" office:value="0.18306999999999998" table:style-name="ce1">
            <text:p>0.18307</text:p>
          </table:table-cell>
          <table:table-cell/>
        </table:table-row>
        <table:table-row table:style-name="ro1">
          <table:table-cell office:value-type="float" table:style-name="ce1" office:value="168"/>
          <table:table-cell office:value-type="float" table:style-name="ce1" office:value="0.61492"/>
          <table:table-cell office:value-type="float" office:value="0.17524999999999999" table:style-name="ce1">
            <text:p>0.17525</text:p>
          </table:table-cell>
          <table:table-cell/>
        </table:table-row>
        <table:table-row table:style-name="ro1">
          <table:table-cell office:value-type="float" table:style-name="ce1" office:value="169"/>
          <table:table-cell office:value-type="float" table:style-name="ce1" office:value="1.0593000000000001"/>
          <table:table-cell office:value-type="float" office:value="0.11892" table:style-name="ce1">
            <text:p>0.11892</text:p>
          </table:table-cell>
          <table:table-cell/>
        </table:table-row>
        <table:table-row table:style-name="ro1">
          <table:table-cell office:value-type="float" table:style-name="ce1" office:value="170"/>
          <table:table-cell office:value-type="float" table:style-name="ce1" office:value="0.64622"/>
          <table:table-cell office:value-type="float" office:value="0.11892" table:style-name="ce1">
            <text:p>0.11892</text:p>
          </table:table-cell>
          <table:table-cell/>
        </table:table-row>
        <table:table-row table:style-name="ro1">
          <table:table-cell office:value-type="float" table:style-name="ce1" office:value="236"/>
          <table:table-cell office:value-type="float" table:style-name="ce1" office:value="0.532"/>
          <table:table-cell office:value-type="float" office:value="0.14394999999999999" table:style-name="ce1">
            <text:p>0.14395</text:p>
          </table:table-cell>
          <table:table-cell/>
        </table:table-row>
        <table:table-row table:style-name="ro1">
          <table:table-cell office:value-type="float" table:style-name="ce1" office:value="237"/>
          <table:table-cell office:value-type="float" table:style-name="ce1" office:value="0.2347"/>
          <table:table-cell office:value-type="float" office:value="4.8509999999999998E-2" table:style-name="ce1">
            <text:p>0.04851</text:p>
          </table:table-cell>
          <table:table-cell/>
        </table:table-row>
        <table:table-row table:style-name="ro1">
          <table:table-cell office:value-type="float" table:style-name="ce1" office:value="238"/>
          <table:table-cell office:value-type="float" table:style-name="ce1" office:value="0.07041"/>
          <table:table-cell office:value-type="float" office:value="-6.2599999999999999E-3" table:style-name="ce1">
            <text:p>-0.00626</text:p>
          </table:table-cell>
          <table:table-cell/>
        </table:table-row>
        <table:table-row table:style-name="ro1">
          <table:table-cell office:value-type="float" table:style-name="ce1" office:value="239"/>
          <table:table-cell office:value-type="float" table:style-name="ce1" office:value="0.01565"/>
          <table:table-cell office:value-type="float" office:value="-9.389999999999999E-3" table:style-name="ce1">
            <text:p>-0.00939</text:p>
          </table:table-cell>
          <table:table-cell/>
        </table:table-row>
        <table:table-row table:style-name="ro1">
          <table:table-cell office:value-type="float" table:style-name="ce1" office:value="240"/>
          <table:table-cell office:value-type="float" table:style-name="ce1" office:value="0.08606"/>
          <table:table-cell office:value-type="float" office:value="-3.13E-3" table:style-name="ce1">
            <text:p>-0.00313</text:p>
          </table:table-cell>
          <table:table-cell/>
        </table:table-row>
        <table:table-row table:style-name="ro1">
          <table:table-cell office:value-type="float" table:style-name="ce1" office:value="241"/>
          <table:table-cell office:value-type="float" table:style-name="ce1" office:value="0.25035"/>
          <table:table-cell office:value-type="float" office:value="8.292999999999999E-2" table:style-name="ce1">
            <text:p>0.08293</text:p>
          </table:table-cell>
          <table:table-cell/>
        </table:table-row>
        <table:table-row table:style-name="ro1">
          <table:table-cell office:value-type="float" table:style-name="ce1" office:value="246"/>
          <table:table-cell office:value-type="float" table:style-name="ce1" office:value="0.39116999999999996"/>
          <table:table-cell office:value-type="float" office:value="0.14239000000000002" table:style-name="ce1">
            <text:p>0.14239</text:p>
          </table:table-cell>
          <table:table-cell/>
        </table:table-row>
        <table:table-row table:style-name="ro1">
          <table:table-cell office:value-type="float" table:style-name="ce1" office:value="247"/>
          <table:table-cell office:value-type="float" table:style-name="ce1" office:value="1.48646"/>
          <table:table-cell office:value-type="float" office:value="0.42715999999999998" table:style-name="ce1">
            <text:p>0.42716</text:p>
          </table:table-cell>
          <table:table-cell/>
        </table:table-row>
        <table:table-row table:style-name="ro1">
          <table:table-cell office:value-type="float" table:style-name="ce1" office:value="248"/>
          <table:table-cell office:value-type="float" table:style-name="ce1" office:value="0.04694"/>
          <table:table-cell office:value-type="float" office:value="-3.755E-2" table:style-name="ce1">
            <text:p>-0.03755</text:p>
          </table:table-cell>
          <table:table-cell/>
        </table:table-row>
        <table:table-row table:style-name="ro1">
          <table:table-cell office:value-type="float" table:style-name="ce1" office:value="249"/>
          <table:table-cell office:value-type="float" table:style-name="ce1" office:value="0.04694"/>
          <table:table-cell office:value-type="float" office:value="-3.5990000000000001E-2" table:style-name="ce1">
            <text:p>-0.03599</text:p>
          </table:table-cell>
          <table:table-cell/>
        </table:table-row>
        <table:table-row table:style-name="ro1">
          <table:table-cell office:value-type="float" table:style-name="ce1" office:value="250"/>
          <table:table-cell office:value-type="float" table:style-name="ce1" office:value="0.03912"/>
          <table:table-cell office:value-type="float" office:value="-3.9120000000000002E-2" table:style-name="ce1">
            <text:p>-0.03912</text:p>
          </table:table-cell>
          <table:table-cell/>
        </table:table-row>
        <table:table-row table:style-name="ro1">
          <table:table-cell office:value-type="float" table:style-name="ce1" office:value="251"/>
          <table:table-cell office:value-type="float" table:style-name="ce1" office:value="1.95587"/>
          <table:table-cell office:value-type="float" office:value="0.50695999999999997" table:style-name="ce1">
            <text:p>0.50696</text:p>
          </table:table-cell>
          <table:table-cell/>
        </table:table-row>
        <table:table-row table:style-name="ro1">
          <table:table-cell office:value-type="float" table:style-name="ce1" office:value="252"/>
          <table:table-cell office:value-type="float" table:style-name="ce1" office:value="0.01565"/>
          <table:table-cell office:value-type="float" office:value="-2.3470000000000001E-2" table:style-name="ce1">
            <text:p>-0.02347</text:p>
          </table:table-cell>
          <table:table-cell/>
        </table:table-row>
        <table:table-row table:style-name="ro1">
          <table:table-cell office:value-type="float" table:style-name="ce1" office:value="299"/>
          <table:table-cell office:value-type="float" table:style-name="ce1" office:value="0.31294"/>
          <table:table-cell office:value-type="float" office:value="6.2590000000000007E-2" table:style-name="ce1">
            <text:p>0.06259</text:p>
          </table:table-cell>
          <table:table-cell/>
        </table:table-row>
        <table:table-row table:style-name="ro1">
          <table:table-cell office:value-type="float" table:style-name="ce1" office:value="307"/>
          <table:table-cell office:value-type="float" table:style-name="ce1" office:value="0.266"/>
          <table:table-cell office:value-type="float" office:value="-3.4419999999999999E-2" table:style-name="ce1">
            <text:p>-0.03442</text:p>
          </table:table-cell>
          <table:table-cell/>
        </table:table-row>
        <table:table-row table:style-name="ro1">
          <table:table-cell office:value-type="float" table:style-name="ce1" office:value="310"/>
          <table:table-cell office:value-type="float" table:style-name="ce1" office:value="2.44092"/>
          <table:table-cell office:value-type="float" office:value="0.51790999999999998" table:style-name="ce1">
            <text:p>0.51791</text:p>
          </table:table-cell>
          <table:table-cell/>
        </table:table-row>
        <table:table-row table:style-name="ro1">
          <table:table-cell office:value-type="float" table:style-name="ce1" office:value="311"/>
          <table:table-cell office:value-type="float" table:style-name="ce1" office:value="0.69785"/>
          <table:table-cell office:value-type="float" office:value="0.11735" table:style-name="ce1">
            <text:p>0.11735</text:p>
          </table:table-cell>
          <table:table-cell/>
        </table:table-row>
        <table:table-row table:style-name="ro1">
          <table:table-cell office:value-type="float" table:style-name="ce1" office:value="312"/>
          <table:table-cell office:value-type="float" table:style-name="ce1" office:value="0.39743"/>
          <table:table-cell office:value-type="float" office:value="5.6329999999999998E-2" table:style-name="ce1">
            <text:p>0.05633</text:p>
          </table:table-cell>
          <table:table-cell/>
        </table:table-row>
        <table:table-row table:style-name="ro1">
          <table:table-cell/>
          <table:table-cell/>
          <table:table-cell/>
          <table:table-cell/>
        </table:table-row>
      </table:table>
      <table:table table:name="Transformers" table:style-name="ta1">
        <table:table-column table:style-name="co1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/>
        </table:table-row>
        <table:table-row table:style-name="ro1">
          <table:table-cell office:value-type="float" table:style-name="ce1" office:value="8"/>
          <table:table-cell office:value-type="float" table:style-name="ce1" office:value="107"/>
          <table:table-cell office:value-type="float" office:value="0.17432324844995808" table:style-name="ce1">
            <text:p>0.174323248</text:p>
          </table:table-cell>
          <table:table-cell office:value-type="float" office:value="-10.308456484559107" table:style-name="ce1">
            <text:p>-10.30845648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"/>
          <table:table-cell office:value-type="float" table:style-name="ce1" office:value="35"/>
          <table:table-cell office:value-type="float" office:value="16.62104028157998" table:style-name="ce1">
            <text:p>16.62104028</text:p>
          </table:table-cell>
          <table:table-cell office:value-type="float" office:value="-155.45561204536568" table:style-name="ce1">
            <text:p>-155.455612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"/>
          <table:table-cell office:value-type="float" table:style-name="ce1" office:value="110"/>
          <table:table-cell office:value-type="float" office:value="0.31698171209896764" table:style-name="ce1">
            <text:p>0.316981712</text:p>
          </table:table-cell>
          <table:table-cell office:value-type="float" office:value="-9.9789431440967462" table:style-name="ce1">
            <text:p>-9.97894314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"/>
          <table:table-cell office:value-type="float" table:style-name="ce1" office:value="110"/>
          <table:table-cell office:value-type="float" office:value="0.25027233523198456" table:style-name="ce1">
            <text:p>0.250272335</text:p>
          </table:table-cell>
          <table:table-cell office:value-type="float" office:value="-10.543695402951029" table:style-name="ce1">
            <text:p>-10.543695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"/>
          <table:table-cell office:value-type="float" table:style-name="ce1" office:value="110"/>
          <table:table-cell office:value-type="float" office:value="0.24861745494573384" table:style-name="ce1">
            <text:p>0.248617455</text:p>
          </table:table-cell>
          <table:table-cell office:value-type="float" office:value="-10.700861885682738" table:style-name="ce1">
            <text:p>-10.7008618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"/>
          <table:table-cell office:value-type="float" table:style-name="ce1" office:value="110"/>
          <table:table-cell office:value-type="float" office:value="0.24431045513066532" table:style-name="ce1">
            <text:p>0.244310455</text:p>
          </table:table-cell>
          <table:table-cell office:value-type="float" office:value="-10.236922632792641" table:style-name="ce1">
            <text:p>-10.2369226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111"/>
          <table:table-cell office:value-type="float" office:value="0.16288805082466662" table:style-name="ce1">
            <text:p>0.162888051</text:p>
          </table:table-cell>
          <table:table-cell office:value-type="float" office:value="-9.6740523978281896" table:style-name="ce1">
            <text:p>-9.67405239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78"/>
          <table:table-cell office:value-type="float" office:value="0.39085895955452965" table:style-name="ce1">
            <text:p>0.39085896</text:p>
          </table:table-cell>
          <table:table-cell office:value-type="float" office:value="-20.952675236344508" table:style-name="ce1">
            <text:p>-20.95267524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111"/>
          <table:table-cell office:value-type="float" office:value="0.24986937593712458" table:style-name="ce1">
            <text:p>0.249869376</text:p>
          </table:table-cell>
          <table:table-cell office:value-type="float" office:value="-10.374964217251383" table:style-name="ce1">
            <text:p>-10.37496422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78"/>
          <table:table-cell office:value-type="float" office:value="0.38825142464279777" table:style-name="ce1">
            <text:p>0.388251425</text:p>
          </table:table-cell>
          <table:table-cell office:value-type="float" office:value="-20.882691795113182" table:style-name="ce1">
            <text:p>-20.8826918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111"/>
          <table:table-cell office:value-type="float" office:value="0.27245193002921492" table:style-name="ce1">
            <text:p>0.27245193</text:p>
          </table:table-cell>
          <table:table-cell office:value-type="float" office:value="-6.0905829815262162" table:style-name="ce1">
            <text:p>-6.09058298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1"/>
          <table:table-cell office:value-type="float" table:style-name="ce1" office:value="115"/>
          <table:table-cell office:value-type="float" office:value="0.21186419702974316" table:style-name="ce1">
            <text:p>0.211864197</text:p>
          </table:table-cell>
          <table:table-cell office:value-type="float" office:value="-9.947717064275043" table:style-name="ce1">
            <text:p>-9.94771706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1"/>
          <table:table-cell office:value-type="float" table:style-name="ce1" office:value="115"/>
          <table:table-cell office:value-type="float" office:value="0.25878787911078704" table:style-name="ce1">
            <text:p>0.258787879</text:p>
          </table:table-cell>
          <table:table-cell office:value-type="float" office:value="-10.424367214433255" table:style-name="ce1">
            <text:p>-10.4243672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119"/>
          <table:table-cell office:value-type="float" office:value="0.23030352902210488" table:style-name="ce1">
            <text:p>0.230303529</text:p>
          </table:table-cell>
          <table:table-cell office:value-type="float" office:value="-6.1101470370263966" table:style-name="ce1">
            <text:p>-6.110147037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119"/>
          <table:table-cell office:value-type="float" office:value="0.33991226971659327" table:style-name="ce1">
            <text:p>0.33991227</text:p>
          </table:table-cell>
          <table:table-cell office:value-type="float" office:value="-13.371075283483254" table:style-name="ce1">
            <text:p>-13.3710752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119"/>
          <table:table-cell office:value-type="float" office:value="0.22376832801190213" table:style-name="ce1">
            <text:p>0.223768328</text:p>
          </table:table-cell>
          <table:table-cell office:value-type="float" office:value="-10.082797434463572" table:style-name="ce1">
            <text:p>-10.08279743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119"/>
          <table:table-cell office:value-type="float" office:value="0.2146645412556385" table:style-name="ce1">
            <text:p>0.214664541</text:p>
          </table:table-cell>
          <table:table-cell office:value-type="float" office:value="-9.8310558150724159" table:style-name="ce1">
            <text:p>-9.831055815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82"/>
          <table:table-cell office:value-type="float" office:value="0.55403321006973838" table:style-name="ce1">
            <text:p>0.55403321</text:p>
          </table:table-cell>
          <table:table-cell office:value-type="float" office:value="-36.315557793380705" table:style-name="ce1">
            <text:p>-36.31555779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121"/>
          <table:table-cell office:value-type="float" office:value="0.24964537662686281" table:style-name="ce1">
            <text:p>0.249645377</text:p>
          </table:table-cell>
          <table:table-cell office:value-type="float" office:value="-10.282004494970788" table:style-name="ce1">
            <text:p>-10.2820044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121"/>
          <table:table-cell office:value-type="float" office:value="0.23846328914894738" table:style-name="ce1">
            <text:p>0.238463289</text:p>
          </table:table-cell>
          <table:table-cell office:value-type="float" office:value="-10.29207555966857" table:style-name="ce1">
            <text:p>-10.2920755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121"/>
          <table:table-cell office:value-type="float" office:value="0.33836917698334523" table:style-name="ce1">
            <text:p>0.338369177</text:p>
          </table:table-cell>
          <table:table-cell office:value-type="float" office:value="-10.425252263197473" table:style-name="ce1">
            <text:p>-10.4252522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121"/>
          <table:table-cell office:value-type="float" office:value="0.32831283695042057" table:style-name="ce1">
            <text:p>0.328312837</text:p>
          </table:table-cell>
          <table:table-cell office:value-type="float" office:value="-10.709197398288367" table:style-name="ce1">
            <text:p>-10.709197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4"/>
          <table:table-cell office:value-type="float" table:style-name="ce1" office:value="84"/>
          <table:table-cell office:value-type="float" office:value="0.53375749262080274" table:style-name="ce1">
            <text:p>0.533757493</text:p>
          </table:table-cell>
          <table:table-cell office:value-type="float" office:value="-35.227994512972977" table:style-name="ce1">
            <text:p>-35.2279945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4"/>
          <table:table-cell office:value-type="float" table:style-name="ce1" office:value="84"/>
          <table:table-cell office:value-type="float" office:value="0.53263108608433152" table:style-name="ce1">
            <text:p>0.532631086</text:p>
          </table:table-cell>
          <table:table-cell office:value-type="float" office:value="-35.190811989897348" table:style-name="ce1">
            <text:p>-35.19081199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124"/>
          <table:table-cell office:value-type="float" office:value="0.33992310722802965" table:style-name="ce1">
            <text:p>0.339923107</text:p>
          </table:table-cell>
          <table:table-cell office:value-type="float" office:value="-10.399048942778514" table:style-name="ce1">
            <text:p>-10.39904894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85"/>
          <table:table-cell office:value-type="float" office:value="0.45304978010306046" table:style-name="ce1">
            <text:p>0.45304978</text:p>
          </table:table-cell>
          <table:table-cell office:value-type="float" office:value="-28.961626683625273" table:style-name="ce1">
            <text:p>-28.9616266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124"/>
          <table:table-cell office:value-type="float" office:value="3.4601841801306943" table:style-name="ce1">
            <text:p>3.46018418</text:p>
          </table:table-cell>
          <table:table-cell office:value-type="float" office:value="-30.260377468059858" table:style-name="ce1">
            <text:p>-30.2603774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85"/>
          <table:table-cell office:value-type="float" office:value="0.48344440324615651" table:style-name="ce1">
            <text:p>0.483444403</text:p>
          </table:table-cell>
          <table:table-cell office:value-type="float" office:value="-29.377880432976262" table:style-name="ce1">
            <text:p>-29.3778804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124"/>
          <table:table-cell office:value-type="float" office:value="0.33410621806049295" table:style-name="ce1">
            <text:p>0.334106218</text:p>
          </table:table-cell>
          <table:table-cell office:value-type="float" office:value="-10.359441352917472" table:style-name="ce1">
            <text:p>-10.3594413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6"/>
          <table:table-cell office:value-type="float" table:style-name="ce1" office:value="46"/>
          <table:table-cell office:value-type="float" office:value="0.27133141355591123" table:style-name="ce1">
            <text:p>0.271331414</text:p>
          </table:table-cell>
          <table:table-cell office:value-type="float" office:value="-11.363618010591615" table:style-name="ce1">
            <text:p>-11.36361801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"/>
          <table:table-cell office:value-type="float" table:style-name="ce1" office:value="126"/>
          <table:table-cell office:value-type="float" office:value="0.34229667376227535" table:style-name="ce1">
            <text:p>0.342296674</text:p>
          </table:table-cell>
          <table:table-cell office:value-type="float" office:value="-10.570926689717327" table:style-name="ce1">
            <text:p>-10.57092669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"/>
          <table:table-cell office:value-type="float" table:style-name="ce1" office:value="86"/>
          <table:table-cell office:value-type="float" office:value="0.30185088928290488" table:style-name="ce1">
            <text:p>0.301850889</text:p>
          </table:table-cell>
          <table:table-cell office:value-type="float" office:value="-22.427521073719834" table:style-name="ce1">
            <text:p>-22.42752107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"/>
          <table:table-cell office:value-type="float" table:style-name="ce1" office:value="126"/>
          <table:table-cell office:value-type="float" office:value="0.31509819247422977" table:style-name="ce1">
            <text:p>0.315098192</text:p>
          </table:table-cell>
          <table:table-cell office:value-type="float" office:value="-10.455133080846318" table:style-name="ce1">
            <text:p>-10.45513308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"/>
          <table:table-cell office:value-type="float" table:style-name="ce1" office:value="86"/>
          <table:table-cell office:value-type="float" office:value="0.30185088928290488" table:style-name="ce1">
            <text:p>0.301850889</text:p>
          </table:table-cell>
          <table:table-cell office:value-type="float" office:value="-22.427521073719834" table:style-name="ce1">
            <text:p>-22.42752107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8"/>
          <table:table-cell office:value-type="float" table:style-name="ce1" office:value="131"/>
          <table:table-cell office:value-type="float" office:value="0.34676158239614485" table:style-name="ce1">
            <text:p>0.346761582</text:p>
          </table:table-cell>
          <table:table-cell office:value-type="float" office:value="-10.570635334334094" table:style-name="ce1">
            <text:p>-10.5706353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8"/>
          <table:table-cell office:value-type="float" table:style-name="ce1" office:value="131"/>
          <table:table-cell office:value-type="float" office:value="0.20584554325861049" table:style-name="ce1">
            <text:p>0.205845543</text:p>
          </table:table-cell>
          <table:table-cell office:value-type="float" office:value="-10.812738905828716" table:style-name="ce1">
            <text:p>-10.8127389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8"/>
          <table:table-cell office:value-type="float" table:style-name="ce1" office:value="131"/>
          <table:table-cell office:value-type="float" office:value="0.34348555039084061" table:style-name="ce1">
            <text:p>0.34348555</text:p>
          </table:table-cell>
          <table:table-cell office:value-type="float" office:value="-10.571970572127208" table:style-name="ce1">
            <text:p>-10.5719705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9"/>
          <table:table-cell office:value-type="float" table:style-name="ce1" office:value="138"/>
          <table:table-cell office:value-type="float" office:value="0.26064749104046719" table:style-name="ce1">
            <text:p>0.260647491</text:p>
          </table:table-cell>
          <table:table-cell office:value-type="float" office:value="-6.2457703887553029" table:style-name="ce1">
            <text:p>-6.245770389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9"/>
          <table:table-cell office:value-type="float" table:style-name="ce1" office:value="138"/>
          <table:table-cell office:value-type="float" office:value="0.23067538754146777" table:style-name="ce1">
            <text:p>0.230675388</text:p>
          </table:table-cell>
          <table:table-cell office:value-type="float" office:value="-5.2166448161269035" table:style-name="ce1">
            <text:p>-5.216644816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0"/>
          <table:table-cell office:value-type="float" table:style-name="ce1" office:value="139"/>
          <table:table-cell office:value-type="float" office:value="0.19441242903765815" table:style-name="ce1">
            <text:p>0.194412429</text:p>
          </table:table-cell>
          <table:table-cell office:value-type="float" office:value="-10.538264582007001" table:style-name="ce1">
            <text:p>-10.5382645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0"/>
          <table:table-cell office:value-type="float" table:style-name="ce1" office:value="139"/>
          <table:table-cell office:value-type="float" office:value="0.19016316130386879" table:style-name="ce1">
            <text:p>0.190163161</text:p>
          </table:table-cell>
          <table:table-cell office:value-type="float" office:value="-10.452416521322995" table:style-name="ce1">
            <text:p>-10.4524165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1"/>
          <table:table-cell office:value-type="float" table:style-name="ce1" office:value="140"/>
          <table:table-cell office:value-type="float" office:value="0.19806904412977178" table:style-name="ce1">
            <text:p>0.198069044</text:p>
          </table:table-cell>
          <table:table-cell office:value-type="float" office:value="-10.6368735813234" table:style-name="ce1">
            <text:p>-10.6368735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1"/>
          <table:table-cell office:value-type="float" table:style-name="ce1" office:value="140"/>
          <table:table-cell office:value-type="float" office:value="0.16288805082466662" table:style-name="ce1">
            <text:p>0.162888051</text:p>
          </table:table-cell>
          <table:table-cell office:value-type="float" office:value="-9.6740523978281896" table:style-name="ce1">
            <text:p>-9.674052398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2"/>
          <table:table-cell office:value-type="float" table:style-name="ce1" office:value="144"/>
          <table:table-cell office:value-type="float" office:value="0.18828334746555897" table:style-name="ce1">
            <text:p>0.188283347</text:p>
          </table:table-cell>
          <table:table-cell office:value-type="float" office:value="-10.141578994360737" table:style-name="ce1">
            <text:p>-10.14157899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2"/>
          <table:table-cell office:value-type="float" table:style-name="ce1" office:value="144"/>
          <table:table-cell office:value-type="float" office:value="0.18828334746555897" table:style-name="ce1">
            <text:p>0.188283347</text:p>
          </table:table-cell>
          <table:table-cell office:value-type="float" office:value="-10.141578994360737" table:style-name="ce1">
            <text:p>-10.14157899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3"/>
          <table:table-cell office:value-type="float" table:style-name="ce1" office:value="147"/>
          <table:table-cell office:value-type="float" office:value="0.30642521154031993" table:style-name="ce1">
            <text:p>0.306425212</text:p>
          </table:table-cell>
          <table:table-cell office:value-type="float" office:value="-10.401132798785559" table:style-name="ce1">
            <text:p>-10.4011328</text:p>
          </table:table-cell>
          <table:table-cell office:value-type="float" office:value="0" table:style-name="ce1">
            <text:p>0</text:p>
          </table:table-cell>
          <table:table-cell office:value-type="float" office:value="0.96666666700000003" table:style-name="ce1">
            <text:p>0.96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3"/>
          <table:table-cell office:value-type="float" table:style-name="ce1" office:value="147"/>
          <table:table-cell office:value-type="float" office:value="0.25074533765378626" table:style-name="ce1">
            <text:p>0.250745338</text:p>
          </table:table-cell>
          <table:table-cell office:value-type="float" office:value="-10.697322784015181" table:style-name="ce1">
            <text:p>-10.69732278</text:p>
          </table:table-cell>
          <table:table-cell office:value-type="float" office:value="0" table:style-name="ce1">
            <text:p>0</text:p>
          </table:table-cell>
          <table:table-cell office:value-type="float" office:value="0.96250000000000002" table:style-name="ce1">
            <text:p>0.96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3"/>
          <table:table-cell office:value-type="float" table:style-name="ce1" office:value="147"/>
          <table:table-cell office:value-type="float" office:value="0.24057085846125509" table:style-name="ce1">
            <text:p>0.240570858</text:p>
          </table:table-cell>
          <table:table-cell office:value-type="float" office:value="-10.526360834514364" table:style-name="ce1">
            <text:p>-10.52636083</text:p>
          </table:table-cell>
          <table:table-cell office:value-type="float" office:value="0" table:style-name="ce1">
            <text:p>0</text:p>
          </table:table-cell>
          <table:table-cell office:value-type="float" office:value="0.96250000000000002" table:style-name="ce1">
            <text:p>0.96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148"/>
          <table:table-cell office:value-type="float" office:value="0.40432451664049696" table:style-name="ce1">
            <text:p>0.404324517</text:p>
          </table:table-cell>
          <table:table-cell office:value-type="float" office:value="-7.1745655609234547" table:style-name="ce1">
            <text:p>-7.17456556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96"/>
          <table:table-cell office:value-type="float" office:value="0.24849005315024744" table:style-name="ce1">
            <text:p>0.248490053</text:p>
          </table:table-cell>
          <table:table-cell office:value-type="float" office:value="-24.322443059539694" table:style-name="ce1">
            <text:p>-24.32244306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148"/>
          <table:table-cell office:value-type="float" office:value="0.40432451664049696" table:style-name="ce1">
            <text:p>0.404324517</text:p>
          </table:table-cell>
          <table:table-cell office:value-type="float" office:value="-7.1745655609234547" table:style-name="ce1">
            <text:p>-7.17456556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148"/>
          <table:table-cell office:value-type="float" office:value="0.24730485026918955" table:style-name="ce1">
            <text:p>0.24730485</text:p>
          </table:table-cell>
          <table:table-cell office:value-type="float" office:value="-5.4365602772949027" table:style-name="ce1">
            <text:p>-5.43656027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96"/>
          <table:table-cell office:value-type="float" office:value="0.23807143095214287" table:style-name="ce1">
            <text:p>0.238071431</text:p>
          </table:table-cell>
          <table:table-cell office:value-type="float" office:value="-23.807143095214286" table:style-name="ce1">
            <text:p>-23.8071431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5"/>
          <table:table-cell office:value-type="float" table:style-name="ce1" office:value="149"/>
          <table:table-cell office:value-type="float" office:value="0.22216880077408743" table:style-name="ce1">
            <text:p>0.222168801</text:p>
          </table:table-cell>
          <table:table-cell office:value-type="float" office:value="-9.9344013537248621" table:style-name="ce1">
            <text:p>-9.934401354</text:p>
          </table:table-cell>
          <table:table-cell office:value-type="float" office:value="0" table:style-name="ce1">
            <text:p>0</text:p>
          </table:table-cell>
          <table:table-cell office:value-type="float" office:value="0.96250000000000002" table:style-name="ce1">
            <text:p>0.96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5"/>
          <table:table-cell office:value-type="float" table:style-name="ce1" office:value="149"/>
          <table:table-cell office:value-type="float" office:value="0.25617538911889354" table:style-name="ce1">
            <text:p>0.256175389</text:p>
          </table:table-cell>
          <table:table-cell office:value-type="float" office:value="-10.349914465824419" table:style-name="ce1">
            <text:p>-10.34991447</text:p>
          </table:table-cell>
          <table:table-cell office:value-type="float" office:value="0" table:style-name="ce1">
            <text:p>0</text:p>
          </table:table-cell>
          <table:table-cell office:value-type="float" office:value="0.96666666700000003" table:style-name="ce1">
            <text:p>0.96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5"/>
          <table:table-cell office:value-type="float" table:style-name="ce1" office:value="149"/>
          <table:table-cell office:value-type="float" office:value="0.19693799893789304" table:style-name="ce1">
            <text:p>0.196937999</text:p>
          </table:table-cell>
          <table:table-cell office:value-type="float" office:value="-10.636915597806428" table:style-name="ce1">
            <text:p>-10.6369156</text:p>
          </table:table-cell>
          <table:table-cell office:value-type="float" office:value="0" table:style-name="ce1">
            <text:p>0</text:p>
          </table:table-cell>
          <table:table-cell office:value-type="float" office:value="0.96250000000000002" table:style-name="ce1">
            <text:p>0.96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9"/>
          <table:table-cell office:value-type="float" table:style-name="ce1" office:value="157"/>
          <table:table-cell office:value-type="float" office:value="0.20371772289588111" table:style-name="ce1">
            <text:p>0.203717723</text:p>
          </table:table-cell>
          <table:table-cell office:value-type="float" office:value="-10.881132094444533" table:style-name="ce1">
            <text:p>-10.88113209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9"/>
          <table:table-cell office:value-type="float" table:style-name="ce1" office:value="100"/>
          <table:table-cell office:value-type="float" office:value="0.35338613360477766" table:style-name="ce1">
            <text:p>0.353386134</text:p>
          </table:table-cell>
          <table:table-cell office:value-type="float" office:value="-28.66536823287127" table:style-name="ce1">
            <text:p>-28.66536823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9"/>
          <table:table-cell office:value-type="float" table:style-name="ce1" office:value="157"/>
          <table:table-cell office:value-type="float" office:value="0.19983014437727936" table:style-name="ce1">
            <text:p>0.199830144</text:p>
          </table:table-cell>
          <table:table-cell office:value-type="float" office:value="-10.391167507618526" table:style-name="ce1">
            <text:p>-10.39116751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1"/>
          <table:table-cell office:value-type="float" table:style-name="ce1" office:value="160"/>
          <table:table-cell office:value-type="float" office:value="0.19154693091545139" table:style-name="ce1">
            <text:p>0.191546931</text:p>
          </table:table-cell>
          <table:table-cell office:value-type="float" office:value="-6.1741451974958546" table:style-name="ce1">
            <text:p>-6.17414519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1"/>
          <table:table-cell office:value-type="float" table:style-name="ce1" office:value="70"/>
          <table:table-cell office:value-type="float" office:value="0.30629559975741388" table:style-name="ce1">
            <text:p>0.3062956</text:p>
          </table:table-cell>
          <table:table-cell office:value-type="float" office:value="-24.748684460399041" table:style-name="ce1">
            <text:p>-24.7486844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1"/>
          <table:table-cell office:value-type="float" table:style-name="ce1" office:value="160"/>
          <table:table-cell office:value-type="float" office:value="0.27155683662227004" table:style-name="ce1">
            <text:p>0.271556837</text:p>
          </table:table-cell>
          <table:table-cell office:value-type="float" office:value="-10.315965005333057" table:style-name="ce1">
            <text:p>-10.31596501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1"/>
          <table:table-cell office:value-type="float" table:style-name="ce1" office:value="70"/>
          <table:table-cell office:value-type="float" office:value="0.41486363676297033" table:style-name="ce1">
            <text:p>0.414863637</text:p>
          </table:table-cell>
          <table:table-cell office:value-type="float" office:value="-24.696588259066232" table:style-name="ce1">
            <text:p>-24.6965882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2"/>
          <table:table-cell office:value-type="float" table:style-name="ce1" office:value="102"/>
          <table:table-cell office:value-type="float" office:value="0.24849005315024744" table:style-name="ce1">
            <text:p>0.248490053</text:p>
          </table:table-cell>
          <table:table-cell office:value-type="float" office:value="-24.322443059539694" table:style-name="ce1">
            <text:p>-24.32244306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2"/>
          <table:table-cell office:value-type="float" table:style-name="ce1" office:value="106"/>
          <table:table-cell office:value-type="float" office:value="0" table:style-name="ce1">
            <text:p>0</text:p>
          </table:table-cell>
          <table:table-cell office:value-type="float" office:value="-8.5888516705316498" table:style-name="ce1">
            <text:p>-8.588851671</text:p>
          </table:table-cell>
          <table:table-cell office:value-type="float" office:value="0" table:style-name="ce1">
            <text:p>0</text:p>
          </table:table-cell>
          <table:table-cell office:value-type="float" office:value="1.0375000000000001" table:style-name="ce1">
            <text:p>1.03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2"/>
          <table:table-cell office:value-type="float" table:style-name="ce1" office:value="102"/>
          <table:table-cell office:value-type="float" office:value="0.24849005315024744" table:style-name="ce1">
            <text:p>0.248490053</text:p>
          </table:table-cell>
          <table:table-cell office:value-type="float" office:value="-24.322443059539694" table:style-name="ce1">
            <text:p>-24.32244306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3"/>
          <table:table-cell office:value-type="float" table:style-name="ce1" office:value="161"/>
          <table:table-cell office:value-type="float" office:value="0.19133531153636366" table:style-name="ce1">
            <text:p>0.191335312</text:p>
          </table:table-cell>
          <table:table-cell office:value-type="float" office:value="-10.454561422346909" table:style-name="ce1">
            <text:p>-10.45456142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3"/>
          <table:table-cell office:value-type="float" table:style-name="ce1" office:value="161"/>
          <table:table-cell office:value-type="float" office:value="0.18458638178471001" table:style-name="ce1">
            <text:p>0.184586382</text:p>
          </table:table-cell>
          <table:table-cell office:value-type="float" office:value="-10.44933677239243" table:style-name="ce1">
            <text:p>-10.44933677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4"/>
          <table:table-cell office:value-type="float" table:style-name="ce1" office:value="105"/>
          <table:table-cell office:value-type="float" office:value="0.36368385293286232" table:style-name="ce1">
            <text:p>0.363683853</text:p>
          </table:table-cell>
          <table:table-cell office:value-type="float" office:value="-28.747555465920342" table:style-name="ce1">
            <text:p>-28.74755547</text:p>
          </table:table-cell>
          <table:table-cell office:value-type="float" office:value="0" table:style-name="ce1">
            <text:p>0</text:p>
          </table:table-cell>
          <table:table-cell office:value-type="float" office:value="1.0291666669999999" table:style-name="ce1">
            <text:p>1.02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4"/>
          <table:table-cell office:value-type="float" table:style-name="ce1" office:value="167"/>
          <table:table-cell office:value-type="float" office:value="0.26505595716695729" table:style-name="ce1">
            <text:p>0.265055957</text:p>
          </table:table-cell>
          <table:table-cell office:value-type="float" office:value="-10.272766339920958" table:style-name="ce1">
            <text:p>-10.27276634</text:p>
          </table:table-cell>
          <table:table-cell office:value-type="float" office:value="0" table:style-name="ce1">
            <text:p>0</text:p>
          </table:table-cell>
          <table:table-cell office:value-type="float" office:value="1.0291666669999999" table:style-name="ce1">
            <text:p>1.02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4"/>
          <table:table-cell office:value-type="float" table:style-name="ce1" office:value="167"/>
          <table:table-cell office:value-type="float" office:value="0.26434950243023059" table:style-name="ce1">
            <text:p>0.264349502</text:p>
          </table:table-cell>
          <table:table-cell office:value-type="float" office:value="-10.198270765015076" table:style-name="ce1">
            <text:p>-10.19827077</text:p>
          </table:table-cell>
          <table:table-cell office:value-type="float" office:value="0" table:style-name="ce1">
            <text:p>0</text:p>
          </table:table-cell>
          <table:table-cell office:value-type="float" office:value="1.0291666669999999" table:style-name="ce1">
            <text:p>1.02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4"/>
          <table:table-cell office:value-type="float" table:style-name="ce1" office:value="105"/>
          <table:table-cell office:value-type="float" office:value="0.63197117213605847" table:style-name="ce1">
            <text:p>0.631971172</text:p>
          </table:table-cell>
          <table:table-cell office:value-type="float" office:value="-28.829527023627822" table:style-name="ce1">
            <text:p>-28.82952702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5"/>
          <table:table-cell office:value-type="float" table:style-name="ce1" office:value="107"/>
          <table:table-cell office:value-type="float" office:value="0.17288869149193842" table:style-name="ce1">
            <text:p>0.172888691</text:p>
          </table:table-cell>
          <table:table-cell office:value-type="float" office:value="-10.628699556687405" table:style-name="ce1">
            <text:p>-10.6286995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5"/>
          <table:table-cell office:value-type="float" table:style-name="ce1" office:value="107"/>
          <table:table-cell office:value-type="float" office:value="0.20629983758258552" table:style-name="ce1">
            <text:p>0.206299838</text:p>
          </table:table-cell>
          <table:table-cell office:value-type="float" office:value="-10.794027095210872" table:style-name="ce1">
            <text:p>-10.794027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6"/>
          <table:table-cell office:value-type="float" table:style-name="ce1" office:value="108"/>
          <table:table-cell office:value-type="float" office:value="0.21609130430500112" table:style-name="ce1">
            <text:p>0.216091304</text:p>
          </table:table-cell>
          <table:table-cell office:value-type="float" office:value="-11.206595548840756" table:style-name="ce1">
            <text:p>-11.20659555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6"/>
          <table:table-cell office:value-type="float" table:style-name="ce1" office:value="108"/>
          <table:table-cell office:value-type="float" office:value="0.21626915815365802" table:style-name="ce1">
            <text:p>0.216269158</text:p>
          </table:table-cell>
          <table:table-cell office:value-type="float" office:value="-11.146562128287385" table:style-name="ce1">
            <text:p>-11.14656213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6"/>
          <table:table-cell office:value-type="float" table:style-name="ce1" office:value="108"/>
          <table:table-cell office:value-type="float" office:value="0.15272882464074988" table:style-name="ce1">
            <text:p>0.152728825</text:p>
          </table:table-cell>
          <table:table-cell office:value-type="float" office:value="-9.7996193017920135" table:style-name="ce1">
            <text:p>-9.79961930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7"/>
          <table:table-cell office:value-type="float" table:style-name="ce1" office:value="109"/>
          <table:table-cell office:value-type="float" office:value="0.17462895076526466" table:style-name="ce1">
            <text:p>0.174628951</text:p>
          </table:table-cell>
          <table:table-cell office:value-type="float" office:value="-9.7140893639207491" table:style-name="ce1">
            <text:p>-9.714089364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7"/>
          <table:table-cell office:value-type="float" table:style-name="ce1" office:value="109"/>
          <table:table-cell office:value-type="float" office:value="0.17425634855203195" table:style-name="ce1">
            <text:p>0.174256349</text:p>
          </table:table-cell>
          <table:table-cell office:value-type="float" office:value="-9.7037237988272071" table:style-name="ce1">
            <text:p>-9.703723799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7"/>
          <table:table-cell office:value-type="float" table:style-name="ce1" office:value="109"/>
          <table:table-cell office:value-type="float" office:value="0.17368561546210518" table:style-name="ce1">
            <text:p>0.173685615</text:p>
          </table:table-cell>
          <table:table-cell office:value-type="float" office:value="-9.7141231995680677" table:style-name="ce1">
            <text:p>-9.7141232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112"/>
          <table:table-cell office:value-type="float" office:value="0.17532324086179554" table:style-name="ce1">
            <text:p>0.175323241</text:p>
          </table:table-cell>
          <table:table-cell office:value-type="float" office:value="-9.6297913406682518" table:style-name="ce1">
            <text:p>-9.62979134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112"/>
          <table:table-cell office:value-type="float" office:value="0.17532324086179554" table:style-name="ce1">
            <text:p>0.175323241</text:p>
          </table:table-cell>
          <table:table-cell office:value-type="float" office:value="-9.6297913406682518" table:style-name="ce1">
            <text:p>-9.62979134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112"/>
          <table:table-cell office:value-type="float" office:value="0.26345066654946325" table:style-name="ce1">
            <text:p>0.263450667</text:p>
          </table:table-cell>
          <table:table-cell office:value-type="float" office:value="-10.345257881576485" table:style-name="ce1">
            <text:p>-10.3452578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113"/>
          <table:table-cell office:value-type="float" office:value="0.45808452254355897" table:style-name="ce1">
            <text:p>0.458084523</text:p>
          </table:table-cell>
          <table:table-cell office:value-type="float" office:value="-12.186833044551696" table:style-name="ce1">
            <text:p>-12.18683304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113"/>
          <table:table-cell office:value-type="float" office:value="0.18093743665251102" table:style-name="ce1">
            <text:p>0.180937437</text:p>
          </table:table-cell>
          <table:table-cell office:value-type="float" office:value="-10.166616083452233" table:style-name="ce1">
            <text:p>-10.16661608</text:p>
          </table:table-cell>
          <table:table-cell office:value-type="float" office:value="0" table:style-name="ce1">
            <text:p>0</text:p>
          </table:table-cell>
          <table:table-cell office:value-type="float" office:value="1.0333333330000001" table:style-name="ce1">
            <text:p>1.03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79"/>
          <table:table-cell office:value-type="float" office:value="0.30081473295567884" table:style-name="ce1">
            <text:p>0.300814733</text:p>
          </table:table-cell>
          <table:table-cell office:value-type="float" office:value="-28.134093708539019" table:style-name="ce1">
            <text:p>-28.1340937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114"/>
          <table:table-cell office:value-type="float" office:value="0.16942795983267511" table:style-name="ce1">
            <text:p>0.16942796</text:p>
          </table:table-cell>
          <table:table-cell office:value-type="float" office:value="-9.5426199312209921" table:style-name="ce1">
            <text:p>-9.54261993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79"/>
          <table:table-cell office:value-type="float" office:value="0.27459325873549806" table:style-name="ce1">
            <text:p>0.274593259</text:p>
          </table:table-cell>
          <table:table-cell office:value-type="float" office:value="-28.008512391020801" table:style-name="ce1">
            <text:p>-28.008512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114"/>
          <table:table-cell office:value-type="float" office:value="0.1717989154107922" table:style-name="ce1">
            <text:p>0.171798915</text:p>
          </table:table-cell>
          <table:table-cell office:value-type="float" office:value="-9.7141903213871572" table:style-name="ce1">
            <text:p>-9.71419032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1"/>
          <table:table-cell office:value-type="float" table:style-name="ce1" office:value="116"/>
          <table:table-cell office:value-type="float" office:value="0.20702657635854949" table:style-name="ce1">
            <text:p>0.207026576</text:p>
          </table:table-cell>
          <table:table-cell office:value-type="float" office:value="-5.5673698652823127" table:style-name="ce1">
            <text:p>-5.567369865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1"/>
          <table:table-cell office:value-type="float" table:style-name="ce1" office:value="116"/>
          <table:table-cell office:value-type="float" office:value="0.28132530185663879" table:style-name="ce1">
            <text:p>0.281325302</text:p>
          </table:table-cell>
          <table:table-cell office:value-type="float" office:value="-10.398215964778073" table:style-name="ce1">
            <text:p>-10.39821596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1"/>
          <table:table-cell office:value-type="float" table:style-name="ce1" office:value="116"/>
          <table:table-cell office:value-type="float" office:value="0.28214772093617863" table:style-name="ce1">
            <text:p>0.282147721</text:p>
          </table:table-cell>
          <table:table-cell office:value-type="float" office:value="-11.169803801840665" table:style-name="ce1">
            <text:p>-11.1698038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1"/>
          <table:table-cell office:value-type="float" table:style-name="ce1" office:value="116"/>
          <table:table-cell office:value-type="float" office:value="0.20210890790010339" table:style-name="ce1">
            <text:p>0.202108908</text:p>
          </table:table-cell>
          <table:table-cell office:value-type="float" office:value="-5.4201666945436742" table:style-name="ce1">
            <text:p>-5.420166695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117"/>
          <table:table-cell office:value-type="float" office:value="0.15062550794663235" table:style-name="ce1">
            <text:p>0.150625508</text:p>
          </table:table-cell>
          <table:table-cell office:value-type="float" office:value="-9.731923541734302" table:style-name="ce1">
            <text:p>-9.73192354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80"/>
          <table:table-cell office:value-type="float" office:value="0.26809911498116562" table:style-name="ce1">
            <text:p>0.268099115</text:p>
          </table:table-cell>
          <table:table-cell office:value-type="float" office:value="-28.079439660233263" table:style-name="ce1">
            <text:p>-28.07943966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80"/>
          <table:table-cell office:value-type="float" office:value="0.49981856586059253" table:style-name="ce1">
            <text:p>0.499818566</text:p>
          </table:table-cell>
          <table:table-cell office:value-type="float" office:value="-37.786283579060793" table:style-name="ce1">
            <text:p>-37.78628358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3"/>
          <table:table-cell office:value-type="float" table:style-name="ce1" office:value="118"/>
          <table:table-cell office:value-type="float" office:value="0.1458462961108544" table:style-name="ce1">
            <text:p>0.145846296</text:p>
          </table:table-cell>
          <table:table-cell office:value-type="float" office:value="-9.5763228389768553" table:style-name="ce1">
            <text:p>-9.576322839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3"/>
          <table:table-cell office:value-type="float" table:style-name="ce1" office:value="118"/>
          <table:table-cell office:value-type="float" office:value="0.37884635483477275" table:style-name="ce1">
            <text:p>0.378846355</text:p>
          </table:table-cell>
          <table:table-cell office:value-type="float" office:value="-11.175342308624417" table:style-name="ce1">
            <text:p>-11.17534231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3"/>
          <table:table-cell office:value-type="float" table:style-name="ce1" office:value="118"/>
          <table:table-cell office:value-type="float" office:value="0.26204482340264107" table:style-name="ce1">
            <text:p>0.262044823</text:p>
          </table:table-cell>
          <table:table-cell office:value-type="float" office:value="-10.556503587884267" table:style-name="ce1">
            <text:p>-10.55650359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3"/>
          <table:table-cell office:value-type="float" table:style-name="ce1" office:value="118"/>
          <table:table-cell office:value-type="float" office:value="0.24284259086913224" table:style-name="ce1">
            <text:p>0.242842591</text:p>
          </table:table-cell>
          <table:table-cell office:value-type="float" office:value="-10.674813043698054" table:style-name="ce1">
            <text:p>-10.67481304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83"/>
          <table:table-cell office:value-type="float" office:value="0.53866678431833259" table:style-name="ce1">
            <text:p>0.538666784</text:p>
          </table:table-cell>
          <table:table-cell office:value-type="float" office:value="-35.808515757542487" table:style-name="ce1">
            <text:p>-35.80851576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122"/>
          <table:table-cell office:value-type="float" office:value="1.4534823703324427" table:style-name="ce1">
            <text:p>1.45348237</text:p>
          </table:table-cell>
          <table:table-cell office:value-type="float" office:value="-40.614922143721323" table:style-name="ce1">
            <text:p>-40.61492214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122"/>
          <table:table-cell office:value-type="float" office:value="0.25624998457754722" table:style-name="ce1">
            <text:p>0.256249985</text:p>
          </table:table-cell>
          <table:table-cell office:value-type="float" office:value="-10.265817283384454" table:style-name="ce1">
            <text:p>-10.26581728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83"/>
          <table:table-cell office:value-type="float" office:value="0.53384568630550411" table:style-name="ce1">
            <text:p>0.533845686</text:p>
          </table:table-cell>
          <table:table-cell office:value-type="float" office:value="-36.08015601835492" table:style-name="ce1">
            <text:p>-36.08015602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122"/>
          <table:table-cell office:value-type="float" office:value="0.21540869643597427" table:style-name="ce1">
            <text:p>0.215408696</text:p>
          </table:table-cell>
          <table:table-cell office:value-type="float" office:value="-10.223547694439418" table:style-name="ce1">
            <text:p>-10.22354769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123"/>
          <table:table-cell office:value-type="float" office:value="0.13809668821386112" table:style-name="ce1">
            <text:p>0.138096688</text:p>
          </table:table-cell>
          <table:table-cell office:value-type="float" office:value="-9.318486590229659" table:style-name="ce1">
            <text:p>-9.31848659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123"/>
          <table:table-cell office:value-type="float" office:value="0.13809668821386112" table:style-name="ce1">
            <text:p>0.138096688</text:p>
          </table:table-cell>
          <table:table-cell office:value-type="float" office:value="-9.318486590229659" table:style-name="ce1">
            <text:p>-9.31848659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123"/>
          <table:table-cell office:value-type="float" office:value="0.13809668821386112" table:style-name="ce1">
            <text:p>0.138096688</text:p>
          </table:table-cell>
          <table:table-cell office:value-type="float" office:value="-9.318486590229659" table:style-name="ce1">
            <text:p>-9.31848659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125"/>
          <table:table-cell office:value-type="float" office:value="0.13952077404530916" table:style-name="ce1">
            <text:p>0.139520774</text:p>
          </table:table-cell>
          <table:table-cell office:value-type="float" office:value="-9.308028782737054" table:style-name="ce1">
            <text:p>-9.308028783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125"/>
          <table:table-cell office:value-type="float" office:value="0.13952077404530916" table:style-name="ce1">
            <text:p>0.139520774</text:p>
          </table:table-cell>
          <table:table-cell office:value-type="float" office:value="-9.308028782737054" table:style-name="ce1">
            <text:p>-9.308028783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125"/>
          <table:table-cell office:value-type="float" office:value="0.13952077404530916" table:style-name="ce1">
            <text:p>0.139520774</text:p>
          </table:table-cell>
          <table:table-cell office:value-type="float" office:value="-9.308028782737054" table:style-name="ce1">
            <text:p>-9.308028783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7"/>
          <table:table-cell office:value-type="float" table:style-name="ce1" office:value="127"/>
          <table:table-cell office:value-type="float" office:value="0.37626729888906651" table:style-name="ce1">
            <text:p>0.376267299</text:p>
          </table:table-cell>
          <table:table-cell office:value-type="float" office:value="-11.1742637367753" table:style-name="ce1">
            <text:p>-11.17426374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7"/>
          <table:table-cell office:value-type="float" table:style-name="ce1" office:value="127"/>
          <table:table-cell office:value-type="float" office:value="0.16507723519066894" table:style-name="ce1">
            <text:p>0.165077235</text:p>
          </table:table-cell>
          <table:table-cell office:value-type="float" office:value="-9.2468911380638428" table:style-name="ce1">
            <text:p>-9.246891138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7"/>
          <table:table-cell office:value-type="float" table:style-name="ce1" office:value="127"/>
          <table:table-cell office:value-type="float" office:value="0.30248993202092955" table:style-name="ce1">
            <text:p>0.302489932</text:p>
          </table:table-cell>
          <table:table-cell office:value-type="float" office:value="-10.740701670193541" table:style-name="ce1">
            <text:p>-10.7407016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8"/>
          <table:table-cell office:value-type="float" table:style-name="ce1" office:value="128"/>
          <table:table-cell office:value-type="float" office:value="0.28952645696091606" table:style-name="ce1">
            <text:p>0.289526457</text:p>
          </table:table-cell>
          <table:table-cell office:value-type="float" office:value="-10.528335643739672" table:style-name="ce1">
            <text:p>-10.52833564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8"/>
          <table:table-cell office:value-type="float" table:style-name="ce1" office:value="128"/>
          <table:table-cell office:value-type="float" office:value="0.28506245166582217" table:style-name="ce1">
            <text:p>0.285062452</text:p>
          </table:table-cell>
          <table:table-cell office:value-type="float" office:value="-10.717428626339217" table:style-name="ce1">
            <text:p>-10.71742863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8"/>
          <table:table-cell office:value-type="float" table:style-name="ce1" office:value="128"/>
          <table:table-cell office:value-type="float" office:value="0.25904022218893491" table:style-name="ce1">
            <text:p>0.259040222</text:p>
          </table:table-cell>
          <table:table-cell office:value-type="float" office:value="-10.609386491390293" table:style-name="ce1">
            <text:p>-10.60938649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8"/>
          <table:table-cell office:value-type="float" table:style-name="ce1" office:value="128"/>
          <table:table-cell office:value-type="float" office:value="0.24956347469923812" table:style-name="ce1">
            <text:p>0.249563475</text:p>
          </table:table-cell>
          <table:table-cell office:value-type="float" office:value="-10.599702715941964" table:style-name="ce1">
            <text:p>-10.59970272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87"/>
          <table:table-cell office:value-type="float" office:value="0.55472154711839494" table:style-name="ce1">
            <text:p>0.554721547</text:p>
          </table:table-cell>
          <table:table-cell office:value-type="float" office:value="-37.235683850322253" table:style-name="ce1">
            <text:p>-37.23568385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87"/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87"/>
          <table:table-cell office:value-type="float" office:value="0.58660307107238807" table:style-name="ce1">
            <text:p>0.586603071</text:p>
          </table:table-cell>
          <table:table-cell office:value-type="float" office:value="-38.290515464250134" table:style-name="ce1">
            <text:p>-38.29051546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0"/>
          <table:table-cell office:value-type="float" table:style-name="ce1" office:value="88"/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1"/>
          <table:table-cell office:value-type="float" table:style-name="ce1" office:value="130"/>
          <table:table-cell office:value-type="float" office:value="0.28482240991552915" table:style-name="ce1">
            <text:p>0.28482241</text:p>
          </table:table-cell>
          <table:table-cell office:value-type="float" office:value="-10.503102356342421" table:style-name="ce1">
            <text:p>-10.50310236</text:p>
          </table:table-cell>
          <table:table-cell office:value-type="float" office:value="0" table:style-name="ce1">
            <text:p>0</text:p>
          </table:table-cell>
          <table:table-cell office:value-type="float" office:value="1.0291666669999999" table:style-name="ce1">
            <text:p>1.02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2"/>
          <table:table-cell office:value-type="float" table:style-name="ce1" office:value="132"/>
          <table:table-cell office:value-type="float" office:value="0.25394941847026065" table:style-name="ce1">
            <text:p>0.253949418</text:p>
          </table:table-cell>
          <table:table-cell office:value-type="float" office:value="-10.740906085753524" table:style-name="ce1">
            <text:p>-10.7409060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2"/>
          <table:table-cell office:value-type="float" table:style-name="ce1" office:value="132"/>
          <table:table-cell office:value-type="float" office:value="0.16784210231042535" table:style-name="ce1">
            <text:p>0.167842102</text:p>
          </table:table-cell>
          <table:table-cell office:value-type="float" office:value="-9.6282019242494279" table:style-name="ce1">
            <text:p>-9.62820192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2"/>
          <table:table-cell office:value-type="float" table:style-name="ce1" office:value="132"/>
          <table:table-cell office:value-type="float" office:value="0.17095802404215785" table:style-name="ce1">
            <text:p>0.170958024</text:p>
          </table:table-cell>
          <table:table-cell office:value-type="float" office:value="-9.5855980254605591" table:style-name="ce1">
            <text:p>-9.585598025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4"/>
          <table:table-cell office:value-type="float" table:style-name="ce1" office:value="133"/>
          <table:table-cell office:value-type="float" office:value="0.35447778373644512" table:style-name="ce1">
            <text:p>0.354477784</text:p>
          </table:table-cell>
          <table:table-cell office:value-type="float" office:value="-14.268749409712999" table:style-name="ce1">
            <text:p>-14.2687494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4"/>
          <table:table-cell office:value-type="float" table:style-name="ce1" office:value="133"/>
          <table:table-cell office:value-type="float" office:value="0.14342954163804661" table:style-name="ce1">
            <text:p>0.143429542</text:p>
          </table:table-cell>
          <table:table-cell office:value-type="float" office:value="-9.8433368541732378" table:style-name="ce1">
            <text:p>-9.843336854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4"/>
          <table:table-cell office:value-type="float" table:style-name="ce1" office:value="133"/>
          <table:table-cell office:value-type="float" office:value="0.34331507519706744" table:style-name="ce1">
            <text:p>0.343315075</text:p>
          </table:table-cell>
          <table:table-cell office:value-type="float" office:value="-10.384741221133936" table:style-name="ce1">
            <text:p>-10.3847412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4"/>
          <table:table-cell office:value-type="float" table:style-name="ce1" office:value="133"/>
          <table:table-cell office:value-type="float" office:value="0.32372315803669166" table:style-name="ce1">
            <text:p>0.323723158</text:p>
          </table:table-cell>
          <table:table-cell office:value-type="float" office:value="-10.164700310493949" table:style-name="ce1">
            <text:p>-10.1647003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5"/>
          <table:table-cell office:value-type="float" table:style-name="ce1" office:value="134"/>
          <table:table-cell office:value-type="float" office:value="0.20784273529947203" table:style-name="ce1">
            <text:p>0.207842735</text:p>
          </table:table-cell>
          <table:table-cell office:value-type="float" office:value="-11.120823497660441" table:style-name="ce1">
            <text:p>-11.1208235</text:p>
          </table:table-cell>
          <table:table-cell office:value-type="float" office:value="0" table:style-name="ce1">
            <text:p>0</text:p>
          </table:table-cell>
          <table:table-cell office:value-type="float" office:value="0.97083333299999997" table:style-name="ce1">
            <text:p>0.97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5"/>
          <table:table-cell office:value-type="float" table:style-name="ce1" office:value="134"/>
          <table:table-cell office:value-type="float" office:value="0.21161295324708557" table:style-name="ce1">
            <text:p>0.211612953</text:p>
          </table:table-cell>
          <table:table-cell office:value-type="float" office:value="-11.187939273743842" table:style-name="ce1">
            <text:p>-11.18793927</text:p>
          </table:table-cell>
          <table:table-cell office:value-type="float" office:value="0" table:style-name="ce1">
            <text:p>0</text:p>
          </table:table-cell>
          <table:table-cell office:value-type="float" office:value="0.97083333299999997" table:style-name="ce1">
            <text:p>0.97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5"/>
          <table:table-cell office:value-type="float" table:style-name="ce1" office:value="134"/>
          <table:table-cell office:value-type="float" office:value="0.21643073430682452" table:style-name="ce1">
            <text:p>0.216430734</text:p>
          </table:table-cell>
          <table:table-cell office:value-type="float" office:value="-11.215390319050739" table:style-name="ce1">
            <text:p>-11.21539032</text:p>
          </table:table-cell>
          <table:table-cell office:value-type="float" office:value="0" table:style-name="ce1">
            <text:p>0</text:p>
          </table:table-cell>
          <table:table-cell office:value-type="float" office:value="0.97083333299999997" table:style-name="ce1">
            <text:p>0.97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136"/>
          <table:table-cell office:value-type="float" office:value="0.33388138546653817" table:style-name="ce1">
            <text:p>0.333881385</text:p>
          </table:table-cell>
          <table:table-cell office:value-type="float" office:value="-10.934316197160429" table:style-name="ce1">
            <text:p>-10.934316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136"/>
          <table:table-cell office:value-type="float" office:value="1.4534823703324427" table:style-name="ce1">
            <text:p>1.45348237</text:p>
          </table:table-cell>
          <table:table-cell office:value-type="float" office:value="-40.614922143721323" table:style-name="ce1">
            <text:p>-40.61492214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91"/>
          <table:table-cell office:value-type="float" office:value="0.54554689970857473" table:style-name="ce1">
            <text:p>0.5455469</text:p>
          </table:table-cell>
          <table:table-cell office:value-type="float" office:value="-38.394706130841314" table:style-name="ce1">
            <text:p>-38.3947061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91"/>
          <table:table-cell office:value-type="float" office:value="0.52274886911994656" table:style-name="ce1">
            <text:p>0.522748869</text:p>
          </table:table-cell>
          <table:table-cell office:value-type="float" office:value="-38.102584238076098" table:style-name="ce1">
            <text:p>-38.10258424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136"/>
          <table:table-cell office:value-type="float" office:value="0.17027376831651064" table:style-name="ce1">
            <text:p>0.170273768</text:p>
          </table:table-cell>
          <table:table-cell office:value-type="float" office:value="-9.6709886982844537" table:style-name="ce1">
            <text:p>-9.670988698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7"/>
          <table:table-cell office:value-type="float" table:style-name="ce1" office:value="137"/>
          <table:table-cell office:value-type="float" office:value="0.21484041975238186" table:style-name="ce1">
            <text:p>0.21484042</text:p>
          </table:table-cell>
          <table:table-cell office:value-type="float" office:value="-11.340229342019438" table:style-name="ce1">
            <text:p>-11.34022934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7"/>
          <table:table-cell office:value-type="float" table:style-name="ce1" office:value="137"/>
          <table:table-cell office:value-type="float" office:value="0.21445394663837206" table:style-name="ce1">
            <text:p>0.214453947</text:p>
          </table:table-cell>
          <table:table-cell office:value-type="float" office:value="-11.16407347790688" table:style-name="ce1">
            <text:p>-11.16407348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7"/>
          <table:table-cell office:value-type="float" table:style-name="ce1" office:value="137"/>
          <table:table-cell office:value-type="float" office:value="0.218406243948327" table:style-name="ce1">
            <text:p>0.218406244</text:p>
          </table:table-cell>
          <table:table-cell office:value-type="float" office:value="-11.201478856292358" table:style-name="ce1">
            <text:p>-11.20147886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8"/>
          <table:table-cell office:value-type="float" table:style-name="ce1" office:value="141"/>
          <table:table-cell office:value-type="float" office:value="0.13713391780525064" table:style-name="ce1">
            <text:p>0.137133918</text:p>
          </table:table-cell>
          <table:table-cell office:value-type="float" office:value="-9.0880134323829047" table:style-name="ce1">
            <text:p>-9.08801343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8"/>
          <table:table-cell office:value-type="float" table:style-name="ce1" office:value="141"/>
          <table:table-cell office:value-type="float" office:value="0.13613491957301588" table:style-name="ce1">
            <text:p>0.13613492</text:p>
          </table:table-cell>
          <table:table-cell office:value-type="float" office:value="-9.0822617858167192" table:style-name="ce1">
            <text:p>-9.08226178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9"/>
          <table:table-cell office:value-type="float" table:style-name="ce1" office:value="142"/>
          <table:table-cell office:value-type="float" office:value="0.17108919826415109" table:style-name="ce1">
            <text:p>0.171089198</text:p>
          </table:table-cell>
          <table:table-cell office:value-type="float" office:value="-9.5892736123858864" table:style-name="ce1">
            <text:p>-9.589273612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9"/>
          <table:table-cell office:value-type="float" table:style-name="ce1" office:value="142"/>
          <table:table-cell office:value-type="float" office:value="0.25786057562002351" table:style-name="ce1">
            <text:p>0.257860576</text:p>
          </table:table-cell>
          <table:table-cell office:value-type="float" office:value="-10.608316519284898" table:style-name="ce1">
            <text:p>-10.6083165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1"/>
          <table:table-cell office:value-type="float" table:style-name="ce1" office:value="150"/>
          <table:table-cell office:value-type="float" office:value="0.26128772581695647" table:style-name="ce1">
            <text:p>0.261287726</text:p>
          </table:table-cell>
          <table:table-cell office:value-type="float" office:value="-10.474563832015047" table:style-name="ce1">
            <text:p>-10.47456383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1"/>
          <table:table-cell office:value-type="float" table:style-name="ce1" office:value="150"/>
          <table:table-cell office:value-type="float" office:value="0.20104469290829621" table:style-name="ce1">
            <text:p>0.201044693</text:p>
          </table:table-cell>
          <table:table-cell office:value-type="float" office:value="-5.3941165214656346" table:style-name="ce1">
            <text:p>-5.394116521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1"/>
          <table:table-cell office:value-type="float" table:style-name="ce1" office:value="150"/>
          <table:table-cell office:value-type="float" office:value="0.20767962300770612" table:style-name="ce1">
            <text:p>0.207679623</text:p>
          </table:table-cell>
          <table:table-cell office:value-type="float" office:value="-10.452843341172073" table:style-name="ce1">
            <text:p>-10.45284334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2"/>
          <table:table-cell office:value-type="float" table:style-name="ce1" office:value="151"/>
          <table:table-cell office:value-type="float" office:value="0.15120080730905194" table:style-name="ce1">
            <text:p>0.151200807</text:p>
          </table:table-cell>
          <table:table-cell office:value-type="float" office:value="-5.5415710516195631" table:style-name="ce1">
            <text:p>-5.54157105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2"/>
          <table:table-cell office:value-type="float" table:style-name="ce1" office:value="151"/>
          <table:table-cell office:value-type="float" office:value="0.2029890126224923" table:style-name="ce1">
            <text:p>0.202989013</text:p>
          </table:table-cell>
          <table:table-cell office:value-type="float" office:value="-5.4201008239953596" table:style-name="ce1">
            <text:p>-5.420100824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3"/>
          <table:table-cell office:value-type="float" table:style-name="ce1" office:value="152"/>
          <table:table-cell office:value-type="float" office:value="0.23933998133884568" table:style-name="ce1">
            <text:p>0.239339981</text:p>
          </table:table-cell>
          <table:table-cell office:value-type="float" office:value="-10.724272240759818" table:style-name="ce1">
            <text:p>-10.7242722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3"/>
          <table:table-cell office:value-type="float" table:style-name="ce1" office:value="152"/>
          <table:table-cell office:value-type="float" office:value="0.26635738984492618" table:style-name="ce1">
            <text:p>0.26635739</text:p>
          </table:table-cell>
          <table:table-cell office:value-type="float" office:value="-10.642961236782369" table:style-name="ce1">
            <text:p>-10.6429612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4"/>
          <table:table-cell office:value-type="float" table:style-name="ce1" office:value="153"/>
          <table:table-cell office:value-type="float" office:value="0.16565406558926563" table:style-name="ce1">
            <text:p>0.165654066</text:p>
          </table:table-cell>
          <table:table-cell office:value-type="float" office:value="-8.3411694202594919" table:style-name="ce1">
            <text:p>-8.34116942</text:p>
          </table:table-cell>
          <table:table-cell office:value-type="float" office:value="0" table:style-name="ce1">
            <text:p>0</text:p>
          </table:table-cell>
          <table:table-cell office:value-type="float" office:value="1.0291666669999999" table:style-name="ce1">
            <text:p>1.02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4"/>
          <table:table-cell office:value-type="float" table:style-name="ce1" office:value="153"/>
          <table:table-cell office:value-type="float" office:value="0.21261725054374025" table:style-name="ce1">
            <text:p>0.212617251</text:p>
          </table:table-cell>
          <table:table-cell office:value-type="float" office:value="-10.157118265053144" table:style-name="ce1">
            <text:p>-10.15711827</text:p>
          </table:table-cell>
          <table:table-cell office:value-type="float" office:value="0" table:style-name="ce1">
            <text:p>0</text:p>
          </table:table-cell>
          <table:table-cell office:value-type="float" office:value="1.0291666669999999" table:style-name="ce1">
            <text:p>1.02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4"/>
          <table:table-cell office:value-type="float" table:style-name="ce1" office:value="153"/>
          <table:table-cell office:value-type="float" office:value="0.22173952890776127" table:style-name="ce1">
            <text:p>0.221739529</text:p>
          </table:table-cell>
          <table:table-cell office:value-type="float" office:value="-10.322614703912752" table:style-name="ce1">
            <text:p>-10.3226147</text:p>
          </table:table-cell>
          <table:table-cell office:value-type="float" office:value="0" table:style-name="ce1">
            <text:p>0</text:p>
          </table:table-cell>
          <table:table-cell office:value-type="float" office:value="1.0291666669999999" table:style-name="ce1">
            <text:p>1.02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5"/>
          <table:table-cell office:value-type="float" table:style-name="ce1" office:value="154"/>
          <table:table-cell office:value-type="float" office:value="0.1735352482256656" table:style-name="ce1">
            <text:p>0.173535248</text:p>
          </table:table-cell>
          <table:table-cell office:value-type="float" office:value="-10.285137882643108" table:style-name="ce1">
            <text:p>-10.28513788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5"/>
          <table:table-cell office:value-type="float" table:style-name="ce1" office:value="154"/>
          <table:table-cell office:value-type="float" office:value="0.24671002272243359" table:style-name="ce1">
            <text:p>0.246710023</text:p>
          </table:table-cell>
          <table:table-cell office:value-type="float" office:value="-10.491784269883494" table:style-name="ce1">
            <text:p>-10.49178427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7"/>
          <table:table-cell office:value-type="float" table:style-name="ce1" office:value="155"/>
          <table:table-cell office:value-type="float" office:value="0.15803409143881578" table:style-name="ce1">
            <text:p>0.158034091</text:p>
          </table:table-cell>
          <table:table-cell office:value-type="float" office:value="-9.2411502766762652" table:style-name="ce1">
            <text:p>-9.241150277</text:p>
          </table:table-cell>
          <table:table-cell office:value-type="float" office:value="0" table:style-name="ce1">
            <text:p>0</text:p>
          </table:table-cell>
          <table:table-cell office:value-type="float" office:value="0.97083333299999997" table:style-name="ce1">
            <text:p>0.97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7"/>
          <table:table-cell office:value-type="float" table:style-name="ce1" office:value="155"/>
          <table:table-cell office:value-type="float" office:value="0.15691961890811743" table:style-name="ce1">
            <text:p>0.156919619</text:p>
          </table:table-cell>
          <table:table-cell office:value-type="float" office:value="-9.2841233868275186" table:style-name="ce1">
            <text:p>-9.284123387</text:p>
          </table:table-cell>
          <table:table-cell office:value-type="float" office:value="0" table:style-name="ce1">
            <text:p>0</text:p>
          </table:table-cell>
          <table:table-cell office:value-type="float" office:value="0.97083333299999997" table:style-name="ce1">
            <text:p>0.97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8"/>
          <table:table-cell office:value-type="float" table:style-name="ce1" office:value="99"/>
          <table:table-cell office:value-type="float" office:value="0.28180805795519592" table:style-name="ce1">
            <text:p>0.281808058</text:p>
          </table:table-cell>
          <table:table-cell office:value-type="float" office:value="-28.374045606688867" table:style-name="ce1">
            <text:p>-28.37404561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9"/>
          <table:table-cell office:value-type="float" table:style-name="ce1" office:value="159"/>
          <table:table-cell office:value-type="float" office:value="0.24216634836747067" table:style-name="ce1">
            <text:p>0.242166348</text:p>
          </table:table-cell>
          <table:table-cell office:value-type="float" office:value="-10.39477428371978" table:style-name="ce1">
            <text:p>-10.39477428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9"/>
          <table:table-cell office:value-type="float" table:style-name="ce1" office:value="159"/>
          <table:table-cell office:value-type="float" office:value="0.15685461333920275" table:style-name="ce1">
            <text:p>0.156854613</text:p>
          </table:table-cell>
          <table:table-cell office:value-type="float" office:value="-9.8691753610318251" table:style-name="ce1">
            <text:p>-9.869175361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1"/>
          <table:table-cell office:value-type="float" table:style-name="ce1" office:value="163"/>
          <table:table-cell office:value-type="float" office:value="0.23197959789866826" table:style-name="ce1">
            <text:p>0.231979598</text:p>
          </table:table-cell>
          <table:table-cell office:value-type="float" office:value="-10.583648901231996" table:style-name="ce1">
            <text:p>-10.5836489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1"/>
          <table:table-cell office:value-type="float" table:style-name="ce1" office:value="163"/>
          <table:table-cell office:value-type="float" office:value="0.22852061566661164" table:style-name="ce1">
            <text:p>0.228520616</text:p>
          </table:table-cell>
          <table:table-cell office:value-type="float" office:value="-10.008802052836772" table:style-name="ce1">
            <text:p>-10.00880205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2"/>
          <table:table-cell office:value-type="float" table:style-name="ce1" office:value="164"/>
          <table:table-cell office:value-type="float" office:value="0.15728896044375104" table:style-name="ce1">
            <text:p>0.15728896</text:p>
          </table:table-cell>
          <table:table-cell office:value-type="float" office:value="-9.8828268562048773" table:style-name="ce1">
            <text:p>-9.882826856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2"/>
          <table:table-cell office:value-type="float" table:style-name="ce1" office:value="164"/>
          <table:table-cell office:value-type="float" office:value="0.15568469864543191" table:style-name="ce1">
            <text:p>0.155684699</text:p>
          </table:table-cell>
          <table:table-cell office:value-type="float" office:value="-9.8323106573090158" table:style-name="ce1">
            <text:p>-9.83231065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3"/>
          <table:table-cell office:value-type="float" table:style-name="ce1" office:value="165"/>
          <table:table-cell office:value-type="float" office:value="0.1754760218783131" table:style-name="ce1">
            <text:p>0.175476022</text:p>
          </table:table-cell>
          <table:table-cell office:value-type="float" office:value="-9.6595816511630961" table:style-name="ce1">
            <text:p>-9.659581651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3"/>
          <table:table-cell office:value-type="float" table:style-name="ce1" office:value="165"/>
          <table:table-cell office:value-type="float" office:value="0.46181605471979226" table:style-name="ce1">
            <text:p>0.461816055</text:p>
          </table:table-cell>
          <table:table-cell office:value-type="float" office:value="-12.216454470160459" table:style-name="ce1">
            <text:p>-12.21645447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3"/>
          <table:table-cell office:value-type="float" table:style-name="ce1" office:value="165"/>
          <table:table-cell office:value-type="float" office:value="0.1754760218783131" table:style-name="ce1">
            <text:p>0.175476022</text:p>
          </table:table-cell>
          <table:table-cell office:value-type="float" office:value="-9.6595816511630961" table:style-name="ce1">
            <text:p>-9.659581651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4"/>
          <table:table-cell office:value-type="float" table:style-name="ce1" office:value="166"/>
          <table:table-cell office:value-type="float" office:value="9.8017710753542087" table:style-name="ce1">
            <text:p>9.801771075</text:p>
          </table:table-cell>
          <table:table-cell office:value-type="float" office:value="-68.279327636569363" table:style-name="ce1">
            <text:p>-68.27932764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4"/>
          <table:table-cell office:value-type="float" table:style-name="ce1" office:value="166"/>
          <table:table-cell office:value-type="float" office:value="0.16427769653735383" table:style-name="ce1">
            <text:p>0.164277697</text:p>
          </table:table-cell>
          <table:table-cell office:value-type="float" office:value="-9.3965075992521889" table:style-name="ce1">
            <text:p>-9.396507599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4"/>
          <table:table-cell office:value-type="float" table:style-name="ce1" office:value="166"/>
          <table:table-cell office:value-type="float" office:value="0.16367993084081248" table:style-name="ce1">
            <text:p>0.163679931</text:p>
          </table:table-cell>
          <table:table-cell office:value-type="float" office:value="-9.3046411479031175" table:style-name="ce1">
            <text:p>-9.304641148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5"/>
          <table:table-cell office:value-type="float" table:style-name="ce1" office:value="104"/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5"/>
          <table:table-cell office:value-type="float" table:style-name="ce1" office:value="104"/>
          <table:table-cell office:value-type="float" office:value="0.27033646617252771" table:style-name="ce1">
            <text:p>0.270336466</text:p>
          </table:table-cell>
          <table:table-cell office:value-type="float" office:value="-27.790588722535844" table:style-name="ce1">
            <text:p>-27.7905887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5"/>
          <table:table-cell office:value-type="float" table:style-name="ce1" office:value="104"/>
          <table:table-cell office:value-type="float" office:value="0.27169386218724745" table:style-name="ce1">
            <text:p>0.271693862</text:p>
          </table:table-cell>
          <table:table-cell office:value-type="float" office:value="-27.860264896858027" table:style-name="ce1">
            <text:p>-27.860264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6"/>
          <table:table-cell office:value-type="float" table:style-name="ce1" office:value="168"/>
          <table:table-cell office:value-type="float" office:value="0.24560915585526297" table:style-name="ce1">
            <text:p>0.245609156</text:p>
          </table:table-cell>
          <table:table-cell office:value-type="float" office:value="-10.155629003242195" table:style-name="ce1">
            <text:p>-10.155629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6"/>
          <table:table-cell office:value-type="float" table:style-name="ce1" office:value="168"/>
          <table:table-cell office:value-type="float" office:value="0.24551988922314141" table:style-name="ce1">
            <text:p>0.245519889</text:p>
          </table:table-cell>
          <table:table-cell office:value-type="float" office:value="-10.351504499779173" table:style-name="ce1">
            <text:p>-10.3515045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7"/>
          <table:table-cell office:value-type="float" table:style-name="ce1" office:value="170"/>
          <table:table-cell office:value-type="float" office:value="0.26748939755901874" table:style-name="ce1">
            <text:p>0.267489398</text:p>
          </table:table-cell>
          <table:table-cell office:value-type="float" office:value="-10.642904419827058" table:style-name="ce1">
            <text:p>-10.64290442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7"/>
          <table:table-cell office:value-type="float" table:style-name="ce1" office:value="170"/>
          <table:table-cell office:value-type="float" office:value="0.23196023798111895" table:style-name="ce1">
            <text:p>0.231960238</text:p>
          </table:table-cell>
          <table:table-cell office:value-type="float" office:value="-10.039844213487127" table:style-name="ce1">
            <text:p>-10.03984421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9"/>
          <table:table-cell office:value-type="float" table:style-name="ce1" office:value="114"/>
          <table:table-cell office:value-type="float" office:value="0.19500820775617289" table:style-name="ce1">
            <text:p>0.195008208</text:p>
          </table:table-cell>
          <table:table-cell office:value-type="float" office:value="-10.349364168774033" table:style-name="ce1">
            <text:p>-10.34936417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9"/>
          <table:table-cell office:value-type="float" table:style-name="ce1" office:value="114"/>
          <table:table-cell office:value-type="float" office:value="0.19573679874939243" table:style-name="ce1">
            <text:p>0.195736799</text:p>
          </table:table-cell>
          <table:table-cell office:value-type="float" office:value="-10.368672949136771" table:style-name="ce1">
            <text:p>-10.36867295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0"/>
          <table:table-cell office:value-type="float" table:style-name="ce1" office:value="117"/>
          <table:table-cell office:value-type="float" office:value="0.17338313509363987" table:style-name="ce1">
            <text:p>0.173383135</text:p>
          </table:table-cell>
          <table:table-cell office:value-type="float" office:value="-10.714159162640751" table:style-name="ce1">
            <text:p>-10.71415916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0"/>
          <table:table-cell office:value-type="float" table:style-name="ce1" office:value="117"/>
          <table:table-cell office:value-type="float" office:value="0.17927613303243656" table:style-name="ce1">
            <text:p>0.179276133</text:p>
          </table:table-cell>
          <table:table-cell office:value-type="float" office:value="-10.787999511763569" table:style-name="ce1">
            <text:p>-10.78799951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0"/>
          <table:table-cell office:value-type="float" table:style-name="ce1" office:value="117"/>
          <table:table-cell office:value-type="float" office:value="0.17504118108108863" table:style-name="ce1">
            <text:p>0.175041181</text:p>
          </table:table-cell>
          <table:table-cell office:value-type="float" office:value="-10.837281177671427" table:style-name="ce1">
            <text:p>-10.83728118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1"/>
          <table:table-cell office:value-type="float" table:style-name="ce1" office:value="120"/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1"/>
          <table:table-cell office:value-type="float" table:style-name="ce1" office:value="120"/>
          <table:table-cell office:value-type="float" office:value="0.17821832502837914" table:style-name="ce1">
            <text:p>0.178218325</text:p>
          </table:table-cell>
          <table:table-cell office:value-type="float" office:value="-10.898644636568815" table:style-name="ce1">
            <text:p>-10.8986446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1"/>
          <table:table-cell office:value-type="float" table:style-name="ce1" office:value="120"/>
          <table:table-cell office:value-type="float" office:value="0.17462459257826499" table:style-name="ce1">
            <text:p>0.174624593</text:p>
          </table:table-cell>
          <table:table-cell office:value-type="float" office:value="-10.824380785589632" table:style-name="ce1">
            <text:p>-10.8243807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6"/>
          <table:table-cell office:value-type="float" table:style-name="ce1" office:value="126"/>
          <table:table-cell office:value-type="float" office:value="0.22362286871374329" table:style-name="ce1">
            <text:p>0.223622869</text:p>
          </table:table-cell>
          <table:table-cell office:value-type="float" office:value="-10.467523398762426" table:style-name="ce1">
            <text:p>-10.467523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6"/>
          <table:table-cell office:value-type="float" table:style-name="ce1" office:value="126"/>
          <table:table-cell office:value-type="float" office:value="0.22248109181971112" table:style-name="ce1">
            <text:p>0.222481092</text:p>
          </table:table-cell>
          <table:table-cell office:value-type="float" office:value="-10.46647500925242" table:style-name="ce1">
            <text:p>-10.4664750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129"/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129"/>
          <table:table-cell office:value-type="float" office:value="0.17536914770071596" table:style-name="ce1">
            <text:p>0.175369148</text:p>
          </table:table-cell>
          <table:table-cell office:value-type="float" office:value="-10.77533081037909" table:style-name="ce1">
            <text:p>-10.77533081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129"/>
          <table:table-cell office:value-type="float" office:value="0.22362286871374329" table:style-name="ce1">
            <text:p>0.223622869</text:p>
          </table:table-cell>
          <table:table-cell office:value-type="float" office:value="-10.467523398762426" table:style-name="ce1">
            <text:p>-10.4675234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0"/>
          <table:table-cell office:value-type="float" table:style-name="ce1" office:value="135"/>
          <table:table-cell office:value-type="float" office:value="0.17888995183852691" table:style-name="ce1">
            <text:p>0.178889952</text:p>
          </table:table-cell>
          <table:table-cell office:value-type="float" office:value="-10.776377163675418" table:style-name="ce1">
            <text:p>-10.7763771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0"/>
          <table:table-cell office:value-type="float" table:style-name="ce1" office:value="135"/>
          <table:table-cell office:value-type="float" office:value="0.17579595368343856" table:style-name="ce1">
            <text:p>0.175795954</text:p>
          </table:table-cell>
          <table:table-cell office:value-type="float" office:value="-10.824342854801591" table:style-name="ce1">
            <text:p>-10.8243428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2"/>
          <table:table-cell office:value-type="float" table:style-name="ce1" office:value="310"/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2"/>
          <table:table-cell office:value-type="float" table:style-name="ce1" office:value="310"/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3"/>
          <table:table-cell office:value-type="float" table:style-name="ce1" office:value="143"/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3"/>
          <table:table-cell office:value-type="float" table:style-name="ce1" office:value="143"/>
          <table:table-cell office:value-type="float" office:value="0.18043961469553305" table:style-name="ce1">
            <text:p>0.180439615</text:p>
          </table:table-cell>
          <table:table-cell office:value-type="float" office:value="-10.78796070570003" table:style-name="ce1">
            <text:p>-10.78796071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3"/>
          <table:table-cell office:value-type="float" table:style-name="ce1" office:value="143"/>
          <table:table-cell office:value-type="float" office:value="0.23284605973152514" table:style-name="ce1">
            <text:p>0.23284606</text:p>
          </table:table-cell>
          <table:table-cell office:value-type="float" office:value="-10.502350476137085" table:style-name="ce1">
            <text:p>-10.50235048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5"/>
          <table:table-cell office:value-type="float" table:style-name="ce1" office:value="145"/>
          <table:table-cell office:value-type="float" office:value="0.20918275477288106" table:style-name="ce1">
            <text:p>0.209182755</text:p>
          </table:table-cell>
          <table:table-cell office:value-type="float" office:value="-10.224853053298427" table:style-name="ce1">
            <text:p>-10.2248530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5"/>
          <table:table-cell office:value-type="float" table:style-name="ce1" office:value="145"/>
          <table:table-cell office:value-type="float" office:value="0.20918275477288106" table:style-name="ce1">
            <text:p>0.209182755</text:p>
          </table:table-cell>
          <table:table-cell office:value-type="float" office:value="-10.224853053298427" table:style-name="ce1">
            <text:p>-10.2248530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9"/>
          <table:table-cell office:value-type="float" table:style-name="ce1" office:value="156"/>
          <table:table-cell office:value-type="float" office:value="0.1768892260703272" table:style-name="ce1">
            <text:p>0.176889226</text:p>
          </table:table-cell>
          <table:table-cell office:value-type="float" office:value="-10.750934073385443" table:style-name="ce1">
            <text:p>-10.75093407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9"/>
          <table:table-cell office:value-type="float" table:style-name="ce1" office:value="156"/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1"/>
          <table:table-cell office:value-type="float" table:style-name="ce1" office:value="158"/>
          <table:table-cell office:value-type="float" office:value="0.1768892260703272" table:style-name="ce1">
            <text:p>0.176889226</text:p>
          </table:table-cell>
          <table:table-cell office:value-type="float" office:value="-10.750934073385443" table:style-name="ce1">
            <text:p>-10.75093407</text:p>
          </table:table-cell>
          <table:table-cell office:value-type="float" office:value="0" table:style-name="ce1">
            <text:p>0</text:p>
          </table:table-cell>
          <table:table-cell office:value-type="float" office:value="1.0333333330000001" table:style-name="ce1">
            <text:p>1.03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1"/>
          <table:table-cell office:value-type="float" table:style-name="ce1" office:value="158"/>
          <table:table-cell office:value-type="float" office:value="0.17578561326303616" table:style-name="ce1">
            <text:p>0.175785613</text:p>
          </table:table-cell>
          <table:table-cell office:value-type="float" office:value="-10.788114424559973" table:style-name="ce1">
            <text:p>-10.78811442</text:p>
          </table:table-cell>
          <table:table-cell office:value-type="float" office:value="0" table:style-name="ce1">
            <text:p>0</text:p>
          </table:table-cell>
          <table:table-cell office:value-type="float" office:value="1.0333333330000001" table:style-name="ce1">
            <text:p>1.03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3"/>
          <table:table-cell office:value-type="float" table:style-name="ce1" office:value="162"/>
          <table:table-cell office:value-type="float" office:value="0.22519939674278519" table:style-name="ce1">
            <text:p>0.225199397</text:p>
          </table:table-cell>
          <table:table-cell office:value-type="float" office:value="-11.121385592989853" table:style-name="ce1">
            <text:p>-11.12138559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3"/>
          <table:table-cell office:value-type="float" table:style-name="ce1" office:value="162"/>
          <table:table-cell office:value-type="float" office:value="0.22166608396997983" table:style-name="ce1">
            <text:p>0.221666084</text:p>
          </table:table-cell>
          <table:table-cell office:value-type="float" office:value="-10.973675863492099" table:style-name="ce1">
            <text:p>-10.97367586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69"/>
          <table:table-cell office:value-type="float" table:style-name="ce1" office:value="307"/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69"/>
          <table:table-cell office:value-type="float" table:style-name="ce1" office:value="307"/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97"/>
          <table:table-cell office:value-type="float" table:style-name="ce1" office:value="303"/>
          <table:table-cell office:value-type="float" office:value="0.63197117213605847" table:style-name="ce1">
            <text:p>0.631971172</text:p>
          </table:table-cell>
          <table:table-cell office:value-type="float" office:value="-28.829527023627822" table:style-name="ce1">
            <text:p>-28.8295270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0"/>
          <table:table-cell office:value-type="float" table:style-name="ce1" office:value="309"/>
          <table:table-cell office:value-type="float" office:value="0.30081473295567884" table:style-name="ce1">
            <text:p>0.300814733</text:p>
          </table:table-cell>
          <table:table-cell office:value-type="float" office:value="-28.134093708539019" table:style-name="ce1">
            <text:p>-28.1340937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4"/>
          <table:table-cell office:value-type="float" table:style-name="ce1" office:value="311"/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4"/>
          <table:table-cell office:value-type="float" table:style-name="ce1" office:value="311"/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6"/>
          <table:table-cell office:value-type="float" table:style-name="ce1" office:value="312"/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shunts" table:style-name="ta1">
        <table:table-column table:style-name="co1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/>
        </table:table-row>
        <table:table-row table:style-name="ro1">
          <table:table-cell office:value-type="float" table:style-name="ce1" office:value="34"/>
          <table:table-cell office:value-type="float" table:style-name="ce1" office:value="-0.75"/>
          <table:table-cell office:value-type="float" office:value="-0.75" table:style-name="ce1">
            <text:p>-0.75</text:p>
          </table:table-cell>
          <table:table-cell office:value-type="float" office:value="-0.75" table:style-name="ce1">
            <text:p>-0.75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5"/>
          <table:table-cell office:value-type="float" table:style-name="ce1" office:value="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0"/>
          <table:table-cell office:value-type="float" table:style-name="ce1" office:value="-0.7"/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/>
        </table:table-row>
        <table:table-row table:style-name="ro1">
          <table:table-cell office:value-type="float" table:style-name="ce1" office:value="76"/>
          <table:table-cell office:value-type="float" table:style-name="ce1" office:value="-0.7"/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/>
        </table:table-row>
        <table:table-row table:style-name="ro1">
          <table:table-cell office:value-type="float" table:style-name="ce1" office:value="83"/>
          <table:table-cell office:value-type="float" table:style-name="ce1" office:value="-1.5"/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-1.5"/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/>
        </table:table-row>
        <table:table-row table:style-name="ro1">
          <table:table-cell office:value-type="float" table:style-name="ce1" office:value="88"/>
          <table:table-cell office:value-type="float" table:style-name="ce1" office:value="-1.5"/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/>
        </table:table-row>
        <table:table-row table:style-name="ro1">
          <table:table-cell office:value-type="float" table:style-name="ce1" office:value="90"/>
          <table:table-cell office:value-type="float" table:style-name="ce1" office:value="-1.5"/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/>
        </table:table-row>
        <table:table-row table:style-name="ro1">
          <table:table-cell office:value-type="float" table:style-name="ce1" office:value="99"/>
          <table:table-cell office:value-type="float" table:style-name="ce1" office:value="-1.5"/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/>
        </table:table-row>
        <table:table-row table:style-name="ro1">
          <table:table-cell office:value-type="float" table:style-name="ce1" office:value="100"/>
          <table:table-cell office:value-type="float" table:style-name="ce1" office:value="-1.5"/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/>
        </table:table-row>
        <table:table-row table:style-name="ro1">
          <table:table-cell office:value-type="float" table:style-name="ce1" office:value="102"/>
          <table:table-cell office:value-type="float" table:style-name="ce1" office:value="-1.5"/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/>
        </table:table-row>
        <table:table-row table:style-name="ro1">
          <table:table-cell/>
          <table:table-cell/>
          <table:table-cell/>
          <table:table-cell/>
          <table:table-cell/>
        </table:table-row>
      </table:table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Buses.A2:Buses.I313">
          <table:sort>
            <table:sort-by table:field-number="0"/>
          </table:sort>
        </table:database-range>
        <table:database-range table:target-range-address="Lines.A2:Lines.H379">
          <table:sort>
            <table:sort-by table:field-number="0"/>
          </table:sort>
        </table:database-range>
        <table:database-range table:target-range-address="Gens.A2:Gens.K308">
          <table:sort>
            <table:sort-by table:field-number="0"/>
          </table:sort>
        </table:database-range>
        <table:database-range table:target-range-address="Loads.A2:Loads.C91">
          <table:sort>
            <table:sort-by table:field-number="0"/>
          </table:sort>
        </table:database-range>
        <table:database-range table:target-range-address="Transformers.A2:Transformers.K215">
          <table:sort>
            <table:sort-by table:field-number="0"/>
          </table:sort>
        </table:database-range>
        <table:database-range table:target-range-address="Sheet1.A1:Sheet1.O313" table:contains-header="false">
          <table:sort>
            <table:sort-by table:field-number="1"/>
          </table:sort>
        </table:database-range>
      </table:database-ranges>
      <text:variable-decls/>
      <text:user-field-decls/>
    </office:spreadsheet>
  </office:body>
  <office:scripts/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http://pypi.python.org/pypi/ezodf/0.1.0$Python3.8.3 (default, May 19 2020, 06:50:17) [MSC v.1916 64 bit (AMD64)]</meta:generator>
    <dc:creator>Mohammad Iman ALIZADEH</dc:creator>
    <meta:creation-date>2022-08-23T13:40:10Z</meta:creation-date>
    <dc:date>2022-08-30T10:29:32.221604</dc:date>
    <meta:editing-cycles>65</meta:editing-cycles>
    <meta:document-statistic/>
  </office:meta>
</office:document-meta>
</file>